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0B0000000BA2508365.png" manifest:media-type="image/png"/>
  <manifest:file-entry manifest:full-path="Pictures/100000000000000B0000000BF3D43941.png" manifest:media-type="image/png"/>
  <manifest:file-entry manifest:full-path="Pictures/10000200000000100000000C20480087.gif" manifest:media-type="image/gif"/>
  <manifest:file-entry manifest:full-path="Pictures/100002010000001000000010DF223B7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6.2903in" table:align="center" fo:keep-with-next="always"/>
    </style:style>
    <style:style style:name="Table4.A" style:family="table-column">
      <style:table-column-properties style:column-width="0.7229in"/>
    </style:style>
    <style:style style:name="Table4.B" style:family="table-column">
      <style:table-column-properties style:column-width="5.5674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3" style:family="table">
      <style:table-properties style:width="6.2903in" table:align="center" fo:keep-with-next="always"/>
    </style:style>
    <style:style style:name="Table3.A" style:family="table-column">
      <style:table-column-properties style:column-width="2.4688in"/>
    </style:style>
    <style:style style:name="Table3.B" style:family="table-column">
      <style:table-column-properties style:column-width="3.821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5" style:family="table">
      <style:table-properties style:width="6.2903in" table:align="center" fo:keep-with-next="always"/>
    </style:style>
    <style:style style:name="Table5.A" style:family="table-column">
      <style:table-column-properties style:column-width="2.0965in"/>
    </style:style>
    <style:style style:name="Table5.C" style:family="table-column">
      <style:table-column-properties style:column-width="2.0972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1" style:family="table">
      <style:table-properties style:width="6.2993in" table:align="center" fo:keep-with-next="always"/>
    </style:style>
    <style:style style:name="Table1.A" style:family="table-column">
      <style:table-column-properties style:column-width="0.7229in"/>
    </style:style>
    <style:style style:name="Table1.B" style:family="table-column">
      <style:table-column-properties style:column-width="1.8389in"/>
    </style:style>
    <style:style style:name="Table1.C" style:family="table-column">
      <style:table-column-properties style:column-width="3.737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style:vertical-align=""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Archivefilenamemacros" style:family="table">
      <style:table-properties style:width="6.2903in" table:align="center" fo:keep-with-next="always"/>
    </style:style>
    <style:style style:name="Archivefilenamemacros.A" style:family="table-column">
      <style:table-column-properties style:column-width="0.7819in"/>
    </style:style>
    <style:style style:name="Archivefilenamemacros.B" style:family="table-column">
      <style:table-column-properties style:column-width="3.541in"/>
    </style:style>
    <style:style style:name="Archivefilenamemacros.C" style:family="table-column">
      <style:table-column-properties style:column-width="1.9674in"/>
    </style:style>
    <style:style style:name="Archivefilenamemacros.A1" style:family="table-cell">
      <style:table-cell-properties fo:padding="0.0382in" fo:border-left="0.05pt solid #000000" fo:border-right="none" fo:border-top="0.05pt solid #000000" fo:border-bottom="0.05pt solid #000000"/>
    </style:style>
    <style:style style:name="Archivefilenamemacros.C1" style:family="table-cell">
      <style:table-cell-properties fo:padding="0.0382in" fo:border="0.05pt solid #000000"/>
    </style:style>
    <style:style style:name="Archivefilenamemacros.A2" style:family="table-cell">
      <style:table-cell-properties fo:padding="0.0382in" fo:border-left="0.05pt solid #000000" fo:border-right="none" fo:border-top="none" fo:border-bottom="0.05pt solid #000000"/>
    </style:style>
    <style:style style:name="Archivefilenamemacros.C2" style:family="table-cell" style:data-style-name="N0">
      <style:table-cell-properties fo:padding="0.0382in" fo:border-left="0.05pt solid #000000" fo:border-right="0.05pt solid #000000" fo:border-top="none" fo:border-bottom="0.05pt solid #000000"/>
    </style:style>
    <style:style style:name="Archivefilenamemacros.C3" style:family="table-cell">
      <style:table-cell-properties fo:padding="0.0382in" fo:border-left="0.05pt solid #000000" fo:border-right="0.05pt solid #000000" fo:border-top="none" fo:border-bottom="0.05pt solid #000000"/>
    </style:style>
    <style:style style:name="Archivefilenamemacros.C4" style:family="table-cell">
      <style:table-cell-properties fo:padding="0.0382in" fo:border-left="0.05pt solid #000000" fo:border-right="0.05pt solid #000000" fo:border-top="none" fo:border-bottom="0.05pt solid #000000"/>
    </style:style>
    <style:style style:name="Archivefilenamemacros.C5" style:family="table-cell">
      <style:table-cell-properties fo:padding="0.0382in" fo:border-left="0.05pt solid #000000" fo:border-right="0.05pt solid #000000" fo:border-top="none" fo:border-bottom="0.05pt solid #000000"/>
    </style:style>
    <style:style style:name="Archivefilenamemacros.C6" style:family="table-cell">
      <style:table-cell-properties fo:padding="0.0382in" fo:border-left="0.05pt solid #000000" fo:border-right="0.05pt solid #000000" fo:border-top="none" fo:border-bottom="0.05pt solid #000000"/>
    </style:style>
    <style:style style:name="Archivefilenamemacros.C7" style:family="table-cell">
      <style:table-cell-properties fo:padding="0.0382in" fo:border-left="0.05pt solid #000000" fo:border-right="0.05pt solid #000000" fo:border-top="none" fo:border-bottom="0.05pt solid #000000"/>
    </style:style>
    <style:style style:name="Archivefilenamemacros.C8" style:family="table-cell">
      <style:table-cell-properties fo:padding="0.0382in" fo:border-left="0.05pt solid #000000" fo:border-right="0.05pt solid #000000" fo:border-top="none" fo:border-bottom="0.05pt solid #000000"/>
    </style:style>
    <style:style style:name="Archivefilenamemacros.C10" style:family="table-cell">
      <style:table-cell-properties fo:padding="0.0382in" fo:border-left="0.05pt solid #000000" fo:border-right="0.05pt solid #000000" fo:border-top="none" fo:border-bottom="0.05pt solid #000000"/>
    </style:style>
    <style:style style:name="Archivefilenamemacros.C11" style:family="table-cell">
      <style:table-cell-properties fo:padding="0.0382in" fo:border-left="0.05pt solid #000000" fo:border-right="0.05pt solid #000000" fo:border-top="none" fo:border-bottom="0.05pt solid #000000"/>
    </style:style>
    <style:style style:name="Archivefilenamemacros.C12" style:family="table-cell">
      <style:table-cell-properties fo:padding="0.0382in" fo:border-left="0.05pt solid #000000" fo:border-right="0.05pt solid #000000" fo:border-top="none" fo:border-bottom="0.05pt solid #000000"/>
    </style:style>
    <style:style style:name="Archivefilenamemacros.C13" style:family="table-cell">
      <style:table-cell-properties fo:padding="0.0382in" fo:border-left="0.05pt solid #000000" fo:border-right="0.05pt solid #000000" fo:border-top="none" fo:border-bottom="0.05pt solid #000000"/>
    </style:style>
    <style:style style:name="Archivefilenamemacros.C14" style:family="table-cell">
      <style:table-cell-properties fo:padding="0.0382in" fo:border-left="0.05pt solid #000000" fo:border-right="0.05pt solid #000000" fo:border-top="none" fo:border-bottom="0.05pt solid #000000"/>
    </style:style>
    <style:style style:name="Archivefilenamemacros.C15" style:family="table-cell">
      <style:table-cell-properties fo:padding="0.0382in" fo:border-left="0.05pt solid #000000" fo:border-right="0.05pt solid #000000" fo:border-top="none" fo:border-bottom="0.05pt solid #000000"/>
    </style:style>
    <style:style style:name="Archivefilenamemacros.C16" style:family="table-cell">
      <style:table-cell-properties fo:padding="0.0382in" fo:border-left="0.05pt solid #000000" fo:border-right="0.05pt solid #000000" fo:border-top="none" fo:border-bottom="0.05pt solid #000000"/>
    </style:style>
    <style:style style:name="Archivefilenamemacros.C17" style:family="table-cell">
      <style:table-cell-properties fo:padding="0.0382in" fo:border-left="0.05pt solid #000000" fo:border-right="0.05pt solid #000000" fo:border-top="none" fo:border-bottom="0.05pt solid #000000"/>
    </style:style>
    <style:style style:name="Archivefilenamemacros.C18" style:family="table-cell">
      <style:table-cell-properties fo:padding="0.0382in" fo:border-left="0.05pt solid #000000" fo:border-right="0.05pt solid #000000" fo:border-top="none" fo:border-bottom="0.05pt solid #000000"/>
    </style:style>
    <style:style style:name="Archivefilenamemacros.C19" style:family="table-cell">
      <style:table-cell-properties fo:padding="0.0382in" fo:border-left="0.05pt solid #000000" fo:border-right="0.05pt solid #000000" fo:border-top="none" fo:border-bottom="0.05pt solid #000000"/>
    </style:style>
    <style:style style:name="Archivefilenamemacros.C20" style:family="table-cell">
      <style:table-cell-properties fo:padding="0.0382in" fo:border-left="0.05pt solid #000000" fo:border-right="0.05pt solid #000000" fo:border-top="none" fo:border-bottom="0.05pt solid #000000"/>
    </style:style>
    <style:style style:name="Archivefilenamemacros.C21" style:family="table-cell">
      <style:table-cell-properties fo:padding="0.0382in" fo:border-left="0.05pt solid #000000" fo:border-right="0.05pt solid #000000" fo:border-top="none" fo:border-bottom="0.05pt solid #000000"/>
    </style:style>
    <style:style style:name="Archivefilenamemacros.C22" style:family="table-cell">
      <style:table-cell-properties fo:padding="0.0382in" fo:border-left="0.05pt solid #000000" fo:border-right="0.05pt solid #000000" fo:border-top="none" fo:border-bottom="0.05pt solid #000000"/>
    </style:style>
    <style:style style:name="Archivefilenamemacros.C23" style:family="table-cell">
      <style:table-cell-properties fo:padding="0.0382in" fo:border-left="0.05pt solid #000000" fo:border-right="0.05pt solid #000000" fo:border-top="none" fo:border-bottom="0.05pt solid #000000"/>
    </style:style>
    <style:style style:name="Archivefilenamemacros.C24" style:family="table-cell">
      <style:table-cell-properties fo:padding="0.0382in" fo:border-left="0.05pt solid #000000" fo:border-right="0.05pt solid #000000" fo:border-top="none" fo:border-bottom="0.05pt solid #000000"/>
    </style:style>
    <style:style style:name="Archivefilenamemacros.C25" style:family="table-cell">
      <style:table-cell-properties fo:padding="0.0382in" fo:border-left="0.05pt solid #000000" fo:border-right="0.05pt solid #000000" fo:border-top="none" fo:border-bottom="0.05pt solid #000000"/>
    </style:style>
    <style:style style:name="Archivefilenamemacros.C26" style:family="table-cell">
      <style:table-cell-properties fo:padding="0.0382in" fo:border-left="0.05pt solid #000000" fo:border-right="0.05pt solid #000000" fo:border-top="none" fo:border-bottom="0.05pt solid #000000"/>
    </style:style>
    <style:style style:name="Archivefilenamemacros.C27" style:family="table-cell">
      <style:table-cell-properties fo:padding="0.0382in" fo:border-left="0.05pt solid #000000" fo:border-right="0.05pt solid #000000" fo:border-top="none" fo:border-bottom="0.05pt solid #000000"/>
    </style:style>
    <style:style style:name="Archivefilenamemacros.C28" style:family="table-cell">
      <style:table-cell-properties fo:padding="0.0382in" fo:border-left="0.05pt solid #000000" fo:border-right="0.05pt solid #000000" fo:border-top="none" fo:border-bottom="0.05pt solid #000000"/>
    </style:style>
    <style:style style:name="Archivefilenamemacros.C29" style:family="table-cell">
      <style:table-cell-properties fo:padding="0.0382in" fo:border-left="0.05pt solid #000000" fo:border-right="0.05pt solid #000000" fo:border-top="none" fo:border-bottom="0.05pt solid #000000"/>
    </style:style>
    <style:style style:name="Archivefilenamemacros.C30" style:family="table-cell">
      <style:table-cell-properties fo:padding="0.0382in" fo:border-left="0.05pt solid #000000" fo:border-right="0.05pt solid #000000" fo:border-top="none" fo:border-bottom="0.05pt solid #000000"/>
    </style:style>
    <style:style style:name="Archivefilenamemacros.C31" style:family="table-cell">
      <style:table-cell-properties fo:padding="0.0382in" fo:border-left="0.05pt solid #000000" fo:border-right="0.05pt solid #000000" fo:border-top="none" fo:border-bottom="0.05pt solid #000000"/>
    </style:style>
    <style:style style:name="Archivefilenamemacros.C32" style:family="table-cell">
      <style:table-cell-properties fo:padding="0.0382in" fo:border-left="0.05pt solid #000000" fo:border-right="0.05pt solid #000000" fo:border-top="none" fo:border-bottom="0.05pt solid #000000"/>
    </style:style>
    <style:style style:name="Archivefilenamemacros.C33" style:family="table-cell">
      <style:table-cell-properties fo:padding="0.0382in" fo:border-left="0.05pt solid #000000" fo:border-right="0.05pt solid #000000" fo:border-top="none" fo:border-bottom="0.05pt solid #000000"/>
    </style:style>
    <style:style style:name="IncludePatterns" style:family="table">
      <style:table-properties style:width="6.4965in" fo:margin-left="0.1965in" fo:margin-right="0in" table:align="margins" fo:keep-with-next="always"/>
    </style:style>
    <style:style style:name="IncludePatterns.A" style:family="table-column">
      <style:table-column-properties style:column-width="0.7868in" style:rel-column-width="7937*"/>
    </style:style>
    <style:style style:name="IncludePatterns.B" style:family="table-column">
      <style:table-column-properties style:column-width="2.5465in" style:rel-column-width="25691*"/>
    </style:style>
    <style:style style:name="IncludePatterns.C" style:family="table-column">
      <style:table-column-properties style:column-width="3.1632in" style:rel-column-width="31907*"/>
    </style:style>
    <style:style style:name="IncludePatterns.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IncludePatterns.B1" style:family="table-cell">
      <style:table-cell-properties fo:padding="0.0382in" fo:border-left="0.05pt solid #000000" fo:border-right="none" fo:border-top="0.05pt solid #000000" fo:border-bottom="0.05pt solid #000000"/>
    </style:style>
    <style:style style:name="IncludePatterns.C1" style:family="table-cell">
      <style:table-cell-properties fo:padding="0.0382in" fo:border="0.05pt solid #000000"/>
    </style:style>
    <style:style style:name="IncludePatterns.A2" style:family="table-cell">
      <style:table-cell-properties fo:padding="0.0382in" fo:border-left="0.05pt solid #000000" fo:border-right="none" fo:border-top="none" fo:border-bottom="0.05pt solid #000000"/>
    </style:style>
    <style:style style:name="IncludePatterns.B2" style:family="table-cell">
      <style:table-cell-properties fo:padding="0.0382in" fo:border-left="0.05pt solid #000000" fo:border-right="none" fo:border-top="none" fo:border-bottom="0.05pt solid #000000"/>
    </style:style>
    <style:style style:name="IncludePatterns.C2" style:family="table-cell">
      <style:table-cell-properties fo:padding="0.0382in" fo:border-left="0.05pt solid #000000" fo:border-right="0.05pt solid #000000" fo:border-top="none" fo:border-bottom="0.05pt solid #000000"/>
    </style:style>
    <style:style style:name="IncludePatterns.A3" style:family="table-cell">
      <style:table-cell-properties fo:padding="0.0382in" fo:border-left="0.05pt solid #000000" fo:border-right="none" fo:border-top="none" fo:border-bottom="0.05pt solid #000000"/>
    </style:style>
    <style:style style:name="IncludePatterns.B3" style:family="table-cell">
      <style:table-cell-properties fo:padding="0.0382in" fo:border-left="0.05pt solid #000000" fo:border-right="none" fo:border-top="none" fo:border-bottom="0.05pt solid #000000"/>
    </style:style>
    <style:style style:name="IncludePatterns.C3" style:family="table-cell">
      <style:table-cell-properties fo:padding="0.0382in" fo:border-left="0.05pt solid #000000" fo:border-right="0.05pt solid #000000" fo:border-top="none" fo:border-bottom="0.05pt solid #000000"/>
    </style:style>
    <style:style style:name="IncludePatterns.A4" style:family="table-cell">
      <style:table-cell-properties fo:padding="0.0382in" fo:border-left="0.05pt solid #000000" fo:border-right="none" fo:border-top="none" fo:border-bottom="0.05pt solid #000000"/>
    </style:style>
    <style:style style:name="IncludePatterns.B4" style:family="table-cell">
      <style:table-cell-properties fo:padding="0.0382in" fo:border-left="0.05pt solid #000000" fo:border-right="none" fo:border-top="none" fo:border-bottom="0.05pt solid #000000"/>
    </style:style>
    <style:style style:name="IncludePatterns.C4" style:family="table-cell">
      <style:table-cell-properties fo:padding="0.0382in" fo:border-left="0.05pt solid #000000" fo:border-right="0.05pt solid #000000" fo:border-top="none" fo:border-bottom="0.05pt solid #000000"/>
    </style:style>
    <style:style style:name="CompressionAlgorihtms" style:family="table">
      <style:table-properties style:width="6.4965in" fo:margin-left="0.1965in" fo:margin-right="0in" table:align="margins" fo:keep-with-next="always"/>
    </style:style>
    <style:style style:name="CompressionAlgorihtms.A" style:family="table-column">
      <style:table-column-properties style:column-width="3.2479in" style:rel-column-width="32763*"/>
    </style:style>
    <style:style style:name="CompressionAlgorihtms.B" style:family="table-column">
      <style:table-column-properties style:column-width="3.2486in" style:rel-column-width="32772*"/>
    </style:style>
    <style:style style:name="CompressionAlgorihtms.A1" style:family="table-cell">
      <style:table-cell-properties fo:padding="0.0382in" fo:border-left="0.05pt solid #000000" fo:border-right="none" fo:border-top="0.05pt solid #000000" fo:border-bottom="0.05pt solid #000000"/>
    </style:style>
    <style:style style:name="CompressionAlgorihtms.B1" style:family="table-cell">
      <style:table-cell-properties fo:padding="0.0382in" fo:border="0.05pt solid #000000"/>
    </style:style>
    <style:style style:name="CompressionAlgorihtms.A2" style:family="table-cell">
      <style:table-cell-properties fo:padding="0.0382in" fo:border-left="0.05pt solid #000000" fo:border-right="none" fo:border-top="none" fo:border-bottom="0.05pt solid #000000"/>
    </style:style>
    <style:style style:name="CompressionAlgorihtms.B2" style:family="table-cell">
      <style:table-cell-properties fo:padding="0.0382in" fo:border-left="0.05pt solid #000000" fo:border-right="0.05pt solid #000000" fo:border-top="none" fo:border-bottom="0.05pt solid #000000"/>
    </style:style>
    <style:style style:name="Encryption" style:family="table">
      <style:table-properties style:width="6.3in" fo:margin-left="0.1965in" fo:margin-right="0.1965in" table:align="margins" fo:keep-with-next="always"/>
    </style:style>
    <style:style style:name="Encryption.A" style:family="table-column">
      <style:table-column-properties style:column-width="1.1979in" style:rel-column-width="12461*"/>
    </style:style>
    <style:style style:name="Encryption.B" style:family="table-column">
      <style:table-column-properties style:column-width="3.7396in" style:rel-column-width="38900*"/>
    </style:style>
    <style:style style:name="Encryption.C" style:family="table-column">
      <style:table-column-properties style:column-width="1.3625in" style:rel-column-width="14174*"/>
    </style:style>
    <style:style style:name="Encryption.A1" style:family="table-cell">
      <style:table-cell-properties fo:padding="0.0382in" fo:border-left="0.05pt solid #000000" fo:border-right="none" fo:border-top="0.05pt solid #000000" fo:border-bottom="0.05pt solid #000000"/>
    </style:style>
    <style:style style:name="Encryption.C1" style:family="table-cell">
      <style:table-cell-properties fo:padding="0.0382in" fo:border="0.05pt solid #000000"/>
    </style:style>
    <style:style style:name="Encryption.A2" style:family="table-cell">
      <style:table-cell-properties fo:padding="0.0382in" fo:border-left="0.05pt solid #000000" fo:border-right="none" fo:border-top="none" fo:border-bottom="0.05pt solid #000000"/>
    </style:style>
    <style:style style:name="Encryption.C2" style:family="table-cell">
      <style:table-cell-properties fo:padding="0.0382in" fo:border-left="0.05pt solid #000000" fo:border-right="0.05pt solid #000000" fo:border-top="none" fo:border-bottom="0.05pt solid #000000"/>
    </style:style>
    <style:style style:name="Encryption.5" style:family="table-row">
      <style:table-row-properties style:min-row-height="0.2479in"/>
    </style:style>
    <style:style style:name="Table2" style:family="table">
      <style:table-properties style:width="6.4931in" fo:margin-left="0.2in" fo:margin-right="0in" table:align="margins" fo:keep-with-next="always"/>
    </style:style>
    <style:style style:name="Table2.A" style:family="table-column">
      <style:table-column-properties style:column-width="3.2458in" style:rel-column-width="32760*"/>
    </style:style>
    <style:style style:name="Table2.B" style:family="table-column">
      <style:table-column-properties style:column-width="3.2472in" style:rel-column-width="3277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Verbosity" style:family="table">
      <style:table-properties style:width="6.2903in" table:align="center" fo:keep-with-next="always"/>
    </style:style>
    <style:style style:name="Verbosity.A" style:family="table-column">
      <style:table-column-properties style:column-width="0.5076in"/>
    </style:style>
    <style:style style:name="Verbosity.B" style:family="table-column">
      <style:table-column-properties style:column-width="5.7826in"/>
    </style:style>
    <style:style style:name="Verbosity.A1" style:family="table-cell">
      <style:table-cell-properties fo:padding="0.0382in" fo:border-left="0.05pt solid #000000" fo:border-right="none" fo:border-top="0.05pt solid #000000" fo:border-bottom="0.05pt solid #000000"/>
    </style:style>
    <style:style style:name="Verbosity.B1" style:family="table-cell">
      <style:table-cell-properties fo:padding="0.0382in" fo:border="0.05pt solid #000000"/>
    </style:style>
    <style:style style:name="Verbosity.A2" style:family="table-cell">
      <style:table-cell-properties fo:padding="0.0382in" fo:border-left="0.05pt solid #000000" fo:border-right="none" fo:border-top="none" fo:border-bottom="0.05pt solid #000000"/>
    </style:style>
    <style:style style:name="Verbosity.B2" style:family="table-cell">
      <style:table-cell-properties fo:padding="0.0382in" fo:border-left="0.05pt solid #000000" fo:border-right="0.05pt solid #000000" fo:border-top="none" fo:border-bottom="0.05pt solid #000000"/>
    </style:style>
    <style:style style:name="Exitcodes" style:family="table">
      <style:table-properties style:width="6.3in" fo:margin-left="0.2in" table:align="left" fo:keep-with-next="always"/>
    </style:style>
    <style:style style:name="Exitcodes.A" style:family="table-column">
      <style:table-column-properties style:column-width="0.7632in"/>
    </style:style>
    <style:style style:name="Exitcodes.B" style:family="table-column">
      <style:table-column-properties style:column-width="5.5368in"/>
    </style:style>
    <style:style style:name="Exitcodes.A1" style:family="table-cell">
      <style:table-cell-properties fo:padding="0.0382in" fo:border-left="0.05pt solid #000000" fo:border-right="none" fo:border-top="0.05pt solid #000000" fo:border-bottom="0.05pt solid #000000"/>
    </style:style>
    <style:style style:name="Exitcodes.B1" style:family="table-cell">
      <style:table-cell-properties fo:padding="0.0382in" fo:border="0.05pt solid #000000"/>
    </style:style>
    <style:style style:name="Exitcodes.A2" style:family="table-cell">
      <style:table-cell-properties fo:padding="0.0382in" fo:border-left="0.05pt solid #000000" fo:border-right="none" fo:border-top="none" fo:border-bottom="0.05pt solid #000000"/>
    </style:style>
    <style:style style:name="Exitcodes.B2" style:family="table-cell">
      <style:table-cell-properties fo:padding="0.0382in" fo:border-left="0.05pt solid #000000" fo:border-right="0.05pt solid #000000" fo:border-top="none" fo:border-bottom="0.05pt solid #000000"/>
    </style:style>
    <style:style style:name="Datatypes" style:family="table">
      <style:table-properties style:width="6.3in" table:align="center" style:may-break-between-rows="false"/>
    </style:style>
    <style:style style:name="Datatypes.A" style:family="table-column">
      <style:table-column-properties style:column-width="0.741in"/>
    </style:style>
    <style:style style:name="Datatypes.B" style:family="table-column">
      <style:table-column-properties style:column-width="5.559in"/>
    </style:style>
    <style:style style:name="Datatypes.1" style:family="table-row">
      <style:table-row-properties fo:keep-together="auto"/>
    </style:style>
    <style:style style:name="Datatypes.A1" style:family="table-cell">
      <style:table-cell-properties fo:padding="0.0382in" fo:border-left="0.05pt solid #000000" fo:border-right="none" fo:border-top="0.05pt solid #000000" fo:border-bottom="0.05pt solid #000000"/>
    </style:style>
    <style:style style:name="Datatypes.B1" style:family="table-cell">
      <style:table-cell-properties fo:padding="0.0382in" fo:border="0.05pt solid #000000"/>
    </style:style>
    <style:style style:name="Datatypes.A2" style:family="table-cell">
      <style:table-cell-properties fo:padding="0.0382in" fo:border-left="0.05pt solid #000000" fo:border-right="none" fo:border-top="none" fo:border-bottom="0.05pt solid #000000"/>
    </style:style>
    <style:style style:name="Datatypes.B2" style:family="table-cell">
      <style:table-cell-properties fo:padding="0.0382in" fo:border-left="0.05pt solid #000000" fo:border-right="0.05pt solid #000000" fo:border-top="none" fo:border-bottom="0.05pt solid #000000"/>
    </style:style>
    <style:style style:name="Packages" style:family="table">
      <style:table-properties style:width="6.2931in" fo:margin-left="0.2in" fo:margin-right="0.2in" table:align="margins" fo:keep-with-next="always"/>
    </style:style>
    <style:style style:name="Packages.A" style:family="table-column">
      <style:table-column-properties style:column-width="1.134in" style:rel-column-width="11809*"/>
    </style:style>
    <style:style style:name="Packages.B" style:family="table-column">
      <style:table-column-properties style:column-width="1.0431in" style:rel-column-width="10862*"/>
    </style:style>
    <style:style style:name="Packages.C" style:family="table-column">
      <style:table-column-properties style:column-width="4.116in" style:rel-column-width="42864*"/>
    </style:style>
    <style:style style:name="Packages.A1" style:family="table-cell">
      <style:table-cell-properties fo:padding="0.0382in" fo:border-left="0.05pt solid #000000" fo:border-right="none" fo:border-top="0.05pt solid #000000" fo:border-bottom="0.05pt solid #000000"/>
    </style:style>
    <style:style style:name="Packages.C1" style:family="table-cell">
      <style:table-cell-properties fo:padding="0.0382in" fo:border="0.05pt solid #000000"/>
    </style:style>
    <style:style style:name="Packages.A2" style:family="table-cell">
      <style:table-cell-properties fo:padding="0.0382in" fo:border-left="0.05pt solid #000000" fo:border-right="none" fo:border-top="none" fo:border-bottom="0.05pt solid #000000"/>
    </style:style>
    <style:style style:name="Packages.C2" style:family="table-cell">
      <style:table-cell-properties fo:padding="0.0382in" fo:border-left="0.05pt solid #000000" fo:border-right="0.05pt solid #000000" fo:border-top="none" fo:border-bottom="0.05pt solid #000000"/>
    </style:style>
    <style:style style:name="Tests" style:family="table">
      <style:table-properties style:width="6.2903in" fo:margin-top="0.2in" fo:margin-bottom="0in" table:align="center" fo:keep-with-next="always"/>
    </style:style>
    <style:style style:name="Tests.A" style:family="table-column">
      <style:table-column-properties style:column-width="1.3854in"/>
    </style:style>
    <style:style style:name="Tests.B" style:family="table-column">
      <style:table-column-properties style:column-width="4.9049in"/>
    </style:style>
    <style:style style:name="Tests.A1" style:family="table-cell">
      <style:table-cell-properties fo:padding="0.0382in" fo:border-left="0.05pt solid #000000" fo:border-right="none" fo:border-top="0.05pt solid #000000" fo:border-bottom="0.05pt solid #000000"/>
    </style:style>
    <style:style style:name="Tests.B1" style:family="table-cell">
      <style:table-cell-properties fo:padding="0.0382in" fo:border="0.05pt solid #000000"/>
    </style:style>
    <style:style style:name="Tests.A2" style:family="table-cell">
      <style:table-cell-properties fo:padding="0.0382in" fo:border-left="0.05pt solid #000000" fo:border-right="none" fo:border-top="none" fo:border-bottom="0.05pt solid #000000"/>
    </style:style>
    <style:style style:name="Tests.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style>
    <style:style style:name="P3" style:family="paragraph" style:parent-style-name="Heading">
      <style:paragraph-properties fo:text-align="center" style:justify-single-word="false"/>
      <style:text-properties fo:font-size="20pt" style:font-size-asian="20pt" style:font-size-complex="20pt"/>
    </style:style>
    <style:style style:name="P4" style:family="paragraph" style:parent-style-name="Table_20_Contents">
      <style:paragraph-properties fo:text-align="justify" style:justify-single-word="false"/>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text-properties officeooo:paragraph-rsid="002797df"/>
    </style:style>
    <style:style style:name="P9" style:family="paragraph" style:parent-style-name="Table_20_Contents">
      <style:text-properties officeooo:rsid="00283a1c" officeooo:paragraph-rsid="00283a1c"/>
    </style:style>
    <style:style style:name="P10" style:family="paragraph" style:parent-style-name="Table_20_Contents">
      <style:text-properties officeooo:paragraph-rsid="003b244f"/>
    </style:style>
    <style:style style:name="P11" style:family="paragraph" style:parent-style-name="Text_20_body">
      <style:text-properties fo:font-style="normal" style:font-style-asian="normal" style:font-style-complex="normal"/>
    </style:style>
    <style:style style:name="P12" style:family="paragraph" style:parent-style-name="Text_20_body">
      <style:text-properties officeooo:rsid="00259ac4" officeooo:paragraph-rsid="00259ac4"/>
    </style:style>
    <style:style style:name="P13" style:family="paragraph" style:parent-style-name="Text_20_body">
      <style:text-properties officeooo:paragraph-rsid="002797df"/>
    </style:style>
    <style:style style:name="P14" style:family="paragraph" style:parent-style-name="Text_20_body">
      <style:text-properties officeooo:paragraph-rsid="002db773"/>
    </style:style>
    <style:style style:name="P15" style:family="paragraph" style:parent-style-name="Text_20_body">
      <style:text-properties officeooo:rsid="002db773" officeooo:paragraph-rsid="002db773"/>
    </style:style>
    <style:style style:name="P16" style:family="paragraph" style:parent-style-name="Text_20_body">
      <style:text-properties officeooo:rsid="0034fa7e" officeooo:paragraph-rsid="0034fa7e"/>
    </style:style>
    <style:style style:name="P17" style:family="paragraph" style:parent-style-name="Text_20_body">
      <style:text-properties officeooo:paragraph-rsid="0038929b"/>
    </style:style>
    <style:style style:name="P18" style:family="paragraph" style:parent-style-name="Text_20_body">
      <style:text-properties officeooo:paragraph-rsid="003e47c0"/>
    </style:style>
    <style:style style:name="P19" style:family="paragraph" style:parent-style-name="Text_20_body">
      <style:text-properties officeooo:rsid="003ffa84" officeooo:paragraph-rsid="003ffa84"/>
    </style:style>
    <style:style style:name="P20" style:family="paragraph" style:parent-style-name="Text_20_body">
      <style:text-properties officeooo:rsid="0041c449" officeooo:paragraph-rsid="0041c449"/>
    </style:style>
    <style:style style:name="P21" style:family="paragraph" style:parent-style-name="Text_20_body">
      <style:text-properties officeooo:rsid="0016c718" officeooo:paragraph-rsid="0042e302"/>
    </style:style>
    <style:style style:name="P22" style:family="paragraph" style:parent-style-name="Reference">
      <style:paragraph-properties fo:break-before="page">
        <style:tab-stops/>
      </style:paragraph-properties>
    </style:style>
    <style:style style:name="P23" style:family="paragraph" style:parent-style-name="Reference">
      <style:paragraph-properties>
        <style:tab-stops/>
      </style:paragraph-properties>
    </style:style>
    <style:style style:name="P24" style:family="paragraph" style:parent-style-name="Command">
      <style:text-properties fo:font-style="italic" style:font-style-asian="italic" style:font-style-complex="italic"/>
    </style:style>
    <style:style style:name="P25" style:family="paragraph" style:parent-style-name="Command">
      <style:text-properties style:font-style-asian="normal" style:font-style-complex="normal"/>
    </style:style>
    <style:style style:name="P26" style:family="paragraph" style:parent-style-name="Command">
      <style:text-properties officeooo:paragraph-rsid="0036e484"/>
    </style:style>
    <style:style style:name="P27" style:family="paragraph" style:parent-style-name="Note">
      <style:text-properties fo:font-style="normal" style:font-style-asian="normal" style:font-style-complex="normal"/>
    </style:style>
    <style:style style:name="P28" style:family="paragraph" style:parent-style-name="Note">
      <style:text-properties officeooo:paragraph-rsid="002797df"/>
    </style:style>
    <style:style style:name="P29" style:family="paragraph" style:parent-style-name="Option_20_title">
      <style:text-properties style:font-style-asian="normal" style:font-style-complex="normal"/>
    </style:style>
    <style:style style:name="P30" style:family="paragraph" style:parent-style-name="Option_20_title">
      <style:text-properties fo:font-style="normal" style:font-style-asian="normal" style:font-style-complex="normal"/>
    </style:style>
    <style:style style:name="P31" style:family="paragraph" style:parent-style-name="Option_20_title">
      <style:text-properties officeooo:paragraph-rsid="00283a1c"/>
    </style:style>
    <style:style style:name="P32" style:family="paragraph" style:parent-style-name="Option_20_title">
      <style:text-properties officeooo:rsid="0068dc3f"/>
    </style:style>
    <style:style style:name="P33" style:family="paragraph" style:parent-style-name="Note">
      <style:paragraph-properties fo:margin-left="0.472in" fo:margin-right="0in" fo:text-indent="-0.472in" style:auto-text-indent="false"/>
    </style:style>
    <style:style style:name="P34" style:family="paragraph" style:parent-style-name="Option">
      <style:paragraph-properties fo:margin-left="0in" fo:margin-right="0in" fo:text-indent="0in" style:auto-text-indent="false"/>
    </style:style>
    <style:style style:name="P35" style:family="paragraph" style:parent-style-name="Standard">
      <style:text-properties officeooo:rsid="0013ea2a" officeooo:paragraph-rsid="0013ea2a"/>
    </style:style>
    <style:style style:name="P36" style:family="paragraph" style:parent-style-name="Footnote">
      <style:text-properties officeooo:rsid="0015d65b" officeooo:paragraph-rsid="0015d65b"/>
    </style:style>
    <style:style style:name="P37" style:family="paragraph" style:parent-style-name="Footnote">
      <style:text-properties officeooo:rsid="00259ac4" officeooo:paragraph-rsid="00259ac4"/>
    </style:style>
    <style:style style:name="P38" style:family="paragraph" style:parent-style-name="Footnote">
      <style:text-properties officeooo:rsid="002706f7" officeooo:paragraph-rsid="002706f7"/>
    </style:style>
    <style:style style:name="P39" style:family="paragraph" style:parent-style-name="Footnote">
      <style:text-properties officeooo:rsid="002797df" officeooo:paragraph-rsid="002797df"/>
    </style:style>
    <style:style style:name="P40" style:family="paragraph" style:parent-style-name="Footnote">
      <style:text-properties officeooo:rsid="00283a1c" officeooo:paragraph-rsid="00283a1c"/>
    </style:style>
    <style:style style:name="P41" style:family="paragraph" style:parent-style-name="Footnote">
      <style:text-properties officeooo:rsid="002ee9f8" officeooo:paragraph-rsid="002ee9f8"/>
    </style:style>
    <style:style style:name="P42" style:family="paragraph" style:parent-style-name="Footnote">
      <style:text-properties officeooo:rsid="003e47c0" officeooo:paragraph-rsid="003e47c0"/>
    </style:style>
    <style:style style:name="P43" style:family="paragraph" style:parent-style-name="Option">
      <style:text-properties officeooo:paragraph-rsid="002706f7"/>
    </style:style>
    <style:style style:name="P44" style:family="paragraph" style:parent-style-name="Option">
      <style:text-properties officeooo:rsid="002706f7" officeooo:paragraph-rsid="002706f7"/>
    </style:style>
    <style:style style:name="P45" style:family="paragraph" style:parent-style-name="Answer">
      <style:text-properties officeooo:paragraph-rsid="002797df"/>
    </style:style>
    <style:style style:name="P46" style:family="paragraph" style:parent-style-name="Answer">
      <style:text-properties officeooo:rsid="0037af8d" officeooo:paragraph-rsid="0037af8d"/>
    </style:style>
    <style:style style:name="P47" style:family="paragraph" style:parent-style-name="Text_20_body_20_Start">
      <style:text-properties officeooo:paragraph-rsid="002797df"/>
    </style:style>
    <style:style style:name="P48" style:family="paragraph" style:parent-style-name="Text_20_body_20_Start">
      <style:text-properties officeooo:paragraph-rsid="00283a1c"/>
    </style:style>
    <style:style style:name="P49" style:family="paragraph" style:parent-style-name="Text_20_body_20_Start">
      <style:text-properties officeooo:paragraph-rsid="002bdd1b"/>
    </style:style>
    <style:style style:name="P50" style:family="paragraph" style:parent-style-name="Text_20_body_20_Start">
      <style:text-properties officeooo:paragraph-rsid="0034fa7e"/>
    </style:style>
    <style:style style:name="P51" style:family="paragraph" style:parent-style-name="Text_20_body_20_Start">
      <style:text-properties officeooo:paragraph-rsid="003c91ca"/>
    </style:style>
    <style:style style:name="P52" style:family="paragraph" style:parent-style-name="Text_20_body_20_Start">
      <style:text-properties officeooo:rsid="003e8725" officeooo:paragraph-rsid="003e8725"/>
    </style:style>
    <style:style style:name="P53" style:family="paragraph" style:parent-style-name="Text_20_body_20_Start">
      <style:text-properties officeooo:paragraph-rsid="00426797"/>
    </style:style>
    <style:style style:name="P54" style:family="paragraph" style:parent-style-name="Text_20_body_20_Start">
      <style:text-properties officeooo:paragraph-rsid="0045953a"/>
    </style:style>
    <style:style style:name="P55" style:family="paragraph" style:parent-style-name="Text_20_body_20_Start">
      <style:text-properties officeooo:paragraph-rsid="00585f9b"/>
    </style:style>
    <style:style style:name="P56" style:family="paragraph" style:parent-style-name="Text_20_body_20_Start">
      <style:text-properties officeooo:rsid="005eb9c6" officeooo:paragraph-rsid="005eb9c6"/>
    </style:style>
    <style:style style:name="P57" style:family="paragraph" style:parent-style-name="Text_20_body_20_Start">
      <style:text-properties officeooo:paragraph-rsid="0062e13e"/>
    </style:style>
    <style:style style:name="P58" style:family="paragraph" style:parent-style-name="Text_20_body_20_Start">
      <style:text-properties officeooo:rsid="0062e13e" officeooo:paragraph-rsid="0062e13e"/>
    </style:style>
    <style:style style:name="P59" style:family="paragraph" style:parent-style-name="Option_20_Start">
      <style:text-properties officeooo:paragraph-rsid="002706f7"/>
    </style:style>
    <style:style style:name="P60" style:family="paragraph" style:parent-style-name="Option_20_Start">
      <style:text-properties officeooo:paragraph-rsid="002797df"/>
    </style:style>
    <style:style style:name="P61" style:family="paragraph" style:parent-style-name="Option_20_Start">
      <style:text-properties officeooo:paragraph-rsid="00283a1c"/>
    </style:style>
    <style:style style:name="P62" style:family="paragraph" style:parent-style-name="Option_20_Start">
      <style:text-properties officeooo:rsid="00283a1c" officeooo:paragraph-rsid="00283a1c"/>
    </style:style>
    <style:style style:name="P63" style:family="paragraph" style:parent-style-name="Option_20_Start">
      <style:text-properties officeooo:paragraph-rsid="0030f54a"/>
    </style:style>
    <style:style style:name="P64" style:family="paragraph" style:parent-style-name="Table">
      <style:text-properties officeooo:paragraph-rsid="00618721"/>
    </style:style>
    <style:style style:name="P65" style:family="paragraph" style:parent-style-name="Source_20_code">
      <style:text-properties officeooo:rsid="006496a9" officeooo:paragraph-rsid="006496a9"/>
    </style:style>
    <style:style style:name="P66" style:family="paragraph" style:parent-style-name="Standard" style:list-style-name="L8"/>
    <style:style style:name="P67" style:family="paragraph" style:parent-style-name="Standard" style:list-style-name="L8">
      <style:text-properties officeooo:paragraph-rsid="0038929b"/>
    </style:style>
    <style:style style:name="P68" style:family="paragraph" style:parent-style-name="Text_20_body" style:list-style-name="L9"/>
    <style:style style:name="P69" style:family="paragraph" style:parent-style-name="Heading_20_2">
      <style:text-properties officeooo:rsid="0032c6b2" officeooo:paragraph-rsid="0032c6b2"/>
    </style:style>
    <style:style style:name="P70" style:family="paragraph" style:parent-style-name="Heading_20_1" style:list-style-name="">
      <style:paragraph-properties fo:text-align="justify" style:justify-single-word="false"/>
    </style:style>
    <style:style style:name="P71" style:family="paragraph" style:parent-style-name="Heading_20_1">
      <style:paragraph-properties fo:break-before="page"/>
    </style:style>
    <style:style style:name="P72" style:family="paragraph" style:parent-style-name="Heading_20_3">
      <style:text-properties style:font-style-asian="normal" style:font-style-complex="normal"/>
    </style:style>
    <style:style style:name="P73" style:family="paragraph" style:parent-style-name="Heading_20_3">
      <style:text-properties officeooo:paragraph-rsid="002706f7"/>
    </style:style>
    <style:style style:name="P74" style:family="paragraph" style:parent-style-name="Heading_20_3">
      <style:paragraph-properties fo:break-before="page"/>
    </style:style>
    <style:style style:name="P75" style:family="paragraph" style:parent-style-name="Contents_20_2">
      <style:paragraph-properties>
        <style:tab-stops>
          <style:tab-stop style:position="6.4965in" style:type="right" style:leader-style="dotted" style:leader-text="."/>
        </style:tab-stops>
      </style:paragraph-properties>
    </style:style>
    <style:style style:name="P76" style:family="paragraph" style:parent-style-name="Contents_20_Heading">
      <style:paragraph-properties fo:break-before="page"/>
    </style:style>
    <style:style style:name="P77" style:family="paragraph" style:parent-style-name="Contents_20_1">
      <style:paragraph-properties>
        <style:tab-stops>
          <style:tab-stop style:position="6.6929in" style:type="right" style:leader-style="dotted" style:leader-text="."/>
        </style:tab-stops>
      </style:paragraph-properties>
    </style:style>
    <style:style style:name="P78" style:family="paragraph" style:parent-style-name="Contents_20_3">
      <style:paragraph-properties>
        <style:tab-stops>
          <style:tab-stop style:position="6.3in" style:type="right" style:leader-style="dotted" style:leader-text="."/>
        </style:tab-stops>
      </style:paragraph-properties>
    </style:style>
    <style:style style:name="P79" style:family="paragraph" style:parent-style-name="List_20_1">
      <style:text-properties officeooo:rsid="0068dddf" officeooo:paragraph-rsid="0068dddf"/>
    </style:style>
    <style:style style:name="P80" style:family="paragraph" style:parent-style-name="List_20_1" style:list-style-name="L7"/>
    <style:style style:name="P81" style:family="paragraph" style:parent-style-name="List_20_1">
      <style:text-properties officeooo:paragraph-rsid="004dfd2b"/>
    </style:style>
    <style:style style:name="P82" style:family="paragraph" style:parent-style-name="List_20_1">
      <style:text-properties officeooo:rsid="0038d579" officeooo:paragraph-rsid="0038d579"/>
    </style:style>
    <style:style style:name="P83" style:family="paragraph" style:parent-style-name="List_20_1">
      <style:text-properties officeooo:paragraph-rsid="0038d579"/>
    </style:style>
    <style:style style:name="P84" style:family="paragraph" style:parent-style-name="List_20_1">
      <style:text-properties officeooo:paragraph-rsid="0042e302"/>
    </style:style>
    <style:style style:name="P85" style:family="paragraph" style:parent-style-name="List_20_1">
      <style:text-properties officeooo:rsid="0042e302" officeooo:paragraph-rsid="0042e302"/>
    </style:style>
    <style:style style:name="P86" style:family="paragraph" style:parent-style-name="List_20_1">
      <style:text-properties officeooo:paragraph-rsid="004495ea"/>
    </style:style>
    <style:style style:name="P87" style:family="paragraph" style:parent-style-name="List_20_1">
      <style:text-properties officeooo:paragraph-rsid="0013ea2a"/>
    </style:style>
    <style:style style:name="P88" style:family="paragraph" style:parent-style-name="Heading_20_4">
      <style:text-properties officeooo:rsid="003b244f" officeooo:paragraph-rsid="003b244f"/>
    </style:style>
    <style:style style:name="P89" style:family="paragraph" style:parent-style-name="Heading_20_4">
      <style:text-properties officeooo:rsid="003e8725" officeooo:paragraph-rsid="003e8725"/>
    </style:style>
    <style:style style:name="P90" style:family="paragraph" style:parent-style-name="Contents_20_4">
      <style:paragraph-properties>
        <style:tab-stops>
          <style:tab-stop style:position="6.1035in" style:type="right" style:leader-style="dotted" style:leader-text="."/>
        </style:tab-stops>
      </style:paragraph-properties>
    </style:style>
    <style:style style:name="P91" style:family="paragraph" style:parent-style-name="Index_20_1">
      <style:paragraph-properties>
        <style:tab-stops>
          <style:tab-stop style:position="6.6929in" style:type="right" style:leader-style="dotted" style:leader-text="."/>
        </style:tab-stops>
      </style:paragraph-properties>
    </style:style>
    <style:style style:name="P92" style:family="paragraph" style:parent-style-name="Option" style:list-style-name="L9"/>
    <style:style style:name="P93" style:family="paragraph" style:parent-style-name="List_20_1_20_Cont." style:list-style-name="L4"/>
    <style:style style:name="P94" style:family="paragraph" style:parent-style-name="List_20_1_20_Cont.">
      <style:paragraph-properties fo:margin-left="0.4925in" fo:margin-right="0in" fo:text-indent="-0.1575in" style:auto-text-indent="false"/>
    </style:style>
    <style:style style:name="P95" style:family="paragraph" style:parent-style-name="Option_20_title">
      <style:text-properties officeooo:paragraph-rsid="00283a1c"/>
    </style:style>
    <style:style style:name="P96" style:family="paragraph" style:parent-style-name="Table_20_index_20_1">
      <style:paragraph-properties>
        <style:tab-stops>
          <style:tab-stop style:position="6.6929in" style:type="right" style:leader-style="dotted" style:leader-text="."/>
        </style:tab-stops>
      </style:paragraph-properties>
    </style:style>
    <style:style style:name="P97" style:family="paragraph" style:parent-style-name="Index_20_Separator">
      <style:paragraph-properties>
        <style:tab-stops/>
      </style:paragraph-properties>
    </style:style>
    <style:style style:name="P98" style:family="paragraph" style:parent-style-name="Illustration_20_Index_20_1">
      <style:paragraph-properties>
        <style:tab-stops>
          <style:tab-stop style:position="6.6929in" style:type="right" style:leader-style="dotted" style:leader-text="."/>
        </style:tab-stops>
      </style:paragraph-properties>
    </style:style>
    <style:style style:name="P99" style:family="paragraph" style:parent-style-name="List_20_1_20_End" style:list-style-name="L3"/>
    <style:style style:name="P100" style:family="paragraph" style:parent-style-name="List_20_1_20_End" style:list-style-name="L6">
      <style:text-properties officeooo:paragraph-rsid="00272990"/>
    </style:style>
    <style:style style:name="P101" style:family="paragraph" style:parent-style-name="List_20_1_20_End">
      <style:text-properties officeooo:rsid="0038d579" officeooo:paragraph-rsid="0038d579"/>
    </style:style>
    <style:style style:name="P102" style:family="paragraph" style:parent-style-name="List_20_1_20_End">
      <style:text-properties officeooo:paragraph-rsid="0013ea2a"/>
    </style:style>
    <style:style style:name="P103" style:family="paragraph" style:parent-style-name="List_20_1_20_End">
      <style:text-properties officeooo:rsid="0013ea2a" officeooo:paragraph-rsid="0013ea2a"/>
    </style:style>
    <style:style style:name="P104" style:family="paragraph" style:parent-style-name="List_20_1_20_End" style:list-style-name="L10"/>
    <style:style style:name="P105" style:family="paragraph" style:parent-style-name="List_20_1_20_End" style:list-style-name="L11"/>
    <style:style style:name="P106" style:family="paragraph" style:parent-style-name="List_20_1_20_End">
      <style:paragraph-properties fo:margin-left="0.4925in" fo:margin-right="0in" fo:text-indent="-0.1575in" style:auto-text-indent="false"/>
    </style:style>
    <style:style style:name="P107" style:family="paragraph" style:parent-style-name="List_20_1_20_Start" style:list-style-name="L1"/>
    <style:style style:name="P108" style:family="paragraph" style:parent-style-name="List_20_1_20_Start" style:list-style-name="L2"/>
    <style:style style:name="P109" style:family="paragraph" style:parent-style-name="List_20_1_20_Start" style:list-style-name="L4"/>
    <style:style style:name="P110" style:family="paragraph" style:parent-style-name="List_20_1_20_Start" style:list-style-name="L5">
      <style:text-properties officeooo:paragraph-rsid="0068dddf"/>
    </style:style>
    <style:style style:name="P111" style:family="paragraph" style:parent-style-name="List_20_1_20_Start" style:list-style-name="L6"/>
    <style:style style:name="P112" style:family="paragraph" style:parent-style-name="List_20_1_20_Start" style:list-style-name="L7"/>
    <style:style style:name="P113" style:family="paragraph" style:parent-style-name="List_20_1_20_Start">
      <style:text-properties officeooo:paragraph-rsid="0013ea2a"/>
    </style:style>
    <style:style style:name="P114" style:family="paragraph" style:parent-style-name="List_20_1_20_Start">
      <style:text-properties officeooo:rsid="0013ea2a" officeooo:paragraph-rsid="0014b6e1"/>
    </style:style>
    <style:style style:name="P115" style:family="paragraph" style:parent-style-name="List_20_1_20_Start" style:list-style-name="L10"/>
    <style:style style:name="P116" style:family="paragraph" style:parent-style-name="List_20_1_20_Start" style:list-style-name="L11"/>
    <style:style style:name="P117" style:family="paragraph" style:parent-style-name="List_20_1_20_Start">
      <style:paragraph-properties fo:margin-left="0.4925in" fo:margin-right="0in" fo:text-indent="-0.1598in" style:auto-text-indent="false"/>
    </style:style>
    <style:style style:name="P118" style:family="paragraph" style:parent-style-name="Question">
      <style:text-properties officeooo:rsid="0037af8d" officeooo:paragraph-rsid="0037af8d"/>
    </style:style>
    <style:style style:name="P119" style:family="paragraph" style:parent-style-name="Option_20_Start">
      <style:text-properties officeooo:paragraph-rsid="006c2030"/>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3ea2a" style:font-style-asian="normal" style:font-style-complex="normal"/>
    </style:style>
    <style:style style:name="T7" style:family="text">
      <style:text-properties fo:font-style="normal" officeooo:rsid="0014b6e1" style:font-style-asian="normal" style:font-style-complex="normal"/>
    </style:style>
    <style:style style:name="T8" style:family="text">
      <style:text-properties fo:font-style="normal" officeooo:rsid="0014ee12" style:font-style-asian="normal" style:font-style-complex="normal"/>
    </style:style>
    <style:style style:name="T9" style:family="text">
      <style:text-properties fo:font-style="normal" officeooo:rsid="00302c38" style:font-style-asian="normal" style:font-style-complex="normal"/>
    </style:style>
    <style:style style:name="T10" style:family="text">
      <style:text-properties fo:font-style="normal" officeooo:rsid="006c2030" style:font-style-asian="normal" style:font-style-complex="normal"/>
    </style:style>
    <style:style style:name="T11" style:family="text">
      <style:text-properties style:font-style-asian="normal" style:font-style-complex="normal"/>
    </style:style>
    <style:style style:name="T12" style:family="text">
      <style:text-properties officeooo:rsid="0062e13e" style:font-style-asian="normal" style:font-style-complex="normal"/>
    </style:style>
    <style:style style:name="T13" style:family="text">
      <style:text-properties style:text-position="super 58%"/>
    </style:style>
    <style:style style:name="T14" style:family="text">
      <style:text-properties style:text-position="super 58%" style:font-style-asian="italic" style:font-style-complex="italic"/>
    </style:style>
    <style:style style:name="T15" style:family="text">
      <style:text-properties style:text-position="super 58%" officeooo:rsid="00272990"/>
    </style:style>
    <style:style style:name="T16" style:family="text">
      <style:text-properties style:font-style-asian="italic" style:font-style-complex="italic"/>
    </style:style>
    <style:style style:name="T17" style:family="text">
      <style:text-properties style:text-underline-style="solid" style:text-underline-width="auto" style:text-underline-color="font-color" style:font-style-asian="normal" style:font-style-complex="normal"/>
    </style:style>
    <style:style style:name="T18" style:family="text">
      <style:text-properties style:font-name="Ume P Mincho S3" style:font-name-asian="Ume P Mincho S3" style:font-name-complex="Ume P Mincho S3"/>
    </style:style>
    <style:style style:name="T19" style:family="text">
      <style:text-properties fo:font-weight="bold" style:font-weight-asian="bold" style:font-weight-complex="bold"/>
    </style:style>
    <style:style style:name="T20" style:family="text">
      <style:text-properties officeooo:rsid="0013ea2a"/>
    </style:style>
    <style:style style:name="T21" style:family="text">
      <style:text-properties officeooo:rsid="0014b6e1"/>
    </style:style>
    <style:style style:name="T22" style:family="text">
      <style:text-properties officeooo:rsid="0015d65b"/>
    </style:style>
    <style:style style:name="T23" style:family="text">
      <style:text-properties officeooo:rsid="00259ac4"/>
    </style:style>
    <style:style style:name="T24" style:family="text">
      <style:text-properties officeooo:rsid="002706f7"/>
    </style:style>
    <style:style style:name="T25" style:family="text">
      <style:text-properties officeooo:rsid="00272990"/>
    </style:style>
    <style:style style:name="T26" style:family="text">
      <style:text-properties officeooo:rsid="002797df"/>
    </style:style>
    <style:style style:name="T27" style:family="text">
      <style:text-properties officeooo:rsid="00283a1c"/>
    </style:style>
    <style:style style:name="T28" style:family="text">
      <style:text-properties officeooo:rsid="00297a38"/>
    </style:style>
    <style:style style:name="T29" style:family="text">
      <style:text-properties officeooo:rsid="002a1459"/>
    </style:style>
    <style:style style:name="T30" style:family="text">
      <style:text-properties officeooo:rsid="002d4b7d"/>
    </style:style>
    <style:style style:name="T31" style:family="text">
      <style:text-properties officeooo:rsid="002db773"/>
    </style:style>
    <style:style style:name="T32" style:family="text">
      <style:text-properties officeooo:rsid="002ee9f8"/>
    </style:style>
    <style:style style:name="T33" style:family="text">
      <style:text-properties officeooo:rsid="00302c38"/>
    </style:style>
    <style:style style:name="T34" style:family="text">
      <style:text-properties officeooo:rsid="0030f54a"/>
    </style:style>
    <style:style style:name="T35" style:family="text">
      <style:text-properties officeooo:rsid="00330a2b"/>
    </style:style>
    <style:style style:name="T36" style:family="text">
      <style:text-properties officeooo:rsid="0034fa7e"/>
    </style:style>
    <style:style style:name="T37" style:family="text">
      <style:text-properties officeooo:rsid="0036e484"/>
    </style:style>
    <style:style style:name="T38" style:family="text">
      <style:text-properties officeooo:rsid="0038929b"/>
    </style:style>
    <style:style style:name="T39" style:family="text">
      <style:text-properties officeooo:rsid="0039b912"/>
    </style:style>
    <style:style style:name="T40" style:family="text">
      <style:text-properties officeooo:rsid="003b244f"/>
    </style:style>
    <style:style style:name="T41" style:family="text">
      <style:text-properties officeooo:rsid="003c91ca"/>
    </style:style>
    <style:style style:name="T42" style:family="text">
      <style:text-properties officeooo:rsid="003d2435"/>
    </style:style>
    <style:style style:name="T43" style:family="text">
      <style:text-properties officeooo:rsid="003e47c0"/>
    </style:style>
    <style:style style:name="T44" style:family="text">
      <style:text-properties officeooo:rsid="003e8725"/>
    </style:style>
    <style:style style:name="T45" style:family="text">
      <style:text-properties officeooo:rsid="0041c449"/>
    </style:style>
    <style:style style:name="T46" style:family="text">
      <style:text-properties officeooo:rsid="00426797"/>
    </style:style>
    <style:style style:name="T47" style:family="text">
      <style:text-properties officeooo:rsid="0042e302"/>
    </style:style>
    <style:style style:name="T48" style:family="text">
      <style:text-properties officeooo:rsid="004495ea"/>
    </style:style>
    <style:style style:name="T49" style:family="text">
      <style:text-properties officeooo:rsid="0044bc21"/>
    </style:style>
    <style:style style:name="T50" style:family="text">
      <style:text-properties officeooo:rsid="004dfd2b"/>
    </style:style>
    <style:style style:name="T51" style:family="text">
      <style:text-properties officeooo:rsid="0050c1de"/>
    </style:style>
    <style:style style:name="T52" style:family="text">
      <style:text-properties officeooo:rsid="005246f6"/>
    </style:style>
    <style:style style:name="T53" style:family="text">
      <style:text-properties officeooo:rsid="00535d91"/>
    </style:style>
    <style:style style:name="T54" style:family="text">
      <style:text-properties officeooo:rsid="00547596"/>
    </style:style>
    <style:style style:name="T55" style:family="text">
      <style:text-properties officeooo:rsid="0056d64d"/>
    </style:style>
    <style:style style:name="T56" style:family="text">
      <style:text-properties officeooo:rsid="00585f9b"/>
    </style:style>
    <style:style style:name="T57" style:family="text">
      <style:text-properties officeooo:rsid="0016c718"/>
    </style:style>
    <style:style style:name="T58" style:family="text">
      <style:text-properties officeooo:rsid="005c5ea5"/>
    </style:style>
    <style:style style:name="T59" style:family="text">
      <style:text-properties officeooo:rsid="005eb9c6"/>
    </style:style>
    <style:style style:name="T60" style:family="text">
      <style:text-properties officeooo:rsid="00618721"/>
    </style:style>
    <style:style style:name="T61" style:family="text">
      <style:text-properties officeooo:rsid="0062e13e"/>
    </style:style>
    <style:style style:name="T62" style:family="text">
      <style:text-properties officeooo:rsid="00647896"/>
    </style:style>
    <style:style style:name="T63" style:family="text">
      <style:text-properties officeooo:rsid="00662ed2"/>
    </style:style>
    <style:style style:name="T64" style:family="text">
      <style:text-properties officeooo:rsid="006a1074"/>
    </style:style>
    <style:style style:name="T65" style:family="text">
      <style:text-properties officeooo:rsid="006b1df6"/>
    </style:style>
    <style:style style:name="T66" style:family="text">
      <style:text-properties officeooo:rsid="006c2030"/>
    </style:style>
    <style:style style:name="T67" style:family="text"/>
    <style:style style:name="fr1" style:family="graphic" style:parent-style-name="Frame">
      <style:graphic-properties fo:margin-left="0in" fo:margin-right="0in" fo:margin-top="0.1575in" fo:margin-bottom="0.1575in" style:wrap="none"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1575in" fo:margin-bottom="0.1575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1957in">
          <style:column style:rel-width="32767*" fo:start-indent="0in" fo:end-indent="0.098in"/>
          <style:column style:rel-width="32768*" fo:start-indent="0.098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3"/>
      <text:p text:style-name="P3"/>
      <text:p text:style-name="P3"/>
      <text:p text:style-name="P3"/>
      <text:p text:style-name="P3"/>
      <text:p text:style-name="P3"/>
      <text:p text:style-name="P3"/>
      <text:p text:style-name="P3">BAR – Backup ARchiver</text:p>
      <text:p text:style-name="P2">Version 0.2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6">Table of Contents</text:p>
          </text:index-title>
          <text:p text:style-name="P77"><text:a xlink:type="simple" xlink:href="#__RefHeading__31345316" text:style-name="Index_20_Link" text:visited-style-name="Index_20_Link">Overview<text:tab/>5</text:a></text:p>
          <text:p text:style-name="P75"><text:a xlink:type="simple" xlink:href="#__RefHeading__16232_1510295094" text:style-name="Index_20_Link" text:visited-style-name="Index_20_Link">Features<text:tab/>5</text:a></text:p>
          <text:p text:style-name="P75"><text:a xlink:type="simple" xlink:href="#__RefHeading__16234_1510295094" text:style-name="Index_20_Link" text:visited-style-name="Index_20_Link">Requirements<text:tab/>5</text:a></text:p>
          <text:p text:style-name="P75"><text:a xlink:type="simple" xlink:href="#__RefHeading__16236_1510295094" text:style-name="Index_20_Link" text:visited-style-name="Index_20_Link">Supported entry types<text:tab/>6</text:a></text:p>
          <text:p text:style-name="P77"><text:a xlink:type="simple" xlink:href="#__RefHeading__16238_1510295094" text:style-name="Index_20_Link" text:visited-style-name="Index_20_Link">Installation<text:tab/>7</text:a></text:p>
          <text:p text:style-name="P75"><text:a xlink:type="simple" xlink:href="#__RefHeading__16240_1510295094" text:style-name="Index_20_Link" text:visited-style-name="Index_20_Link">Packages<text:tab/>7</text:a></text:p>
          <text:p text:style-name="P75"><text:a xlink:type="simple" xlink:href="#__RefHeading__31496503" text:style-name="Index_20_Link" text:visited-style-name="Index_20_Link">Network connection key files<text:tab/>7</text:a></text:p>
          <text:p text:style-name="P77"><text:a xlink:type="simple" xlink:href="#__RefHeading__16242_1510295094" text:style-name="Index_20_Link" text:visited-style-name="Index_20_Link">Usage<text:tab/>8</text:a></text:p>
          <text:p text:style-name="P75"><text:a xlink:type="simple" xlink:href="#__RefHeading__16244_1510295094" text:style-name="Index_20_Link" text:visited-style-name="Index_20_Link">Creating archives<text:tab/>8</text:a></text:p>
          <text:p text:style-name="P78"><text:a xlink:type="simple" xlink:href="#__RefHeading__16246_1510295094" text:style-name="Index_20_Link" text:visited-style-name="Index_20_Link">File archives<text:tab/>9</text:a></text:p>
          <text:p text:style-name="P78"><text:a xlink:type="simple" xlink:href="#__RefHeading__16248_1510295094" text:style-name="Index_20_Link" text:visited-style-name="Index_20_Link">Image archives<text:tab/>9</text:a></text:p>
          <text:p text:style-name="P75"><text:a xlink:type="simple" xlink:href="#__RefHeading__16250_1510295094" text:style-name="Index_20_Link" text:visited-style-name="Index_20_Link">List archives and directory content<text:tab/>10</text:a></text:p>
          <text:p text:style-name="P75"><text:a xlink:type="simple" xlink:href="#__RefHeading__16252_1510295094" text:style-name="Index_20_Link" text:visited-style-name="Index_20_Link">Test archives<text:tab/>11</text:a></text:p>
          <text:p text:style-name="P75"><text:a xlink:type="simple" xlink:href="#__RefHeading__16254_1510295094" text:style-name="Index_20_Link" text:visited-style-name="Index_20_Link">Compare archives<text:tab/>11</text:a></text:p>
          <text:p text:style-name="P75"><text:a xlink:type="simple" xlink:href="#__RefHeading__16256_1510295094" text:style-name="Index_20_Link" text:visited-style-name="Index_20_Link">Extract archives<text:tab/>11</text:a></text:p>
          <text:p text:style-name="P75"><text:a xlink:type="simple" xlink:href="#__RefHeading__16258_1510295094" text:style-name="Index_20_Link" text:visited-style-name="Index_20_Link">Incremental/Differential archives<text:tab/>12</text:a></text:p>
          <text:p text:style-name="P75"><text:a xlink:type="simple" xlink:href="#__RefHeading__16260_1510295094" text:style-name="Index_20_Link" text:visited-style-name="Index_20_Link">Compress archives<text:tab/>13</text:a></text:p>
          <text:p text:style-name="P75"><text:a xlink:type="simple" xlink:href="#__RefHeading__16262_1510295094" text:style-name="Index_20_Link" text:visited-style-name="Index_20_Link">Encrypt archives<text:tab/>14</text:a></text:p>
          <text:p text:style-name="P78"><text:a xlink:type="simple" xlink:href="#__RefHeading__16264_1510295094" text:style-name="Index_20_Link" text:visited-style-name="Index_20_Link">Asymmetric encryption<text:tab/>15</text:a></text:p>
          <text:p text:style-name="P75"><text:a xlink:type="simple" xlink:href="#__RefHeading__29676110" text:style-name="Index_20_Link" text:visited-style-name="Index_20_Link">Split archives<text:tab/>16</text:a></text:p>
          <text:p text:style-name="P75"><text:a xlink:type="simple" xlink:href="#__RefHeading__16266_1510295094" text:style-name="Index_20_Link" text:visited-style-name="Index_20_Link">Store archives<text:tab/>16</text:a></text:p>
          <text:p text:style-name="P78"><text:a xlink:type="simple" xlink:href="#__RefHeading__31224310" text:style-name="Index_20_Link" text:visited-style-name="Index_20_Link">File system<text:tab/>16</text:a></text:p>
          <text:p text:style-name="P78"><text:a xlink:type="simple" xlink:href="#__RefHeading__33452803" text:style-name="Index_20_Link" text:visited-style-name="Index_20_Link">Remote server (FTP/SCP/SFTP/WebDAV)<text:tab/>17</text:a></text:p>
          <text:p text:style-name="P78"><text:a xlink:type="simple" xlink:href="#__RefHeading__16268_1510295094" text:style-name="Index_20_Link" text:visited-style-name="Index_20_Link">CD/DVD/BD<text:tab/>17</text:a></text:p>
          <text:p text:style-name="P78"><text:a xlink:type="simple" xlink:href="#__RefHeading__33455003" text:style-name="Index_20_Link" text:visited-style-name="Index_20_Link">Device<text:tab/>18</text:a></text:p>
          <text:p text:style-name="P77"><text:a xlink:type="simple" xlink:href="#__RefHeading__29694130" text:style-name="Index_20_Link" text:visited-style-name="Index_20_Link">Server<text:tab/>19</text:a></text:p>
          <text:p text:style-name="P75"><text:a xlink:type="simple" xlink:href="#__RefHeading__16270_1510295094" text:style-name="Index_20_Link" text:visited-style-name="Index_20_Link">Daemon<text:tab/>19</text:a></text:p>
          <text:p text:style-name="P78"><text:a xlink:type="simple" xlink:href="#__RefHeading__7119_1531997487" text:style-name="Index_20_Link" text:visited-style-name="Index_20_Link">Ports<text:tab/>19</text:a></text:p>
          <text:p text:style-name="P78"><text:a xlink:type="simple" xlink:href="#__RefHeading__6783_1531997487" text:style-name="Index_20_Link" text:visited-style-name="Index_20_Link">Firewall<text:tab/>19</text:a></text:p>
          <text:p text:style-name="P75"><text:a xlink:type="simple" xlink:href="#__RefHeading__16272_1510295094" text:style-name="Index_20_Link" text:visited-style-name="Index_20_Link">Database<text:tab/>20</text:a></text:p>
          <text:p text:style-name="P78"><text:a xlink:type="simple" xlink:href="#__RefHeading__8614_961238848" text:style-name="Index_20_Link" text:visited-style-name="Index_20_Link">bar-sqlite3<text:tab/>21</text:a></text:p>
          <text:p text:style-name="P75"><text:a xlink:type="simple" xlink:href="#__RefHeading__30626103" text:style-name="Index_20_Link" text:visited-style-name="Index_20_Link">Graphical front end<text:tab/>21</text:a></text:p>
          <text:p text:style-name="P78"><text:a xlink:type="simple" xlink:href="#__RefHeading__16274_1510295094" text:style-name="Index_20_Link" text:visited-style-name="Index_20_Link">Status tab<text:tab/>22</text:a></text:p>
          <text:p text:style-name="P78"><text:a xlink:type="simple" xlink:href="#__RefHeading__16276_1510295094" text:style-name="Index_20_Link" text:visited-style-name="Index_20_Link">Jobs tab<text:tab/>23</text:a></text:p>
          <text:p text:style-name="P90"><text:a xlink:type="simple" xlink:href="#__RefHeading__16278_1510295094" text:style-name="Index_20_Link" text:visited-style-name="Index_20_Link">Entries<text:tab/>23</text:a></text:p>
          <text:p text:style-name="P90"><text:a xlink:type="simple" xlink:href="#__RefHeading__16280_1510295094" text:style-name="Index_20_Link" text:visited-style-name="Index_20_Link">Images<text:tab/>24</text:a></text:p>
          <text:p text:style-name="P90"><text:a xlink:type="simple" xlink:href="#__RefHeading__16282_1510295094" text:style-name="Index_20_Link" text:visited-style-name="Index_20_Link">Filters &amp; Mounts<text:tab/>25</text:a></text:p>
          <text:p text:style-name="P90"><text:a xlink:type="simple" xlink:href="#__RefHeading__30546110" text:style-name="Index_20_Link" text:visited-style-name="Index_20_Link">Storage<text:tab/>26</text:a></text:p>
          <text:p text:style-name="P90"><text:a xlink:type="simple" xlink:href="#__RefHeading__14185_608817561" text:style-name="Index_20_Link" text:visited-style-name="Index_20_Link">Scripts<text:tab/>28</text:a></text:p>
          <text:p text:style-name="P90"><text:a xlink:type="simple" xlink:href="#__RefHeading__16284_1510295094" text:style-name="Index_20_Link" text:visited-style-name="Index_20_Link">Schedule<text:tab/>28</text:a></text:p>
          <text:p text:style-name="P78"><text:a xlink:type="simple" xlink:href="#__RefHeading__16286_1510295094" text:style-name="Index_20_Link" text:visited-style-name="Index_20_Link">Restore tab<text:tab/>29</text:a></text:p>
          <text:p text:style-name="P78"><text:a xlink:type="simple" xlink:href="#__RefHeading__12251_695893263" text:style-name="Index_20_Link" text:visited-style-name="Index_20_Link">Server settings<text:tab/>32</text:a></text:p>
          <text:p text:style-name="P90"><text:a xlink:type="simple" xlink:href="#__RefHeading__12253_695893263" text:style-name="Index_20_Link" text:visited-style-name="Index_20_Link">General<text:tab/>32</text:a></text:p>
          <text:p text:style-name="P90"><text:a xlink:type="simple" xlink:href="#__RefHeading__12255_695893263" text:style-name="Index_20_Link" text:visited-style-name="Index_20_Link">Servers<text:tab/>32</text:a></text:p>
          <text:p text:style-name="P90"><text:a xlink:type="simple" xlink:href="#__RefHeading__12257_695893263" text:style-name="Index_20_Link" text:visited-style-name="Index_20_Link">Commands<text:tab/>33</text:a></text:p>
          <text:p text:style-name="P90"><text:a xlink:type="simple" xlink:href="#__RefHeading__12259_695893263" text:style-name="Index_20_Link" text:visited-style-name="Index_20_Link">Verbosity &amp; Log<text:tab/>34</text:a></text:p>
          <text:p text:style-name="P77"><text:a xlink:type="simple" xlink:href="#__RefHeading__16288_1510295094" text:style-name="Index_20_Link" text:visited-style-name="Index_20_Link">Use cases<text:tab/>35</text:a></text:p>
          <text:p text:style-name="P75"><text:a xlink:type="simple" xlink:href="#__RefHeading__15954_1674148630" text:style-name="Index_20_Link" text:visited-style-name="Index_20_Link">a) Normal backup<text:tab/>35</text:a></text:p>
          <text:p text:style-name="P75"><text:a xlink:type="simple" xlink:href="#__RefHeading__15956_1674148630" text:style-name="Index_20_Link" text:visited-style-name="Index_20_Link">b) Full daily backup with time schedule<text:tab/>35</text:a></text:p>
          <text:p text:style-name="P75"><text:soft-page-break/><text:a xlink:type="simple" xlink:href="#__RefHeading__15958_1674148630" text:style-name="Index_20_Link" text:visited-style-name="Index_20_Link">c) Full weekly backup with time schedule and daily incremental backup<text:tab/>35</text:a></text:p>
          <text:p text:style-name="P75"><text:a xlink:type="simple" xlink:href="#__RefHeading__15960_1674148630" text:style-name="Index_20_Link" text:visited-style-name="Index_20_Link">d) Full weekly backup with daily incremental and continuous backup<text:tab/>36</text:a></text:p>
          <text:p text:style-name="P75"><text:a xlink:type="simple" xlink:href="#__RefHeading__15962_1674148630" text:style-name="Index_20_Link" text:visited-style-name="Index_20_Link">e) Restore single file or directory<text:tab/>36</text:a></text:p>
          <text:p text:style-name="P75"><text:a xlink:type="simple" xlink:href="#__RefHeading__15964_1674148630" text:style-name="Index_20_Link" text:visited-style-name="Index_20_Link">f) Restore full backup<text:tab/>36</text:a></text:p>
          <text:p text:style-name="P77"><text:a xlink:type="simple" xlink:href="#__RefHeading__15744_1674148630" text:style-name="Index_20_Link" text:visited-style-name="Index_20_Link">Appendix<text:tab/>37</text:a></text:p>
          <text:p text:style-name="P75"><text:a xlink:type="simple" xlink:href="#__RefHeading__8616_961238848" text:style-name="Index_20_Link" text:visited-style-name="Index_20_Link">Tools<text:tab/>37</text:a></text:p>
          <text:p text:style-name="P75"><text:a xlink:type="simple" xlink:href="#__RefHeading__30604910" text:style-name="Index_20_Link" text:visited-style-name="Index_20_Link">Archive file name macros<text:tab/>37</text:a></text:p>
          <text:p text:style-name="P75"><text:a xlink:type="simple" xlink:href="#__RefHeading__27593402" text:style-name="Index_20_Link" text:visited-style-name="Index_20_Link">BAR command line options summary<text:tab/>39</text:a></text:p>
          <text:p text:style-name="P78"><text:a xlink:type="simple" xlink:href="#__RefHeading__16290_1510295094" text:style-name="Index_20_Link" text:visited-style-name="Index_20_Link">Basic commands<text:tab/>39</text:a></text:p>
          <text:p text:style-name="P78"><text:a xlink:type="simple" xlink:href="#__RefHeading__16292_1510295094" text:style-name="Index_20_Link" text:visited-style-name="Index_20_Link">Include/Exclude files<text:tab/>40</text:a></text:p>
          <text:p text:style-name="P78"><text:a xlink:type="simple" xlink:href="#__RefHeading__16294_1510295094" text:style-name="Index_20_Link" text:visited-style-name="Index_20_Link">Incremental/Differential archives<text:tab/>41</text:a></text:p>
          <text:p text:style-name="P78"><text:a xlink:type="simple" xlink:href="#__RefHeading__16296_1510295094" text:style-name="Index_20_Link" text:visited-style-name="Index_20_Link">Compression<text:tab/>41</text:a></text:p>
          <text:p text:style-name="P78"><text:a xlink:type="simple" xlink:href="#__RefHeading__16298_1510295094" text:style-name="Index_20_Link" text:visited-style-name="Index_20_Link">Encryption<text:tab/>45</text:a></text:p>
          <text:p text:style-name="P78"><text:a xlink:type="simple" xlink:href="#__RefHeading__29665410" text:style-name="Index_20_Link" text:visited-style-name="Index_20_Link">Splitting<text:tab/>46</text:a></text:p>
          <text:p text:style-name="P78"><text:a xlink:type="simple" xlink:href="#__RefHeading__31202610" text:style-name="Index_20_Link" text:visited-style-name="Index_20_Link">Storage<text:tab/>46</text:a></text:p>
          <text:p text:style-name="P90"><text:a xlink:type="simple" xlink:href="#__RefHeading__16300_1510295094" text:style-name="Index_20_Link" text:visited-style-name="Index_20_Link">File<text:tab/>46</text:a></text:p>
          <text:p text:style-name="P90"><text:a xlink:type="simple" xlink:href="#__RefHeading__33495803" text:style-name="Index_20_Link" text:visited-style-name="Index_20_Link">FTP<text:tab/>46</text:a></text:p>
          <text:p text:style-name="P90"><text:a xlink:type="simple" xlink:href="#__RefHeading__33496803" text:style-name="Index_20_Link" text:visited-style-name="Index_20_Link">SSH<text:tab/>47</text:a></text:p>
          <text:p text:style-name="P90"><text:a xlink:type="simple" xlink:href="#__RefHeading__16302_1510295094" text:style-name="Index_20_Link" text:visited-style-name="Index_20_Link">SCP<text:tab/>47</text:a></text:p>
          <text:p text:style-name="P90"><text:a xlink:type="simple" xlink:href="#__RefHeading__16304_1510295094" text:style-name="Index_20_Link" text:visited-style-name="Index_20_Link">SFTP<text:tab/>48</text:a></text:p>
          <text:p text:style-name="P90"><text:a xlink:type="simple" xlink:href="#__RefHeading__7767_909302912" text:style-name="Index_20_Link" text:visited-style-name="Index_20_Link">WebDAV<text:tab/>48</text:a></text:p>
          <text:p text:style-name="P90"><text:a xlink:type="simple" xlink:href="#__RefHeading__16306_1510295094" text:style-name="Index_20_Link" text:visited-style-name="Index_20_Link">CD/DVD/BD<text:tab/>48</text:a></text:p>
          <text:p text:style-name="P90"><text:a xlink:type="simple" xlink:href="#__RefHeading__33501503" text:style-name="Index_20_Link" text:visited-style-name="Index_20_Link">Device<text:tab/>50</text:a></text:p>
          <text:p text:style-name="P78"><text:a xlink:type="simple" xlink:href="#__RefHeading__16308_1510295094" text:style-name="Index_20_Link" text:visited-style-name="Index_20_Link">Restore<text:tab/>52</text:a></text:p>
          <text:p text:style-name="P78"><text:a xlink:type="simple" xlink:href="#__RefHeading__16310_1510295094" text:style-name="Index_20_Link" text:visited-style-name="Index_20_Link">Server<text:tab/>52</text:a></text:p>
          <text:p text:style-name="P78"><text:a xlink:type="simple" xlink:href="#__RefHeading__13949_1679799926" text:style-name="Index_20_Link" text:visited-style-name="Index_20_Link">Index database<text:tab/>53</text:a></text:p>
          <text:p text:style-name="P78"><text:a xlink:type="simple" xlink:href="#__RefHeading__10437_873480820" text:style-name="Index_20_Link" text:visited-style-name="Index_20_Link">Continuous database<text:tab/>54</text:a></text:p>
          <text:p text:style-name="P78"><text:a xlink:type="simple" xlink:href="#__RefHeading__13951_1679799926" text:style-name="Index_20_Link" text:visited-style-name="Index_20_Link">Logging<text:tab/>55</text:a></text:p>
          <text:p text:style-name="P78"><text:a xlink:type="simple" xlink:href="#__RefHeading__16312_1510295094" text:style-name="Index_20_Link" text:visited-style-name="Index_20_Link">Miscellaneous<text:tab/>55</text:a></text:p>
          <text:p text:style-name="P75"><text:a xlink:type="simple" xlink:href="#__RefHeading__16314_1510295094" text:style-name="Index_20_Link" text:visited-style-name="Index_20_Link">BAR configuration and job files<text:tab/>59</text:a></text:p>
          <text:p text:style-name="P78"><text:a xlink:type="simple" xlink:href="#__RefHeading__16316_1510295094" text:style-name="Index_20_Link" text:visited-style-name="Index_20_Link">Additional configuration entries<text:tab/>59</text:a></text:p>
          <text:p text:style-name="P78"><text:a xlink:type="simple" xlink:href="#__RefHeading__16318_1510295094" text:style-name="Index_20_Link" text:visited-style-name="Index_20_Link">Block configuration entries<text:tab/>60</text:a></text:p>
          <text:p text:style-name="P90"><text:a xlink:type="simple" xlink:href="#__RefHeading__14674_1674148630" text:style-name="Index_20_Link" text:visited-style-name="Index_20_Link">File server<text:tab/>60</text:a></text:p>
          <text:p text:style-name="P90"><text:a xlink:type="simple" xlink:href="#__RefHeading__16320_1510295094" text:style-name="Index_20_Link" text:visited-style-name="Index_20_Link">FTP server<text:tab/>60</text:a></text:p>
          <text:p text:style-name="P90"><text:a xlink:type="simple" xlink:href="#__RefHeading__16322_1510295094" text:style-name="Index_20_Link" text:visited-style-name="Index_20_Link">SSH/SCP/SFTP server<text:tab/>61</text:a></text:p>
          <text:p text:style-name="P90"><text:a xlink:type="simple" xlink:href="#__RefHeading__9029_1272517093" text:style-name="Index_20_Link" text:visited-style-name="Index_20_Link">WebDAV server<text:tab/>61</text:a></text:p>
          <text:p text:style-name="P90"><text:a xlink:type="simple" xlink:href="#__RefHeading__9031_1272517093" text:style-name="Index_20_Link" text:visited-style-name="Index_20_Link">Device<text:tab/>61</text:a></text:p>
          <text:p text:style-name="P90"><text:a xlink:type="simple" xlink:href="#__RefHeading__9033_1272517093" text:style-name="Index_20_Link" text:visited-style-name="Index_20_Link">Schedule<text:tab/>62</text:a></text:p>
          <text:p text:style-name="P78"><text:a xlink:type="simple" xlink:href="#__RefHeading__16326_1510295094" text:style-name="Index_20_Link" text:visited-style-name="Index_20_Link">Example configuration file<text:tab/>62</text:a></text:p>
          <text:p text:style-name="P75"><text:a xlink:type="simple" xlink:href="#__RefHeading__32474025" text:style-name="Index_20_Link" text:visited-style-name="Index_20_Link">BARControl command line options summary<text:tab/>63</text:a></text:p>
          <text:p text:style-name="P75"><text:a xlink:type="simple" xlink:href="#__RefHeading__16328_1510295094" text:style-name="Index_20_Link" text:visited-style-name="Index_20_Link">BARControl configuration file<text:tab/>65</text:a></text:p>
          <text:p text:style-name="P75"><text:a xlink:type="simple" xlink:href="#__RefHeading__16330_1510295094" text:style-name="Index_20_Link" text:visited-style-name="Index_20_Link">Exit codes<text:tab/>66</text:a></text:p>
          <text:p text:style-name="P75"><text:a xlink:type="simple" xlink:href="#__RefHeading__29596110" text:style-name="Index_20_Link" text:visited-style-name="Index_20_Link">Archive file format<text:tab/>66</text:a></text:p>
          <text:p text:style-name="P75"><text:a xlink:type="simple" xlink:href="#__RefHeading__35624716" text:style-name="Index_20_Link" text:visited-style-name="Index_20_Link">Compilation<text:tab/>67</text:a></text:p>
          <text:p text:style-name="P75"><text:a xlink:type="simple" xlink:href="#__RefHeading__16332_1510295094" text:style-name="Index_20_Link" text:visited-style-name="Index_20_Link">Development<text:tab/>71</text:a></text:p>
          <text:p text:style-name="P77"><text:a xlink:type="simple" xlink:href="#__RefHeading__31406103" text:style-name="Index_20_Link" text:visited-style-name="Index_20_Link">Frequently asked questions<text:tab/>71</text:a></text:p>
          <text:p text:style-name="P77"><text:a xlink:type="simple" xlink:href="#__RefHeading__16334_1510295094" text:style-name="Index_20_Link" text:visited-style-name="Index_20_Link">Contact and bug reports<text:tab/>77</text:a></text:p>
          <text:p text:style-name="P77"><text:a xlink:type="simple" xlink:href="#__RefHeading__16336_1510295094" text:style-name="Index_20_Link" text:visited-style-name="Index_20_Link">License<text:tab/>78</text:a></text:p>
          <text:p text:style-name="P77"><text:a xlink:type="simple" xlink:href="#__RefHeading__16338_1510295094" text:style-name="Index_20_Link" text:visited-style-name="Index_20_Link">References<text:tab/>79</text:a></text:p>
        </text:index-body>
      </text:table-of-content>
      <text:h text:style-name="Heading_20_1" text:outline-level="1"><text:bookmark-start text:name="__RefHeading__29671410"/><text:bookmark-end text:name="__RefHeading__29671410"/><text:soft-page-break/></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98">Figure 1: Graphical front end main window (status tab)<text:tab/>22</text:p>
          <text:p text:style-name="P98">Figure 2: Entries<text:tab/>24</text:p>
          <text:p text:style-name="P98">Figure 3: Images<text:tab/>25</text:p>
          <text:p text:style-name="P98">Figure 4: Filters and mounts<text:tab/>26</text:p>
          <text:p text:style-name="P98">Figure 5: Storage<text:tab/>26</text:p>
          <text:p text:style-name="P98">Figure 6: Archive name editor<text:tab/>27</text:p>
          <text:p text:style-name="P98">Figure 7: Scripts<text:tab/>28</text:p>
          <text:p text:style-name="P98">Figure 8: Scheduler<text:tab/>29</text:p>
          <text:p text:style-name="P98">Figure 9: Restoring files<text:tab/>30</text:p>
          <text:p text:style-name="P98">Figure 10: Restore dialog<text:tab/>31</text:p>
          <text:p text:style-name="P98">Figure 11: Server general settings<text:tab/>32</text:p>
          <text:p text:style-name="P98">Figure 12: Servers settings<text:tab/>33</text:p>
          <text:p text:style-name="P98">Figure 13: Server command settings<text:tab/>34</text:p>
          <text:p text:style-name="P98">Figure 14: Server verbosity &amp; log settings<text:tab/>34</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96">Table 1: Supported entries<text:tab/>6</text:p>
          <text:p text:style-name="P96">Table 2: Certificates and key files<text:tab/>7</text:p>
          <text:p text:style-name="P96">Table 3: Archive part and medium sizes<text:tab/>18</text:p>
          <text:p text:style-name="P96">Table 4: Server ports<text:tab/>19</text:p>
          <text:p text:style-name="P96">Table 5: Archive file name macros<text:tab/>38</text:p>
          <text:p text:style-name="P96">Table 6: Pattern types<text:tab/>40</text:p>
          <text:p text:style-name="P96">Table 7: Compression algorithms<text:tab/>44</text:p>
          <text:p text:style-name="P96">Table 8: Encryption algorithms<text:tab/>45</text:p>
          <text:p text:style-name="P96">Table 9: Log information types<text:tab/>55</text:p>
          <text:p text:style-name="P96">Table 10: Verbosity levels<text:tab/>58</text:p>
          <text:p text:style-name="P96">Table 11: BAR exit codes<text:tab/>66</text:p>
          <text:p text:style-name="P96">Table 12: Compilation packages<text:tab/>69</text:p>
          <text:p text:style-name="P96">Table 13: Tests<text:tab/>70</text:p>
        </text:index-body>
      </text:table-index>
      <text:p text:style-name="Text_20_body"/>
      <text:h text:style-name="P70" text:outline-level="1"/>
      <text:h text:style-name="P71" text:outline-level="1"><text:bookmark-start text:name="__RefHeading__31345316"/>Overview<text:bookmark-end text:name="__RefHeading__31345316"/></text:h>
      <text:p text:style-name="Text_20_body_20_Start"><text:span text:style-name="Name">BAR</text:span> is backup archiver program. It can create compressed, encrypted and splitted archives of files and disk images which can be stored on a hard disk, CD, DVD, BD or directly on a server via FTP, SCP, SFTP, or WebDAV.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2444752420846988548" text:style-name="L1">
        <text:list-item>
          <text:p text:style-name="P107">create, list, test, compare and extract archives of files and disk images,</text:p>
        </text:list-item>
      </text:list>
      <text:list xml:id="list2909123924541102813"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List_20_1">store archives into file system and directly on external servers via FTP, SCP, SFTP, or WebDAV,</text:p>
        </text:list-item>
        <text:list-item>
          <text:p text:style-name="List_20_1">with external tools: store archives on CD/DVD/BD including error correction codes, <text:span text:style-name="T63">blanking medium,</text:span></text:p>
        </text:list-item>
        <text:list-item>
          <text:p text:style-name="List_20_1">support storage on a generic device,</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network connection (plain &amp; TLS/SSL),</text:p>
        </text:list-item>
        <text:list-item>
          <text:p text:style-name="List_20_1">optional internal database with information to all stored files and disk images,</text:p>
        </text:list-item>
        <text:list-item>
          <text:p text:style-name="List_20_1_20_End">graphical front end for server to check server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xml:id="list5524778805961544328" text:style-name="L2">
        <text:list-item>
          <text:p text:style-name="P108">glibc 2.3.2 or higher</text:p>
        </text:list-item>
      </text:list>
      <text:list xml:id="list104819198151490" text:continue-list="list2909123924541102813" text:style-name="List_20_1">
        <text:list-item>
          <text:p text:style-name="List_20_1"><text:span text:style-name="Name">BAR</text:span> binary</text:p>
        </text:list-item>
      </text:list>
      <text:list xml:id="list7802908809908402045" text:style-name="L3">
        <text:list-item>
          <text:p text:style-name="P99">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3180444384186078538" text:style-name="L4">
        <text:list-item>
          <text:p text:style-name="P109">cdrecord [<text:reference-ref text:reference-format="text" text:ref-name="cdrtools">cdrtools</text:reference-ref>]</text:p>
        </text:list-item>
      </text:list>
      <text:list xml:id="list104819353129509" text:continue-list="list104819198151490" text:style-name="List_20_1">
        <text:list-item>
          <text:p text:style-name="List_20_1">growisofs [<text:reference-ref text:reference-format="text" text:ref-name="growisofs">growisofs</text:reference-ref>]</text:p>
        </text:list-item>
      </text:list>
      <text:list xml:id="list104819917234703" text:continue-list="list3180444384186078538" text:style-name="L4">
        <text:list-item>
          <text:p text:style-name="P93">mkisofs, <text:span text:style-name="T61">dvd+rw-format</text:span> [<text:reference-ref text:reference-format="text" text:ref-name="dvd+rw-tools">dvd+rw-tools</text:reference-ref>]</text:p>
        </text:list-item>
      </text:list>
      <text:list xml:id="list104819054320087" text:continue-list="list104819353129509" text:style-name="List_20_1">
        <text:list-item>
          <text:p text:style-name="List_20_1_20_End">dvdisaster [<text:reference-ref text:reference-format="text" text:ref-name="dvdisaster">dvdisaster</text:reference-ref>]</text:p>
        </text:list-item>
      </text:list>
      <text:p text:style-name="Text_20_body_20_Start"><text:soft-page-break/><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http://www.kigen.de/projects/bar/index.html</text:a> for available binary packages.</text:p>
      <text:p text:style-name="Text_20_body_20_Start">To compile <text:span text:style-name="Name">BAR</text:span> you need:</text:p>
      <text:list xml:id="list6945881380886596847" text:style-name="L5">
        <text:list-item>
          <text:p text:style-name="P110">C/<text:span text:style-name="T65">C++</text:span> development environment with gcc, <text:span text:style-name="T64">g++</text:span>, GNU make (mandatory)</text:p>
        </text:list-item>
      </text:list>
      <text:list xml:id="list104820440532567" text:continue-list="list104819054320087" text:style-name="List_20_1">
        <text:list-item>
          <text:p text:style-name="List_20_1">m4</text:p>
        </text:list-item>
        <text:list-item>
          <text:p text:style-name="List_20_1">perl</text:p>
        </text:list-item>
        <text:list-item>
          <text:p text:style-name="P79">tclsh</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JDK 1.6 [<text:reference-ref text:reference-format="text" text:ref-name="JRE">JRE, JDK</text:reference-ref>]</text:p>
        </text:list-item>
      </text:list>
      <text:p text:style-name="Text_20_body_20_Start">Optional for compilation are:</text:p>
      <text:list xml:id="list104819183881793"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List_20_1">xdelta library [<text:reference-ref text:reference-format="text" text:ref-name="xdelta">xdelta</text:reference-ref>]</text:p>
        </text:list-item>
        <text:list-item>
          <text:p text:style-name="List_20_1">ssh2 library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List_20_1">iconv library [<text:reference-ref text:reference-format="text" text:ref-name="libiconv">libiconv</text:reference-ref>] and cdio library [<text:reference-ref text:reference-format="text" text:ref-name="libcdio">libcdio</text:reference-ref>]</text:p>
        </text:list-item>
        <text:list-item>
          <text:p text:style-name="List_20_1">pcre library [<text:reference-ref text:reference-format="text" text:ref-name="pcre">pcre</text:reference-ref>]</text:p>
        </text:list-item>
        <text:list-item>
          <text:p text:style-name="List_20_1">libbfd [<text:reference-ref text:reference-format="text" text:ref-name="binutils">binutils</text:reference-ref>]</text:p>
        </text:list-item>
        <text:list-item>
          <text:p text:style-name="List_20_1">ant, launch4j [<text:reference-ref text:reference-format="text" text:ref-name="ant">ant</text:reference-ref>, <text:reference-ref text:reference-format="text" text:ref-name="launch4j">launch4j</text:reference-ref>]</text:p>
        </text:list-item>
        <text:list-item>
          <text:p text:style-name="List_20_1_20_End">epm [<text:reference-ref text:reference-format="text" text:ref-name="epm">epm</text:reference-ref>]</text:p>
        </text:list-item>
      </text:list>
      <text:p text:style-name="Text_20_body_20_Start">For more details to compile <text:span text:style-name="Name">BAR</text:span> by yourself please see chapter <text:bookmark-ref text:reference-format="text" text:ref-name="__RefHeading__35624716">Compilation</text:bookmark-ref>, page <text:bookmark-ref text:reference-format="page" text:ref-name="__RefHeading__35624716">67</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text:soft-page-break/>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p text:style-name="Source_20_code"><text:a xlink:type="simple" xlink:href="http://www.kigen.de/projects/bar/index.html">http://www.kigen.de/projects/bar/index.html</text:a></text:p>
      <text:p text:style-name="Text_20_body_20_Start">for some major Linux distributions. If there is no pre-compiled binary package available for your platform, you must compile <text:span text:style-name="Name">BAR</text:span> by yourself from the sources. The chapter <text:bookmark-ref text:reference-format="text" text:ref-name="__RefHeading__35624716">Compilation</text:bookmark-ref> (see page <text:bookmark-ref text:reference-format="page" text:ref-name="__RefHeading__35624716">67</text:bookmark-ref>) give some instructions how to compile <text:span text:style-name="Name">BAR</text:span>.</text:p>
      <text:p text:style-name="Text_20_body_20_Start">Installation of Debian packages:</text:p>
      <text:p text:style-name="Command">sudo dpkg –install &lt;BAR package file&gt;.deb</text:p>
      <text:p text:style-name="Text_20_body_20_Start">Installation of RPM packages:</text:p>
      <text:p text:style-name="Command">sudo rpm –install &lt;BAR package file&gt;.rpm</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he script <text:alphabetical-index-mark text:string-value="bar-keygen"/><text:span text:style-name="Command">bar-keygen</text:span> can be used to create the required public and private key files as well as the Java key file required for the front end. To generate a new key-pair call:</text:p>
      <text:p text:style-name="Command">sudo bar-keygen</text:p>
      <text:p text:style-name="Text_20_body_20_Start">A <text:span text:style-name="T37">key-pair is valid for one year. If the key-pair expires after one year a new key-pair must be generated with:</text:span></text:p>
      <text:p text:style-name="P26">sudo bar-keygen ‑‑<text:span text:style-name="T37">force</text:spa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and the Java JRE tool <text:span text:style-name="Command">keytool</text:span> [<text:reference-ref text:reference-format="text" text:ref-name="JRE, JDK">JRE, JDK</text:reference-ref>]. Thus to create the key files either OpenSSL or GNU TLS and Java JRE must be installed on the computer.</text:p>
      <text:p text:style-name="Text_20_body">The generated and 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text:soft-page-break/>Usage<text:bookmark-end text:name="__RefHeading__16242_1510295094"/></text:h>
      <text:p text:style-name="Text_20_body_20_Start"><text:span text:style-name="Name">BAR</text:span> is a command line tool which can be called with several options to e. g. create, list, test, compare and extract archives, include and exclude files, directories, links, hard links, special files and devices, enable compression and encryption and other things. The general syntax is:</text:p>
      <text:p text:style-name="Comma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time (see <text:bookmark-ref text:reference-format="text" text:ref-name="__RefHeading__30604910">Archive file name macros</text:bookmark-ref>, page <text:bookmark-ref text:reference-format="page" text:ref-name="__RefHeading__30604910">37</text:bookmark-ref> for available macros).</text:p>
      <text:p text:style-name="Text_20_body">The arguments following the archive name are names or patterns of <text:span text:style-name="T29">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19</text:bookmark-ref>. For the graphical front end see chapter <text:bookmark-ref text:reference-format="text" text:ref-name="__RefHeading__30626103">Graphical front end</text:bookmark-ref>, page <text:bookmark-ref text:reference-format="page" text:ref-name="__RefHeading__30626103">21</text:bookmark-ref>.</text:p>
      <text:p text:style-name="Text_20_body">The following chapters describe the different commands and the most useful options. A full list of all options can be found in the appendix <text:bookmark-ref text:reference-format="text" text:ref-name="__RefHeading__27593402">BAR command line options summary</text:bookmark-ref>, page <text:bookmark-ref text:reference-format="page" text:ref-name="__RefHeading__27593402">39</text:bookmark-ref>.</text:p>
      <text:p text:style-name="Text_20_body_20_Start">The following nomenclature is used in the following sections:</text:p>
      <text:list xml:id="list30304078828012143" text:style-name="L6">
        <text:list-item>
          <text:p text:style-name="P111"><text:bookmark-start text:name="__DdeLink__11097_1674148630"/>&lt;name&gt; stay for a parameter, e. g. a name or some text,</text:p>
        </text:list-item>
      </text:list>
      <text:list xml:id="list104818942031374" text:continue-list="list104819183881793" text:style-name="List_20_1">
        <text:list-item>
          <text:p text:style-name="List_20_1">&lt;number&gt; stay for a number</text:p>
        </text:list-item>
        <text:list-item>
          <text:p text:style-name="List_20_1"><text:bookmark-end text:name="__DdeLink__11097_1674148630"/>&lt;command|script&gt; stay for command or script</text:p>
        </text:list-item>
        <text:list-item>
          <text:p text:style-name="List_20_1">[...] optional parameter,</text:p>
        </text:list-item>
        <text:list-item>
          <text:p text:style-name="List_20_1">... repeat the parameter one or more times,</text:p>
        </text:list-item>
      </text:list>
      <text:list xml:id="list104819358805651" text:continue-list="list30304078828012143" text:style-name="L6">
        <text:list-item>
          <text:p text:style-name="P100">&lt;size&gt; specify a byte size. Sizes can be specified as numbers including the following optional units: <text:span text:style-name="T24">T, </text:span>G, M, K which multiply the given number by 1099511627776 <text:span text:style-name="T24">(1024</text:span><text:span text:style-name="T15">4</text:span><text:span text:style-name="T24">), </text:span>1073741824 (1024<text:span text:style-name="T13">3</text:span>), 1048576 (1024<text:span text:style-name="T13">2</text:span>), 1024 respectively.</text:p>
        </text:list-item>
      </text:list>
      <text:h text:style-name="Heading_20_2" text:outline-level="2"><text:bookmark-start text:name="__RefHeading__16244_1510295094"/><text:alphabetical-index-mark text:string-value="creating archive"/><text:alphabetical-index-mark text:string-value="--creat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text:soft-page-break/>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is not supported on all Linux versions and file systems.</text:p></text:note-body></text:note></text:p>
      <text:p text:style-name="Text_20_body">A file, directory, link, hard link, special file or block device is included into an archive when:</text:p>
      <text:list xml:id="list104820611754589" text:continue-list="list104818942031374"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Start">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33">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_20_Cont.">bar -c backup1.bar /home/foo/file1.txt /home/foo/file2.txt</text:p>
      <text:p text:style-name="Command_20_Cont.">bar -c backup2.bar /home/foo/*.txt -# 'documents/*' -! '*/trash/*'</text:p>
      <text:p text:style-name="Command_20_End">bar -c backup3.bar /home --dry-run</text:p>
      <text:p text:style-name="Note">Note:<text:tab/><text:span text:style-name="Name">BAR</text:span> 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text:soft-page-break/>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4755937801239047113" text:style-name="L7">
        <text:list-item>
          <text:p text:style-name="P112">ext2</text:p>
        </text:list-item>
      </text:list>
      <text:list xml:id="list104820615790043" text:continue-list="list104820611754589"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ext4</text:p>
        </text:list-item>
        <text:list-item>
          <text:p text:style-name="List_20_1_20_End">reiserFS (version 3.5/3.6)</text:p>
        </text:list-item>
      </text:list>
      <text:p text:style-name="Text_20_body_20_Start">Experimental supported file systems are:</text:p>
      <text:list xml:id="list104820308761686" text:continue-list="list4755937801239047113" text:style-name="L7">
        <text:list-item>
          <text:p text:style-name="P80">ext4</text:p>
        </text:list-item>
      </text:list>
      <text:p text:style-name="Text_20_body_20_Start">Experimental, but no longer supported files systems are:</text:p>
      <text:list xml:id="list104818812817916" text:continue-numbering="true" text:style-name="L7">
        <text:list-item>
          <text:p text:style-name="P80">reiser4</text:p>
        </text:list-item>
      </text:list>
      <text:h text:style-name="Heading_20_2" text:outline-level="2"><text:bookmark-start text:name="__RefHeading__16250_1510295094"/><text:alphabetical-index-mark text:string-value="list archive"/><text:alphabetical-index-mark text:string-value="--list"/>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bar &lt;bar archive file&gt;...</text:p>
      <text:p text:style-name="Text_20_body_20_Start">Examples:</text:p>
      <text:p text:style-name="Command_20_Start">bar home.bar</text:p>
      <text:p text:style-name="Command_20_Cont.">bar --list backup1.bar backup2.bar</text:p>
      <text:p text:style-name="Command_20_Cont.">bar -L dvd://*.bar</text:p>
      <text:p text:style-name="Command_20_Cont.">bar -H sftp://user@server</text:p>
      <text:p text:style-name="Command">bar -L -H webdav://user@server/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or WebDAV server or from CD/DVD/BD can be listed by specify the directory name.</text:p>
      <text:p text:style-name="Text_20_body_20_Start">Examples:</text:p>
      <text:p text:style-name="Command_20_Start">bar /home</text:p>
      <text:p text:style-name="Command_20_Cont."><text:soft-page-break/>bar dvd://</text:p>
      <text:p text:style-name="Command_20_Cont.">bar sftp://user@server</text:p>
      <text:p text:style-name="Command_20_End">bar webdav://user@server</text:p>
      <text:h text:style-name="Heading_20_2" text:outline-level="2"><text:bookmark-start text:name="__RefHeading__16252_1510295094"/><text:alphabetical-index-mark text:string-value="test archive"/><text:alphabetical-index-mark text:string-value="--test"/>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Cont.">bar -t backup1.bar backup2.bar</text:p>
      <text:p text:style-name="Command_20_Cont.">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 archive"/><text:alphabetical-index-mark text:string-value="--compare"/>Compare archives<text:bookmark-end text:name="__RefHeading__16254_1510295094"/></text:h>
      <text:p text:style-name="Text_20_body_20_Start">To compare the content of archives with the content in the file system, disk or partition enter the following command:</text:p>
      <text:p text:style-name="Command_20_Start">bar ‑‑compare &lt;bar archive file&gt;...</text:p>
      <text:p text:style-name="Command_20_End">bar -d &lt;bar archive file&gt;... </text:p>
      <text:p text:style-name="Text_20_body_20_Start"><text:span text:style-name="Name">BAR</text:span> compare the archive with the content in the file system, disk or partition and report any entry or image which differs. The compare function can be used to check if an archive still contain the entries or images which are on disk.</text:p>
      <text:p text:style-name="Text_20_body_20_Start">Examples:</text:p>
      <text:p text:style-name="Command_20_Start">bar ‑‑compare home.bar</text:p>
      <text:p text:style-name="Command_20_Cont.">bar -d backup1.bar backup2.bar</text:p>
      <text:p text:style-name="Command_20_Cont.">bar -d dvd://*.bar</text:p>
      <text:p text:style-name="Command_20_End">bar -d webdav://user@server/*.bar</text:p>
      <text:p text:style-name="Index">The content of the specified archives are compared with the existing file system entries or disk image content. If some entry or image in an archive differ from the file system/image on disk a message is printed.</text:p>
      <text:h text:style-name="Heading_20_2" text:outline-level="2"><text:bookmark-start text:name="__RefHeading__16256_1510295094"/><text:alphabetical-index-mark text:string-value="extract archive"/><text:alphabetical-index-mark text:string-value="--extract"/>Extract archives<text:bookmark-end text:name="__RefHeading__16256_1510295094"/></text:h>
      <text:p text:style-name="Index">To extract (restore) the content of an archive enter the following command:</text:p>
      <text:p text:style-name="Command_20_Start">bar ‑‑extract &lt;bar archive file&gt;...</text:p>
      <text:p text:style-name="Command_20_End">bar -x &lt;bar archive file&gt;...</text:p>
      <text:p text:style-name="Text_20_body_20_Start"><text:soft-page-break/><text:span text:style-name="Name">BAR</text:span> extract the content of the archive and restore all files,directories, links, hard links, special files and disk images which are stored in the specified archive files. Existing files, directories, links, hard links and special files will not be overwritten if not specified different by the option ‑‑<text:span text:style-name="Option"><text:span text:style-name="T11">overwrite-files</text:span></text:span>. The destination of restored files, directories, links, hard links, special files, and disk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_20_Cont.">bar -x backup1.bar backup2.bar</text:p>
      <text:p text:style-name="Command_20_End">bar -x backup3.bar –dry-run</text:p>
      <text:h text:style-name="Heading_20_2" text:outline-level="2"><text:bookmark-start text:name="__RefHeading__16258_1510295094"/><text:alphabetical-index-mark text:string-value="differential archive"/><text:alphabetical-index-mark text:string-value="incremental archive"/>Incremental/Differential archives<text:bookmark-end text:name="__RefHeading__16258_1510295094"/></text:h>
      <text:p text:style-name="Text_20_body_20_Start"><text:span text:style-name="Name">BAR</text:span> can also create incremental and differential archives:</text:p>
      <text:list xml:id="list104820014224752" text:continue-list="list104820615790043" text:style-name="List_20_1">
        <text:list-item>
          <text:p text:style-name="List_20_1_20_Start">Incremental archives: contain all changed files, directories, links, hard links and special files since the last incremental archive was created.</text:p>
        </text:list-item>
        <text:list-item>
          <text:p text:style-name="List_20_1_20_End">Differential archives: contain all changed files, directories, links, hard links and special files since the last full archive was created.</text:p>
        </text:list-item>
      </text:list>
      <text:p text:style-name="Note">Note:<text:tab/>Incremental/Differential archives are not useful for storing disk images.</text:p>
      <text:p text:style-name="P54">To detect which files, directories, links, hard links, or special files are changed since the last incremental archive resp. the last full archive was created, <text:s/>create an incremental data file when the first full archive is created resp. update this file when an incremental archive is created.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extension <text:span text:style-name="T1">.bid</text:span><text:span text:style-name="T5">. The full name is derived from the created archive file by the following pattern:</text:span></text:p>
      <text:p text:style-name="P24">&lt;path&gt;/&lt;archive name&gt;&lt;date&gt;&lt;number&gt;.bar</text:p>
      <text:p text:style-name="Text_20_body_20_Start">will create an incremental data file with the name</text:p>
      <text:p text:style-name="P25">&lt;path&gt;/&lt;archive name&gt;.bid</text:p>
      <text:p text:style-name="Text_20_body_20_Start"><text:span text:style-name="T5">The derived default incremental data file name may be overwritten with the option </text:span><text:span text:style-name="Option"><text:span text:style-name="T11">-I</text:span></text:span><text:span text:style-name="T5"> or </text:span><text:span text:style-name="Option"><text:span text:style-name="T11">‑‑incremental-list-file</text:span></text:span><text:span text:style-name="T5">.</text:span></text:p>
      <text:p text:style-name="P27">Note:<text:tab/>Incremental data files are not encrypted, not compressed, and always stored on the local hard disk and are never transmitted to a remote server. The incremental data files are only used by <text:span text:style-name="Name">BAR</text:span> itself to create incremental or differential archives.</text:p>
      <text:p text:style-name="Text_20_body_20_Start">To create an incremental or differential archive first create a full archive with all entries using the following command:</text:p>
      <text:p text:style-name="P24"><text:soft-page-break/>bar ‑‑full ‑‑incremental-list-file=&lt;incremental data file name&gt; ‑‑create &lt;archive file name&gt; &lt;file or directory&gt;...</text:p>
      <text:p text:style-name="Note"><text:span text:style-name="T11">Note:<text:tab/>Use the option </text:span><text:span text:style-name="Option"><text:span text:style-name="T11">‑‑no-storage</text:span></text:span><text:span text:style-name="T11"> to create the incremental data file only.</text:span></text:p>
      <text:p text:style-name="Text_20_body_20_Start">Example:</text:p>
      <text:p text:style-name="Command">bar ‑‑full ‑‑incremental-list-file=home.bid ‑‑create home.bar /home</text:p>
      <text:p text:style-name="Text_20_body_20_Start"><text:span text:style-name="T5">This example command create the files </text:span><text:span text:style-name="Filename"><text:span text:style-name="T11">home.bar</text:span></text:span><text:span text:style-name="T5"> and </text:span><text:span text:style-name="Filename"><text:span text:style-name="T11">home.bid.</text:span></text:span></text:p>
      <text:p text:style-name="Text_20_body"><text:span text:style-name="Filename"><text:span text:style-name="T5">To create an incremental archive after some files, directories, links, hard links, or special files were modified use the command:</text:span></text:span></text:p>
      <text:p text:style-name="Command_20_Start"><text:span text:style-name="Command"><text:span text:style-name="T11">bar ‑‑incremental </text:span></text:span><text:span text:style-name="Command"><text:span text:style-name="T1">‑‑incremental-list-file=&lt;incremental data file name&gt; </text:span></text:span><text:span text:style-name="Command"><text:span text:style-name="T11">‑‑create &lt;archive file name&gt; &lt;file or directory&gt;...</text:span></text:span></text:p>
      <text:p text:style-name="Command_20_End"><text:span text:style-name="Command"><text:span text:style-name="T11">bar -i -I</text:span></text:span><text:span text:style-name="Command"><text:span text:style-name="T1">=&lt;incremental data file name&gt; </text:span></text:span><text:span text:style-name="Command"><text:span text:style-name="T11">‑‑create &lt;archive file name&gt; &lt;file or directory&gt;...</text:span></text:span></text:p>
      <text:p text:style-name="Text_20_body_20_Start"><text:span text:style-name="Filename"><text:span text:style-name="T5">To create a differential archive after some files, directories, links, hard links, or special files were modified use the command:</text:span></text:span></text:p>
      <text:p text:style-name="Command"><text:span text:style-name="Command"><text:span text:style-name="T11">bar ‑‑differential </text:span></text:span><text:span text:style-name="Command"><text:span text:style-name="T1">‑‑incremental-list-file=&lt;incremental data file name&gt; </text:span></text:span><text:span text:style-name="Command"><text:span text:style-name="T11">‑‑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11">These commands read in the incremental data file </text:span><text:span text:style-name="Filename"><text:span text:style-name="T11">home.bid</text:span></text:span><text:span text:style-name="T11"> and store all modified files from /</text:span><text:span text:style-name="Filename"><text:span text:style-name="T11">home</text:span></text:span><text:span text:style-name="T11"> into the new archive </text:span><text:span text:style-name="Filename"><text:span text:style-name="T11">home-incremental.bar</text:span></text:span><text:span text:style-name="T11"> resp. </text:span><text:span text:style-name="Filename"><text:span text:style-name="T11">home-differential.bar</text:span></text:span><text:span text:style-name="T11">. After the incremental archive is created the incremental data file </text:span><text:span text:style-name="Filename"><text:span text:style-name="T11">home.bid</text:span></text:span><text:span text:style-name="T11"> is updated, too.</text:span></text:p>
      <text:h text:style-name="Heading_20_2" text:outline-level="2"><text:bookmark-start text:name="__RefHeading__16260_1510295094"/><text:alphabetical-index-mark text:string-value="compress archive"/><text:alphabetical-index-mark text:string-value="compress archive"/><text:alphabetical-index-mark text:string-value="-z"/><text:alphabetical-index-mark text:string-value="-z"/><text:alphabetical-index-mark text:string-value="--compress-algorithm"/><text:alphabetical-index-mark text:string-value="--compress-algorithm"/>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104819758845056"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 link archive entries and will be ignored for any other archive entry type.</text:p>
      <text:p text:style-name="Text_20_body">If compression is enabled each entry in the archive is compressed separately. This result in a slightly bigger archive file than compressing the complete archive like e. g. <text:span text:style-name="Command">tar</text:span> do with the <text:soft-page-break/>appropriated compression algorithm, but with single compressed entries <text:span text:style-name="Name">BAR</text:span> can list and search archive content very fast,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6">7</text:sequence-ref>: <text:sequence-ref text:reference-format="caption" text:ref-name="refTable6">Compression algorithms</text:sequence-ref> (see page <text:sequence-ref text:reference-format="page" text:ref-name="refTable6">44</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_20_Cont.">bar ‑‑create home.bar /home -z bzip5</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To enable encryption use the following option:</text:p>
      <text:p text:style-name="Command"><text:bookmark-start text:name="__DdeLink__5964_382569047"/>--crypt-algorithm=&lt;name&gt;<text:bookmark-end text:name="__DdeLink__5964_382569047"/></text:p>
      <text:p text:style-name="Text_20_body_20_Start">or</text:p>
      <text:p text:style-name="Command"><text:bookmark-start text:name="__DdeLink__5966_382569047"/>-y &lt;name&gt;<text:bookmark-end text:name="__DdeLink__5966_382569047"/></text:p>
      <text:p text:style-name="Text_20_body_20_Start"><text:soft-page-break/>When encryption is enabled, a pass phrase must be entered when the archive is created. The content of the archive may later only be accessed when the pass phrase is entered correctly agai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7">8</text:sequence-ref>: <text:sequence-ref text:reference-format="caption" text:ref-name="refTable7">Encryption algorithms</text:sequence-ref> (see page <text:sequence-ref text:reference-format="page" text:ref-name="refTable7">45</text:sequence-ref>). The strength of encryption depend on the used algorithm and the used pass phrase. Currently e. g. AES256 may be a good choice for the encryption algorithm.</text:p>
      <text:p text:style-name="Text_20_body">Do not weaken the encryption by weak pass phrases! If your pass phrase used for encryption is to weak and may be guessed easily then encryption become useless. Thus use a pass phrase of at least 8 characters and use not only characters, but digits and special characters, too. See also e. g. <text:a xlink:type="simple" xlink:href="http://en.wikipedia.org/wiki/Passphrase">http://en.wikipedia.org/wiki/Passphrase</text:a> how to select a good pass phrase.</text:p>
      <text:p text:style-name="Note">Note:<text:tab/>There is no way to restore the archive content if you forgot the pass phrase!</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2" text:note-class="footnote"><text:note-citation>2</text:note-citation><text:note-body><text:p text:style-name="Footnote">RSA is a cryptographic algorithm of Ron Rivest, Adi Shamir and Leonard Adleman which uses separated key data for encryption and decryption (public-key-encryption). See <text:a xlink:type="simple" xlink:href="http://en.wikipedia.org/wiki/RSA"><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private key. For each new archive part a new random key is generated.</text:p>
      <text:p text:style-name="Text_20_body_20_Start">To use asymmetric RSA encryption a public/private key-pair must be generated in advance.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word phrase for the private key and then create a pair of files with the names <text:span text:style-name="Filename">key.public</text:span> and <text:span text:style-name="Command">key.private</text:span> which contain a RSA key-pair.</text:p>
      <text:p text:style-name="Note">Note:<text:tab/>Because the RSA encryption private key is a critical piece of data, always keep this key at a secret place!</text:p>
      <text:p text:style-name="Note"><text:soft-page-break/>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alphabetical-index-mark text:string-value="split archives"/><text:alphabetical-index-mark text:string-valu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archive-part-size=&lt;size&gt;</text:p>
      <text:p text:style-name="Text_20_body_20_Start">or</text:p>
      <text:p text:style-name="Command">-s &lt;size&gt;</text:p>
      <text:p text:style-name="Note">Note:<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 places by specifying an <text:alphabetical-index-mark-start text:id="IMark122358632"/><text:alphabetical-index-mark-start text:id="IMark122375784"/>URI<text:alphabetical-index-mark-end text:id="IMark122375784"/><text:alphabetical-index-mark-end text:id="IMark122358632"/> (Uniform Resource Identifier) at the beginning of an archive file name. The default is storing into the local file system when no URI is given. <text:span text:style-name="Name">BAR</text:span>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text:soft-page-break/>or simply</text:p>
      <text:p text:style-name="Command">&lt;file name&gt;</text:p>
      <text:p text:style-name="Text_20_body_20_Start">Examples:</text:p>
      <text:p text:style-name="Command_20_Start">bar ‑‑create file:///backup/home.bar /home</text:p>
      <text:p text:style-name="Command_20_End">bar ‑‑create /backup/home.bar /home</text:p>
      <text:h text:style-name="Heading_20_3" text:outline-level="3"><text:bookmark-start text:name="__RefHeading__33452803"/>Remote server (FTP/SCP/SFTP/WebDAV)<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or ftplib <text:bookmark-start text:name="__DdeLink__6408_909302912"/><text:bibliography-mark text:identifier="ftplib" text:bibliography-type="www" text:title="ftplib" text:url="http://nbpfaus.net/~pfau/ftplib">[ftplib]</text:bibliography-mark><text:bookmark-end text:name="__DdeLink__6408_909302912"/> is compiled-in or via the SSH/SCP/SFTP/WebDAV protocol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3" text:note-class="footnote"><text:note-citation>3</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Cont.">ftp://[&lt;login name&gt;[:&lt;login password&gt;]@]&lt;server name&gt;<text:bookmark-start text:name="__DdeLink__18111_1251790468"/>/<text:bookmark-end text:name="__DdeLink__18111_1251790468"/>&lt;file name&gt;</text:p>
      <text:p text:style-name="Command_20_Cont.">scp://[&lt;login name&gt;[:&lt;login password&gt;]@]&lt;server name&gt;[:&lt;port&gt;]/&lt;file name&gt;</text:p>
      <text:p text:style-name="Command_20_Cont."><text:bookmark-start text:name="__DdeLink__6446_909302912"/>sftp://[&lt;login name&gt;[:&lt;login password&gt;]@]&lt;server name&gt;[:&lt;port&gt;]/&lt;file name&gt;<text:bookmark-end text:name="__DdeLink__6446_909302912"/></text:p>
      <text:p text:style-name="Command">webdav://[&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11">max-tmp-size</text:span></text:span><text:span text:style-name="T5"> to limit the space </text:span><text:span text:style-name="Name"><text:span text:style-name="T11">BAR</text:span></text:span><text:span text:style-name="T5"> may use for temporary files. Transmission of an archive part to a remove server is done with full speed of the network connection uplink. To limited the used bandwidth use the option </text:span><text:span text:style-name="Option"><text:span text:style-name="T11">‑‑max-band-with</text:span></text:span><text:span text:style-name="T5">.</text:span></text:p>
      <text:p text:style-name="Text_20_body_20_Start">Examples:</text:p>
      <text:p text:style-name="Command_20_Start">bar ‑‑create ftp:///backup/home.bar /home</text:p>
      <text:p text:style-name="Command_20_Cont.">bar ‑‑create scp://foo@myserver/backup/home.bar /home</text:p>
      <text:p text:style-name="Command_20_Cont."><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P57">When the external tools <text:span text:style-name="Command">cdrecord</text:span> [<text:reference-ref text:reference-format="text" text:ref-name="cdrtools">cdrtools</text:reference-ref>], <text:span text:style-name="Command"><text:span text:style-name="T11">growisofs</text:span></text:span> <text:bibliography-mark text:identifier="growisofs" text:bibliography-type="www" text:title="growisofs">[growisofs]</text:bibliography-mark>, <text:span text:style-name="Command"><text:span text:style-name="T11">mkisofs, </text:span></text:span><text:span text:style-name="Command"><text:span text:style-name="T12">dvd+rw-format [</text:span></text:span><text:span text:style-name="Command"><text:span text:style-name="T12"><text:reference-ref text:reference-format="text" text:ref-name="dvd+rw-tools">dvd+rw-tools</text:reference-ref></text:span></text:span><text:span text:style-name="Command"><text:span text:style-name="T12">],</text:span></text:span><text:span text:style-name="T1"> </text:span>and optionally <text:span text:style-name="Command"><text:span text:style-name="T11">dvdisaster</text:span></text:span><text:span text:style-name="T1"> </text:span><text:span text:style-name="T16"><text:bibliography-mark text:identifier="dvdisaster" text:bibliography-type="www" text:title="dvdisaster" text:url="http://dvdisaster.net/en/index.html">[dvdisaster]</text:bibliography-mark></text:span> are installed, <text:span text:style-name="Name">BAR</text:span> can also create CDs, DVDs and BDs with optionally added error correction codes <text:span text:style-name="T63">and blank a medium before writing</text:span>. To store the archives on CD/DVD/BD use the following URIs:</text:p>
      <text:p text:style-name="Command_20_Cont.">cd://<text:bookmark-start text:name="__DdeLink__8785_1167535429"/>[device name:]<text:bookmark-end text:name="__DdeLink__8785_1167535429"/>&lt;file name&gt;</text:p>
      <text:p text:style-name="Command_20_Cont.">dvd://[device name:]&lt;file name&gt;</text:p>
      <text:p text:style-name="Command">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text:span text:style-name="Name">BAR</text:span> can read archive files written on CD/DVD/BD directly without mounting the CD/DVD/BD.<text:note text:id="ftn4" text:note-class="footnote"><text:note-citation>4</text:note-citation><text:note-body><text:p text:style-name="Footnote">The pre-compiled packages have this library compiled-in.</text:p></text:note-body></text:note> Otherwise the CD/DVD/BD must be mounted first, then the archive files can be read as normal files.</text:p>
      <text:p text:style-name="Text_20_body_20_Start"><text:soft-page-break/>To add error correction codes in the space not used on the CD/DVD/BD the external tool <text:span text:style-name="Command">dvdisaster</text:span> can be used to add Reed Solomon error correction codes<text:note text:id="ftn5" text:note-class="footnote"><text:note-citation>5</text:note-citation><text:note-body><text:p text:style-name="Footnote">http://en.wikipedia.org/wiki/Reed%E2%80%93Solomon_error_correction</text:p></text:note-body></text:note>. <text:span text:style-name="Name">BAR</text:span> will call <text:span text:style-name="Command">dvdisaster</text:span> after creating the CD/DVD/BD image to add the error correction codes to the image when you specify the following option:</text:p>
      <text:p text:style-name="Command">--ecc</text:p>
      <text:p text:style-name="P58">If a CD/DVD/BD medium is used which may already contain some old data which should be overwritten it may be required first to blank the medium before it can be written. Blanking can be done with the option:</text:p>
      <text:p text:style-name="Command">--blank</text:p>
      <text:p text:style-name="Text_20_body_20_Start">When a CD/DVD/BD is created it is recommended to enable archive splitting (see ). Otherwise a single archive file is created which may not fit on the CD/DVD/BD medium<text:note text:id="ftn6" text:note-class="footnote"><text:note-citation>6</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and the medium size should have suitable settings.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 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61">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text:span text:style-name="T62">blank </text:span>‑‑create dvd:///dev/dvd:home.bar /home</text:p>
      <text:h text:style-name="Heading_20_3" text:outline-level="3"><text:bookmark-start text:name="__RefHeading__33455003"/>Device<text:bookmark-end text:name="__RefHeading__33455003"/></text:h>
      <text:p text:style-name="Text_20_body_20_Start"><text:span text:style-name="Name">BAR</text:span> can store archives also on some general device. This could be a tape system or some other type of storage device which can be accessed via some device name.</text:p>
      <text:p text:style-name="Text_20_body_20_Start"><text:soft-page-break/>To store the archive on a device use the following URI:</text:p>
      <text:p text:style-name="Command">device://[&lt;device name&gt;:]&lt;file name&gt;</text:p>
      <text:p text:style-name="Text_20_body_20_Start">Example:</text:p>
      <text:p text:style-name="Command">bar ‑‑create device:///device/backup/home.bar /home</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7" text:note-class="footnote"><text:note-citation>7</text:note-citation><text:note-body><text:p text:style-name="Footnote">Accessing <text:span text:style-name="Name">BAR</text:span> on a remove system may require to open the <text:span text:style-name="Name">BAR</text:span> server control ports in routers and firewall settings. As an alternative a SSH tunnel may be used. See the FAQ, page <text:bookmark-ref text:reference-format="page" text:ref-name="__RefHeading__31406103">71</text:bookmark-ref> for this.</text:p></text:note-body></text:note> – with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bar ‑‑daemon</text:p>
      <text:p text:style-name="Text_20_body_20_Start">This start <text:span text:style-name="Name">BAR</text:span> and detach the process to run in the background.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3" office:value-type="string">
            <text:p text:style-name="P4">38523</text:p>
          </table:table-cell>
          <table:table-cell table:style-name="Table1.B3" office:value-type="string">
            <text:p text:style-name="P4">plain connection</text:p>
          </table:table-cell>
          <table:table-cell table:style-name="Table1.C3" office:value-type="string">
            <text:p text:style-name="P4">--server-port=&lt;n&gt;</text:p>
          </table:table-cell>
        </table:table-row>
        <table:table-row>
          <table:table-cell table:style-name="Table1.A3" office:value-type="string">
            <text:p text:style-name="P4">38524</text:p>
          </table:table-cell>
          <table:table-cell table:style-name="Table1.B3" office:value-type="string">
            <text:p text:style-name="P4">TLS (SSL) connection</text:p>
          </table:table-cell>
          <table:table-cell table:style-name="Table1.C3" office:value-type="string">
            <text:p text:style-name="P4">--tls-server-port=&lt;n&gt;</text:p>
          </table:table-cell>
        </table:table-row>
      </table:table>
      <text:p text:style-name="Caption">Table <text:sequence text:ref-name="refTable3" text:name="Table" text:formula="ooow:Table+1" style:num-format="1">4</text:sequence>: Server ports</text:p>
      <text:p text:style-name="Text_20_body">A SSL en<text:span text:style-name="T26">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Firewall<text:bookmark-end text:name="__RefHeading__6783_1531997487"/></text:h>
      <text:p text:style-name="Text_20_body">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text:soft-page-break/>iptables -I INPUT 4 -p tcp --dport 38524 -j ACCEPT</text:p>
      <text:p text:style-name="Command_20_Cont."/>
      <text:p text:style-name="Text_20_body_20_Start">The rule number (4 in this example) may be different. The correct number can be detected with the iptables command:</text:p>
      <text:p text:style-name="Command">iptables –list</text:p>
      <text:p text:style-name="Text_20_body_20_Start">The new rules should be inserted before the general <text:span text:style-name="Command">iptables DROP</text:span> command.</text:p>
      <text:h text:style-name="Heading_20_2" text:outline-level="2"><text:bookmark-start text:name="__RefHeading__16272_1510295094"/>Database<text:bookmark-end text:name="__RefHeading__16272_1510295094"/></text:h>
      <text:p text:style-name="Text_20_body_20_Start">When <text:span text:style-name="Name">BAR</text:span> is started as a server (daemon) and the optional internal database is configured (see configuration entries <text:span text:style-name="Command">index-database-...</text:span> in <text:span text:style-name="Filename">/etc/bar/bar.cfg</text:span>) <text:span text:style-name="Name">BAR</text:span> create for all stored entries and disk images an entry in an internal index database<text:note text:id="ftn8" text:note-class="footnote"><text:note-citation>8</text:note-citation><text:note-body><text:p text:style-name="Footnote">The sqlite SQL database engine is used [<text:reference-ref text:reference-format="text" text:ref-name="SQLite">SQLite</text:reference-ref>].</text:p></text:note-body></text:note>. Also stored archives located in the file system and on external servers are scanned and an index is created and updated automatically. With the internal database searching for entries and disk images and restoring is much faster and it is possible to search for entries without having direct access to the storage files, e. g. stored on a remote server.</text:p>
      <text:p text:style-name="Text_20_body">Archives in the database are organized in entities. An entity is an instance of a job run either by the scheduler or when executed manually. And entity may contain several storage files which are themselves contain all the entry meta information like names and size<text:span text:style-name="T26">s</text:span> of the store entries.</text:p>
      <text:p text:style-name="Note">Note:<text:tab/>For special cases creating an index for archives can be disabled with the command line option <text:span text:style-name="Option">‑‑no-index-database</text:span>.</text:p>
      <text:p text:style-name="Text_20_body_20_Start">Archives which are not already in the internal database are <text:span text:style-name="T36">periodically checked and </text:span>added automatically if</text:p>
      <text:list xml:id="list104820023414110" text:continue-numbering="true" text:style-name="List_20_1">
        <text:list-item>
          <text:p text:style-name="P117">the archive files are stored either in the file system, on a ftp server, scp/sftp server, or a we<text:span text:style-name="T26">bdav</text:span> server and</text:p>
        </text:list-item>
        <text:list-item>
          <text:p text:style-name="P94">the name suffix is <text:span text:style-name="Filename">.bar,</text:span> and</text:p>
        </text:list-item>
        <text:list-item>
          <text:p text:style-name="P106">if the archives can be decrypted which means the running <text:span text:style-name="Name">BAR</text:span> server has the required pass phrase stored in the internal pass phrase cache and the required private key file.</text:p>
        </text:list-item>
      </text:list>
      <text:p text:style-name="P50"><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ng and up<text:span text:style-name="T26">d</text:span>ates, specify the option ‑‑index<text:span text:style-name="Option">-database-no-auto-update</text:span>.</text:p>
      <text:p text:style-name="Note">Note:<text:tab/>The internal database file need some disk space. If the database is not required or a huge number of files are stored the database feature may be disabled by commenting out the configuration entry <text:span text:style-name="Command"><text:span text:style-name="T26">index-d</text:span></text:span><text:span text:style-name="Command">atabase</text:span> in /etc/bar/<text:span text:style-name="Filename">bar.cfg</text:span>.</text:p>
      <text:p text:style-name="P48"><text:span text:style-name="T26">S</text:span>torage files can be added, removed, <text:span text:style-name="T27">or refreshed manually in</text:span> index database with the command line options <text:span text:style-name="Option">--index-database-add</text:span> <text:span text:style-name="Option">--index-database-remove</text:span> <text:span text:style-name="T27">and –</text:span><text:span text:style-name="Option"><text:span text:style-name="T27">index-database-refresh </text:span></text:span>of <text:span text:style-name="Name"><text:span text:style-name="T26">BARC</text:span></text:span><text:span text:style-name="Name">ontrol</text:span> or via the <text:span text:style-name="Command"><text:span text:style-name="T26">BARC</text:span></text:span><text:span text:style-name="Command">ontrol</text:span> front end, tab restore in the context menu of the archive list.</text:p>
      <text:p text:style-name="P28">Note:<text:tab/>The index database is upgraded automatically when a new <text:span text:style-name="Name">BAR</text:span> version is installed and run for the first time. Depending on the size of the database this may take some time. The <text:soft-page-break/>upgrade is done in the background. <text:span text:style-name="T26">The show data in </text:span><text:span text:style-name="Command"><text:span text:style-name="T26">BARControl</text:span></text:span><text:span text:style-name="T26"> in the restore tab may be incomplete while an upgrade of the index database is running in the background.</text:span></text:p>
      <text:h text:style-name="Heading_20_3" text:outline-level="3"><text:bookmark-start text:name="__RefHeading__8614_961238848"/>bar-sqlite3<text:bookmark-end text:name="__RefHeading__8614_961238848"/></text:h>
      <text:p text:style-name="P16">Usually the index database is maintained and updated from <text:span text:style-name="Name">BAR</text:span> automatically. In case the database may be corrupt or invalid <text:span text:style-name="Name">BAR</text:span> try to create a new database and import the data from the old database file. For manual maint<text:span text:style-name="T50">e</text:span>n<text:span text:style-name="T50">an</text:span>ce the tool <text:span text:style-name="Command">bar-sqlite3</text:span> can be used for some basic operations.</text:p>
      <text:list xml:id="list104819655822976" text:continue-numbering="true" text:style-name="List_20_1">
        <text:list-item>
          <text:p text:style-name="List_20_1">create a new empty database: <text:span text:style-name="T36">this is done with option </text:span><text:span text:style-name="Option"><text:span text:style-name="T36">‑‑create</text:span></text:span><text:span text:style-name="T36">.</text:span></text:p>
        </text:list-item>
      </text:list>
      <text:p text:style-name="Note">Note: be careful with this option! An existing database is deleted when a new one is created</text:p>
      <text:list xml:id="list104820417605395" text:continue-numbering="true" text:style-name="List_20_1">
        <text:list-item>
          <text:p text:style-name="P81"><text:span text:style-name="Option"><text:span text:style-name="T36">‑‑create-triggers: </text:span></text:span>re-create all triggers of the database<text:span text:style-name="T36">. It deletes all internal trigger functions and re-create them. The operation does not lose data in the index. This option is rarely used and may only be useful after an upgrade of BAR when the database internal structures changed and some trigger functions have to be updated.</text:span></text:p>
        </text:list-item>
        <text:list-item>
          <text:p text:style-name="P81"><text:span text:style-name="Option">‑‑</text:span><text:span text:style-name="Option"><text:span text:style-name="T50">create-newest</text:span></text:span><text:span text:style-name="T50">: re-create all newest data in the database. It deletes all existing newest data in the database and re-creates it from the entries data.</text:span></text:p>
        </text:list-item>
        <text:list-item>
          <text:p text:style-name="P81"><text:span text:style-name="Option"><text:span text:style-name="T36">‑‑create-indizes: </text:span></text:span>re-create all indizes of the database. <text:span text:style-name="T36">It deletes all internal indizes in the database and re-create them. The operation does not lose data in the index, but depending on the size of the database it takes some time to complete. This operation may solve problems when the index is incomplete or show wrong sizes or number of entries.</text:span></text:p>
        </text:list-item>
        <text:list-item>
          <text:p text:style-name="List_20_1">execute some SQL command: <text:span text:style-name="T36">execute an arbitrary SQL command. SQL commands may also be piped into bar-sqlite3 with </text:span><text:span text:style-name="Option"><text:span text:style-name="T36">‑</text:span></text:span><text:span text:style-name="T36"> as the SQL command.</text:span></text:p>
        </text:list-item>
      </text:list>
      <text:h text:style-name="Heading_20_2" text:outline-level="2"><text:bookmark-start text:name="__RefHeading__30626103"/><text:alphabetical-index-mark text:string-value="graphical front end"/>Graphical front end<text:bookmark-end text:name="__RefHeading__30626103"/></text:h>
      <text:p text:style-name="Text_20_body_20_Start">The graphical front end <text:span text:style-name="Name">BARControl</text:span> for <text:span text:style-name="Name">BAR</text:span> can be used to control a <text:span text:style-name="Name">BAR</text:span> server instance running on the local or some remote computer. Via the front end the status of a server can be display, backup or restore jobs can be create, edited, deleted, started, paused, suspended or canceled.</text:p>
      <text:p text:style-name="P28">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26">BARC</text:span></text:span><text:span text:style-name="Name">ontrol</text:span>.</text:p>
      <text:p text:style-name="Text_20_body_20_Start">The graphical front end is started with:</text:p>
      <text:p text:style-name="Command">barcontrol [&lt;server&gt;]</text:p>
      <text:p text:style-name="Illustration_20_Index_20_1">resp. with:</text:p>
      <text:p text:style-name="Command">barcontrol.bat [&lt;server&gt;]</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tab/>red numbers like <text:span text:style-name="Number_20_Mark">B</text:span> in the images are only markers for this documentation and are not part of the graphical user interface.</text:p>
      <text:p text:style-name="Note">Note:<text:tab/>Most input fields and buttons have a short online-help as tool tips. The tool tips are shown when you keep the mouse pointer over some field or button for a short time.</text:p>
      <text:p text:style-name="Note">Note:<text:tab/>To hide the shell window which is opened on Windows, create a Windows link and select in the properties settings of the Windows link the option “minimized”.</text:p>
      <text:p text:style-name="Text_20_body_20_Start"><text:soft-page-break/>The front end try to connect to the specified server or the local computer if no sever name is specified either via a TLS/SSL encrypted connection or via a plain connection.</text:p>
      <text:p text:style-name="Note">Note:<text:tab/>For TLS/SSL encrypted connections a TLS/SSL key pair must be generated. The <text:span text:style-name="Name">BAR</text:span> tool <text:span text:style-name="Command">bar-keygen</text:span> can generate the key files. See chapter <text:bookmark-ref text:reference-format="text" text:ref-name="__RefHeading__31496503">Network connection key files</text:bookmark-ref>, page <text:bookmark-ref text:reference-format="page" text:ref-name="__RefHeading__31496503">7</text:bookmark-ref>.</text:p>
      <text:p text:style-name="P47"><draw:frame draw:style-name="fr1" draw:name="Frame1" text:anchor-type="paragraph" svg:width="4.4173in" style:rel-width="66%" draw:z-index="0"><draw:text-box fo:min-height="4.05in"><text:p text:style-name="Figure"><draw:frame draw:style-name="fr7" draw:name="graphics1" text:anchor-type="paragraph" svg:width="4.4173in" style:rel-width="100%" svg:height="3.6854in" style:rel-height="91%" draw:z-index="8"><draw:image xlink:href="../images/status.png" xlink:type="simple" xlink:show="embed" xlink:actuate="onLoad"/></draw:frame>Figure <text:sequence text:ref-name="refFigure0" text:name="Figure" text:formula="ooow:Figure+1" style:num-format="1">1</text:sequence>: Graphical front end main window (status tab)</text:p></draw:text-box></draw:frame><text:span text:style-name="Name"><text:span text:style-name="T26">BARC</text:span></text:span><text:span text:style-name="Name">ontrol</text:span> also have some useful command line options. See appendix <text:bookmark-ref text:reference-format="text" text:ref-name="__RefHeading__32474025">BARControl command line options summary</text:bookmark-ref>, page <text:bookmark-ref text:reference-format="page" text:ref-name="__RefHeading__32474025">63</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38">B</text:span></text:span><text:span text:style-name="T38"> </text:span>show the defined backup jobs and their current status. The lower part <text:span text:style-name="Number_20_Mark"><text:span text:style-name="T38">C</text:span></text:span><text:span text:style-name="T38"> </text:span>show the detailed status of the currently select job in the list. Via the button ruler at the bottom<text:span text:style-name="T38"> </text:span>a backup job can be started, aborted, paused or suspended.</text:p>
      <text:p text:style-name="P17">After selecting a job in the list which is not already scheduled to run or running, the job can be started with the <text:span text:style-name="Command">Start</text:span> button <text:span text:style-name="Number_20_Mark"><text:span text:style-name="T38">D</text:span></text:span>. In the appearing dialog you can select the specific operation:</text:p>
      <text:list xml:id="list104820097718403"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incremental data file.</text:p>
        </text:list-item>
        <text:list-item>
          <text:p text:style-name="List_20_1">Incremental: create an incremental archive with all entries as specified in the job which changed since the last incremental or full archive was created. Update incremental data file.</text:p>
        </text:list-item>
        <text:list-item>
          <text:p text:style-name="List_20_1">Differential: create an differential archive with all entries as specified in the job which changed since the last full archive was created. Do not update incremental data file.</text:p>
        </text:list-item>
        <text:list-item>
          <text:p text:style-name="List_20_1_20_End">Dry-run: do a dry-run of all operations except compression, encryption and storing data.</text:p>
        </text:list-item>
      </text:list>
      <text:p text:style-name="P56"><text:soft-page-break/>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_20_Start">When data is written to a CD, DVD, BD or a device and a new volume is required, a message appear that a new volume should be inserted. With the button <text:span text:style-name="Command">Volume</text:span> <text:span text:style-name="Number_20_Mark"><text:span text:style-name="T59">G</text:span></text:span><text:span text:style-name="T38">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text:bookmark-start text:name="__RefHeading__16276_1510295094"/>Jobs tab<text:bookmark-end text:name="__RefHeading__16276_1510295094"/></text:h>
      <text:p text:style-name="P10">In the jobs tab backup jobs can be created, copied, edited, renamed and deleted <text:span text:style-name="T40">(see example figure </text:span><text:span text:style-name="T40"><text:sequence-ref text:reference-format="value" text:ref-name="refFigure1">2</text:sequence-ref></text:span><text:span text:style-name="T40">)</text:span>. Each job have a unique name and is stored into a text file by the <text:span text:style-name="Name">BAR</text:span> server (default directory is <text:span text:style-name="Filename">/etc/bar/jobs</text:span>). A job file contain the following data:</text:p>
      <text:list xml:id="list6967843204693043685" text:style-name="L8">
        <text:list-item>
          <text:p text:style-name="P67"><text:span text:style-name="T38">remote host to run the job </text:span><text:span text:style-name="Number_20_Mark"><text:span text:style-name="T38">B</text:span></text:span></text:p>
        </text:list-item>
        <text:list-item>
          <text:p text:style-name="P66">included entry names</text:p>
        </text:list-item>
      </text:list>
      <text:list xml:id="list104820143023071" text:continue-list="list104820097718403" text:style-name="List_20_1">
        <text:list-item>
          <text:p text:style-name="List_20_1">included images</text:p>
        </text:list-item>
        <text:list-item>
          <text:p text:style-name="P82">filters and mounts</text:p>
        </text:list-item>
        <text:list-item>
          <text:p text:style-name="List_20_1">storage information</text:p>
        </text:list-item>
        <text:list-item>
          <text:p text:style-name="P82">scripts</text:p>
        </text:list-item>
        <text:list-item>
          <text:p text:style-name="P83">schedule information</text:p>
        </text:list-item>
        <text:list-item>
          <text:p text:style-name="P101">comments</text:p>
        </text:list-item>
      </text:list>
      <text:p text:style-name="Table_20_Contents">The jobs tab have some sub-tabs to edit these pieces of data.</text:p>
      <text:h text:style-name="P88" text:outline-level="4"><text:bookmark-start text:name="__RefHeading__16278_1510295094"/>Entries<text:bookmark-end text:name="__RefHeading__16278_1510295094"/></text:h>
      <text:p text:style-name="P51">With the <text:span text:style-name="T40">entries</text:span> tab (see example figure <text:sequence-ref text:reference-format="value" text:ref-name="refFigure1">2</text:sequence-ref>: <text:sequence-ref text:reference-format="caption" text:ref-name="refFigure1">Entries</text:sequence-ref>) file <text:span text:style-name="T41">entries and</text:span> directories can be included and excluded into/from a backup job. A double-click on a directory resp. the arrow symbol<text:note text:id="ftn9" text:note-class="footnote"><text:note-citation>9</text:note-citation><text:note-body><text:p text:style-name="Footnote">The symbol may different on different operating systems. It is part of SWT framework resp. the underlaying window manager.</text:p></text:note-body></text:note> <text:span text:style-name="Number_20_Mark"><text:span text:style-name="T41">C</text:span></text:span><text:span text:style-name="T41"> </text:span>open or close the directory. With the buttons at the bottom files, directories, links, hard links and special files can be included (entry become green) <text:span text:style-name="Number_20_Mark"><text:span text:style-name="T41">D</text:span></text:span><text:span text:style-name="T41"> </text:span>or excluded (entry has a red cross) <text:span text:style-name="Number_20_Mark"><text:span text:style-name="T41">E</text:span></text:span>. Entries which are not either explicitly included or excluded will become included or excluded in the backup when the parent entry is included or excluded.</text:p>
      <text:p text:style-name="Note">Note: Via the context menu the selected entry can be included or excluded in different ways: by its name, by setting the file attribute <text:span text:style-name="Option">NODUMP</text:span> or by creating the file <text:span text:style-name="Filename">.nobackup</text:span>.</text:p>
      <text:p text:style-name="Text_20_body">With the directory symbol at the bottom <text:span text:style-name="Number_20_Mark"><text:span text:style-name="T41">F</text:span></text:span><text:span text:style-name="T41"> </text:span>all included directories are opened in the directory tree view. With the directory size checkbox <text:span text:style-name="Number_20_Mark"><text:span text:style-name="T41">G</text:span></text:span><text:span text:style-name="T41"> </text:span>the directories sizes (sum of files in the directory and all included sub-directories) are calculated and shown.</text:p>
      <text:p text:style-name="Note">Note:<text:tab/>It is also possible via the context menu to explicitly ask for the size of the selected directory (sum of files in the directory and all included sub-directories).</text:p>
      <text:h text:style-name="Heading_20_4" text:outline-level="4"><draw:frame draw:style-name="fr2" draw:name="Frame2" text:anchor-type="paragraph" svg:width="4.3854in" draw:z-index="1"><draw:text-box fo:min-height="3.6665in"><text:p text:style-name="Figure"><draw:frame draw:style-name="fr7" draw:name="graphics2" text:anchor-type="paragraph" svg:width="4.3854in" svg:height="3.6665in" draw:z-index="9"><draw:image xlink:href="../images/entries.png" xlink:type="simple" xlink:show="embed" xlink:actuate="onLoad"/></draw:frame>Figure <text:sequence text:ref-name="refFigure1" text:name="Figure" text:formula="ooow:Figure+1" style:num-format="1">2</text:sequence>: <text:span text:style-name="T39">Entries</text:span></text:p></draw:text-box></draw:frame><text:bookmark-start text:name="__RefHeading__16280_1510295094"/><text:soft-page-break/>Images<text:bookmark-end text:name="__RefHeading__16280_1510295094"/></text:h>
      <text:p text:style-name="Text_20_body_20_Start">Similar to files <text:span text:style-name="T42">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4.3854in" draw:z-index="2"><draw:text-box fo:min-height="3.6665in"><text:p text:style-name="Figure"><draw:frame draw:style-name="fr7" draw:name="graphics3" text:anchor-type="paragraph" svg:width="4.3854in" svg:height="3.6665in" draw:z-index="6"><draw:image xlink:href="../images/images.png" xlink:type="simple" xlink:show="embed" xlink:actuate="onLoad"/></draw:frame>Figure <text:sequence text:ref-name="refFigure2" text:name="Figure" text:formula="ooow:Figure+1" style:num-format="1">3</text:sequence>: Images</text:p></draw:text-box></draw:frame><text:bookmark-start text:name="__RefHeading__16282_1510295094"/><text:soft-page-break/>Filters <text:span text:style-name="T22">&amp; Mounts</text:span><text:bookmark-end text:name="__RefHeading__16282_1510295094"/></text:h>
      <text:p text:style-name="Text_20_body_20_Start">In the filters <text:span text:style-name="T42">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43">B</text:span></text:span><text:span text:style-name="T43"> </text:span>and do not match to an exclude filter <text:span text:style-name="Number_20_Mark"><text:span text:style-name="T43">C</text:span></text:span><text:span text:style-name="T43"> </text:span>are included into the created archive. Entries which are explicitly excluded will never be stored into an archive.</text:p>
      <text:p text:style-name="P18"><text:span text:style-name="T43">Besides listing included and excluded entries also script commands can be specified which are executed to create a list of included </text:span><text:span text:style-name="Number_20_Mark"><text:span text:style-name="T43">D</text:span></text:span><text:span text:style-name="T43"> or excluded entries </text:span><text:span text:style-name="Number_20_Mark"><text:span text:style-name="T43">E</text:span></text:span>. <text:span text:style-name="T43">The scripts should output in each line a single entry name on standard output.</text:span></text:p>
      <text:p text:style-name="P18"><text:span text:style-name="T43">To automatically mount and unmount file systems mounts </text:span><text:span text:style-name="Number_20_Mark"><text:span text:style-name="T43">F</text:span></text:span> <text:span text:style-name="T43">may be defined. The mount name must match an entry in the system mount table</text:span><text:span text:style-name="T43"><text:note text:id="ftn10" text:note-class="footnote"><text:note-citation>10</text:note-citation><text:note-body><text:p text:style-name="P42">On Linux this is usually <text:span text:style-name="Filename">/etc/fstab</text:span>.</text:p></text:note-body></text:note></text:span><text:span text:style-name="T43">. When the job is executed all mounts are mounted if not already mounted and unmounted after the job is executed if the mount was executed before or when the checkbox </text:span><text:span text:style-name="Command"><text:span text:style-name="T43">always unmount</text:span></text:span><text:span text:style-name="T43"> is set.</text:span></text:p>
      <text:h text:style-name="Heading_20_4" text:outline-level="4"><draw:frame draw:style-name="fr1" draw:name="Frame4" text:anchor-type="paragraph" svg:width="4.3854in" draw:z-index="3"><draw:text-box fo:min-height="3.6665in"><text:p text:style-name="Figure"><draw:frame draw:style-name="fr8" draw:name="graphics4" text:anchor-type="paragraph" svg:width="4.3854in" svg:height="3.6665in" draw:z-index="10"><draw:image xlink:href="../images/filters+mounts.png" xlink:type="simple" xlink:show="embed" xlink:actuate="onLoad"/></draw:frame>Figure <text:sequence text:ref-name="refFigure3" text:name="Figure" text:formula="ooow:Figure+1" style:num-format="1">4</text:sequence>: Filters <text:span text:style-name="T42">and mounts</text:span></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P18"><draw:frame draw:style-name="fr2" draw:name="Frame5" text:anchor-type="paragraph" svg:width="4.3854in" draw:z-index="17"><draw:text-box fo:min-height="3.6665in"><text:p text:style-name="Filters"><draw:frame draw:style-name="fr8" draw:name="graphics5" text:anchor-type="paragraph" svg:width="4.3854in" svg:height="3.6665in" draw:z-index="18"><draw:image xlink:href="../images/storage.png" xlink:type="simple" xlink:show="embed" xlink:actuate="onLoad"/></draw:frame>Figure <text:sequence text:ref-name="refFigure4" text:name="Figure" text:formula="ooow:Figure+1" style:num-format="1">5</text:sequence>: Storage</text:p></draw:text-box></draw:frame><text:soft-page-break/><text:span text:style-name="T43">Created archives may be unlimited or splitted </text:span><text:span text:style-name="Number_20_Mark"><text:span text:style-name="T43">B</text:span></text:span><text:span text:style-name="T43"> and compressed </text:span><text:span text:style-name="Number_20_Mark"><text:span text:style-name="T43">C</text:span></text:span><text:span text:style-name="T43">. Entries should never be compressed, e. g. because they are already compressed, can be added to the compress exclude list </text:span><text:span text:style-name="Number_20_Mark"><text:span text:style-name="T43">D</text:span></text:span><text:span text:style-name="T43">. If the archives should be encrypted, too, the encryption algorithm, key and the password may be specified </text:span><text:span text:style-name="Number_20_Mark"><text:span text:style-name="T43">E</text:span></text:span><text:span text:style-name="T43">. Also the default archive mode </text:span><text:span text:style-name="Number_20_Mark"><text:span text:style-name="T43">F</text:span></text:span><text:span text:style-name="T43"> can be set here.</text:span></text:p>
      <text:p text:style-name="Text_20_body">In the archive file name field <text:span text:style-name="Number_20_Mark"><text:span text:style-name="T43">G</text:span></text:span><text:span text:style-name="T43"> </text:span>the button <draw:frame draw:style-name="fr9" draw:name="graphics11" text:anchor-type="as-char" svg:width="0.1665in" svg:height="0.1665in" draw:z-index="12"><draw:image xlink:href="Pictures/100002010000001000000010DF223B73.png" xlink:type="simple" xlink:show="embed" xlink:actuate="onLoad"/></draw:frame> open an editor dialog for the archive file name. With <draw:frame draw:style-name="fr10" draw:name="graphics7" text:anchor-type="as-char" svg:y="-0.1189in" svg:width="0.1665in" svg:height="0.1252in" draw:z-index="13"><draw:image xlink:href="Pictures/10000200000000100000000C20480087.gif" xlink:type="simple" xlink:show="embed" xlink:actuate="onLoad"/></draw:frame> <text:span text:style-name="T44">button </text:span>the system file selector dial<text:span text:style-name="T44">o</text:span>g is opened. The <text:span text:style-name="T44">archive name </text:span>editor dialog include all possible variable patterns <text:span text:style-name="T44">an archive</text:span> name may include (see example figure <text:sequence-ref text:reference-format="value" text:ref-name="refFigure5">6</text:sequence-ref>: <text:sequence-ref text:reference-format="caption" text:ref-name="refFigure5">Archive name editor</text:sequence-ref>). The archive file name can simply be <text:span text:style-name="T44">edited</text:span> by drag and drop of the variable patterns into the name field. Parts can be removed by drag and drop onto the trashcan symbol or by pressing the DEL key on the keyboard.</text:p>
      <text:p text:style-name="P52"><draw:frame draw:style-name="fr2" draw:name="Frame6" text:anchor-type="paragraph" svg:width="4.4173in" style:rel-width="66%" svg:height="3.4035in" draw:z-index="15"><draw:text-box fo:min-height="35%"><text:p text:style-name="Figure"><draw:frame draw:style-name="fr11" draw:name="Image5" text:anchor-type="paragraph" svg:width="6.6929in" style:rel-width="100%" svg:height="4.6835in" style:rel-height="scale" draw:z-index="16"><draw:image xlink:href="../images/archivename-editor.png" xlink:type="simple" xlink:show="embed" xlink:actuate="onLoad"/></draw:frame>Figure <text:sequence text:ref-name="refFigure5" text:name="Figure" text:formula="ooow:Figure+1" style:num-format="1">6</text:sequence>: Archive name editor</text:p></draw:text-box></draw:frame>In the incremental file name field <text:span text:style-name="Number_20_Mark">H</text:span> the incremental file name may be specified. In the destination settings <text:span text:style-name="Number_20_Mark">I </text:span>the storage destination of the created archives can be specified including storage or medium size limits, overwrite mode, host name, login credentials, device names, error correction code settings, <text:span text:style-name="T63">and blanking a medium.</text:span></text:p>
      <text:h text:style-name="P89" text:outline-level="4"><text:bookmark-start text:name="__RefHeading__14185_608817561"/><text:soft-page-break/>Scripts<text:bookmark-end text:name="__RefHeading__14185_608817561"/></text:h>
      <text:p text:style-name="P19"><draw:frame draw:style-name="fr3" draw:name="Frame14" text:anchor-type="paragraph" svg:width="4.4173in" style:rel-width="66%" svg:height="3.7098in" style:rel-height="scale-min" draw:z-index="19"><draw:text-box><text:p text:style-name="Figure"><draw:frame draw:style-name="fr11" draw:name="Image9" text:anchor-type="paragraph" svg:width="4.4173in" style:rel-width="100%" svg:height="3.7098in" style:rel-height="scale" draw:z-index="20"><draw:image xlink:href="../images/scripts.png" xlink:type="simple" xlink:show="embed" xlink:actuate="onLoad"/></draw:frame>Figure <text:sequence text:ref-name="refFigure6" text:name="Figure" text:formula="ooow:Figure+1" style:num-format="1">7</text:sequence>: Scripts</text:p></draw:text-box></draw:frame>In the scripts tab <text:span text:style-name="T52">(see example figure </text:span><text:span text:style-name="T52"><text:sequence-ref text:reference-format="value" text:ref-name="refFigure6">7</text:sequence-ref></text:span><text:span text:style-name="T52">: </text:span><text:span text:style-name="T52"><text:sequence-ref text:reference-format="caption" text:ref-name="refFigure6">Scripts</text:sequence-ref></text:span><text:span text:style-name="T52">) </text:span>pre- <text:span text:style-name="Number_20_Mark">B</text:span> and post-scripts <text:span text:style-name="Number_20_Mark">C</text:span> may be defined which are executed before the job starts and after the job <text:span text:style-name="T52">has</text:span> terminated. Scripts may contain special variables like <text:span text:style-name="Variable">%name</text:span>, <text:span text:style-name="Variable">%archive,</text:span> <text:span text:style-name="Variable">%file</text:span>, <text:span text:style-name="Variable">%directory</text:span> which are expanded <text:span text:style-name="T52">to </text:span>the current job name, the full archive name, the archive file name and the archive directory part. <text:span text:style-name="T51">With the test buttons </text:span><text:span text:style-name="Number_20_Mark"><text:span text:style-name="T51">D</text:span></text:span><text:span text:style-name="T51">,</text:span><text:span text:style-name="Number_20_Mark"><text:span text:style-name="T51">E</text:span></text:span><text:span text:style-name="T51"> the scripts can be executed for a test run.</text:span></text:p>
      <text:h text:style-name="Heading_20_4" text:outline-level="4"><text:bookmark-start text:name="__RefHeading__16284_1510295094"/>Schedule<text:bookmark-end text:name="__RefHeading__16284_1510295094"/></text:h>
      <text:p text:style-name="Text_20_body_20_Start">In the schedule tab (see example figure <text:sequence-ref text:reference-format="value" text:ref-name="refFigure7">8</text:sequence-ref>: <text:sequence-ref text:reference-format="caption" text:ref-name="refFigure7">Scheduler</text:sequence-ref>) repeated schedule <text:span text:style-name="T45">date </text:span><text:span text:style-name="Number_20_Mark"><text:span text:style-name="T45">B</text:span></text:span><text:span text:style-name="T45">, weekdays </text:span><text:span text:style-name="Number_20_Mark"><text:span text:style-name="T53">C</text:span></text:span><text:span text:style-name="T53"> and </text:span>time <text:span text:style-name="Number_20_Mark"><text:span text:style-name="T45">D</text:span></text:span><text:span text:style-name="T45"> </text:span>for the backup job can be defined. Also the type of the created archive (default, normal, full, incremental, <text:s/>differential, or continuous) <text:span text:style-name="Number_20_Mark"><text:span text:style-name="T45">E</text:span></text:span><text:span text:style-name="T45">, for continuous backups the time interval </text:span><text:span text:style-name="Number_20_Mark"><text:span text:style-name="T45">F</text:span></text:span><text:span text:style-name="T45">. The time interval is the time window where changed files, directory, links, hard links or special files are collected for a continuous backup run. If no files are changed the backup job is skipped for the current time window. Optionally</text:span> a custom text <text:span text:style-name="Number_20_Mark"><text:span text:style-name="T45">G</text:span></text:span><text:span text:style-name="T45"> may</text:span> be defined, <text:span text:style-name="T45">too</text:span>.</text:p>
      <text:p text:style-name="Text_20_body">For a schedule the minimal number of executed jobs to keep <text:span text:style-name="Number_20_Mark"><text:span text:style-name="T53">H</text:span></text:span>, the maximal number of executed jobs to keep <text:span text:style-name="Number_20_Mark"><text:span text:style-name="T53">I</text:span></text:span> and the maximal age of executed jobs <text:span text:style-name="Number_20_Mark"><text:span text:style-name="T53">J</text:span></text:span> can be defined. If more jobs exists or are older than the specified age then the storage files of the oldest jobs are automatically deleted. With this feature a “ring buffer” behavior is supported, e. g. to hold the storage files for at least some specific number of backups, the maximal number of backups to hold and the max. age of a backup.</text:p>
      <text:p text:style-name="P20">A schedule must be enabled to become active and executed. This can be done in the edit dialog or in the schedule list <text:span text:style-name="Number_20_Mark"><text:span text:style-name="T53">K</text:span></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text:p>
      <text:h text:style-name="Heading_20_3" text:outline-level="3"><draw:frame draw:style-name="fr2" draw:name="Frame7" text:anchor-type="paragraph" svg:width="4.3854in" draw:z-index="4"><draw:text-box fo:min-height="3.6665in"><text:p text:style-name="Figure"><draw:frame draw:style-name="fr8" draw:name="graphics6" text:anchor-type="paragraph" svg:width="4.3854in" svg:height="3.6665in" draw:z-index="11"><draw:image xlink:href="../images/schedule.png" xlink:type="simple" xlink:show="embed" xlink:actuate="onLoad"/></draw:frame>Figure <text:sequence text:ref-name="refFigure7" text:name="Figure" text:formula="ooow:Figure+1" style:num-format="1">8</text:sequence>: Scheduler</text:p></draw:text-box></draw:frame><text:bookmark-start text:name="__RefHeading__16286_1510295094"/><text:soft-page-break/>Restore tab<text:bookmark-end text:name="__RefHeading__16286_1510295094"/></text:h>
      <text:p text:style-name="P49">In the restore tab (see example figure <text:sequence-ref text:reference-format="value" text:ref-name="refFigure8">9</text:sequence-ref>: <text:sequence-ref text:reference-format="caption" text:ref-name="refFigure8">Restoring files</text:sequence-ref>) <text:span text:style-name="T23">entries</text:span> can be restored from archives.<text:note text:id="ftn11" text:note-class="footnote"><text:note-citation>11</text:note-citation><text:note-body><text:p text:style-name="Footnote">The internal database must be enabled to use the functions on the restore tab.</text:p></text:note-body></text:note> In the <text:span text:style-name="T23">top tree view </text:span><text:span text:style-name="Number_20_Mark"><text:span text:style-name="T23">B</text:span></text:span><text:span text:style-name="T23"> resp. </text:span>list <text:span text:style-name="Number_20_Mark"><text:span text:style-name="T45">C</text:span></text:span><text:span text:style-name="T45"> </text:span>all known storage archives are listed. <text:span text:style-name="T23">The tree view show jobs</text:span><text:span text:style-name="T23"><text:note text:id="ftn12" text:note-class="footnote"><text:note-citation>12</text:note-citation><text:note-body><text:p text:style-name="P38">If a job is unknown, e. g. was deleted, only the internal UUID is shown instead of the name.</text:p></text:note-body></text:note></text:span><text:span text:style-name="T23">, entities and archives as a tree. The list show just the archives of all jobs and entities. Via the context menu (click right mouse button) the existing archives may be added to the index database, removed or refreshed, archives or entities may be re-assigned to other jobs or entities and the entity type can be changed. It also possible to remove archives from the index database as well delete them from the storage location, too.</text:span></text:p>
      <text:p text:style-name="Note">Note: Deleting storages is not reversible!</text:p>
      <text:p text:style-name="P53">In the input field <text:span text:style-name="Command">Filter:</text:span> <text:span text:style-name="Number_20_Mark"><text:span text:style-name="T45">D</text:span></text:span><text:span text:style-name="T45"> </text:span>parts of storage archive names can be entered <text:span text:style-name="T23">(multiple words, at least 3 characters)</text:span>. <text:span text:style-name="T23">Archive names which contain the filter words </text:span>are listed immediately. <text:span text:style-name="T23">The state filter </text:span><text:span text:style-name="Number_20_Mark"><text:span text:style-name="T23">E</text:span></text:span><text:span text:style-name="T23"> in the top list filter the archives by there current state. </text:span>After selecting some storage archives <text:span text:style-name="T45">with the checkboxes </text:span><text:span text:style-name="Number_20_Mark"><text:span text:style-name="T45">F</text:span></text:span><text:span text:style-name="T45"> </text:span>the <text:span text:style-name="T30">content of </text:span>whole archives can be restored with the <text:span text:style-name="Command">Restore</text:span>-button <text:span text:style-name="Number_20_Mark"><text:span text:style-name="T46">G</text:span></text:span>.</text:p>
      <text:p text:style-name="P14">The bottom list <text:span text:style-name="Number_20_Mark"><text:span text:style-name="T46">H</text:span></text:span><text:span text:style-name="T46"> </text:span>show entries which are stored in some archive. By entering parts of names <text:span text:style-name="T23">(multiple words, at least 3 characters) in the input field </text:span><text:span text:style-name="Command"><text:span text:style-name="T23">Filter:</text:span></text:span> <text:span text:style-name="Number_20_Mark"><text:span text:style-name="T46">I</text:span></text:span><text:span text:style-name="T46"> </text:span>entries <text:span text:style-name="T23">which contain the filter words </text:span>are listed immediately<text:note text:id="ftn13" text:note-class="footnote"><text:note-citation>13</text:note-citation><text:note-body><text:p text:style-name="P37">For technical reasons the total list length is limited. If more entries exists only the first 32000 may be viewed in the list.</text:p></text:note-body></text:note>. After selecting some entries those entries can be restored with the <text:span text:style-name="Command">Restore</text:span>-button <text:span text:style-name="Number_20_Mark"><text:span text:style-name="T46">J</text:span></text:span>.</text:p>
      <text:p text:style-name="P12">The <text:span text:style-name="Command">count</text:span> value <text:span text:style-name="Number_20_Mark"><text:span text:style-name="T46">K</text:span></text:span><text:span text:style-name="T46">,</text:span><text:span text:style-name="Number_20_Mark"><text:span text:style-name="T46">L</text:span></text:span><text:span text:style-name="T46"> </text:span>in the upper left of the lists show the number of total <text:span text:style-name="T31">archives resp. </text:span>entries.</text:p>
      <text:p text:style-name="P12">If one or more archives are selected in the top list only entries in those archives are listed in the bottom list. With the <draw:frame draw:style-name="fr9" draw:name="Image6" text:anchor-type="as-char" svg:width="0.1528in" svg:height="0.1528in" draw:z-index="26"><draw:image xlink:href="Pictures/100000000000000B0000000BF3D43941.png" xlink:type="simple" xlink:show="embed" xlink:actuate="onLoad"/></draw:frame> button all entries in the lists can be selected resp. with the <draw:frame draw:style-name="fr9" draw:name="Image7" text:anchor-type="as-char" svg:width="0.1528in" svg:height="0.1528in" draw:z-index="27"><draw:image xlink:href="Pictures/100000000000000B0000000BA2508365.png" xlink:type="simple" xlink:show="embed" xlink:actuate="onLoad"/></draw:frame> button the selection can be cleared.</text:p>
      <text:p text:style-name="P15"><text:soft-page-break/>The entr<text:span text:style-name="T46">y</text:span> <text:span text:style-name="T46">types </text:span>shown in the bottom list can be filtered by files, images, directories, links, hard links and special entries <text:span text:style-name="T46">with the type filter</text:span> <text:span text:style-name="Number_20_Mark"><text:span text:style-name="T46">M</text:span></text:span>. Only entries with the matching type are shown in the list.</text:p>
      <text:p text:style-name="Text_20_body">If the check box <text:span text:style-name="Command">newest only</text:span> <text:span text:style-name="Number_20_Mark"><text:span text:style-name="T46">N</text:span></text:span><text:span text:style-name="T46"> </text:span>only the newest entries are shown, otherwise all existing entries are shown.</text:p>
      <text:p text:style-name="P14"><text:span text:style-name="T31">After one of the restore buttons is selected a restore dialog opens (see example figure </text:span><text:span text:style-name="T31"><text:sequence-ref text:reference-format="value" text:ref-name="refFigure9">10</text:sequence-ref></text:span><text:span text:style-name="T31">: </text:span><text:span text:style-name="T31"><text:sequence-ref text:reference-format="caption" text:ref-name="refFigure9">Restore dialog</text:sequence-ref></text:span><text:span text:style-name="T31">) with a list of archives or single entries to restore B. </text:span>If a different restore destination is required, the directory <text:span text:style-name="Number_20_Mark"><text:span text:style-name="T46">C</text:span></text:span><text:span text:style-name="T46"> of </text:span>the restore can be selected in the <text:span text:style-name="T23">dialog. There also the check box </text:span><text:span text:style-name="Command"><text:span text:style-name="T23">directory content</text:span></text:span><text:span text:style-name="T23"> </text:span><text:span text:style-name="Number_20_Mark"><text:span text:style-name="T54">D</text:span></text:span><text:span text:style-name="T23"> can be selected to restore directories including their content</text:span>. By selecting the check box <text:span text:style-name="Command">overwrite exiting files</text:span> <text:span text:style-name="Number_20_Mark"><text:span text:style-name="T54">E</text:span></text:span><text:span text:style-name="T46"> </text:span>already existing files are overwritten. <text:span text:style-name="T24">With the button </text:span><text:span text:style-name="Command"><text:span text:style-name="T24">Start restore</text:span></text:span><text:span text:style-name="T24"> </text:span><text:span text:style-name="Number_20_Mark"><text:span text:style-name="T54">F</text:span></text:span><text:span text:style-name="T24"> the restore of entries can be started.</text:span></text:p>
      <text:p text:style-name="Note">Note:<text:tab/>Details for storage archives in the <text:span text:style-name="T23">top</text:span> list and entries in the lower list can be displayed by positioning the mouse over an entry in the <text:span text:style-name="T23">right</text:span> part of the list <text:span text:style-name="T23">or via the context menu.</text:span></text:p>
      <text:p text:style-name="Note"><draw:frame draw:style-name="fr2" draw:name="Frame8" text:anchor-type="paragraph" svg:width="3.9709in" draw:z-index="5"><draw:text-box fo:min-height="3.3283in"><text:p text:style-name="Figure"><draw:frame draw:style-name="fr12" draw:name="graphics9" text:anchor-type="paragraph" svg:width="3.9709in" svg:height="3.3193in" draw:z-index="7"><draw:image xlink:href="../images/restore.png" xlink:type="simple" xlink:show="embed" xlink:actuate="onLoad"/></draw:frame>Figure <text:sequence text:ref-name="refFigure8" text:name="Figure" text:formula="ooow:Figure+1" style:num-format="1">9</text:sequence>: Restoring files</text:p></draw:text-box></draw:frame></text:p>
      <text:p text:style-name="Text_20_body"><draw:frame draw:style-name="fr3" draw:name="Frame13" text:anchor-type="paragraph" style:rel-width="66%" svg:height="5.6402in" draw:z-index="21"><draw:text-box fo:min-height="58%" fo:min-width="4.4173in"><text:p text:style-name="Figure"><draw:frame draw:style-name="fr11" draw:name="Image8" text:anchor-type="paragraph" svg:width="6.6929in" style:rel-width="100%" svg:height="5.6173in" style:rel-height="scale" draw:z-index="22"><draw:image xlink:href="../images/restore-dialog.png" xlink:type="simple" xlink:show="embed" xlink:actuate="onLoad"/></draw:frame>Figure <text:sequence text:ref-name="refFigure9" text:name="Figure" text:formula="ooow:Figure+1" style:num-format="1">10</text:sequence>: Restore dialog</text:p></draw:text-box></draw:frame><text:soft-page-break/></text:p>
      <text:h text:style-name="P74"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26">BARC</text:span></text:span><text:span text:style-name="Name">ontrol</text:span> in the server settings dialog<text:note text:id="ftn14" text:note-class="footnote"><text:note-citation>14</text:note-citation><text:note-body><text:p text:style-name="P36">Several configuration files may exists which are concatenated in the ordering they are specified on the <text:span text:style-name="Name">BAR</text:span> command line.</text:p></text:note-body></text:note> (see example figure <text:sequence-ref text:reference-format="value" text:ref-name="refFigure11">12</text:sequence-ref>: <text:sequence-ref text:reference-format="caption" text:ref-name="refFigure11">Servers settings</text:sequence-ref>). When the server configuration is changed with <text:span text:style-name="Name"><text:span text:style-name="T26">BARC</text:span></text:span><text:span text:style-name="Name">ontrol</text:span>, the last writable configuration file <text:span text:style-name="T32">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Text_20_body_20_Start">In the general <text:span text:style-name="T47">sub-</text:span>tab general settings of the <text:span text:style-name="Name">BAR</text:span> server can be modified (see example figure <text:sequence-ref text:reference-format="value" text:ref-name="refFigure10">11</text:sequence-ref>: <text:sequence-ref text:reference-format="caption" text:ref-name="refFigure10">Server general settings</text:sequence-ref>). <text:span text:style-name="T47">This include the</text:span></text:p>
      <text:list xml:id="list104820391347092" text:continue-numbering="true" text:style-name="List_20_1">
        <text:list-item>
          <text:p text:style-name="P84"><text:span text:style-name="T47">temporary directory </text:span><text:span text:style-name="Number_20_Mark"><text:span text:style-name="T47">B</text:span></text:span><text:span text:style-name="T47">,</text:span></text:p>
        </text:list-item>
        <text:list-item>
          <text:p text:style-name="P84"><text:span text:style-name="T47">the nice level </text:span><text:span text:style-name="Number_20_Mark"><text:span text:style-name="T47">C</text:span></text:span><text:span text:style-name="T47">,</text:span></text:p>
        </text:list-item>
        <text:list-item>
          <text:p text:style-name="P84"><text:span text:style-name="T47">the max. number of compress and encryption threads </text:span><text:span text:style-name="Number_20_Mark"><text:span text:style-name="T47">D</text:span></text:span><text:span text:style-name="T47">,</text:span></text:p>
        </text:list-item>
        <text:list-item>
          <text:p text:style-name="P84"><text:span text:style-name="T47">the minimal compress size </text:span><text:span text:style-name="Number_20_Mark"><text:span text:style-name="T47">E</text:span></text:span><text:span text:style-name="T47">,</text:span></text:p>
        </text:list-item>
        <text:list-item>
          <text:p text:style-name="P85">the jobs directory <text:span text:style-name="Number_20_Mark">F</text:span>,</text:p>
        </text:list-item>
        <text:list-item>
          <text:p text:style-name="P85">the max. size of files included in a continuous backup <text:span text:style-name="Number_20_Mark">G</text:span>,</text:p>
        </text:list-item>
        <text:list-item>
          <text:p text:style-name="P85">the file name of the index database <text:span text:style-name="Number_20_Mark">H</text:span> and if index auto-updates should be active <text:span text:style-name="Number_20_Mark">I</text:span>,</text:p>
        </text:list-item>
        <text:list-item>
          <text:p text:style-name="P85"><draw:frame draw:style-name="fr4" draw:name="Frame9" text:anchor-type="paragraph" svg:y="0.2701in" style:rel-width="66%" svg:height="2.8071in" draw:z-index="23"><draw:text-box fo:min-height="30%" fo:min-width="4.4173in"><text:p text:style-name="Figure"><draw:frame draw:style-name="fr11" draw:name="Image1" text:anchor-type="paragraph" svg:width="6.4429in" style:rel-width="100%" svg:height="3.5075in" style:rel-height="scale" draw:z-index="24"><draw:image xlink:href="../images/server-general.png" xlink:type="simple" xlink:show="embed" xlink:actuate="onLoad"/></draw:frame>Figure <text:sequence text:ref-name="refFigure10" text:name="Figure" text:formula="ooow:Figure+1" style:num-format="1">11</text:sequence>: Server general settings</text:p></draw:text-box></draw:frame>the number of days archives which are not available anymore are kept in the index <text:span text:style-name="Number_20_Mark">J</text:span>.</text:p>
        </text:list-item>
      </text:list>
      <text:h text:style-name="Heading_20_4" text:outline-level="4"><text:bookmark-start text:name="__RefHeading__12255_695893263"/>Servers<text:bookmark-end text:name="__RefHeading__12255_695893263"/></text:h>
      <text:p text:style-name="P55">In the server <text:span text:style-name="T47">sub-</text:span>tab <text:span text:style-name="T57">(see example figure </text:span><text:span text:style-name="T57"><text:sequence-ref text:reference-format="value" text:ref-name="refFigure11">12</text:sequence-ref></text:span><text:span text:style-name="T57">: </text:span><text:span text:style-name="T57"><text:sequence-ref text:reference-format="caption" text:ref-name="refFigure11">Servers settings</text:sequence-ref></text:span><text:span text:style-name="T57">)</text:span> the <text:span text:style-name="T47">port number </text:span><text:span text:style-name="Number_20_Mark"><text:span text:style-name="T47">B</text:span></text:span><text:span text:style-name="T47"> of the </text:span><text:span text:style-name="Name"><text:span text:style-name="T47">BAR</text:span></text:span><text:span text:style-name="T47"> server, the CA/Cert/key files </text:span><text:span text:style-name="Number_20_Mark"><text:span text:style-name="T47">C</text:span></text:span><text:span text:style-name="T47"> and the server login password </text:span><text:span text:style-name="Number_20_Mark"><text:span text:style-name="T55">D</text:span></text:span><text:span text:style-name="T47"> can be changed.</text:span></text:p>
      <text:p text:style-name="P21"><draw:frame draw:style-name="fr5" draw:name="Frame10" text:anchor-type="paragraph" svg:x="0in" svg:y="0.5937in" style:rel-width="100%" svg:height="2.8201in" draw:z-index="25"><draw:text-box fo:min-height="29%" fo:min-width="6.6929in"><text:p text:style-name="Figure"><draw:frame draw:style-name="fr11" draw:name="Image2" text:anchor-type="paragraph" svg:width="6.6929in" style:rel-width="100%" svg:height="3.6437in" style:rel-height="scale" draw:z-index="28"><draw:image xlink:href="../images/server-servers.png" xlink:type="simple" xlink:show="embed" xlink:actuate="onLoad"/></draw:frame>Figure <text:sequence text:ref-name="refFigure11" text:name="Figure" text:formula="ooow:Figure+1" style:num-format="1">12</text:sequence>: Servers settings</text:p></draw:text-box></draw:frame><text:soft-page-break/><text:span text:style-name="T47">Here also names and login credentials</text:span> can be set for a servers where archives can be stored <text:span text:style-name="Number_20_Mark"><text:span text:style-name="T47">E</text:span></text:span>. There always exists default server settings for at least one FTP, SSH, and WebDAV server. Additional servers may be <text:span text:style-name="T47">added</text:span>.</text:p>
      <text:h text:style-name="Heading_20_4" text:outline-level="4"><text:bookmark-start text:name="__RefHeading__12257_695893263"/>Commands<text:bookmark-end text:name="__RefHeading__12257_695893263"/></text:h>
      <text:p text:style-name="Text_20_body_20_Start">In the commands <text:span text:style-name="T48">sub-</text:span>tab <text:span text:style-name="T56">(see example figure </text:span><text:span text:style-name="T56"><text:sequence-ref text:reference-format="value" text:ref-name="refFigure12">13</text:sequence-ref></text:span><text:span text:style-name="T56">: </text:span><text:span text:style-name="T56"><text:sequence-ref text:reference-format="caption" text:ref-name="refFigure12">Server command settings</text:sequence-ref></text:span><text:span text:style-name="T56">) </text:span>the <text:span text:style-name="T47">device name </text:span><text:span text:style-name="Number_20_Mark"><text:span text:style-name="T47">B</text:span></text:span><text:span text:style-name="T47"> and </text:span>external commands for writing CD/DVD/BD and devices <text:span text:style-name="Number_20_Mark"><text:span text:style-name="T47">C</text:span></text:span><text:span text:style-name="T47"> </text:span>can be defined.</text:p>
      <text:h text:style-name="Heading_20_4" text:outline-level="4"><draw:frame draw:style-name="fr6" draw:name="Frame15" text:anchor-type="paragraph" svg:y="0.0256in" svg:width="6.6929in" draw:z-index="29"><draw:text-box fo:min-height="3.6437in"><text:p text:style-name="Figure"><draw:frame draw:style-name="fr11" draw:name="Image10" text:anchor-type="paragraph" svg:width="6.6929in" style:rel-width="100%" svg:height="3.6437in" style:rel-height="scale" draw:z-index="30"><draw:image xlink:href="../images/server-commands.png" xlink:type="simple" xlink:show="embed" xlink:actuate="onLoad"/></draw:frame>Figure <text:sequence text:ref-name="refFigure12" text:name="Figure" text:formula="ooow:Figure+1" style:num-format="1">13</text:sequence>: Server command settings</text:p></draw:text-box></draw:frame><text:bookmark-start text:name="__RefHeading__12259_695893263"/><text:soft-page-break/><text:span text:style-name="T47">Verbosity &amp; </text:span>Log<text:bookmark-end text:name="__RefHeading__12259_695893263"/></text:h>
      <text:p text:style-name="P55">In the <text:span text:style-name="T48">verbosity and </text:span>log <text:span text:style-name="T48">sub-</text:span>tab (see example figure <text:sequence-ref text:reference-format="value" text:ref-name="refFigure13">14</text:sequence-ref>: <text:sequence-ref text:reference-format="caption" text:ref-name="refFigure13">Server verbosity &amp; log settings</text:sequence-ref>) the</text:p>
      <text:list xml:id="list104819052630365" text:continue-numbering="true" text:style-name="List_20_1">
        <text:list-item>
          <text:p text:style-name="P86">log <text:span text:style-name="T48">level </text:span><text:span text:style-name="Number_20_Mark"><text:span text:style-name="T48">B</text:span></text:span><text:span text:style-name="T48">,</text:span></text:p>
        </text:list-item>
        <text:list-item>
          <text:p text:style-name="P86"><text:span text:style-name="T48">the log </text:span>types <text:span text:style-name="Number_20_Mark"><text:span text:style-name="T48">C</text:span></text:span>,</text:p>
        </text:list-item>
        <text:list-item>
          <text:p text:style-name="P86">the log file name <text:span text:style-name="Number_20_Mark"><text:span text:style-name="T48">D</text:span></text:span>,</text:p>
        </text:list-item>
        <text:list-item>
          <text:p text:style-name="P86">the log format <text:span text:style-name="Number_20_Mark"><text:span text:style-name="T48">E</text:span></text:span><text:span text:style-name="T48"> </text:span>and</text:p>
        </text:list-item>
        <text:list-item>
          <text:p text:style-name="P86"><text:span text:style-name="T32">the</text:span> log post command <text:span text:style-name="Number_20_Mark"><text:span text:style-name="T48">F</text:span></text:span></text:p>
        </text:list-item>
      </text:list>
      <text:p text:style-name="Text_20_body_20_Start"><draw:frame draw:style-name="fr5" draw:name="Frame11" text:anchor-type="paragraph" svg:x="0in" svg:y="0.2811in" svg:width="6.6929in" draw:z-index="31"><draw:text-box fo:min-height="3.6437in"><text:p text:style-name="Figure"><draw:frame draw:style-name="fr11" draw:name="Image3" text:anchor-type="paragraph" svg:width="6.6929in" style:rel-width="100%" svg:height="3.6437in" style:rel-height="scale" draw:z-index="32"><draw:image xlink:href="../images/server-verbosity+log.png" xlink:type="simple" xlink:show="embed" xlink:actuate="onLoad"/></draw:frame>Figure <text:sequence text:ref-name="refFigure13" text:name="Figure" text:formula="ooow:Figure+1" style:num-format="1">14</text:sequence>: Server verbosity &amp; log settings</text:p></draw:text-box></draw:frame>can be modified.</text:p>
      <text:h text:style-name="Heading_20_1" text:outline-level="1"><text:bookmark-start text:name="__RefHeading__16288_1510295094"/><text:soft-page-break/>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3126562766082887957"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20">entries (</text:span>files, directories, <text:span text:style-name="T20">links, hard links, special files,</text:span> or disks<text:span text:style-name="T20">)</text:span> can be done with the following settings in <text:span text:style-name="Name">BARControl</text:span>:<text:bookmark-end text:name="__DdeLink__15739_1674148630"/></text:p>
      <text:list xml:id="list104819085362855" text:continue-list="list104819052630365"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Click the<text:span text:style-name="T20">n the</text:span> <text:span text:style-name="Command">Include</text:span> button.</text:p>
        </text:list-item>
        <text:list-item>
          <text:p text:style-name="List_20_1_20_End">switch to the <text:span text:style-name="Command">Storage</text:span> sub-tab. Select the name of the archive to create and select <text:span text:style-name="T20">the </text:span>type of storage. Most simply enter a archive name like <text:span text:style-name="Filename">my-backup.bar</text:span> and a <text:span text:style-name="T20">as the type</text:span> <text:span text:style-name="Command">file system</text:span>. <text:span text:style-name="T20">This will store the archive into the file system with given name.</text:span></text:p>
        </text:list-item>
      </text:list>
      <text:p text:style-name="Text_20_body">For a full backup this is all to do. The backup can be started in the <text:span text:style-name="Command">Status</text:span> tab by selecting the job and <text:span text:style-name="T20">then </text:span>click the button <text:span text:style-name="Command">Start</text:span>. In the dialog which opens click <text:span text:style-name="Command">Normal</text:span>. The job is immediately schedule for execution and will be run as soon <text:span text:style-name="T20">as possible</text:span>.</text:p>
      <text:list xml:id="list104819075979804" text:continue-list="list3126562766082887957" text:style-name="Numbering_20_1">
        <text:list-item>
          <text:h text:style-name="Alpha2" text:outline-level="2"><text:bookmark-start text:name="__RefHeading__15956_1674148630"/><text:s/>Full <text:span text:style-name="T20">daily </text:span>backup with time schedule<text:bookmark-end text:name="__RefHeading__15956_1674148630"/></text:h>
        </text:list-item>
      </text:list>
      <text:p text:style-name="Text_20_body_20_Start">For a full backup of some <text:span text:style-name="T20">entrie</text:span>s <text:span text:style-name="T20">with a</text:span> regular scheduling first define some backup job as described in use case <text:bookmark-ref text:reference-format="number" text:ref-name="__RefHeading__15954_1674148630">a</text:bookmark-ref><text:span text:style-name="T20">)</text:span><text:bookmark-ref text:reference-format="text" text:ref-name="__RefHeading__15954_1674148630"> Normal backup</text:bookmark-ref>. Then enter the following <text:span text:style-name="T20">additional </text:span>settings in <text:span text:style-name="Name">BARControl</text:span>:</text:p>
      <text:list xml:id="list104818863918994" text:continue-list="list104819085362855" text:style-name="List_20_1">
        <text:list-item>
          <text:p text:style-name="List_20_1_20_Start">switch to the <text:span text:style-name="Name">Jobs</text:span> tab. In the <text:span text:style-name="Name">Schedule</text:span> sub-tab add a new schedule entry and define some time when to execute the job. Keep for the date * and select all week days.</text:p>
        </text:list-item>
        <text:list-item>
          <text:p text:style-name="List_20_1">select for <text:span text:style-name="T20">the t</text:span><text:span text:style-name="Name">ype</text:span> <text:span text:style-name="Name">full</text:span></text:p>
        </text:list-item>
        <text:list-item>
          <text:p text:style-name="List_20_1_20_End">verify <text:span text:style-name="T20">that </text:span><text:span text:style-name="Name">enabled</text:span> is checked</text:p>
        </text:list-item>
      </text:list>
      <text:p text:style-name="Standard">The backup job is executed automatically at the specified time<text:note text:id="ftn15" text:note-class="footnote"><text:note-citation>15</text:note-citation><text:note-body><text:p text:style-name="P41">The exact time may be later than the specified time if some other jobs are running before.</text:p></text:note-body></text:note> <text:span text:style-name="T20">each day </text:span>as a full backup.</text:p>
      <text:list xml:id="list104820372428057" text:continue-list="list104819075979804" text:style-name="Numbering_20_1">
        <text:list-item>
          <text:h text:style-name="Alpha2" text:outline-level="2"><text:bookmark-start text:name="__RefHeading__15958_1674148630"/><text:span text:style-name="T49"><text:s/>Full w</text:span><text:bookmark-start text:name="__DdeLink__15029_1674148630"/>eekly backup with <text:span text:style-name="T32">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20">weekly </text:span>backup of some <text:span text:style-name="T20">entrie</text:span>s <text:span text:style-name="T20">with a regular scheduling and daily incremental backups </text:span>define some backup job as described in use case <text:bookmark-ref text:reference-format="number" text:ref-name="__RefHeading__15954_1674148630">a</text:bookmark-ref><text:span text:style-name="T20">)</text:span><text:bookmark-ref text:reference-format="text" text:ref-name="__RefHeading__15954_1674148630"> Normal backup</text:bookmark-ref>. Then enter the following <text:span text:style-name="T20">additional </text:span>settings in <text:span text:style-name="Name">BARControl</text:span>:<text:bookmark-end text:name="__DdeLink__15741_1674148630"/></text:p>
      <text:list xml:id="list104819395312711" text:continue-list="list104818863918994" text:style-name="List_20_1">
        <text:list-item>
          <text:p text:style-name="P113">switch to the <text:span text:style-name="Name">Jobs</text:span> tab. In the <text:span text:style-name="Name">Schedule</text:span> sub-tab add a new schedule entry and define * <text:span text:style-name="T20">for the date and time</text:span>. <text:span text:style-name="T20">S</text:span>elect <text:span text:style-name="T20">the</text:span> week day <text:span text:style-name="T20">when to do execute the full backup.</text:span></text:p>
        </text:list-item>
        <text:list-item>
          <text:p text:style-name="P87">select for <text:span text:style-name="T20">the t</text:span><text:span text:style-name="Name">ype</text:span> <text:span text:style-name="Name">full</text:span></text:p>
        </text:list-item>
        <text:list-item>
          <text:p text:style-name="P87"><text:span text:style-name="Name"><text:span text:style-name="T6">add another new schedule entry and define * for the date and time. Select all week days where the incremental backup should be execute. Exclude the day when the full backup runs.</text:span></text:span></text:p>
        </text:list-item>
        <text:list-item>
          <text:p text:style-name="P87"><text:span text:style-name="Name"><text:span text:style-name="T6">select for the type </text:span></text:span><text:span text:style-name="Name"><text:span text:style-name="T2">incremental</text:span></text:span></text:p>
        </text:list-item>
        <text:list-item>
          <text:p text:style-name="P102">verify <text:span text:style-name="T20">that </text:span><text:span text:style-name="Name">enabled</text:span> is checked</text:p>
        </text:list-item>
      </text:list>
      <text:list xml:id="list104820103250851" text:continue-list="list104820372428057" text:style-name="Numbering_20_1">
        <text:list-item>
          <text:h text:style-name="Alpha2" text:outline-level="2"><text:bookmark-start text:name="__RefHeading__15960_1674148630"/><text:soft-page-break/><text:span text:style-name="T49"><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20">weekly </text:span>backup of some <text:span text:style-name="T20">entrie</text:span>s <text:span text:style-name="T20">with with a regular scheduling, daily incremental backups and continuous storages of changes </text:span>define some backup job as described in use case <text:bookmark-ref text:reference-format="number" text:ref-name="__RefHeading__15958_1674148630">c</text:bookmark-ref><text:span text:style-name="T20">)</text:span><text:bookmark-ref text:reference-format="text" text:ref-name="__RefHeading__15958_1674148630"> Full weekly backup with time schedule and daily incremental backup</text:bookmark-ref>. Then enter the following <text:span text:style-name="T20">additional </text:span>settings in <text:span text:style-name="Name">BARControl</text:span>:<text:bookmark-end text:name="__DdeLink__15741_16741486301"/></text:p>
      <text:list xml:id="list104819032089117" text:continue-list="list104819395312711" text:style-name="List_20_1">
        <text:list-item>
          <text:p text:style-name="P113">switch to the <text:span text:style-name="Name">Jobs</text:span> tab. In the <text:span text:style-name="Name">Schedule</text:span> sub-tab add a new schedule entry and define * <text:span text:style-name="T20">for the date, <text:s/>time and week day</text:span>.</text:p>
        </text:list-item>
        <text:list-item>
          <text:p text:style-name="P87">select for <text:span text:style-name="T20">the t</text:span><text:span text:style-name="Name">ype</text:span> <text:span text:style-name="Name"><text:span text:style-name="T20">continuous</text:span></text:span></text:p>
        </text:list-item>
        <text:list-item>
          <text:p text:style-name="P103">select some interval time when the continuous backup should be executed. A good choice maybe 30min which means every 30min a backup job is started storing all entries which were changed in the last 30min.</text:p>
        </text:list-item>
      </text:list>
      <text:p text:style-name="P35">Note: continuous backups may require a lot of archive space depending on the size of the files to store, how often the are modified and <text:span text:style-name="T33">time interval </text:span>the backup is executed. </text:p>
      <text:list xml:id="list104819077791363" text:continue-list="list104820103250851" text:style-name="Numbering_20_1">
        <text:list-item>
          <text:h text:style-name="Alpha2" text:outline-level="2"><text:bookmark-start text:name="__RefHeading__15962_1674148630"/><text:s/>Restore single file or directory<text:bookmark-end text:name="__RefHeading__15962_1674148630"/></text:h>
        </text:list-item>
      </text:list>
      <text:p text:style-name="Text_20_body_20_Start">To restore a single <text:span text:style-name="T21">entry do the following in <text:s/></text:span><text:span text:style-name="Name"><text:span text:style-name="T21">BARControl:</text:span></text:span></text:p>
      <text:list xml:id="list104819799328196" text:continue-list="list104819032089117" text:style-name="List_20_1">
        <text:list-item>
          <text:p text:style-name="P114"><text:span text:style-name="Name"><text:span text:style-name="T5">switch to the </text:span></text:span><text:span text:style-name="Name"><text:span text:style-name="T3">Restore</text:span></text:span><text:span text:style-name="Name"><text:span text:style-name="T7"> tab</text:span></text:span></text:p>
        </text:list-item>
        <text:list-item>
          <text:p text:style-name="P114"><text:span text:style-name="Name"><text:span text:style-name="T7">in the filter of the </text:span></text:span><text:span text:style-name="Name"><text:span text:style-name="T9">bottom entry </text:span></text:span><text:span text:style-name="Name"><text:span text:style-name="T7">list enter parts of the path or name of the entry to restore. The list is then updated to show all matching entries available in some archives.</text:span></text:span></text:p>
        </text:list-item>
        <text:list-item>
          <text:p text:style-name="P114"><text:span text:style-name="Name"><text:span text:style-name="T7">filter the number of entries in the list by select the entry type or select </text:span></text:span><text:span text:style-name="Name"><text:span text:style-name="T3">newest only</text:span></text:span><text:span text:style-name="Name"><text:span text:style-name="T7"> if needed</text:span></text:span></text:p>
        </text:list-item>
        <text:list-item>
          <text:p text:style-name="P114"><text:span text:style-name="Name"><text:span text:style-name="T7">click the button </text:span></text:span><text:span text:style-name="Name"><text:span text:style-name="T3">Restore...</text:span></text:span><text:span text:style-name="Name"><text:span text:style-name="T7"> and in the dialog which opens select if you want to restore the entry into some different location and/o</text:span></text:span><text:span text:style-name="Name"><text:span text:style-name="T9">r</text:span></text:span><text:span text:style-name="Name"><text:span text:style-name="T7"> if you want that an existing entry should be overwritten.</text:span></text:span></text:p>
        </text:list-item>
        <text:list-item>
          <text:p text:style-name="P114"><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list xml:id="list104820453506900" text:continue-list="list104819077791363"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21">a full backup including incremental backups do the following in <text:s/></text:span><text:span text:style-name="Name"><text:span text:style-name="T21">BARControl:</text:span></text:span></text:p>
      <text:list xml:id="list104819612244664" text:continue-list="list104819799328196" text:style-name="List_20_1">
        <text:list-item>
          <text:p text:style-name="P114"><text:span text:style-name="Name"><text:span text:style-name="T5">switch to the </text:span></text:span><text:span text:style-name="Name"><text:span text:style-name="T21">Restore</text:span></text:span><text:span text:style-name="Name"><text:span text:style-name="T7"> tab</text:span></text:span></text:p>
        </text:list-item>
        <text:list-item>
          <text:p text:style-name="P114"><text:span text:style-name="Name"><text:span text:style-name="T7">in the </text:span></text:span><text:span text:style-name="Name"><text:span text:style-name="T9">top tree select a job and the entity to restore</text:span></text:span><text:span text:style-name="Name"><text:span text:style-name="T7">.</text:span></text:span></text:p>
        </text:list-item>
        <text:list-item>
          <text:p text:style-name="P114"><text:span text:style-name="Name"><text:span text:style-name="T7">click the button </text:span></text:span><text:span text:style-name="Name"><text:span text:style-name="T3">Restore...</text:span></text:span><text:span text:style-name="Name"><text:span text:style-name="T7"> and in the dialog which opens select if you want that existing entr</text:span></text:span><text:span text:style-name="Name"><text:span text:style-name="T8">ies</text:span></text:span><text:span text:style-name="Name"><text:span text:style-name="T7"> should be overwritten.</text:span></text:span></text:p>
        </text:list-item>
        <text:list-item>
          <text:p text:style-name="P114"><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p text:style-name="Text_20_body"/>
      <text:h text:style-name="P70" text:outline-level="1"/>
      <text:h text:style-name="P71" text:outline-level="1"><text:bookmark-start text:name="__RefHeading__15744_1674148630"/>Appendix<text:bookmark-end text:name="__RefHeading__15744_1674148630"/></text:h>
      <text:h text:style-name="P69" text:outline-level="2"><text:bookmark-start text:name="__RefHeading__8616_961238848"/>Tools<text:bookmark-end text:name="__RefHeading__8616_961238848"/></text:h>
      <text:p text:style-name="Text_20_body_20_Start">The following tools are part of <text:span text:style-name="Command">BAR</text:span>:</text:p>
      <text:list xml:id="list104820491650886" text:continue-numbering="true" text:style-name="List_20_1">
        <text:list-item>
          <text:p text:style-name="List_20_1">bar: main program</text:p>
        </text:list-item>
        <text:list-item>
          <text:p text:style-name="List_20_1">barcontrol: graphical frontend</text:p>
        </text:list-item>
        <text:list-item>
          <text:p text:style-name="List_20_1">bar-keygen: public and private key <text:span text:style-name="T35">generator</text:span></text:p>
        </text:list-item>
        <text:list-item>
          <text:p text:style-name="List_20_1">bar-sqlite3: <text:span text:style-name="T35">index </text:span>a maint<text:span text:style-name="T58">e</text:span>nance and repair-tool</text:p>
        </text:list-item>
      </text:list>
      <text:h text:style-name="Heading_20_2"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ext:soft-page-break/>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6" text:note-class="footnote"><text:note-citation>16</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6">16</text:note-ref></text:span></text:p>
          </table:table-cell>
          <table:table-cell table:style-name="Archivefilenamemacros.C32"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6">16</text:note-ref></text:span></text:p>
          </table:table-cell>
          <table:table-cell table:style-name="Archivefilenamemacros.C32"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6">16</text:note-ref></text:span></text:p>
          </table:table-cell>
          <table:table-cell table:style-name="Archivefilenamemacros.C32"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13">st</text:span> January 1970 00:00:00</text:p>
          </table:table-cell>
          <table:table-cell table:style-name="Archivefilenamemacros.C32"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28"><text:soft-page-break/>Note:<text:tab/><text:span text:style-name="Command"><text:span text:style-name="T26">BARC</text:span></text:span><text:span text:style-name="Command">ontrol</text:span> has a nice archive file name editor. See the <draw:frame draw:style-name="fr9" draw:name="graphics12" text:anchor-type="as-char" svg:width="0.1665in" svg:height="0.1665in" draw:z-index="14"><draw:image xlink:href="Pictures/100002010000001000000010DF223B73.png" xlink:type="simple" xlink:show="embed" xlink:actuate="onLoad"/></draw:frame> 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26</text:bookmark-ref>).</text:p>
      <text:h text:style-name="Heading_20_2" text:outline-level="2"><text:bookmark-start text:name="__RefHeading__27593402"/>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commands<text:bookmark-end text:name="__RefHeading__16290_1510295094"/></text:h>
      <text:p text:style-name="Option_20_title"><text:alphabetical-index-mark-start text:id="IMark84937160"/>--create<text:alphabetical-index-mark-end text:id="IMark84937160"/>, <text:alphabetical-index-mark-start text:id="IMark61424648"/>-c<text:alphabetical-index-mark-end text:id="IMark61424648"/></text:p>
      <text:p text:style-name="Option_20_Start">Create an archive with files, directories, links, hard links and special files like device-, pipes- and sockets-descriptors.</text:p>
      <text:p text:style-name="Option_20_title"><text:alphabetical-index-mark-start text:id="IMark122185112"/>--image<text:alphabetical-index-mark-end text:id="IMark122185112"/>, <text:alphabetical-index-mark-start text:id="IMark86171656"/>-m<text:alphabetical-index-mark-end text:id="IMark86171656"/></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5"> ‑‑</text:span><text:span text:style-name="Option"><text:span text:style-name="T11">raw-images</text:span></text:span><text:span text:style-name="T5">.</text:span></text:p>
      <text:p text:style-name="Option_20_note">Note:<text:tab/>When compression is enabled not used data blocks will almost use no space in the created archive.</text:p>
      <text:p text:style-name="Option_20_title"><text:alphabetical-index-mark-start text:id="IMark86171656"/>--list<text:alphabetical-index-mark-end text:id="IMark86171656"/>, <text:alphabetical-index-mark-start text:id="IMark122373656"/>-l<text:alphabetical-index-mark-end text:id="IMark122373656"/></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61424648"/>--test<text:alphabetical-index-mark-end text:id="IMark61424648"/>, <text:alphabetical-index-mark-start text:id="IMark122185112"/>-t<text:alphabetical-index-mark-end text:id="IMark122185112"/></text:p>
      <text:p text:style-name="Option_20_Start">Test content integrity of archives.</text:p>
      <text:p text:style-name="Option_20_title"><text:alphabetical-index-mark-start text:id="IMark122373656"/>--compare<text:alphabetical-index-mark-end text:id="IMark122373656"/>, <text:alphabetical-index-mark-start text:id="IMark65615000"/>-d<text:alphabetical-index-mark-end text:id="IMark65615000"/></text:p>
      <text:p text:style-name="Option_20_Start">Compare content of archives with content in file system.</text:p>
      <text:p text:style-name="Option_20_title"><text:alphabetical-index-mark-start text:id="IMark85077576"/>--extract<text:alphabetical-index-mark-end text:id="IMark85077576"/>, <text:alphabetical-index-mark-start text:id="IMark122373656"/>-x<text:alphabetical-index-mark-end text:id="IMark122373656"/></text:p>
      <text:p text:style-name="Option_20_Start">Extract content of archives.</text:p>
      <text:p text:style-name="Option_20_title"><text:alphabetical-index-mark-start text:id="IMark84937160"/>--generate-keys<text:alphabetical-index-mark-end text:id="IMark84937160"/></text:p>
      <text:p text:style-name="Option_20_Start">Generate a public/private key pair for asymmetric encryption/decryption of archive content with RSA.</text:p>
      <text:p text:style-name="Option_20_note">Note:<text:tab/>RSA encryption is only used for the public/private key pair. The archive content itself is encrypted with AES 256 with a random selected password key of 2048 bit. The random password is encrypted with the public key and stored into the archive. For each part a new random password is generated. This mechanism is known as “hybrid-encryption”. Using hybrid-encryption instead of plain RSA encryption is a common technique to avoid the expensive and usually slow RSA encryption for huge amounts of data.</text:p>
      <text:p text:style-name="Option_20_title"><text:alphabetical-index-mark-start text:id="IMark86171656"/>--generate-keys-bits<text:alphabetical-index-mark-end text:id="IMark86171656"/>=&lt;n&gt;</text:p>
      <text:p text:style-name="Option_20_Start">Specify number of bits to use for a RSA key pair. It can be 1024, 2048 or 3072 bits. Default value are 2048 bits.</text:p>
      <text:p text:style-name="Option_20_title"><text:soft-page-break/><text:alphabetical-index-mark-start text:id="IMark65615000"/>--pre-command<text:alphabetical-index-mark-end text:id="IMark65615000"/>=&lt;command&gt;</text:p>
      <text:p text:style-name="Option_20_Start">Command to execute before a job is started.</text:p>
      <text:p text:style-name="Option_20_Start">Available macros: %name.</text:p>
      <text:p text:style-name="Option_20_title"><text:alphabetical-index-mark-start text:id="IMark61424648"/>--post-command<text:alphabetical-index-mark-end text:id="IMark61424648"/>=&lt;command&gt;</text:p>
      <text:p text:style-name="Option_20_Start">Command to execute after a job terminated.</text:p>
      <text:p text:style-name="Option_20_Start">Available macros: %name.</text:p>
      <text:p text:style-name="Option_20_title"><text:alphabetical-index-mark-start text:id="IMark65615000"/>--mount<text:alphabetical-index-mark-end text:id="IMark65615000"/>=&lt;name&gt;</text:p>
      <text:p text:style-name="Option_20_Start">Device to mount before a job is started and to unmount after the job terminated.</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61424648"/>--include<text:alphabetical-index-mark-end text:id="IMark61424648"/>=&lt;pattern&gt;, <text:alphabetical-index-mark-start text:id="IMark65615000"/>-#<text:alphabetical-index-mark-end text:id="IMark65615000"/></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4">g:</text:p>
          </table:table-cell>
          <table:table-cell table:style-name="IncludePatterns.B4" office:value-type="string">
            <text:p text:style-name="P4">simple pattern (glob pattern)</text:p>
          </table:table-cell>
          <table:table-cell table:style-name="IncludePatterns.C4" office:value-type="string">
            <text:p text:style-name="P4"><text:a xlink:type="simple" xlink:href="../../../../../../g:/home/foo/*.txt">g:/home/foo/*.txt</text:a></text:p>
          </table:table-cell>
        </table:table-row>
        <table:table-row>
          <table:table-cell table:style-name="IncludePatterns.A4" office:value-type="string">
            <text:p text:style-name="P4">r:</text:p>
          </table:table-cell>
          <table:table-cell table:style-name="IncludePatterns.B4" office:value-type="string">
            <text:p text:style-name="P4">regular expression</text:p>
          </table:table-cell>
          <table:table-cell table:style-name="IncludePatterns.C4" office:value-type="string">
            <text:p text:style-name="P4"><text:a xlink:type="simple" xlink:href="../../../../../../r:/home/foo/.*.txt">r:/home/foo/.*.txt</text:a></text:p>
          </table:table-cell>
        </table:table-row>
        <table:table-row>
          <table:table-cell table:style-name="IncludePatterns.A4" office:value-type="string">
            <text:p text:style-name="P4">x:</text:p>
          </table:table-cell>
          <table:table-cell table:style-name="IncludePatterns.B4" office:value-type="string">
            <text:p text:style-name="P4">extended regular expression</text:p>
          </table:table-cell>
          <table:table-cell table:style-name="IncludePatterns.C4" office:value-type="string">
            <text:p text:style-name="P4">x:/home/foo/.*.txt</text:p>
          </table:table-cell>
        </table:table-row>
      </table:table>
      <text:p text:style-name="Table">Table <text:sequence text:ref-name="refTable5" text:name="Table" text:formula="ooow:Table+1" style:num-format="1">6</text:sequence>: Pattern types</text:p>
      <text:p text:style-name="Option_20_Start"/>
      <text:p text:style-name="Option_20_title"><text:alphabetical-index-mark-start text:id="IMark86171656"/>--include-command<text:bookmark-start text:name="__DdeLink__11102_1674148630"/><text:alphabetical-index-mark-end text:id="IMark86171656"/>=<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1102_1674148630"/><text:bookmark-end text:name="__DdeLink__12520_1674148630"/></text:p>
      <text:p text:style-name="Option_20_title"><text:alphabetical-index-mark-start text:id="IMark85077576"/>--exclude<text:alphabetical-index-mark-end text:id="IMark85077576"/>=&lt;pattern&gt;, <text:alphabetical-index-mark-start text:id="IMark122373656"/>-!<text:alphabetical-index-mark-end text:id="IMark122373656"/></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5">6</text:sequence-ref> how to specify different pattern types.</text:p>
      <text:p text:style-name="Option_20_note"><text:bookmark-start text:name="__DdeLink__11107_1674148630"/>Note:<text:tab/>Exclusions have precedence over include patterns.<text:bookmark-end text:name="__DdeLink__13942_1674148630"/><text:bookmark-end text:name="__DdeLink__11107_1674148630"/></text:p>
      <text:p text:style-name="Option_20_title"><text:alphabetical-index-mark-start text:id="IMark85077576"/>--exclude-command<text:alphabetical-index-mark-end text:id="IMark85077576"/>=<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soft-page-break/><text:alphabetical-index-mark-start text:id="IMark84937160"/>--mount<text:alphabetical-index-mark-end text:id="IMark84937160"/>=&lt;mount point&gt;[,yes|no]</text:p>
      <text:p text:style-name="Option_20_Start"><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h text:style-name="P72" text:outline-level="3"><text:bookmark-start text:name="__RefHeading__16294_1510295094"/>Incremental/Differential archives<text:bookmark-end text:name="__RefHeading__16294_1510295094"/></text:h>
      <text:p text:style-name="P29"><text:alphabetical-index-mark-start text:id="IMark65615000"/>--normal<text:alphabetical-index-mark-end text:id="IMark65615000"/></text:p>
      <text:p text:style-name="Option_20_Start">Create a normal archive. No incremental data is used or stored.</text:p>
      <text:p text:style-name="Option_20_title"><text:alphabetical-index-mark-start text:id="IMark85077576"/><text:span text:style-name="T11">--full</text:span><text:alphabetical-index-mark-end text:id="IMark85077576"/><text:span text:style-name="T11">, </text:span><text:alphabetical-index-mark-start text:id="IMark61424648"/><text:span text:style-name="T11">-f</text:span><text:alphabetical-index-mark-end text:id="IMark61424648"/></text:p>
      <text:p text:style-name="Option_20_Start">Create a full archive and store incremental data.</text:p>
      <text:p text:style-name="Option_20_title"><text:alphabetical-index-mark-start text:id="IMark86171656"/><text:span text:style-name="T11">--incremental</text:span><text:alphabetical-index-mark-end text:id="IMark86171656"/><text:span text:style-name="T11">, </text:span><text:alphabetical-index-mark-start text:id="IMark65615000"/><text:span text:style-name="T11">-i</text:span><text:alphabetical-index-mark-end text:id="IMark65615000"/></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11">See option </text:span><text:span text:style-name="Option"><text:span text:style-name="T11">‑‑incremental-list-file</text:span></text:span><text:span text:style-name="T11"> to specify the incremental data file to use.</text:span></text:p>
      <text:p text:style-name="Option_20_title"><text:alphabetical-index-mark-start text:id="IMark85077576"/><text:span text:style-name="T11">--incremental-list-file</text:span><text:alphabetical-index-mark-end text:id="IMark85077576"/><text:span text:style-name="T11">=&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29"><text:alphabetical-index-mark-start text:id="IMark61424648"/>--differential<text:alphabetical-index-mark-end text:id="IMark61424648"/></text:p>
      <text:p text:style-name="Option_20_Start"><text:span text:style-name="T11">Create an differential archive by using stored differential data. All files, directories, links, hard links or special files which changed since the incremental data was collected are stored in the archive. The incremental data is </text:span><text:span text:style-name="T17">not</text:span><text:span text:style-name="T11"> updated after creating an differential archive.</text:span></text:p>
      <text:p text:style-name="Option_20_Start"><text:span text:style-name="T11">See option </text:span><text:span text:style-name="Option"><text:span text:style-name="T11">‑‑incremental-list-file</text:span></text:span><text:span text:style-name="T11">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61424648"/>--compress-algorithm<text:alphabetical-index-mark-end text:id="IMark61424648"/>, <text:alphabetical-index-mark-start text:id="IMark121710088"/>-z<text:alphabetical-index-mark-end text:id="IMark121710088"/></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and/or the delta compression algorithms xdelta [<text:reference-ref text:reference-format="text" text:ref-name="xdelta">xdelta</text:reference-ref>] algorithms can be used.<text:note text:id="ftn17" text:note-class="footnote"><text:note-citation>17</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and lz4 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or lz4 <text:soft-page-break/>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or lz4.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6">7</text:sequence-ref>: <text:sequence-ref text:reference-format="caption" text:ref-name="refTable6">Compression algorithms</text:sequence-ref> 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4">none</text:p>
          </table:table-cell>
          <table:table-cell table:style-name="CompressionAlgorihtms.B2" office:value-type="string">
            <text:p text:style-name="P4">no compression</text:p>
          </table:table-cell>
        </table:table-row>
        <table:table-row>
          <table:table-cell table:style-name="CompressionAlgorihtms.A2" office:value-type="string">
            <text:p text:style-name="P4">zip1</text:p>
          </table:table-cell>
          <table:table-cell table:style-name="CompressionAlgorihtms.B2" office:value-type="string">
            <text:p text:style-name="P4">ZIP compression level 1</text:p>
          </table:table-cell>
        </table:table-row>
        <table:table-row>
          <table:table-cell table:style-name="CompressionAlgorihtms.A2" office:value-type="string">
            <text:p text:style-name="P4">zip2</text:p>
          </table:table-cell>
          <table:table-cell table:style-name="CompressionAlgorihtms.B2" office:value-type="string">
            <text:p text:style-name="P4">ZIP compression level 2</text:p>
          </table:table-cell>
        </table:table-row>
        <table:table-row>
          <table:table-cell table:style-name="CompressionAlgorihtms.A2" office:value-type="string">
            <text:p text:style-name="P4">zip3</text:p>
          </table:table-cell>
          <table:table-cell table:style-name="CompressionAlgorihtms.B2" office:value-type="string">
            <text:p text:style-name="P4">ZIP compression level 3</text:p>
          </table:table-cell>
        </table:table-row>
        <table:table-row>
          <table:table-cell table:style-name="CompressionAlgorihtms.A2" office:value-type="string">
            <text:p text:style-name="P4">zip4</text:p>
          </table:table-cell>
          <table:table-cell table:style-name="CompressionAlgorihtms.B2" office:value-type="string">
            <text:p text:style-name="P4">ZIP compression level 4</text:p>
          </table:table-cell>
        </table:table-row>
        <table:table-row>
          <table:table-cell table:style-name="CompressionAlgorihtms.A2" office:value-type="string">
            <text:p text:style-name="P4">zip5</text:p>
          </table:table-cell>
          <table:table-cell table:style-name="CompressionAlgorihtms.B2" office:value-type="string">
            <text:p text:style-name="P4">ZIP compression level 5</text:p>
          </table:table-cell>
        </table:table-row>
        <table:table-row>
          <table:table-cell table:style-name="CompressionAlgorihtms.A2" office:value-type="string">
            <text:p text:style-name="P4">zip6</text:p>
          </table:table-cell>
          <table:table-cell table:style-name="CompressionAlgorihtms.B2" office:value-type="string">
            <text:p text:style-name="P4">ZIP compression level 6</text:p>
          </table:table-cell>
        </table:table-row>
        <table:table-row>
          <table:table-cell table:style-name="CompressionAlgorihtms.A2" office:value-type="string">
            <text:p text:style-name="P4">zip7</text:p>
          </table:table-cell>
          <table:table-cell table:style-name="CompressionAlgorihtms.B2" office:value-type="string">
            <text:p text:style-name="P4">ZIP compression level 7</text:p>
          </table:table-cell>
        </table:table-row>
        <table:table-row>
          <table:table-cell table:style-name="CompressionAlgorihtms.A2" office:value-type="string">
            <text:p text:style-name="P4">zip8</text:p>
          </table:table-cell>
          <table:table-cell table:style-name="CompressionAlgorihtms.B2" office:value-type="string">
            <text:p text:style-name="P4">ZIP compression level 8</text:p>
          </table:table-cell>
        </table:table-row>
        <table:table-row>
          <table:table-cell table:style-name="CompressionAlgorihtms.A2" office:value-type="string">
            <text:p text:style-name="P4">zip9</text:p>
          </table:table-cell>
          <table:table-cell table:style-name="CompressionAlgorihtms.B2" office:value-type="string">
            <text:p text:style-name="P4">ZIP compression level 9</text:p>
          </table:table-cell>
        </table:table-row>
        <table:table-row>
          <table:table-cell table:style-name="CompressionAlgorihtms.A2" office:value-type="string">
            <text:p text:style-name="P4">bzip1</text:p>
          </table:table-cell>
          <table:table-cell table:style-name="CompressionAlgorihtms.B2" office:value-type="string">
            <text:p text:style-name="P4">BZIP2 compression level 1</text:p>
          </table:table-cell>
        </table:table-row>
        <table:table-row>
          <table:table-cell table:style-name="CompressionAlgorihtms.A2" office:value-type="string">
            <text:p text:style-name="P4">bzip2</text:p>
          </table:table-cell>
          <table:table-cell table:style-name="CompressionAlgorihtms.B2" office:value-type="string">
            <text:p text:style-name="P4">BZIP2 compression level 2</text:p>
          </table:table-cell>
        </table:table-row>
        <table:table-row>
          <table:table-cell table:style-name="CompressionAlgorihtms.A2" office:value-type="string">
            <text:p text:style-name="P4">bzip3</text:p>
          </table:table-cell>
          <table:table-cell table:style-name="CompressionAlgorihtms.B2" office:value-type="string">
            <text:p text:style-name="P4">BZIP2 compression level 3</text:p>
          </table:table-cell>
        </table:table-row>
        <table:table-row>
          <table:table-cell table:style-name="CompressionAlgorihtms.A2" office:value-type="string">
            <text:p text:style-name="P4">bzip4</text:p>
          </table:table-cell>
          <table:table-cell table:style-name="CompressionAlgorihtms.B2" office:value-type="string">
            <text:p text:style-name="P4">BZIP2 compression level 4</text:p>
          </table:table-cell>
        </table:table-row>
        <table:table-row>
          <table:table-cell table:style-name="CompressionAlgorihtms.A2" office:value-type="string">
            <text:p text:style-name="P4">bzip5</text:p>
          </table:table-cell>
          <table:table-cell table:style-name="CompressionAlgorihtms.B2" office:value-type="string">
            <text:p text:style-name="P4">BZIP2 compression level 5</text:p>
          </table:table-cell>
        </table:table-row>
        <table:table-row>
          <table:table-cell table:style-name="CompressionAlgorihtms.A2" office:value-type="string">
            <text:p text:style-name="P4">bzip6</text:p>
          </table:table-cell>
          <table:table-cell table:style-name="CompressionAlgorihtms.B2" office:value-type="string">
            <text:p text:style-name="P4">BZIP2 compression level 6</text:p>
          </table:table-cell>
        </table:table-row>
        <table:table-row>
          <table:table-cell table:style-name="CompressionAlgorihtms.A2" office:value-type="string">
            <text:p text:style-name="P4">bzip7</text:p>
          </table:table-cell>
          <table:table-cell table:style-name="CompressionAlgorihtms.B2" office:value-type="string">
            <text:p text:style-name="P4">BZIP2 compression level 7</text:p>
          </table:table-cell>
        </table:table-row>
        <table:table-row>
          <table:table-cell table:style-name="CompressionAlgorihtms.A2" office:value-type="string">
            <text:p text:style-name="P4">bzip8</text:p>
          </table:table-cell>
          <table:table-cell table:style-name="CompressionAlgorihtms.B2" office:value-type="string">
            <text:p text:style-name="P4">BZIP2 compression level 8</text:p>
          </table:table-cell>
        </table:table-row>
        <table:table-row>
          <table:table-cell table:style-name="CompressionAlgorihtms.A2" office:value-type="string">
            <text:p text:style-name="P4">bzip9</text:p>
          </table:table-cell>
          <table:table-cell table:style-name="CompressionAlgorihtms.B2" office:value-type="string">
            <text:p text:style-name="P4">BZIP2 compression level 9</text:p>
          </table:table-cell>
        </table:table-row>
        <table:table-row>
          <table:table-cell table:style-name="CompressionAlgorihtms.A2" office:value-type="string">
            <text:p text:style-name="P4">lzma1</text:p>
          </table:table-cell>
          <table:table-cell table:style-name="CompressionAlgorihtms.B2" office:value-type="string">
            <text:p text:style-name="P4">LZMA compression level 1</text:p>
          </table:table-cell>
        </table:table-row>
        <table:table-row>
          <table:table-cell table:style-name="CompressionAlgorihtms.A2" office:value-type="string">
            <text:p text:style-name="P4">lzma2</text:p>
          </table:table-cell>
          <table:table-cell table:style-name="CompressionAlgorihtms.B2" office:value-type="string">
            <text:p text:style-name="P4">LZMA compression level 2</text:p>
          </table:table-cell>
        </table:table-row>
        <table:table-row>
          <table:table-cell table:style-name="CompressionAlgorihtms.A2" office:value-type="string">
            <text:p text:style-name="P4">lzma3</text:p>
          </table:table-cell>
          <table:table-cell table:style-name="CompressionAlgorihtms.B2" office:value-type="string">
            <text:p text:style-name="P4">LZMA compression level 3</text:p>
          </table:table-cell>
        </table:table-row>
        <table:table-row>
          <table:table-cell table:style-name="CompressionAlgorihtms.A2" office:value-type="string">
            <text:p text:style-name="P4">lzma4</text:p>
          </table:table-cell>
          <table:table-cell table:style-name="CompressionAlgorihtms.B2" office:value-type="string">
            <text:p text:style-name="P4">LZMA compression level 4</text:p>
          </table:table-cell>
        </table:table-row>
        <table:table-row>
          <table:table-cell table:style-name="CompressionAlgorihtms.A2" office:value-type="string">
            <text:p text:style-name="P4">lzma5</text:p>
          </table:table-cell>
          <table:table-cell table:style-name="CompressionAlgorihtms.B2" office:value-type="string">
            <text:p text:style-name="P4">LZMA compression level 5</text:p>
          </table:table-cell>
        </table:table-row>
        <table:table-row>
          <table:table-cell table:style-name="CompressionAlgorihtms.A2" office:value-type="string">
            <text:p text:style-name="P4">lzma6</text:p>
          </table:table-cell>
          <table:table-cell table:style-name="CompressionAlgorihtms.B2" office:value-type="string">
            <text:p text:style-name="P4">LZMA compression level 6</text:p>
          </table:table-cell>
        </table:table-row>
        <table:table-row>
          <table:table-cell table:style-name="CompressionAlgorihtms.A2" office:value-type="string">
            <text:p text:style-name="P4">lzma7</text:p>
          </table:table-cell>
          <table:table-cell table:style-name="CompressionAlgorihtms.B2" office:value-type="string">
            <text:p text:style-name="P4">LZMA compression level 7</text:p>
          </table:table-cell>
        </table:table-row>
        <table:table-row>
          <table:table-cell table:style-name="CompressionAlgorihtms.A2" office:value-type="string">
            <text:p text:style-name="P4">lzma8</text:p>
          </table:table-cell>
          <table:table-cell table:style-name="CompressionAlgorihtms.B2" office:value-type="string">
            <text:p text:style-name="P4">LZMA compression level 8</text:p>
          </table:table-cell>
        </table:table-row>
        <table:table-row>
          <table:table-cell table:style-name="CompressionAlgorihtms.A2" office:value-type="string">
            <text:p text:style-name="P4">lzma9</text:p>
          </table:table-cell>
          <table:table-cell table:style-name="CompressionAlgorihtms.B2" office:value-type="string">
            <text:p text:style-name="P4">LZMA compression level 9</text:p>
          </table:table-cell>
        </table:table-row>
        <table:table-row>
          <table:table-cell table:style-name="CompressionAlgorihtms.A2" office:value-type="string">
            <text:p text:style-name="P4"><text:bookmark-start text:name="__DdeLink__6412_1755039751"/>l<text:bookmark-end text:name="__DdeLink__6412_1755039751"/>zo1</text:p>
          </table:table-cell>
          <table:table-cell table:style-name="CompressionAlgorihtms.B2" office:value-type="string">
            <text:p text:style-name="P4"><text:bookmark-start text:name="__DdeLink__6414_1755039751"/>L<text:bookmark-end text:name="__DdeLink__6414_1755039751"/>ZO compression level 1: LZO1X-1(11)</text:p>
          </table:table-cell>
        </table:table-row>
        <table:table-row>
          <table:table-cell table:style-name="CompressionAlgorihtms.A2" office:value-type="string">
            <text:p text:style-name="P4"><text:bookmark-start text:name="__DdeLink__6412_17550397511"/>l<text:bookmark-end text:name="__DdeLink__6412_17550397511"/>zo2</text:p>
          </table:table-cell>
          <table:table-cell table:style-name="CompressionAlgorihtms.B2" office:value-type="string">
            <text:p text:style-name="P4"><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4"><text:bookmark-start text:name="__DdeLink__6412_17550397512"/>l<text:bookmark-end text:name="__DdeLink__6412_17550397512"/>zo3</text:p>
          </table:table-cell>
          <table:table-cell table:style-name="CompressionAlgorihtms.B2" office:value-type="string">
            <text:p text:style-name="P4"><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4"><text:bookmark-start text:name="__DdeLink__6412_17550397513"/>l<text:bookmark-end text:name="__DdeLink__6412_17550397513"/>zo4</text:p>
          </table:table-cell>
          <table:table-cell table:style-name="CompressionAlgorihtms.B2" office:value-type="string">
            <text:p text:style-name="P4"><text:bookmark-start text:name="__DdeLink__6414_17550397513"/>L<text:bookmark-end text:name="__DdeLink__6414_17550397513"/>ZO compression level 4: LZO1X-1</text:p>
          </table:table-cell>
        </table:table-row>
        <table:table-row>
          <table:table-cell table:style-name="CompressionAlgorihtms.A2" office:value-type="string">
            <text:p text:style-name="P4"><text:bookmark-start text:name="__DdeLink__6412_17550397514"/>l<text:bookmark-end text:name="__DdeLink__6412_17550397514"/>zo5</text:p>
          </table:table-cell>
          <table:table-cell table:style-name="CompressionAlgorihtms.B2" office:value-type="string">
            <text:p text:style-name="P4"><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4">lz4-0</text:p>
          </table:table-cell>
          <table:table-cell table:style-name="CompressionAlgorihtms.B2" office:value-type="string">
            <text:p text:style-name="P4">LZ4</text:p>
          </table:table-cell>
        </table:table-row>
        <table:table-row>
          <table:table-cell table:style-name="CompressionAlgorihtms.A2" office:value-type="string">
            <text:p text:style-name="P4">lz4-1</text:p>
          </table:table-cell>
          <table:table-cell table:style-name="CompressionAlgorihtms.B2" office:value-type="string">
            <text:p text:style-name="P4">LZ4 HC compression level 1</text:p>
          </table:table-cell>
        </table:table-row>
        <text:soft-page-break/>
        <table:table-row>
          <table:table-cell table:style-name="CompressionAlgorihtms.A2" office:value-type="string">
            <text:p text:style-name="P4">lz4-2</text:p>
          </table:table-cell>
          <table:table-cell table:style-name="CompressionAlgorihtms.B2" office:value-type="string">
            <text:p text:style-name="P4">LZ4 HC compression level 2</text:p>
          </table:table-cell>
        </table:table-row>
        <table:table-row>
          <table:table-cell table:style-name="CompressionAlgorihtms.A2" office:value-type="string">
            <text:p text:style-name="P4">lz4-3</text:p>
          </table:table-cell>
          <table:table-cell table:style-name="CompressionAlgorihtms.B2" office:value-type="string">
            <text:p text:style-name="P4">LZ4 HC compression level 3</text:p>
          </table:table-cell>
        </table:table-row>
        <table:table-row>
          <table:table-cell table:style-name="CompressionAlgorihtms.A2" office:value-type="string">
            <text:p text:style-name="P4">lz4-4</text:p>
          </table:table-cell>
          <table:table-cell table:style-name="CompressionAlgorihtms.B2" office:value-type="string">
            <text:p text:style-name="P4">LZ4 HC compression level 4</text:p>
          </table:table-cell>
        </table:table-row>
        <table:table-row>
          <table:table-cell table:style-name="CompressionAlgorihtms.A2" office:value-type="string">
            <text:p text:style-name="P4">lz4-5</text:p>
          </table:table-cell>
          <table:table-cell table:style-name="CompressionAlgorihtms.B2" office:value-type="string">
            <text:p text:style-name="P4">LZ4 HC compression level 5</text:p>
          </table:table-cell>
        </table:table-row>
        <table:table-row>
          <table:table-cell table:style-name="CompressionAlgorihtms.A2" office:value-type="string">
            <text:p text:style-name="P4">lz4-6</text:p>
          </table:table-cell>
          <table:table-cell table:style-name="CompressionAlgorihtms.B2" office:value-type="string">
            <text:p text:style-name="P4">LZ4 HC compression level 6</text:p>
          </table:table-cell>
        </table:table-row>
        <table:table-row>
          <table:table-cell table:style-name="CompressionAlgorihtms.A2" office:value-type="string">
            <text:p text:style-name="P4">lz4-7</text:p>
          </table:table-cell>
          <table:table-cell table:style-name="CompressionAlgorihtms.B2" office:value-type="string">
            <text:p text:style-name="P4">LZ4 HC compression level 7</text:p>
          </table:table-cell>
        </table:table-row>
        <table:table-row>
          <table:table-cell table:style-name="CompressionAlgorihtms.A2" office:value-type="string">
            <text:p text:style-name="P4">lz4-8</text:p>
          </table:table-cell>
          <table:table-cell table:style-name="CompressionAlgorihtms.B2" office:value-type="string">
            <text:p text:style-name="P4">LZ4 HC compression level 8</text:p>
          </table:table-cell>
        </table:table-row>
        <table:table-row>
          <table:table-cell table:style-name="CompressionAlgorihtms.A2" office:value-type="string">
            <text:p text:style-name="P4">lz4-9</text:p>
          </table:table-cell>
          <table:table-cell table:style-name="CompressionAlgorihtms.B2" office:value-type="string">
            <text:p text:style-name="P4">LZ4 HC compression level 9</text:p>
          </table:table-cell>
        </table:table-row>
        <table:table-row>
          <table:table-cell table:style-name="CompressionAlgorihtms.A2" office:value-type="string">
            <text:p text:style-name="P4">lz4-10</text:p>
          </table:table-cell>
          <table:table-cell table:style-name="CompressionAlgorihtms.B2" office:value-type="string">
            <text:p text:style-name="P4">LZ4 HC compression level 10</text:p>
          </table:table-cell>
        </table:table-row>
        <table:table-row>
          <table:table-cell table:style-name="CompressionAlgorihtms.A2" office:value-type="string">
            <text:p text:style-name="P4">lz4-11</text:p>
          </table:table-cell>
          <table:table-cell table:style-name="CompressionAlgorihtms.B2" office:value-type="string">
            <text:p text:style-name="P4">LZ4 HC compression level 11</text:p>
          </table:table-cell>
        </table:table-row>
        <table:table-row>
          <table:table-cell table:style-name="CompressionAlgorihtms.A2" office:value-type="string">
            <text:p text:style-name="P4">lz4-12</text:p>
          </table:table-cell>
          <table:table-cell table:style-name="CompressionAlgorihtms.B2" office:value-type="string">
            <text:p text:style-name="P4">LZ4 HC compression level 12</text:p>
          </table:table-cell>
        </table:table-row>
        <table:table-row>
          <table:table-cell table:style-name="CompressionAlgorihtms.A2" office:value-type="string">
            <text:p text:style-name="P4">lz4-13</text:p>
          </table:table-cell>
          <table:table-cell table:style-name="CompressionAlgorihtms.B2" office:value-type="string">
            <text:p text:style-name="P4">LZ4 HC compression level 13</text:p>
          </table:table-cell>
        </table:table-row>
        <table:table-row>
          <table:table-cell table:style-name="CompressionAlgorihtms.A2" office:value-type="string">
            <text:p text:style-name="P4">lz4-14</text:p>
          </table:table-cell>
          <table:table-cell table:style-name="CompressionAlgorihtms.B2" office:value-type="string">
            <text:p text:style-name="P4">LZ4 HC compression level 15</text:p>
          </table:table-cell>
        </table:table-row>
        <table:table-row>
          <table:table-cell table:style-name="CompressionAlgorihtms.A2" office:value-type="string">
            <text:p text:style-name="P4">lz4-15</text:p>
          </table:table-cell>
          <table:table-cell table:style-name="CompressionAlgorihtms.B2" office:value-type="string">
            <text:p text:style-name="P4">LZ4 HC compression level 15</text:p>
          </table:table-cell>
        </table:table-row>
        <table:table-row>
          <table:table-cell table:style-name="CompressionAlgorihtms.A2" office:value-type="string">
            <text:p text:style-name="P4">lz4-16</text:p>
          </table:table-cell>
          <table:table-cell table:style-name="CompressionAlgorihtms.B2" office:value-type="string">
            <text:p text:style-name="P4">LZ4 HC compression level 16</text:p>
          </table:table-cell>
        </table:table-row>
        <table:table-row>
          <table:table-cell table:style-name="CompressionAlgorihtms.A2" office:value-type="string">
            <text:p text:style-name="P4">xdelta1</text:p>
          </table:table-cell>
          <table:table-cell table:style-name="CompressionAlgorihtms.B2" office:value-type="string">
            <text:p text:style-name="P4">xdelta compression level 1</text:p>
          </table:table-cell>
        </table:table-row>
        <table:table-row>
          <table:table-cell table:style-name="CompressionAlgorihtms.A2" office:value-type="string">
            <text:p text:style-name="P4">xdelta2</text:p>
          </table:table-cell>
          <table:table-cell table:style-name="CompressionAlgorihtms.B2" office:value-type="string">
            <text:p text:style-name="P4">xdelta compression level 2</text:p>
          </table:table-cell>
        </table:table-row>
        <table:table-row>
          <table:table-cell table:style-name="CompressionAlgorihtms.A2" office:value-type="string">
            <text:p text:style-name="P4">xdelta3</text:p>
          </table:table-cell>
          <table:table-cell table:style-name="CompressionAlgorihtms.B2" office:value-type="string">
            <text:p text:style-name="P4">xdelta compression level 3</text:p>
          </table:table-cell>
        </table:table-row>
        <table:table-row>
          <table:table-cell table:style-name="CompressionAlgorihtms.A2" office:value-type="string">
            <text:p text:style-name="P4">xdelta4</text:p>
          </table:table-cell>
          <table:table-cell table:style-name="CompressionAlgorihtms.B2" office:value-type="string">
            <text:p text:style-name="P4">xdelta compression level 4</text:p>
          </table:table-cell>
        </table:table-row>
        <table:table-row>
          <table:table-cell table:style-name="CompressionAlgorihtms.A2" office:value-type="string">
            <text:p text:style-name="P4">xdelta5</text:p>
          </table:table-cell>
          <table:table-cell table:style-name="CompressionAlgorihtms.B2" office:value-type="string">
            <text:p text:style-name="P4">xdelta compression level 5</text:p>
          </table:table-cell>
        </table:table-row>
        <table:table-row>
          <table:table-cell table:style-name="CompressionAlgorihtms.A2" office:value-type="string">
            <text:p text:style-name="P4">xdelta6</text:p>
          </table:table-cell>
          <table:table-cell table:style-name="CompressionAlgorihtms.B2" office:value-type="string">
            <text:p text:style-name="P4">xdelta compression level 6</text:p>
          </table:table-cell>
        </table:table-row>
        <table:table-row>
          <table:table-cell table:style-name="CompressionAlgorihtms.A2" office:value-type="string">
            <text:p text:style-name="P4">xdelta7</text:p>
          </table:table-cell>
          <table:table-cell table:style-name="CompressionAlgorihtms.B2" office:value-type="string">
            <text:p text:style-name="P4">xdelta compression level 7</text:p>
          </table:table-cell>
        </table:table-row>
        <table:table-row>
          <table:table-cell table:style-name="CompressionAlgorihtms.A2" office:value-type="string">
            <text:p text:style-name="P4">xdelta8</text:p>
          </table:table-cell>
          <table:table-cell table:style-name="CompressionAlgorihtms.B2" office:value-type="string">
            <text:p text:style-name="P4">xdelta compression level 8</text:p>
          </table:table-cell>
        </table:table-row>
        <table:table-row>
          <table:table-cell table:style-name="CompressionAlgorihtms.A2" office:value-type="string">
            <text:p text:style-name="P4">xdelta9</text:p>
          </table:table-cell>
          <table:table-cell table:style-name="CompressionAlgorihtms.B2" office:value-type="string">
            <text:p text:style-name="P4">xdelta compression level 9</text:p>
          </table:table-cell>
        </table:table-row>
      </table:table>
      <text:p text:style-name="Table">Table <text:sequence text:ref-name="refTable6" text:name="Table" text:formula="ooow:Table+1" style:num-format="1">7</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122373656"/>--compress-min-size<text:alphabetical-index-mark-end text:id="IMark122373656"/>=&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soft-page-break/><text:alphabetical-index-mark-start text:id="IMark121710088"/>--compress-exclude<text:alphabetical-index-mark-end text:id="IMark121710088"/>=&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5">6</text:sequence-ref>: <text:sequence-ref text:reference-format="caption" text:ref-name="refTable5">Pattern types</text:sequence-ref> how to specify a different pattern type to use.</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84937160"/>--crypt-algorithm<text:alphabetical-index-mark-end text:id="IMark84937160"/>, <text:alphabetical-index-mark-start text:id="IMark121710088"/>-y<text:alphabetical-index-mark-end text:id="IMark121710088"/></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8" text:note-class="footnote"><text:note-citation>18</text:note-citation><text:note-body><text:p text:style-name="Footnote">Pre-compiled binary packages contain all supported libraries.</text:p></text:note-body></text:note> Table <text:sequence-ref text:reference-format="value" text:ref-name="refTable7">8</text:sequence-ref>: <text:sequence-ref text:reference-format="caption" text:ref-name="refTable7">Encryption algorithms</text:sequence-ref> list all supported encryption algorithms.</text:p>
      <table:table table:name="Encryption" table:style-name="Encryption">
        <table:table-column table:style-name="Encryption.A"/>
        <table:table-column table:style-name="Encryption.B"/>
        <table:table-column table:style-name="Encryption.C"/>
        <table:table-header-rows>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4">none</text:p>
          </table:table-cell>
          <table:table-cell table:style-name="Encryption.A2" office:value-type="string">
            <text:p text:style-name="P4">no encryption; store as clear-text data</text:p>
          </table:table-cell>
          <table:table-cell table:style-name="Encryption.C2" office:value-type="string">
            <text:p text:style-name="P7">1</text:p>
          </table:table-cell>
        </table:table-row>
        <table:table-row>
          <table:table-cell table:style-name="Encryption.A2" office:value-type="string">
            <text:p text:style-name="P4">3DES</text:p>
          </table:table-cell>
          <table:table-cell table:style-name="Encryption.A2" office:value-type="string">
            <text:p text:style-name="P4">3DES cipher</text:p>
          </table:table-cell>
          <table:table-cell table:style-name="Encryption.C2" office:value-type="string">
            <text:p text:style-name="P7">8</text:p>
          </table:table-cell>
        </table:table-row>
        <table:table-row>
          <table:table-cell table:style-name="Encryption.A2" office:value-type="string">
            <text:p text:style-name="P4">CAST5</text:p>
          </table:table-cell>
          <table:table-cell table:style-name="Encryption.A2" office:value-type="string">
            <text:p text:style-name="P4">CAST5 cipher</text:p>
          </table:table-cell>
          <table:table-cell table:style-name="Encryption.C2" office:value-type="string">
            <text:p text:style-name="P7">8</text:p>
          </table:table-cell>
        </table:table-row>
        <table:table-row table:style-name="Encryption.5">
          <table:table-cell table:style-name="Encryption.A2" office:value-type="string">
            <text:p text:style-name="P4">BLOWFISH</text:p>
          </table:table-cell>
          <table:table-cell table:style-name="Encryption.A2" office:value-type="string">
            <text:p text:style-name="P4">Blowfish cipher</text:p>
          </table:table-cell>
          <table:table-cell table:style-name="Encryption.C2" office:value-type="string">
            <text:p text:style-name="P7">8</text:p>
          </table:table-cell>
        </table:table-row>
        <table:table-row table:style-name="Encryption.5">
          <table:table-cell table:style-name="Encryption.A2" office:value-type="string">
            <text:p text:style-name="P4">AES128</text:p>
          </table:table-cell>
          <table:table-cell table:style-name="Encryption.A2" office:value-type="string">
            <text:p text:style-name="P4">AES c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AES192</text:p>
          </table:table-cell>
          <table:table-cell table:style-name="Encryption.A2" office:value-type="string">
            <text:p text:style-name="P4">AES cipher 192bit</text:p>
          </table:table-cell>
          <table:table-cell table:style-name="Encryption.C2" office:value-type="string">
            <text:p text:style-name="P7">16</text:p>
          </table:table-cell>
        </table:table-row>
        <table:table-row table:style-name="Encryption.5">
          <table:table-cell table:style-name="Encryption.A2" office:value-type="string">
            <text:p text:style-name="P4">AES256</text:p>
          </table:table-cell>
          <table:table-cell table:style-name="Encryption.A2" office:value-type="string">
            <text:p text:style-name="P4">AES c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TWOFISH128</text:p>
          </table:table-cell>
          <table:table-cell table:style-name="Encryption.A2" office:value-type="string">
            <text:p text:style-name="P4">Twofish c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TWOFISH256</text:p>
          </table:table-cell>
          <table:table-cell table:style-name="Encryption.A2" office:value-type="string">
            <text:p text:style-name="P4">Twofish c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SERPENT128</text:p>
          </table:table-cell>
          <table:table-cell table:style-name="Encryption.A2" office:value-type="string">
            <text:p text:style-name="P4">Serpent ch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SERPENT192</text:p>
          </table:table-cell>
          <table:table-cell table:style-name="Encryption.A2" office:value-type="string">
            <text:p text:style-name="P4">Serpent chipher 192bit</text:p>
          </table:table-cell>
          <table:table-cell table:style-name="Encryption.C2" office:value-type="string">
            <text:p text:style-name="P7">16</text:p>
          </table:table-cell>
        </table:table-row>
        <table:table-row table:style-name="Encryption.5">
          <table:table-cell table:style-name="Encryption.A2" office:value-type="string">
            <text:p text:style-name="P4">SERPENT256</text:p>
          </table:table-cell>
          <table:table-cell table:style-name="Encryption.A2" office:value-type="string">
            <text:p text:style-name="P4">Serpent ch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CAMELLIA128</text:p>
          </table:table-cell>
          <table:table-cell table:style-name="Encryption.A2" office:value-type="string">
            <text:p text:style-name="P4">Camellia 128bit</text:p>
          </table:table-cell>
          <table:table-cell table:style-name="Encryption.C2" office:value-type="string">
            <text:p text:style-name="P7">16</text:p>
          </table:table-cell>
        </table:table-row>
        <table:table-row table:style-name="Encryption.5">
          <table:table-cell table:style-name="Encryption.A2" office:value-type="string">
            <text:p text:style-name="P4">CAMELLIA192</text:p>
          </table:table-cell>
          <table:table-cell table:style-name="Encryption.A2" office:value-type="string">
            <text:p text:style-name="P4">Camellia 192bit</text:p>
          </table:table-cell>
          <table:table-cell table:style-name="Encryption.C2" office:value-type="string">
            <text:p text:style-name="P7">16</text:p>
          </table:table-cell>
        </table:table-row>
        <table:table-row table:style-name="Encryption.5">
          <table:table-cell table:style-name="Encryption.A2" office:value-type="string">
            <text:p text:style-name="P4">CAMELLIA256</text:p>
          </table:table-cell>
          <table:table-cell table:style-name="Encryption.A2" office:value-type="string">
            <text:p text:style-name="P4">Camellia 256bit</text:p>
          </table:table-cell>
          <table:table-cell table:style-name="Encryption.C2" office:value-type="string">
            <text:p text:style-name="P7">16</text:p>
          </table:table-cell>
        </table:table-row>
      </table:table>
      <text:p text:style-name="Table">Table <text:sequence text:ref-name="refTable7" text:name="Table" text:formula="ooow:Table+1" style:num-format="1">8</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5"> </text:span>[<text:reference-ref text:reference-format="text" text:ref-name="libcrypt">libgcrypt</text:reference-ref>] or <text:span text:style-name="Internet_20_link">http://en.wikipedia.org/wiki/Block_cipher_security_summary</text:span>.</text:p>
      <text:p text:style-name="Option_20_title"><text:alphabetical-index-mark-start text:id="IMark77353112"/>--crypt-type<text:alphabetical-index-mark-end text:id="IMark77353112"/>=symmetric|asymmetric</text:p>
      <text:p text:style-name="Option_20_Start">Use symmetric or asymmetric encryption (RSA).</text:p>
      <text:p text:style-name="Option_20_note">Note:<text:tab/>For asymmetric encryption a hybrid-encryption is used. See option <text:span text:style-name="Option">‑‑generate-keys</text:span> for <text:soft-page-break/>details.</text:p>
      <text:p text:style-name="Option_20_title"><text:alphabetical-index-mark-start text:id="IMark121710088"/>--crypt-password<text:alphabetical-index-mark-end text:id="IMark121710088"/>=&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77353112"/>--crypt-public-key<text:alphabetical-index-mark-end text:id="IMark77353112"/>=&lt;file name&gt;</text:p>
      <text:p text:style-name="Option_20_Start">Name of file with the RSA encryption public key.</text:p>
      <text:p text:style-name="Option_20_title"><text:alphabetical-index-mark-start text:id="IMark77145016"/>--crypt-private-key<text:alphabetical-index-mark-end text:id="IMark77145016"/>=&lt;file name&gt;</text:p>
      <text:p text:style-name="Option_20_Start">Name of file with the RSA encryption private key.</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77353112"/>--archive-part-size<text:alphabetical-index-mark-end text:id="IMark77353112"/>=&lt;size&gt;, <text:alphabetical-index-mark-start text:id="IMark85408280"/>-s<text:alphabetical-index-mark-end text:id="IMark85408280"/>=&lt;size&gt;</text:p>
      <text:p text:style-name="P59">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h text:style-name="Heading_20_3" text:outline-level="3"><text:bookmark-start text:name="__RefHeading__31202610"/><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77353112"/>--file-write-pre-command<text:alphabetical-index-mark-end text:id="IMark77353112"/>=&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122199288"/>--file-write-post-command<text:alphabetical-index-mark-end text:id="IMark122199288"/>=&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85816088"/>--ftp-login-name<text:alphabetical-index-mark-end text:id="IMark85816088"/>=&lt;name&gt;</text:p>
      <text:p text:style-name="Option_20_Start">Specify the general FTP login name.</text:p>
      <text:p text:style-name="Option_20_title"><text:alphabetical-index-mark-start text:id="IMark122199288"/>--ftp-password<text:alphabetical-index-mark-end text:id="IMark122199288"/>=&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soft-page-break/><text:alphabetical-index-mark-start text:id="IMark77353112"/>--ftp-max-connections<text:alphabetical-index-mark-end text:id="IMark77353112"/>=&lt;n&gt;</text:p>
      <text:p text:style-name="Option_20_note">Specify the max. number of concurrent connections for this FTP server.</text:p>
      <text:p text:style-name="Option_20_title"><text:alphabetical-index-mark-start text:id="IMark77405752"/>--ftp-max-storage-size<text:alphabetical-index-mark-end text:id="IMark77405752"/>=&lt;size&gt;</text:p>
      <text:p text:style-name="Option_20_note">Specify the max. size in bytes to use for storage for this FTP server.<text:bookmark-end text:name="__DdeLink__10735_1674148630"/></text:p>
      <text:p text:style-name="Option_20_title"><text:alphabetical-index-mark-start text:id="IMark61476952"/>--ftp-write-pre-command<text:alphabetical-index-mark-end text:id="IMark61476952"/>=&lt;command&gt;</text:p>
      <text:p text:style-name="Option_20_Start">Command to execute before file is transmitted to FTP server.</text:p>
      <text:p text:style-name="Option_20_Start">Available macros: %file, %number.</text:p>
      <text:p text:style-name="Option_20_title"><text:alphabetical-index-mark-start text:id="IMark85816088"/>--ftp-write-post-command<text:alphabetical-index-mark-end text:id="IMark85816088"/>=&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SSH<text:bookmark-end text:name="__RefHeading__33496803"/></text:h>
      <text:p text:style-name="Option_20_title"><text:alphabetical-index-mark-start text:id="IMark77537416"/>--ssh-port<text:alphabetical-index-mark-end text:id="IMark77537416"/>=&lt;n&gt;</text:p>
      <text:p text:style-name="Option_20_Start">Specify ssh port to use. Default is 22.</text:p>
      <text:p text:style-name="Option_20_title"><text:alphabetical-index-mark-start text:id="IMark85816088"/>--ssh-login-name<text:alphabetical-index-mark-end text:id="IMark85816088"/>=&lt;name&gt;</text:p>
      <text:p text:style-name="Option_20_Start">Specify the default ssh login name.</text:p>
      <text:p text:style-name="Option_20_title"><text:alphabetical-index-mark-start text:id="IMark122199288"/>--ssh-password<text:alphabetical-index-mark-end text:id="IMark122199288"/>=&lt;password&gt;</text:p>
      <text:p text:style-name="Option_20_Start">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77353112"/>--ssh-public-key<text:alphabetical-index-mark-end text:id="IMark77353112"/>=&lt;file name&gt;</text:p>
      <text:p text:style-name="Option_20_Start">Specify the file name with the ssh public key.</text:p>
      <text:p text:style-name="Option_20_title"><text:alphabetical-index-mark-start text:id="IMark77405752"/>--ssh-private-key<text:alphabetical-index-mark-end text:id="IMark77405752"/>=&lt;file name&gt;</text:p>
      <text:p text:style-name="Option_20_Start">Specify the file name with the ssh private key.</text:p>
      <text:p text:style-name="Option_20_title"><text:bookmark-start text:name="__DdeLink__10737_1674148630"/><text:bookmark-start text:name="__DdeLink__7683_1674148630"/><text:alphabetical-index-mark-start text:id="IMark61476952"/>--ssh-max-connections<text:alphabetical-index-mark-end text:id="IMark61476952"/>=&lt;n&gt;</text:p>
      <text:p text:style-name="Option_20_note">Specify the max. number of concurrent connections for this SSH/SCP/SFTP server.</text:p>
      <text:p text:style-name="Option_20_title"><text:bookmark-start text:name="__DdeLink__8381_1674148630"/><text:alphabetical-index-mark-start text:id="IMark77353112"/>--ssh-max-storage-size<text:alphabetical-index-mark-end text:id="IMark77353112"/>=&lt;size&gt;</text:p>
      <text:p text:style-name="Option_20_note"><text:bookmark-end text:name="__DdeLink__7683_1674148630"/>Specify the max. size in bytes to use for storage for this SSH/SCP/SFTP server.<text:bookmark-end text:name="__DdeLink__10737_1674148630"/><text:bookmark-end text:name="__DdeLink__8381_1674148630"/></text:p>
      <text:h text:style-name="Heading_20_4" text:outline-level="4"><text:bookmark-start text:name="__RefHeading__16302_1510295094"/>SCP<text:bookmark-end text:name="__RefHeading__16302_1510295094"/></text:h>
      <text:p text:style-name="Option_20_title"><text:alphabetical-index-mark-start text:id="IMark122199288"/>--scp-write-pre-command<text:alphabetical-index-mark-end text:id="IMark122199288"/>=&lt;command&gt;, --ftp-write-post-command=&lt;command&gt;</text:p>
      <text:p text:style-name="Option_20_Start">Command to execute before file is transmitted with SCP protocol.</text:p>
      <text:p text:style-name="Option_20_Start">Available macros: %file, %number.</text:p>
      <text:p text:style-name="Option_20_title"><text:soft-page-break/><text:alphabetical-index-mark-start text:id="IMark77353112"/>--scp-write-post-command<text:alphabetical-index-mark-end text:id="IMark77353112"/>=&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61476952"/>--sftp-write-pre-command<text:alphabetical-index-mark-end text:id="IMark61476952"/>=&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alphabetical-index-mark-start text:id="IMark85816088"/>--sftp-write-post-command<text:alphabetical-index-mark-end text:id="IMark85816088"/>=&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WebDAV<text:bookmark-end text:name="__RefHeading__7767_909302912"/></text:h>
      <text:p text:style-name="Option_20_title"><text:alphabetical-index-mark-start text:id="IMark77537416"/>--webdav-login<text:alphabetical-index-mark-end text:id="IMark77537416"/>=&lt;name&gt;</text:p>
      <text:p text:style-name="Option_20_Start">Specify the default WebDAV login name.</text:p>
      <text:p text:style-name="Option_20_title"><text:alphabetical-index-mark-start text:id="IMark85816088"/>--webdav-password<text:alphabetical-index-mark-end text:id="IMark85816088"/>=&lt;password&gt;</text:p>
      <text:p text:style-name="Option_20_Start">Specify the default WebDAV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alphabetical-index-mark-start text:id="IMark61476952"/>--webdav-max-connections<text:alphabetical-index-mark-end text:id="IMark61476952"/>=&lt;n&gt;</text:p>
      <text:p text:style-name="Option_20_note">Specify the max. number of concurrent connections for this WebDAV server.</text:p>
      <text:p text:style-name="Option_20_title"><text:alphabetical-index-mark-start text:id="IMark77353112"/>--webdav-max-storage-size<text:alphabetical-index-mark-end text:id="IMark77353112"/>=&lt;size&gt;</text:p>
      <text:p text:style-name="Option_20_note">Specify the max. size in bytes to use for storage for this WebDAV server.<text:bookmark-end text:name="__DdeLink__10739_1674148630"/></text:p>
      <text:p text:style-name="Option_20_title"><text:bookmark-start text:name="__DdeLink__6762_909302912"/><text:alphabetical-index-mark-start text:id="IMark77405752"/>--webdav-write-pre-command<text:alphabetical-index-mark-end text:id="IMark77405752"/>=&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77537416"/>--webdav-write-post-command<text:alphabetical-index-mark-end text:id="IMark77537416"/>=&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122199288"/>--cd-device<text:alphabetical-index-mark-end text:id="IMark122199288"/>=&lt;device name&gt;, <text:alphabetical-index-mark-start text:id="IMark60870136"/>--dvd-device<text:alphabetical-index-mark-end text:id="IMark60870136"/>=&lt;device name&gt;, <text:alphabetical-index-mark-start text:id="IMark61476952"/>--bd-device<text:alphabetical-index-mark-end text:id="IMark61476952"/>=&lt;device name&gt;</text:p>
      <text:p text:style-name="Option_20_Start">Default device name for creating Cds/BDs/DVDs.</text:p>
      <text:p text:style-name="Option_20_title"><text:soft-page-break/><text:alphabetical-index-mark-start text:id="IMark77145016"/>--cd-request-volume-command<text:alphabetical-index-mark-end text:id="IMark77145016"/>=&lt;command&gt;, <text:alphabetical-index-mark-start text:id="IMark77353112"/>--dvd-request-volume-command<text:alphabetical-index-mark-end text:id="IMark77353112"/>=&lt;command&gt;, <text:alphabetical-index-mark-start text:id="IMark121710088"/>--bd-request-volume-command<text:alphabetical-index-mark-end text:id="IMark121710088"/>=&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alphabetical-index-mark-start text:id="IMark61476952"/>--cd-unload-volume-command<text:alphabetical-index-mark-end text:id="IMark61476952"/>=&lt;command&gt;, <text:alphabetical-index-mark-start text:id="IMark122199288"/>--dvd-unload-volume-command<text:alphabetical-index-mark-end text:id="IMark122199288"/>=&lt;command&gt;, <text:alphabetical-index-mark-start text:id="IMark77537416"/>--bd-unload-volume-command<text:alphabetical-index-mark-end text:id="IMark77537416"/>=&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77276408"/>--cd-load-volume-command<text:alphabetical-index-mark-end text:id="IMark77276408"/>=&lt;command&gt;, <text:alphabetical-index-mark-start text:id="IMark85816088"/>--dvd-load-volume-command<text:alphabetical-index-mark-end text:id="IMark85816088"/>=&lt;command&gt;, <text:alphabetical-index-mark-start text:id="IMark60870136"/>--bd-load-volume-command<text:alphabetical-index-mark-end text:id="IMark60870136"/>=&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77353112"/>--cd-volume-size<text:alphabetical-index-mark-end text:id="IMark77353112"/>=<text:bookmark-start text:name="__DdeLink__5568_1180582065"/>&lt;n&gt;[G|M|K], <text:alphabetical-index-mark-start text:id="IMark85408280"/>--dvd-volume-size<text:alphabetical-index-mark-end text:id="IMark85408280"/>=&lt;n&gt;[G|M|K], <text:alphabetical-index-mark-start text:id="IMark77145016"/>--bd-volume-size<text:alphabetical-index-mark-end text:id="IMark77145016"/>=&lt;n&gt;[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77537416"/>--cd-image-pre-command<text:alphabetical-index-mark-end text:id="IMark77537416"/>=&lt;command&gt;, <text:alphabetical-index-mark-start text:id="IMark85408280"/>--dvd-image-pre-command<text:alphabetical-index-mark-end text:id="IMark85408280"/>=&lt;command&gt;, <text:alphabetical-index-mark-start text:id="IMark77145016"/>--bd-image-pre-command<text:alphabetical-index-mark-end text:id="IMark77145016"/>=&lt;command&gt;</text:p>
      <text:p text:style-name="Option_20_Start">Pre-process command to execute before creating a CD/DVD/BD image. This can be some arbitrary command which should always be executed before a new CD/DVD/BD image is created.</text:p>
      <text:p text:style-name="Option_20_title"><text:alphabetical-index-mark-start text:id="IMark85816088"/>--cd-image-post-command<text:alphabetical-index-mark-end text:id="IMark85816088"/>=&lt;command&gt;, <text:alphabetical-index-mark-start text:id="IMark122199288"/>--dvd-image-post-command<text:alphabetical-index-mark-end text:id="IMark122199288"/>=&lt;command&gt;, <text:alphabetical-index-mark-start text:id="IMark77276408"/>--bd-image-post-command<text:alphabetical-index-mark-end text:id="IMark77276408"/>=&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85408280"/>--cd-image-command<text:alphabetical-index-mark-end text:id="IMark85408280"/>=&lt;command&gt;, <text:alphabetical-index-mark-start text:id="IMark77145016"/>--dvd-image-command<text:alphabetical-index-mark-end text:id="IMark77145016"/>=&lt;command&gt;, <text:alphabetical-index-mark-start text:id="IMark77537416"/>--bd-image-command<text:alphabetical-index-mark-end text:id="IMark77537416"/>=&lt;command&gt;</text:p>
      <text:p text:style-name="Option_20_Start">Command to create a CD/DVD/BD image. Default is <text:span text:style-name="Command"><text:span text:style-name="T11">mkisofs</text:span></text:span>.</text:p>
      <text:p text:style-name="Option_20_Start">Available macros: %device, %file, %image, %sectors, %number.</text:p>
      <text:p text:style-name="Option_20_title"><text:soft-page-break/><text:alphabetical-index-mark-start text:id="IMark85816088"/>--cd-ecc-pre-command<text:alphabetical-index-mark-end text:id="IMark85816088"/>=&lt;command&gt;, <text:alphabetical-index-mark-start text:id="IMark77405752"/>--dvd-ecc-pre-command<text:alphabetical-index-mark-end text:id="IMark77405752"/>=&lt;command&gt;, <text:alphabetical-index-mark-start text:id="IMark61476952"/>--bd-ecc-pre-command<text:alphabetical-index-mark-end text:id="IMark61476952"/>=&lt;command&gt;</text:p>
      <text:p text:style-name="Option_20_Start">Command to execute before error correction codes (ecc) are added to a CD/DVD/BD image.</text:p>
      <text:p text:style-name="Option_20_title"><text:alphabetical-index-mark-start text:id="IMark77353112"/>--cd-ecc-post-command<text:alphabetical-index-mark-end text:id="IMark77353112"/>=&lt;command&gt;, <text:alphabetical-index-mark-start text:id="IMark121710088"/>--dvd-ecc-post-command<text:alphabetical-index-mark-end text:id="IMark121710088"/>=&lt;command&gt;, <text:alphabetical-index-mark-start text:id="IMark60870136"/>--bd-ecc-post-command<text:alphabetical-index-mark-end text:id="IMark60870136"/>=&lt;command&gt;</text:p>
      <text:p text:style-name="Option_20_Start">Command to execute after error correction codes (ecc) are added to a CD/DVD/BD image.</text:p>
      <text:p text:style-name="Option_20_title"><text:alphabetical-index-mark-start text:id="IMark61476952"/>--cd-ecc-command<text:alphabetical-index-mark-end text:id="IMark61476952"/>=&lt;command&gt;, <text:alphabetical-index-mark-start text:id="IMark85816088"/>--dvd-ecc-command<text:alphabetical-index-mark-end text:id="IMark85816088"/>=&lt;command&gt;, <text:alphabetical-index-mark-start text:id="IMark77145016"/>--bd-ecc-command<text:alphabetical-index-mark-end text:id="IMark77145016"/>=&lt;command&gt;</text:p>
      <text:p text:style-name="Option_20_Start">Command to added error correction codes (ecc) to a CD/DVD/BD image. A useful command is <text:span text:style-name="Command">dvdisaster</text:span> to add Reed-Solomon codes to the CD/DVD/BD image.</text:p>
      <text:p text:style-name="Option_20_Start">Available macros: %device, %file, %image, %sectors, %number.</text:p>
      <text:p text:style-name="Option_20_title"><text:alphabetical-index-mark-start text:id="IMark77276408"/><text:span text:style-name="T62">--cd‑blank-command</text:span><text:alphabetical-index-mark-end text:id="IMark77276408"/><text:span text:style-name="T62">=&lt;command&gt;, </text:span><text:alphabetical-index-mark-start text:id="IMark77405752"/><text:span text:style-name="T62">--dvd-blank-command</text:span><text:alphabetical-index-mark-end text:id="IMark77405752"/><text:span text:style-name="T62">=&lt;command&gt;, </text:span><text:alphabetical-index-mark-start text:id="IMark122199288"/><text:span text:style-name="T62">--bd-blank-command</text:span><text:alphabetical-index-mark-end text:id="IMark122199288"/><text:span text:style-name="T62">=&lt;command&gt;</text:span></text:p>
      <text:p text:style-name="Option_20_Start">Command to blank a CD/DVD/BD medium before writing.</text:p>
      <text:p text:style-name="Option_20_title"><text:alphabetical-index-mark-start text:id="IMark60870136"/>--cd-write-pre-command<text:alphabetical-index-mark-end text:id="IMark60870136"/>=&lt;command&gt;, <text:alphabetical-index-mark-start text:id="IMark77276408"/>--dvd-write-pre-command<text:alphabetical-index-mark-end text:id="IMark77276408"/>=&lt;command&gt;, <text:alphabetical-index-mark-start text:id="IMark85816088"/>--bd-write-pre-command<text:alphabetical-index-mark-end text:id="IMark85816088"/>=&lt;command&gt;</text:p>
      <text:p text:style-name="Option_20_Start">Command to execute before CD/DVD/BD image is written.</text:p>
      <text:p text:style-name="Option_20_title"><text:alphabetical-index-mark-start text:id="IMark61476952"/>--cd-write-post-command<text:alphabetical-index-mark-end text:id="IMark61476952"/>=&lt;command&gt;, <text:alphabetical-index-mark-start text:id="IMark121710088"/>--dvd-write-post-command<text:alphabetical-index-mark-end text:id="IMark121710088"/>=&lt;command&gt;, <text:alphabetical-index-mark-start text:id="IMark85408280"/>--bd-write-post-command<text:alphabetical-index-mark-end text:id="IMark85408280"/>=&lt;command&gt;</text:p>
      <text:p text:style-name="Option_20_Start">Command to execute after CD/DVD/BD image is written.</text:p>
      <text:p text:style-name="Option_20_title"><text:alphabetical-index-mark-start text:id="IMark77276408"/>--cd-write-command<text:alphabetical-index-mark-end text:id="IMark77276408"/>=&lt;command&gt;, <text:alphabetical-index-mark-start text:id="IMark85816088"/>--dvd-write-command<text:alphabetical-index-mark-end text:id="IMark85816088"/>=&lt;command&gt;, <text:alphabetical-index-mark-start text:id="IMark60870136"/>--bd-write-command<text:alphabetical-index-mark-end text:id="IMark60870136"/>=&lt;command&gt;</text:p>
      <text:p text:style-name="Option_20_Start">Command to write on CD/DVD/BD.</text:p>
      <text:p text:style-name="Option_20_Start">Available macros: %device, %file, %image, %sectors, %number.</text:p>
      <text:p text:style-name="Option_20_title"><text:alphabetical-index-mark-start text:id="IMark61476952"/>--cd-write-image-command<text:alphabetical-index-mark-end text:id="IMark61476952"/>=&lt;command&gt;, <text:alphabetical-index-mark-start text:id="IMark77537416"/>--dvd-write-image-command<text:alphabetical-index-mark-end text:id="IMark77537416"/>=&lt;command&gt;, <text:alphabetical-index-mark-start text:id="IMark77353112"/>--bd-write-image-command<text:alphabetical-index-mark-end text:id="IMark77353112"/>=&lt;command&gt;</text:p>
      <text:p text:style-name="Option_20_Start">Command to write a CD/DVD/BD image.</text:p>
      <text:p text:style-name="Option_20_Start">Available macros: %device, %file, %image, %sectors, %number.</text:p>
      <text:h text:style-name="Heading_20_4" text:outline-level="4"><text:bookmark-start text:name="__RefHeading__33501503"/>Device<text:bookmark-end text:name="__RefHeading__33501503"/></text:h>
      <text:p text:style-name="Option_20_title"><text:alphabetical-index-mark-start text:id="IMark85408280"/>--device<text:alphabetical-index-mark-end text:id="IMark85408280"/>=&lt;device name&gt;</text:p>
      <text:p text:style-name="Option_20_Start">Specify default device name.</text:p>
      <text:p text:style-name="Option_20_title"><text:alphabetical-index-mark-start text:id="IMark61476952"/>--device-request-volume-command<text:alphabetical-index-mark-end text:id="IMark61476952"/>=&lt;command&gt;</text:p>
      <text:p text:style-name="Option_20_Start">Command to request new volume for device.</text:p>
      <text:p text:style-name="Option_20_title"><text:alphabetical-index-mark-start text:id="IMark77276408"/>--device-load-volume-command<text:alphabetical-index-mark-end text:id="IMark77276408"/>=&lt;command&gt;</text:p>
      <text:p text:style-name="Option_20_Start">Command to load volume for device.</text:p>
      <text:p text:style-name="Option_20_title"><text:soft-page-break/><text:alphabetical-index-mark-start text:id="IMark85408280"/>--device-unload-volume-command<text:alphabetical-index-mark-end text:id="IMark85408280"/>=&lt;command&gt;</text:p>
      <text:p text:style-name="Option_20_Start">Command to unload volume from device.</text:p>
      <text:p text:style-name="Option_20_title"><text:alphabetical-index-mark-start text:id="IMark61476952"/>--device-volume-size<text:alphabetical-index-mark-end text:id="IMark61476952"/>=&lt;size&gt;</text:p>
      <text:p text:style-name="P59">Device volume size.<text:bookmark text:name="__DdeLink__5570_1180582065"/></text:p>
      <text:p text:style-name="Option_20_title"><text:alphabetical-index-mark-start text:id="IMark77276408"/>--device-image-pre-command<text:alphabetical-index-mark-end text:id="IMark77276408"/>=&lt;command&gt;</text:p>
      <text:p text:style-name="Option_20_Start">Pre-process command to execute before creating a device image. This can be some arbitrary command which should always be executed before a new device image is created.</text:p>
      <text:p text:style-name="Option_20_Start">Available macros: %device, %file, %image, %number.</text:p>
      <text:p text:style-name="Option_20_title"><text:alphabetical-index-mark-start text:id="IMark77537416"/>--device-image-post-command<text:alphabetical-index-mark-end text:id="IMark77537416"/>=&lt;command&gt;</text:p>
      <text:p text:style-name="Option_20_Start">Post-process command to execute after creating a device image. This can be some arbitrary command which should always be executed after a new device image is created.</text:p>
      <text:p text:style-name="Option_20_Start">Available macros: %device, %file, %image, %number.</text:p>
      <text:p text:style-name="Option_20_title"><text:alphabetical-index-mark-start text:id="IMark77276408"/>--device-image-command<text:alphabetical-index-mark-end text:id="IMark77276408"/>=&lt;command&gt;</text:p>
      <text:p text:style-name="Option_20_Start">Command to create a device image.</text:p>
      <text:p text:style-name="Option_20_Start">Available macros: %device, %file, %image, %number.</text:p>
      <text:p text:style-name="Option_20_title"><text:alphabetical-index-mark-start text:id="IMark77537416"/>--device-ecc-pre-command<text:alphabetical-index-mark-end text:id="IMark77537416"/>=&lt;command&gt;</text:p>
      <text:p text:style-name="Option_20_Start">Command to execute before error correction codes (ecc) are added to a device image.</text:p>
      <text:p text:style-name="Option_20_Start">Note: Still not implemented!</text:p>
      <text:p text:style-name="Option_20_title"><text:alphabetical-index-mark-start text:id="IMark77405752"/>--device-ecc-post-command<text:alphabetical-index-mark-end text:id="IMark77405752"/>=&lt;command&gt;</text:p>
      <text:p text:style-name="Option_20_Start">Command to execute after error correction codes (ecc) are added to a device image.</text:p>
      <text:p text:style-name="Option_20_Start">Note: Still not implemented!</text:p>
      <text:p text:style-name="Option_20_title"><text:alphabetical-index-mark-start text:id="IMark77353112"/>--device-ecc-command<text:alphabetical-index-mark-end text:id="IMark77353112"/>=&lt;command&gt;</text:p>
      <text:p text:style-name="Option_20_Start">Command to added error correction codes (ecc) to a device image.</text:p>
      <text:p text:style-name="Option_20_Start">Note: Still not implemented!</text:p>
      <text:p text:style-name="Option_20_title"><text:alphabetical-index-mark-start text:id="IMark77537416"/>--device-blank-command<text:alphabetical-index-mark-end text:id="IMark77537416"/>=&lt;command&gt;</text:p>
      <text:p text:style-name="Option_20_Start">Comamnd to blank a device medium before writing.</text:p>
      <text:p text:style-name="Option_20_title"><text:alphabetical-index-mark-start text:id="IMark77681128"/>--device-write-pre-command<text:alphabetical-index-mark-end text:id="IMark77681128"/>=&lt;command&gt;</text:p>
      <text:p text:style-name="Option_20_Start">Command to execute before device image is written.</text:p>
      <text:p text:style-name="Option_20_Start">Available macros: %device, %file, %image, %number.</text:p>
      <text:p text:style-name="Option_20_title"><text:alphabetical-index-mark-start text:id="IMark85408280"/>--device-write-post-command<text:alphabetical-index-mark-end text:id="IMark85408280"/>=&lt;command&gt;</text:p>
      <text:p text:style-name="Option_20_Start">Command to execute after device image is written.</text:p>
      <text:p text:style-name="Option_20_Start">Available macros: %device, %file, %image, %number.</text:p>
      <text:p text:style-name="Option_20_title"><text:soft-page-break/><text:alphabetical-index-mark-start text:id="IMark77681128"/>--device-write-command<text:alphabetical-index-mark-end text:id="IMark77681128"/>=&lt;command&gt;</text:p>
      <text:p text:style-name="Option_20_Start">Command to write a device image.</text:p>
      <text:p text:style-name="Option_20_Start">Available macros: %device, %file, %image, %number.</text:p>
      <text:h text:style-name="Heading_20_3" text:outline-level="3"><text:bookmark-start text:name="__RefHeading__16308_1510295094"/>Restore<text:bookmark-end text:name="__RefHeading__16308_1510295094"/></text:h>
      <text:p text:style-name="Option_20_title"><text:alphabetical-index-mark-start text:id="IMark77537416"/>--directory-strip<text:alphabetical-index-mark-end text:id="IMark77537416"/>=&lt;n&gt;, <text:alphabetical-index-mark-start text:id="IMark85816088"/>-p<text:alphabetical-index-mark-end text:id="IMark85816088"/>=&lt;n&gt;</text:p>
      <text:p text:style-name="Option_20_Start">Strip specified number of directory levels from file names of restored files.</text:p>
      <text:p text:style-name="Option_20_title"><text:alphabetical-index-mark-start text:id="IMark77405752"/>--destination<text:alphabetical-index-mark-end text:id="IMark77405752"/>=&lt;path&gt;</text:p>
      <text:p text:style-name="Option_20_Start">Restore files into specified path.</text:p>
      <text:p text:style-name="Option_20_title"><text:alphabetical-index-mark-start text:id="IMark121710088"/>--owner<text:alphabetical-index-mark-end text:id="IMark121710088"/>=&lt;user&gt;:&lt;group&gt;</text:p>
      <text:p text:style-name="Option_20_Start">Set specified user and group for restored files. &lt;user&gt; is a user name which must exists on the system. &lt;group&gt; is a group name which must exists on the system.</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77145016"/>--daemon<text:alphabetical-index-mark-end text:id="IMark77145016"/></text:p>
      <text:p text:style-name="Option_20_Start">Run <text:span text:style-name="Name">BAR</text:span> in daemon mode (as a server).</text:p>
      <text:p text:style-name="Option_20_title"><text:alphabetical-index-mark-start text:id="IMark122199288"/>--no-detach<text:alphabetical-index-mark-end text:id="IMark122199288"/>, <text:alphabetical-index-mark-start text:id="IMark85408280"/>-D<text:alphabetical-index-mark-end text:id="IMark85408280"/></text:p>
      <text:p text:style-name="Option_20_Start">Do not detach process when running in daemon mode.</text:p>
      <text:p text:style-name="Option_20_title"><text:alphabetical-index-mark-start text:id="IMark77537416"/>--server-port<text:alphabetical-index-mark-end text:id="IMark77537416"/>=&lt;n&gt;<text:note text:id="ftn19" text:note-class="footnote"><text:note-citation>19</text:note-citation><text:note-body><text:p text:style-name="P39">Connections on the server port may also accept SSL encrypted connections.</text:p></text:note-body></text:note></text:p>
      <text:p text:style-name="Option_20_Start">Specify server port to use. Default is: 38523.</text:p>
      <text:p text:style-name="Option_20_title"><text:alphabetical-index-mark-start text:id="IMark77405752"/>--server-tls-port<text:alphabetical-index-mark-end text:id="IMark77405752"/>=&lt;n&gt;<text:span text:style-name="T13"><text:note-ref text:note-class="footnote" text:reference-format="text" text:ref-name="ftn19">19</text:note-ref></text:span></text:p>
      <text:p text:style-name="Option_20_Start">Specify TLS (SSL) server port to use. Default is: 38524.</text:p>
      <text:p text:style-name="Option_20_title"><text:alphabetical-index-mark-start text:id="IMark77537416"/>--server-ca-file<text:alphabetical-index-mark-end text:id="IMark77537416"/>=&lt;file name&gt;</text:p>
      <text:p text:style-name="Option_20_Start">Specify TLS (SSL) server certificate authority file (CA file) to use. Default is <text:span text:style-name="Filename"><text:span text:style-name="T11">/etc/ssl/certs/bar‑ca.pem</text:span></text:span><text:span text:style-name="T1">.</text:span></text:p>
      <text:p text:style-name="Option_20_title"><text:alphabetical-index-mark-start text:id="IMark77405752"/>--server-cert-file<text:alphabetical-index-mark-end text:id="IMark77405752"/>=&lt;file name&gt;</text:p>
      <text:p text:style-name="Option_20_Start">Specify TLS (SSL) server certificate file to use. Default is: <text:span text:style-name="Filename"><text:span text:style-name="T11">/etc/ssl/certs/bar‑server‑cert.pem</text:span></text:span><text:span text:style-name="T1">.</text:span></text:p>
      <text:p text:style-name="Option_20_title"><text:alphabetical-index-mark-start text:id="IMark121710088"/>--server-key-file<text:alphabetical-index-mark-end text:id="IMark121710088"/>=&lt;file name&gt;</text:p>
      <text:p text:style-name="Option_20_Start">Specify TLS (SSL) server key file to use. Default is: <text:span text:style-name="Filename"><text:span text:style-name="T11">/etc/ssl/private/bar‑server‑key.pem</text:span></text:span><text:span text:style-name="T4">.</text:span></text:p>
      <text:p text:style-name="Option_20_title"><text:alphabetical-index-mark-start text:id="IMark60870136"/>--server-password<text:alphabetical-index-mark-end text:id="IMark60870136"/>=&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text:soft-page-break/>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alphabetical-index-mark-start text:id="IMark77537416"/>--server-jobs-directory<text:alphabetical-index-mark-end text:id="IMark77537416"/>=&lt;path name&gt;</text:p>
      <text:p text:style-name="Option_20_Start">Specify server jobs directory. Default is: <text:span text:style-name="Filename"><text:span text:style-name="T11">/etc/bar/jobs</text:span></text:span>.</text:p>
      <text:p text:style-name="Option_20_title"><text:alphabetical-index-mark-start text:id="IMark60870136"/>--nice-level<text:alphabetical-index-mark-end text:id="IMark60870136"/>=&lt;n&gt;</text:p>
      <text:p text:style-name="Option_20_Start">Specify the nice-level the server should run. On Linux the nice level may be 0 (not nice) to 19 (very nice).</text:p>
      <text:p text:style-name="Option_20_title"><text:alphabetical-index-mark-start text:id="IMark77681128"/>--max-band-width<text:alphabetical-index-mark-end text:id="IMark77681128"/>=<text:bookmark-start text:name="__DdeLink__6150_796675737"/><text:bookmark-start text:name="__DdeLink__6154_796675737"/>(<text:bookmark-start text:name="__DdeLink__6739_1880764394"/>&lt;n&gt;[M|K]<text:bookmark-end text:name="__DdeLink__6739_1880764394"/><text:bookmark-start text:name="__DdeLink__6146_796675737"/>)|&lt;file name&gt;<text:bookmark-end text:name="__DdeLink__6150_796675737"/><text:bookmark-end text:name="__DdeLink__6154_796675737"/><text:bookmark-end text:name="__DdeLink__6146_796675737"/><text:bookmark-start text:name="__DdeLink__6822_664228686"/> <text:bookmark-end text:name="__DdeLink__6822_664228686"/>[&lt;time/date string&gt;]</text:p>
      <text:p text:style-name="Option_20_Start"><text:bookmark-start text:name="__DdeLink__6737_1880764394"/><text:bookmark-start text:name="__DdeLink__6435_1880764394"/>Specify the max. band width in bits per second (bits/s) to use to transmit archive files to/from a remote server. If the measured band width is above the specified limit <text:span text:style-name="Name">BAR</text:span> will throttle the transmission.<text:bookmark-end text:name="__DdeLink__6737_1880764394"/><text:bookmark-end text:name="__DdeLink__6435_1880764394"/></text:p>
      <text:p text:style-name="Option_20_Start"><text:bookmark-start text:name="__DdeLink__7738_664228686"/><text:bookmark-start text:name="__DdeLink__7129_664228686"/><text:bookmark-start text:name="__DdeLink__6172_441584228"/>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8454583655576445321" text:style-name="L9">
        <text:list-item>
          <text:p text:style-name="P92"><text:bookmark-start text:name="__DdeLink__7433_664228686"/>year: four digit year</text:p>
        </text:list-item>
        <text:list-item>
          <text:p text:style-name="P92">month: 1..12 or names Jan, Feb, Mar, Apr, May, Jun, Jul, Aug, Sept, Oct, Nov, Dec</text:p>
        </text:list-item>
        <text:list-item>
          <text:p text:style-name="P92">day: 1..31</text:p>
        </text:list-item>
        <text:list-item>
          <text:p text:style-name="P92">week day names: Mon, Tue, Wed, Thu, Fri, Sat, Sun</text:p>
        </text:list-item>
        <text:list-item>
          <text:p text:style-name="P92">hour: 00..23</text:p>
        </text:list-item>
        <text:list-item>
          <text:p text:style-name="P92">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738_664228686"/><text:bookmark-end text:name="__DdeLink__7129_664228686"/></text:p>
      <text:p text:style-name="Option_20_title"><text:alphabetical-index-mark-start text:id="IMark77537416"/>--remote-bar-executable<text:alphabetical-index-mark-end text:id="IMark77537416"/>=&lt;file name&gt;</text:p>
      <text:p text:style-name="Option_20_Start">Specify remote executable of <text:span text:style-name="Name">BAR</text:span> binary.</text:p>
      <text:h text:style-name="Heading_20_3" text:outline-level="3"><text:bookmark-start text:name="__RefHeading__13949_1679799926"/>Index database<text:bookmark-end text:name="__RefHeading__13949_1679799926"/></text:h>
      <text:p text:style-name="Option_20_title"><text:alphabetical-index-mark-start text:id="IMark122199288"/>--index-database<text:alphabetical-index-mark-end text:id="IMark122199288"/>=&lt;file name&gt;</text:p>
      <text:p text:style-name="Option_20_Start">Specify the file name of the internal index database. Default is: <text:span text:style-name="Filename">/var/lib/bar/index.db</text:span>.</text:p>
      <text:p text:style-name="Option_20_title"><text:alphabetical-index-mark-start text:id="IMark77145016"/>--index-database-auto-update<text:alphabetical-index-mark-end text:id="IMark77145016"/></text:p>
      <text:p text:style-name="Option_20_Start">Enable automatically update index database with archives found on the file system or some <text:soft-page-break/>remote server.</text:p>
      <text:p text:style-name="Option_20_title"><text:alphabetical-index-mark-start text:id="IMark85408280"/>--index-database-max-band-width<text:alphabetical-index-mark-end text:id="IMark85408280"/>=(<text:bookmark-start text:name="__DdeLink__6739_18807643941"/>&lt;n&gt;[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Start"><text:bookmark-start text:name="__DdeLink__6172_4415842281"/>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2"/> <text:bookmark-end text:name="__DdeLink__6758_7966757372"/>Commented lines can have the prefix <text:span text:style-name="Option">//</text:span>, <text:span text:style-name="Option">#</text:span> or <text:span text:style-name="Option">;</text:span>.<text:bookmark-end text:name="__DdeLink__6172_4415842281"/></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104819752406397" text:continue-list="list104820491650886"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60870136"/>--index-database-keep-time<text:alphabetical-index-mark-end text:id="IMark60870136"/>=&lt;time&gt;[weeks|days|h|m|s]</text:p>
      <text:p text:style-name="Option_20_Start">Time to keep index database for not existing storage. If a storage entry does not exists for the specified time, e. g. cannot be found on a remote server, the storage entry is removed from the internal index database. The specified time may have post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alphabetical-index-mark-start text:id="IMark85408280"/>--no-index-database<text:alphabetical-index-mark-end text:id="IMark85408280"/></text:p>
      <text:p text:style-name="Option_20_Start">Do not store index database for created archives.</text:p>
      <text:h text:style-name="P73" text:outline-level="3"><text:bookmark-start text:name="__RefHeading__10437_873480820"/><text:span text:style-name="T24">Continuous</text:span> database<text:bookmark-end text:name="__RefHeading__10437_873480820"/></text:h>
      <text:p text:style-name="Option_20_title"><text:alphabetical-index-mark-start text:id="IMark60870136"/>--<text:span text:style-name="T24">continuous-database</text:span><text:alphabetical-index-mark-end text:id="IMark60870136"/><text:span text:style-name="T24">=&lt;file name&gt;</text:span></text:p>
      <text:p text:style-name="P59">Specify the file name of the internal <text:span text:style-name="T24">continuous</text:span> database. Default is <text:span text:style-name="T24">empty to keep the database file in memory only.</text:span></text:p>
      <text:p text:style-name="P43">--<text:span text:style-name="T24">continuous-max-size=&lt;size&gt;</text:span></text:p>
      <text:p text:style-name="P44">Specify the max. size of an entry which should be stored during a contin<text:span text:style-name="T25">u</text:span>ous job. Entries <text:soft-page-break/>(files, images, hard links) which <text:s/>size exceed the limit are skipped.</text:p>
      <text:h text:style-name="Heading_20_3" text:outline-level="3"><text:bookmark-start text:name="__RefHeading__13951_1679799926"/>Logging<text:bookmark-end text:name="__RefHeading__13951_1679799926"/></text:h>
      <text:p text:style-name="Option_20_title"><text:alphabetical-index-mark-start text:id="IMark77537416"/>--log<text:alphabetical-index-mark-end text:id="IMark77537416"/>=&lt;name&gt;[,&lt;name&gt;...]</text:p>
      <text:p text:style-name="Option_20_Start">Specify which information is stored in the log file. One or more log information types can specified separated by a comma (,). Table <text:sequence-ref text:reference-format="value" text:ref-name="refTable8">9</text:sequence-ref>: <text:sequence-ref text:reference-format="caption" text:ref-name="refTable8">Log information types</text:sequence-ref> 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8" text:name="Table" text:formula="ooow:Table+1" style:num-format="1">9</text:sequence>: Log information types</text:p>
      <text:p text:style-name="Text_20_body"/>
      <text:p text:style-name="Option_20_title"><text:alphabetical-index-mark-start text:id="IMark77537416"/>--log-file<text:alphabetical-index-mark-end text:id="IMark77537416"/>=&lt;file name&gt;</text:p>
      <text:p text:style-name="Option_20_Start">Specify the log file name.</text:p>
      <text:p text:style-name="Option_20_note">Note:<text:tab/>The log file is only written in daemon mode. See option <text:span text:style-name="Option">‑‑daemon</text:span>.</text:p>
      <text:p text:style-name="Option_20_title"><text:alphabetical-index-mark-start text:id="IMark77353112"/>--log-post-command<text:alphabetical-index-mark-end text:id="IMark77353112"/>=&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77681128"/>--config<text:alphabetical-index-mark-end text:id="IMark77681128"/>=&lt;file name&gt;</text:p>
      <text:p text:style-name="Option_20_Start">Read configuration from the specified file.</text:p>
      <text:p text:style-name="Option_20_title"><text:alphabetical-index-mark-start text:id="IMark77353112"/>--tmp-directory<text:alphabetical-index-mark-end text:id="IMark77353112"/>=&lt;path&gt;</text:p>
      <text:p text:style-name="Option_20_Start">Use the specified directory for temporary files.</text:p>
      <text:p text:style-name="Option_20_title"><text:soft-page-break/><text:alphabetical-index-mark-start text:id="IMark61476952"/>--max-tmp-size<text:alphabetical-index-mark-end text:id="IMark61476952"/>=&lt;size&gt;</text:p>
      <text:p text:style-name="P59">Use max. specified size for temporary files. If the space is occupied pause creating new files.</text:p>
      <text:p text:style-name="Option_20_title"><text:alphabetical-index-mark-start text:id="IMark77681128"/>--pid-file<text:alphabetical-index-mark-end text:id="IMark77681128"/>=&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Option_20_title"><text:alphabetical-index-mark-start text:id="IMark61476952"/>--group<text:alphabetical-index-mark-end text:id="IMark61476952"/>, <text:alphabetical-index-mark-start text:id="IMark121710088"/>-g<text:alphabetical-index-mark-end text:id="IMark121710088"/></text:p>
      <text:p text:style-name="Option_20_Start">Group files when listing archive content. </text:p>
      <text:p text:style-name="Option_20_title"><text:alphabetical-index-mark-start text:id="IMark77681128"/>--all<text:alphabetical-index-mark-end text:id="IMark77681128"/></text:p>
      <text:p text:style-name="Option_20_Start">Show all files, not only the newest version of a file when listing archive content.</text:p>
      <text:p text:style-name="Option_20_title"><text:alphabetical-index-mark-start text:id="IMark60870136"/>--long-format<text:alphabetical-index-mark-end text:id="IMark60870136"/>, <text:alphabetical-index-mark-start text:id="IMark77537416"/>-L<text:alphabetical-index-mark-end text:id="IMark77537416"/></text:p>
      <text:p text:style-name="Option_20_Start">Use long output format when listing archive content.</text:p>
      <text:p text:style-name="Option_20_title"><text:alphabetical-index-mark-start text:id="IMark77276408"/>--human-format<text:alphabetical-index-mark-end text:id="IMark77276408"/>, <text:alphabetical-index-mark-start text:id="IMark73135832"/>-H<text:alphabetical-index-mark-end text:id="IMark73135832"/></text:p>
      <text:p text:style-name="Option_20_Start">Print sizes in human readable format (number and unit) instead of bytes.</text:p>
      <text:p text:style-name="Option_20_title"><text:alphabetical-index-mark-start text:id="IMark85408280"/>--numeric-uid-gid<text:alphabetical-index-mark-end text:id="IMark85408280"/></text:p>
      <text:p text:style-name="Option_20_Start">Print user/group ids as numbers instead resolved names.</text:p>
      <text:p text:style-name="Option_20_title"><text:alphabetical-index-mark-start text:id="IMark61476952"/>--numeric-permission<text:alphabetical-index-mark-end text:id="IMark61476952"/></text:p>
      <text:p text:style-name="Option_20_Start">Print file/directory permissions as octal numbers instead of permission text flags.</text:p>
      <text:p text:style-name="Option_20_title"><text:alphabetical-index-mark-start text:id="IMark77391432"/>--no-header-footer<text:alphabetical-index-mark-end text:id="IMark77391432"/></text:p>
      <text:p text:style-name="Option_20_Start">Suppress output of header/footer when listing archive content.</text:p>
      <text:p text:style-name="Option_20_title"><text:alphabetical-index-mark-start text:id="IMark77353112"/>--delete-old-archive-files<text:alphabetical-index-mark-end text:id="IMark77353112"/></text:p>
      <text:p text:style-name="Option_20_Start">Delete all old archive files after creating new archive files.</text:p>
      <text:p text:style-name="Option_20_title"><text:alphabetical-index-mark-start text:id="IMark122184664"/>--ignore-no-backup-file<text:alphabetical-index-mark-end text:id="IMark122184664"/></text:p>
      <text:p text:style-name="Option_20_Start">Ignore <text:span text:style-name="Filename">.nobackup</text:span>/<text:span text:style-name="Filename">.NOBACKUP</text:span> file and store directories containing this file, too.</text:p>
      <text:p text:style-name="Option_20_title"><text:alphabetical-index-mark-start text:id="IMark77681128"/>--ignore-no-dump<text:alphabetical-index-mark-end text:id="IMark77681128"/></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85408280"/>--skip-unreadable <text:alphabetical-index-mark-end text:id="IMark85408280"/></text:p>
      <text:p text:style-name="Option_20_Start">Skip unreadable files instead of reporting an error.</text:p>
      <text:p text:style-name="Option_20_title"><text:alphabetical-index-mark-start text:id="IMark60870136"/>--force-delta-compression<text:alphabetical-index-mark-end text:id="IMark60870136"/></text:p>
      <text:p text:style-name="Option_20_Start">Enable forced delta compression. If no delta compression can be used an error is reported instead of a warning only.</text:p>
      <text:p text:style-name="Option_20_title"><text:soft-page-break/><text:alphabetical-index-mark-start text:id="IMark73135832"/>--raw-images<text:alphabetical-index-mark-end text:id="IMark73135832"/></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alphabetical-index-mark-start text:id="IMark85408280"/>--no-fragments-check<text:alphabetical-index-mark-end text:id="IMark85408280"/></text:p>
      <text:p text:style-name="Option_20_Start">Do not check if a fragmented file is complete.</text:p>
      <text:p text:style-name="Option_20_title"><text:alphabetical-index-mark-start text:id="IMark60870136"/>--archive-file-mode<text:alphabetical-index-mark-end text:id="IMark60870136"/>=&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34">See also option </text:span><text:span text:style-name="Option"><text:span text:style-name="T34">--overwrite-archive-files</text:span></text:span><text:span text:style-name="T34">.</text:span></text:p>
      <text:p text:style-name="Option_20_title"><text:alphabetical-index-mark-start text:id="IMark61476952"/>--overwrite-archive-files<text:alphabetical-index-mark-end text:id="IMark61476952"/>, <text:alphabetical-index-mark-start text:id="IMark85408280"/>-o<text:alphabetical-index-mark-end text:id="IMark85408280"/></text:p>
      <text:p text:style-name="P63">Overwrite existing archive files instead of reporting an error when ab archive file already exists. <text:span text:style-name="T34">See also option </text:span><text:span text:style-name="Option"><text:span text:style-name="T34">--archive-file-mode</text:span></text:span><text:span text:style-name="T34">.</text:span></text:p>
      <text:p text:style-name="Option_20_title"><text:alphabetical-index-mark-start text:id="IMark77681128"/>--overwrite-files<text:alphabetical-index-mark-end text:id="IMark77681128"/></text:p>
      <text:p text:style-name="Option_20_Start">Overwrite existing files when restoring files instead of reporting an error.</text:p>
      <text:p text:style-name="Option_20_title"><text:alphabetical-index-mark-start text:id="IMark121710088"/>--wait-first-volume<text:alphabetical-index-mark-end text:id="IMark121710088"/></text:p>
      <text:p text:style-name="Option_20_Start">Wait for first volume (CD/DVD/BD or device). If not specified <text:span text:style-name="Name">BAR</text:span> assume the first CD/DVD/BD or device volume is already available.</text:p>
      <text:p text:style-name="Option_20_title"><text:alphabetical-index-mark-start text:id="IMark85408280"/>--dry-run<text:alphabetical-index-mark-end text:id="IMark85408280"/></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60870136"/>--no-storage<text:alphabetical-index-mark-end text:id="IMark60870136"/></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77349048"/>--no-bar-on-medium<text:alphabetical-index-mark-end text:id="IMark77349048"/></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Option_20_title"><text:alphabetical-index-mark-start text:id="IMark61476952"/>--no-default-config<text:alphabetical-index-mark-end text:id="IMark61476952"/></text:p>
      <text:p text:style-name="Option_20_Start">Do not read personal configuration file <text:span text:style-name="Filename"><text:span text:style-name="T11">~/.bar/bar.cfg</text:span></text:span><text:span text:style-name="T1">.</text:span></text:p>
      <text:p text:style-name="Option_20_title"><text:alphabetical-index-mark-start text:id="IMark73043544"/><text:span text:style-name="T1">--volume-size</text:span><text:alphabetical-index-mark-end text:id="IMark73043544"/><text:span text:style-name="T1">=</text:span>&lt;n&gt;[G|M|K]</text:p>
      <text:p text:style-name="Option_20_Start"><text:span text:style-name="T16">CD/DVD/BD/device volume size. Specified size may have postfixes </text:span><text:span text:style-name="Option"><text:span text:style-name="T16">G</text:span></text:span><text:span text:style-name="T16"> (1024</text:span><text:span text:style-name="T14">3</text:span><text:span text:style-name="T16">bytes), </text:span><text:span text:style-name="Option"><text:span text:style-name="T16">M</text:span></text:span><text:span text:style-name="T16"> (1024</text:span><text:span text:style-name="T14">2</text:span><text:span text:style-name="T16">bytes), or </text:span><text:span text:style-name="Option"><text:span text:style-name="T16">K</text:span></text:span><text:span text:style-name="T16"> (1024bytes).</text:span></text:p>
      <text:p text:style-name="Option_20_Start"><text:bookmark-start text:name="__DdeLink__5572_1180582065"/>Default values are 700MB, 4.4GB, and 25GB for CD/DVD/BD without error correction codes <text:soft-page-break/>and 560MB, 3.4GB, and 20GB for CD/DVD/BD with error correction codes<text:bookmark-end text:name="__DdeLink__5572_1180582065"/></text:p>
      <text:p text:style-name="Option_20_title"><text:alphabetical-index-mark-start text:id="IMark121710088"/>--ecc<text:alphabetical-index-mark-end text:id="IMark121710088"/></text:p>
      <text:p text:style-name="Option_20_Start">Enable generation of error correction codes when creating CD/DVD/BD or device images. For CDs/DVDs/BDs the external tool <text:span text:style-name="T1">dvdisaster</text:span><text:span text:style-name="T5"> is required.</text:span></text:p>
      <text:p text:style-name="P30"><text:alphabetical-index-mark-start text:id="IMark73043544"/>--always-create-image<text:alphabetical-index-mark-end text:id="IMark73043544"/></text:p>
      <text:p text:style-name="Option_20_Start">Enable always generate an image file for CDs/DVDs/BDs or devices. Usually image files are only generated when error correction codes should be added.</text:p>
      <text:p text:style-name="P32"><text:alphabetical-index-mark-start text:id="IMark77681128"/>--blank<text:alphabetical-index-mark-end text:id="IMark77681128"/></text:p>
      <text:p text:style-name="Option_20_Start">Blank CD/DVD/BD medium before writing.</text:p>
      <text:p text:style-name="Option_20_title"><text:alphabetical-index-mark-start text:id="IMark77349048"/><text:alphabetical-index-mark-start text:id="IMark88621112"/>--quiet<text:alphabetical-index-mark-end text:id="IMark88621112"/><text:alphabetical-index-mark-end text:id="IMark77349048"/></text:p>
      <text:p text:style-name="Option_20_Start">Be quiet and suppress any output.</text:p>
      <text:p text:style-name="Option_20_title"><text:alphabetical-index-mark-start text:id="IMark122184664"/>--verbose<text:alphabetical-index-mark-end text:id="IMark122184664"/>=&lt;n&gt;, -v=&lt;n&gt;</text:p>
      <text:p text:style-name="Option_20_Start">Specify verbosity level. A range of 0..6 can be specified. Default is 1. A higher verbosity level produce more informational output. Table <text:sequence-ref text:reference-format="value" text:ref-name="refTable9">10</text:sequence-ref>: <text:sequence-ref text:reference-format="caption" text:ref-name="refTable9">Verbosity levels</text:sequence-ref> 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64">Table <text:sequence text:ref-name="refTable9" text:name="Table" text:formula="ooow:Table+1" style:num-format="1">10</text:sequence>: Verbosity levels</text:p>
      <text:p text:style-name="Note">Note:<text:tab/><text:span text:style-name="T60">I</text:span>n interactive mode the verbose level is independent from the setting in the BAR configuration files and by default 1.</text:p>
      <text:p text:style-name="Option_20_title"><text:alphabetical-index-mark-start text:id="IMark88621112"/>--version<text:alphabetical-index-mark-end text:id="IMark88621112"/></text:p>
      <text:p text:style-name="Option_20_Start">Output version of <text:span text:style-name="Name">BAR</text:span>.</text:p>
      <text:p text:style-name="Option_20_title"><text:alphabetical-index-mark-start text:id="IMark73135832"/>--help<text:alphabetical-index-mark-end text:id="IMark73135832"/>, <text:alphabetical-index-mark-start text:id="IMark85408280"/>-h<text:alphabetical-index-mark-end text:id="IMark85408280"/></text:p>
      <text:p text:style-name="Option_20_Start">Output help to options.</text:p>
      <text:p text:style-name="Option_20_title"><text:alphabetical-index-mark-start text:id="IMark66372008"/>--xhelp<text:alphabetical-index-mark-end text:id="IMark66372008"/></text:p>
      <text:p text:style-name="Option_20_Start">Output help to extended options.</text:p>
      <text:p text:style-name="Option_20_title"><text:alphabetical-index-mark-start text:id="IMark121710088"/>--help-internal<text:alphabetical-index-mark-end text:id="IMark121710088"/></text:p>
      <text:p text:style-name="Option_20_Start">Output help to internal commands.</text:p>
      <text:h text:style-name="Heading_20_2" text:outline-level="2"><text:bookmark-start text:name="__RefHeading__16314_1510295094"/><text:soft-page-break/>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39</text:bookmark-ref> for all configuration file entries which have a corresponding command line option.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60870136"/>archive-name<text:alphabetical-index-mark-end text:id="IMark60870136"/>=&lt;name&gt;</text:p>
      <text:p text:style-name="Option_20_Start">Specify the archive name. Usually this configuration entry is only found in job files.</text:p>
      <text:p text:style-name="Option_20_title"><text:alphabetical-index-mark-start text:id="IMark85408280"/>archive-type<text:alphabetical-index-mark-end text:id="IMark85408280"/>=normal|full|incremental|differential</text:p>
      <text:p text:style-name="Option_20_Start">Specify the archive type to create. Usually this configuration entry is only found in job files.</text:p>
      <text:p text:style-name="Option_20_title"><text:alphabetical-index-mark-start text:id="IMark73131160"/>crypt-password-mode<text:alphabetical-index-mark-end text:id="IMark73131160"/>=default|ask|config</text:p>
      <text:p text:style-name="Option_20_Start">Specify the password mode. Usually this configuration entry is only found in job files.</text:p>
      <text:p text:style-name="Option_20_title"><text:alphabetical-index-mark-start text:id="IMark121710088"/>include-file<text:alphabetical-index-mark-end text:id="IMark121710088"/>=&lt;pattern&gt;</text:p>
      <text:p text:style-name="Option_20_Start">Include matching entries into the created archive.</text:p>
      <text:p text:style-name="Option_20_title"><text:bookmark-start text:name="__DdeLink__12524_1674148630"/><text:alphabetical-index-mark-start text:id="IMark60870136"/>include-file-command<text:alphabetical-index-mark-end text:id="IMark60870136"/>=&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which are included into the created archive.</text:p>
      <text:p text:style-name="Option_20_title"><text:alphabetical-index-mark-start text:id="IMark85408280"/>include-image<text:alphabetical-index-mark-end text:id="IMark85408280"/>=&lt;pattern&gt;</text:p>
      <text:p text:style-name="Option_20_Start">Include matching devices as disk images into the created archive.</text:p>
      <text:p text:style-name="Option_20_title"><text:soft-page-break/><text:alphabetical-index-mark-start text:id="IMark73131160"/>include-image-command<text:alphabetical-index-mark-end text:id="IMark73131160"/>=&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alphabetical-index-mark-start text:id="IMark121710088"/>exclude<text:alphabetical-index-mark-end text:id="IMark121710088"/>=&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5">6</text:sequence-ref> 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77353112"/>exclude-command<text:alphabetical-index-mark-end text:id="IMark77353112"/>=&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or schedule 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File server<text:bookmark-end text:name="__RefHeading__14674_1674148630"/></text:h>
      <text:p text:style-name="Text_20_body">File server configuration blocks define the settings for a file server.</text:p>
      <text:p text:style-name="Text_20_body">[file-server &lt;name&gt;]</text:p>
      <text:p text:style-name="Text_20_body">file-max-storage-size=&lt;size&gt;</text:p>
      <text:p text:style-name="Text_20_body">Please see chapter <text:bookmark-ref text:reference-format="text" text:ref-name="__RefHeading__16300_1510295094">File</text:bookmark-ref>, page <text:bookmark-ref text:reference-format="page" text:ref-name="__RefHeading__16300_1510295094">46</text:bookmark-ref> for details to the configuration entires.</text:p>
      <text:h text:style-name="Heading_20_4" text:outline-level="4"><text:bookmark-start text:name="__RefHeading__16320_1510295094"/>FTP server<text:bookmark-end text:name="__RefHeading__16320_1510295094"/></text:h>
      <text:p text:style-name="Text_20_body"><text:alphabetical-index-mark text:string-value="ftp server configuration"/>FTP server configuration blocks define the login data for a FTP server.</text:p>
      <text:p text:style-name="Option_20_Start">[<text:bookmark-start text:name="__DdeLink__10471_1674148630"/>ftp-server &lt;name&gt;]</text:p>
      <text:p text:style-name="Option_20_Start">ftp-login-name=&lt;name&gt;</text:p>
      <text:p text:style-name="Option_20_Start">ftp-password=&lt;password&gt;</text:p>
      <text:p text:style-name="Option_20_Start"><text:bookmark-start text:name="__DdeLink__10741_1674148630"/>ftp-max-connections=&lt;n&gt;</text:p>
      <text:p text:style-name="Option_20_Start"><text:soft-page-break/>ftp-max-storage-size=&lt;size&gt;<text:bookmark-end text:name="__DdeLink__10471_1674148630"/><text:bookmark-end text:name="__DdeLink__10741_1674148630"/></text:p>
      <text:p text:style-name="Text_20_body"><text:bookmark-start text:name="__DdeLink__10473_1674148630"/>Please see chapter <text:bookmark-ref text:reference-format="text" text:ref-name="__RefHeading__33495803">FTP</text:bookmark-ref>, page <text:bookmark-ref text:reference-format="page" text:ref-name="__RefHeading__33495803">46</text:bookmark-ref> for details to the configuration entires.<text:bookmark-end text:name="__DdeLink__10473_1674148630"/></text:p>
      <text:h text:style-name="Heading_20_4" text:outline-level="4"><text:bookmark-start text:name="__DdeLink__7394_909302912"/><text:bookmark-start text:name="__RefHeading__16322_1510295094"/>SSH/SCP/SFTP server<text:bookmark-end text:name="__RefHeading__16322_1510295094"/></text:h>
      <text:p text:style-name="Text_20_body"><text:alphabetical-index-mark text:string-value="ssh/scp/sftp server configuration"/>SSH/SCP/SFTP server configuration blocks define the login data for a SSH/SCP/SFTP server.</text:p>
      <text:p text:style-name="Option_20_Start">[ssh-server&lt;name&gt;]</text:p>
      <text:p text:style-name="Option_20_Start">ssh-port=&lt;n&gt;</text:p>
      <text:p text:style-name="Option_20_Start">ssh-login-name=&lt;name&gt;</text:p>
      <text:p text:style-name="Option_20_Start">ssh-password=&lt;password&gt;</text:p>
      <text:p text:style-name="Option_20_Start">ssh-public-key=&lt;file name&gt;</text:p>
      <text:p text:style-name="Option_20_Start">ssh-private-key=&lt;file name&gt;</text:p>
      <text:p text:style-name="Option_20_Start">ssh-max-connections=&lt;n&gt;</text:p>
      <text:p text:style-name="Option_20_Start">ssh-max-storage-size=&lt;size&gt;</text:p>
      <text:p text:style-name="Text_20_body">Please see chapter <text:bookmark-ref text:reference-format="text" text:ref-name="__RefHeading__33496803">SSH</text:bookmark-ref>, page <text:bookmark-ref text:reference-format="page" text:ref-name="__RefHeading__33496803">47</text:bookmark-ref> for details to the configuration entires.<text:bookmark-end text:name="__DdeLink__7394_909302912"/></text:p>
      <text:h text:style-name="Heading_20_4" text:outline-level="4"><text:bookmark-start text:name="__RefHeading__9029_1272517093"/>WebDAV server<text:bookmark-end text:name="__RefHeading__9029_1272517093"/></text:h>
      <text:p text:style-name="Text_20_body">WebDAV server configuration blocks define the login data for a WebDAV server.</text:p>
      <text:p text:style-name="Option_20_Start">[<text:bookmark-start text:name="__DdeLink__7764_909302912"/>webdav<text:bookmark-end text:name="__DdeLink__7764_909302912"/>-server&lt;name&gt;]</text:p>
      <text:p text:style-name="Option_20_Start">webdav-login-name=&lt;name&gt;</text:p>
      <text:p text:style-name="Option_20_Start">webdav-password=&lt;password&gt;</text:p>
      <text:p text:style-name="Option_20_Start">webdav-max-connections=&lt;n&gt;</text:p>
      <text:p text:style-name="Option_20_Start"><text:bookmark-start text:name="__RefHeading__16324_1510295094"/>webdav-max-storage-size=&lt;size&gt;<text:bookmark-end text:name="__RefHeading__16324_1510295094"/></text:p>
      <text:p text:style-name="Text_20_body">Please see chapter <text:bookmark-ref text:reference-format="text" text:ref-name="__RefHeading__7767_909302912">WebDAV</text:bookmark-ref>, page <text:bookmark-ref text:reference-format="page" text:ref-name="__RefHeading__7767_909302912">48</text:bookmark-ref> for details to the configuration entires.</text:p>
      <text:h text:style-name="Heading_20_4" text:outline-level="4"><text:bookmark-start text:name="__RefHeading__9031_1272517093"/>Device<text:bookmark-end text:name="__RefHeading__9031_1272517093"/></text:h>
      <text:p text:style-name="Text_20_body"><text:alphabetical-index-mark text:string-value="device configuration"/>Device configuration blocks define the data required to access a generic device.</text:p>
      <text:p text:style-name="Option_20_Start">[device &lt;name&gt;]</text:p>
      <text:p text:style-name="Option_20_Start">device-request-volume-command=&lt;command&gt;</text:p>
      <text:p text:style-name="Option_20_Start">device-load-volume-command=&lt;command&gt;</text:p>
      <text:p text:style-name="Option_20_Start">device-unload-volume-command=&lt;command&gt;</text:p>
      <text:p text:style-name="Option_20_Start">device-volume-size=&lt;size&gt;[G|M|K] </text:p>
      <text:p text:style-name="Option_20_Start">device-image-pre-command=&lt;command&gt;</text:p>
      <text:p text:style-name="Option_20_Start">device-image-post-command=&lt;command&gt;</text:p>
      <text:p text:style-name="Option_20_Start">device-image-command=&lt;command&gt;</text:p>
      <text:p text:style-name="Option_20_Start">device-ecc-pre-command=&lt;command&gt;</text:p>
      <text:p text:style-name="Option_20_Start">device-ecc-post-command=&lt;command&gt;</text:p>
      <text:p text:style-name="Option_20_Start">device-ecc-command=&lt;command&gt;</text:p>
      <text:p text:style-name="Option_20_Start"><text:soft-page-break/>device-blank-command=&lt;command&gt;</text:p>
      <text:p text:style-name="Option_20_Start">device-write-pre-command=&lt;command&gt;</text:p>
      <text:p text:style-name="Option_20_Start">device-write-post-command=&lt;command&gt;</text:p>
      <text:p text:style-name="Option_20_Start">device-write-command=&lt;command&gt;</text:p>
      <text:p text:style-name="Text_20_body">Please see chapter <text:bookmark-ref text:reference-format="text" text:ref-name="__RefHeading__33501503">Device</text:bookmark-ref>, page <text:bookmark-ref text:reference-format="page" text:ref-name="__RefHeading__33501503">50</text:bookmark-ref> for details to the configuration entires.</text:p>
      <text:h text:style-name="Heading_20_4" text:outline-level="4"><text:bookmark-start text:name="__RefHeading__9033_1272517093"/>Schedule<text:bookmark-end text:name="__RefHeading__9033_1272517093"/></text:h>
      <text:p text:style-name="Text_20_body"><text:alphabetical-index-mark text:string-value="schedule configuration"/>Schedule configuration blocks define the data to automate scheduling of jobs.</text:p>
      <text:p text:style-name="Option_20_Start">[schedule &lt;name&gt;]</text:p>
      <text:p text:style-name="Option_20_Start">date = &lt;date&gt;</text:p>
      <text:p text:style-name="Option_20_Start">weekdays = <text:s/>&lt;week days&gt;</text:p>
      <text:p text:style-name="Option_20_Start">time = &lt;time&gt;</text:p>
      <text:p text:style-name="Option_20_Start">archive-type = normal, full, incremental, differential</text:p>
      <text:p text:style-name="Option_20_Start">text = &lt;text&gt;</text:p>
      <text:p text:style-name="Option_20_Start">min-keep=&lt;n&gt;</text:p>
      <text:p text:style-name="Option_20_Start">max-keep=&lt;n&gt;</text:p>
      <text:p text:style-name="Option_20_Start">max-age=&lt;n&gt;</text:p>
      <text:p text:style-name="Option_20_Start">enabled = yes|no</text:p>
      <text:p text:style-name="Text_20_body">The date string must have the following structure:</text:p>
      <text:p text:style-name="Command">&lt;year|*&gt;-&lt;month|*&gt;-&lt;day|*&gt;</text:p>
      <text:p text:style-name="Text_20_body">The week days string must have the following structure:</text:p>
      <text:p text:style-name="Command">&lt;day&gt;,...|*</text:p>
      <text:p text:style-name="Text_20_body">The time string must have th following structure:</text:p>
      <text:p text:style-name="Command">&lt;hour|*&gt;:&lt;minute|*&gt;</text:p>
      <text:p text:style-name="Option_20_Start">with</text:p>
      <text:list xml:id="list104820271385463" text:continue-list="list8454583655576445321" text:style-name="L9">
        <text:list-item>
          <text:p text:style-name="P68">month names: Jan, Feb, Mar, Apr, May, Jun, Jul, Aug, Sept, Oct, Nov, Dec</text:p>
        </text:list-item>
        <text:list-item>
          <text:p text:style-name="P68">week day names: Mon, Tue, Wed, Thu, Fri, Sat, Sun</text:p>
        </text:list-item>
      </text:list>
      <text:p text:style-name="Text_20_body">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text:soft-page-break/>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P65">blank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start text:name="__RefHeading__32474025"/>BARControl command line options summary<text:bookmark-end text:name="__RefHeading__32474025"/></text:h>
      <text:p text:style-name="P47">The following sections list the <text:span text:style-name="Command"><text:span text:style-name="T26">BARC</text:span></text:span><text:span text:style-name="Command">ontrol</text:span> command line options.</text:p>
      <text:p text:style-name="Text_20_body"/>
      <text:p text:style-name="Option_20_title"><text:alphabetical-index-mark-start text:id="IMark77349048"/><text:alphabetical-index-mark-start text:id="IMark77391432"/>--port<text:alphabetical-index-mark-end text:id="IMark77391432"/><text:alphabetical-index-mark-end text:id="IMark77349048"/>=&lt;n&gt;, <text:alphabetical-index-mark-start text:id="IMark77537416"/><text:alphabetical-index-mark-start text:id="IMark122184664"/>-p<text:alphabetical-index-mark-end text:id="IMark122184664"/><text:alphabetical-index-mark-end text:id="IMark77537416"/>=&lt;n&gt;<text:note text:id="ftn20" text:note-class="footnote"><text:note-citation>20</text:note-citation><text:note-body><text:p text:style-name="P40">A SSL encrypted connection may also be established on the plain server port.</text:p></text:note-body></text:note></text:p>
      <text:p text:style-name="Option_20_Start">Server port. Default is:: 38523.</text:p>
      <text:p text:style-name="Option_20_title"><text:alphabetical-index-mark-start text:id="IMark88621112"/><text:alphabetical-index-mark-start text:id="IMark73043544"/>--tls-port<text:alphabetical-index-mark-end text:id="IMark73043544"/><text:alphabetical-index-mark-end text:id="IMark88621112"/>=&lt;n&gt;</text:p>
      <text:p text:style-name="Option_20_Start">TLS server port. Default is: 38524.</text:p>
      <text:p text:style-name="Option_20_title"><text:soft-page-break/><text:alphabetical-index-mark-start text:id="IMark77353112"/>--password<text:alphabetical-index-mark-end text:id="IMark77353112"/>=&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77537416"/>--login-dialog<text:alphabetical-index-mark-end text:id="IMark77537416"/></text:p>
      <text:p text:style-name="Option_20_Start">Force to open the login dialog.</text:p>
      <text:p text:style-name="Option_20_title"><text:alphabetical-index-mark-start text:id="IMark73135832"/><text:alphabetical-index-mark-start text:id="IMark73131160"/>--key-file<text:alphabetical-index-mark-end text:id="IMark73131160"/><text:alphabetical-index-mark-end text:id="IMark73135832"/>=&lt;file name&gt;</text:p>
      <text:p text:style-name="Option_20_Start">Key file name. Default is: <text:span text:style-name="Filename">./bar.jks</text:span> or <text:span text:style-name="Filename">/home/&lt;HOME&gt;/.bar/bar.jks</text:span> or <text:span text:style-name="Filename">/etc/bar/bar.jks.</text:span></text:p>
      <text:p text:style-name="Option_20_title"><text:alphabetical-index-mark-start text:id="IMark88621112"/><text:span text:style-name="Filename"><text:span text:style-name="T5">--</text:span></text:span><text:span text:style-name="Filename"><text:span text:style-name="T10">force-ssl</text:span></text:span><text:alphabetical-index-mark-end text:id="IMark88621112"/></text:p>
      <text:p text:style-name="Option_20_Start"><text:span text:style-name="Filename"><text:span text:style-name="T66">Force SSL connection</text:span></text:span></text:p>
      <text:p text:style-name="Option_20_title"><text:alphabetical-index-mark-start text:id="IMark122184664"/>--select-job<text:alphabetical-index-mark-end text:id="IMark122184664"/>=&lt;name&gt;</text:p>
      <text:p text:style-name="Option_20_Start">Select a job in the status tab.</text:p>
      <text:p text:style-name="Option_20_title"><text:alphabetical-index-mark-start text:id="IMark77681128"/><text:alphabetical-index-mark-start text:id="IMark77391432"/>--job<text:alphabetical-index-mark-end text:id="IMark77391432"/><text:alphabetical-index-mark-end text:id="IMark77681128"/>=&lt;name&gt;, <text:alphabetical-index-mark-start text:id="IMark73131160"/><text:alphabetical-index-mark-start text:id="IMark73135832"/>-j<text:alphabetical-index-mark-end text:id="IMark73135832"/><text:alphabetical-index-mark-end text:id="IMark73131160"/>=&lt;name&gt;</text:p>
      <text:p text:style-name="P60">Start execution of job &lt;name&gt; and terminate <text:span text:style-name="Command"><text:span text:style-name="T26">BARC</text:span></text:span><text:span text:style-name="Command">ontrol</text:span>.</text:p>
      <text:p text:style-name="Option_20_title"><text:alphabetical-index-mark-start text:id="IMark88621112"/>--archive-type<text:alphabetical-index-mark-end text:id="IMark88621112"/>=&lt;mode&gt;</text:p>
      <text:p text:style-name="Option_20_Start">Set job mode: normal, full, incremental, differential. Default is: normal.</text:p>
      <text:p text:style-name="Option_20_title"><text:alphabetical-index-mark-start text:id="IMark122184664"/><text:alphabetical-index-mark-start text:id="IMark77537416"/>--abort<text:alphabetical-index-mark-end text:id="IMark77537416"/><text:alphabetical-index-mark-end text:id="IMark122184664"/>=&lt;name&gt;</text:p>
      <text:p text:style-name="P60">Abort execution of job &lt;name&gt; and terminate <text:span text:style-name="Command"><text:span text:style-name="T26">BARC</text:span></text:span><text:span text:style-name="Command">ontrol</text:span>.</text:p>
      <text:p text:style-name="Option_20_title"><text:alphabetical-index-mark-start text:id="IMark77391432"/>--pause<text:alphabetical-index-mark-end text:id="IMark77391432"/>=&lt;n&gt;, <text:alphabetical-index-mark-start text:id="IMark61476952"/>-t<text:alphabetical-index-mark-end text:id="IMark61476952"/>=&lt;n&gt;</text:p>
      <text:p text:style-name="P60">Pause job execution for &lt;n&gt; seconds and terminate <text:span text:style-name="Command"><text:span text:style-name="T26">BARC</text:span></text:span><text:span text:style-name="Command">ontrol</text:span>.</text:p>
      <text:p text:style-name="Option_20_title"><text:alphabetical-index-mark-start text:id="IMark88621112"/>--ping<text:alphabetical-index-mark-end text:id="IMark88621112"/>, <text:alphabetical-index-mark-start text:id="IMark121710088"/>-i<text:alphabetical-index-mark-end text:id="IMark121710088"/></text:p>
      <text:p text:style-name="P60">Check connection to server and terminate <text:span text:style-name="Command"><text:span text:style-name="T26">BARC</text:span></text:span><text:span text:style-name="Command">ontrol</text:span>.</text:p>
      <text:p text:style-name="Option_20_title"><text:alphabetical-index-mark-start text:id="IMark77349048"/>--suspend<text:alphabetical-index-mark-end text:id="IMark77349048"/>, <text:alphabetical-index-mark-start text:id="IMark77681128"/>-s<text:alphabetical-index-mark-end text:id="IMark77681128"/></text:p>
      <text:p text:style-name="P60">Suspend job execution and terminate <text:span text:style-name="Command"><text:span text:style-name="T26">BARC</text:span></text:span><text:span text:style-name="Command">ontrol</text:span>.</text:p>
      <text:p text:style-name="Option_20_title"><text:alphabetical-index-mark-start text:id="IMark60870136"/>--continue<text:alphabetical-index-mark-end text:id="IMark60870136"/>, <text:alphabetical-index-mark-start text:id="IMark85408280"/>-c<text:alphabetical-index-mark-end text:id="IMark85408280"/></text:p>
      <text:p text:style-name="P60">Continue job execution and terminate <text:span text:style-name="Command"><text:span text:style-name="T26">BARC</text:span></text:span><text:span text:style-name="Command">ontrol</text:span>.</text:p>
      <text:p text:style-name="Option_20_title"><text:alphabetical-index-mark-start text:id="IMark122184664"/>--list<text:alphabetical-index-mark-end text:id="IMark122184664"/>, <text:alphabetical-index-mark-start text:id="IMark77349048"/>-l<text:alphabetical-index-mark-end text:id="IMark77349048"/></text:p>
      <text:p text:style-name="P60">List jobs and terminate <text:span text:style-name="Command"><text:span text:style-name="T26">BARC</text:span></text:span><text:span text:style-name="Command">ontrol</text:span>.</text:p>
      <text:p text:style-name="P31"><text:alphabetical-index-mark-start text:id="IMark73043544"/>--index-database-add<text:alphabetical-index-mark-end text:id="IMark73043544"/>=<text:span text:style-name="T27">&lt;pattern&gt;</text:span></text:p>
      <text:p text:style-name="P61">Add storage archive to <text:span text:style-name="T27">the </text:span>index database and terminate <text:span text:style-name="Command"><text:span text:style-name="T26">BARC</text:span></text:span><text:span text:style-name="Command">ontrol</text:span>. <text:span text:style-name="T27">If &lt;pattern&gt; is a directory all containing files with the suffix .bar are added to the index database.</text:span></text:p>
      <text:p text:style-name="P31"><text:alphabetical-index-mark-start text:id="IMark77353112"/>--index-database-remove<text:alphabetical-index-mark-end text:id="IMark77353112"/>=<text:span text:style-name="T27">&lt;pattern&gt;</text:span></text:p>
      <text:p text:style-name="P61">Remove storage archive from <text:span text:style-name="T27">the </text:span>index database and terminate <text:span text:style-name="Command"><text:span text:style-name="T26">BARC</text:span></text:span><text:span text:style-name="Command">ontrol</text:span>.</text:p>
      <text:p text:style-name="P31"><text:soft-page-break/><text:alphabetical-index-mark-start text:id="IMark73043544"/>--<text:span text:style-name="T27">index-database-refresh</text:span><text:alphabetical-index-mark-end text:id="IMark73043544"/><text:span text:style-name="T27">=&lt;pattern&gt;</text:span></text:p>
      <text:p text:style-name="P62">Refresh storage archives in the index database and terminate <text:span text:style-name="Command"><text:span text:style-name="T26">BARC</text:span></text:span><text:span text:style-name="Command">ontrol</text:span>.</text:p>
      <text:p text:style-name="P31"><text:alphabetical-index-mark-start text:id="IMark77349048"/>--<text:span text:style-name="T66">index-database-entities-list</text:span><text:alphabetical-index-mark-end text:id="IMark77349048"/><text:span text:style-name="T66">=&lt;name&gt;, </text:span><text:alphabetical-index-mark-start text:id="IMark122184664"/><text:span text:style-name="T66">-n</text:span><text:alphabetical-index-mark-end text:id="IMark122184664"/><text:span text:style-name="T66">=&lt;name&gt;</text:span></text:p>
      <text:p text:style-name="P119">List <text:span text:style-name="T66">entities</text:span> which match to <text:span text:style-name="T27">the names</text:span> &lt;<text:span text:style-name="T27">names</text:span>&gt; and terminate <text:span text:style-name="Command"><text:span text:style-name="T26">BARC</text:span></text:span><text:span text:style-name="Command">ontrol</text:span>.</text:p>
      <text:p text:style-name="P31"><text:alphabetical-index-mark-start text:id="IMark77537416"/>--index-database-storage<text:span text:style-name="T66">s</text:span>-list<text:alphabetical-index-mark-end text:id="IMark77537416"/>=&lt;<text:span text:style-name="T27">name</text:span>&gt;, <text:alphabetical-index-mark-start text:id="IMark73135832"/>-<text:span text:style-name="T27">a</text:span><text:alphabetical-index-mark-end text:id="IMark73135832"/><text:span text:style-name="T27">=&lt;names&gt;</text:span></text:p>
      <text:p text:style-name="P61">List storage archives which match to <text:span text:style-name="T27">the names</text:span> &lt;<text:span text:style-name="T27">names</text:span>&gt; and terminate <text:span text:style-name="Command"><text:span text:style-name="T26">BARC</text:span></text:span><text:span text:style-name="Command">ontrol</text:span>.</text:p>
      <text:p text:style-name="P31"><text:alphabetical-index-mark-start text:id="IMark77391432"/>--index-database-entries-list<text:alphabetical-index-mark-end text:id="IMark77391432"/>=&lt;pattern&gt;, <text:alphabetical-index-mark-start text:id="IMark66372008"/>-<text:span text:style-name="T27">e</text:span><text:alphabetical-index-mark-end text:id="IMark66372008"/><text:span text:style-name="T27">=&lt;name&gt;</text:span></text:p>
      <text:p text:style-name="P61">List index entries which match to <text:span text:style-name="T27">the names</text:span> &lt;<text:span text:style-name="T27">name</text:span>&gt; and terminate <text:span text:style-name="Command"><text:span text:style-name="T26">BARC</text:span></text:span><text:span text:style-name="Command">ontrol</text:span>.</text:p>
      <text:p text:style-name="Option_20_title"><text:alphabetical-index-mark-start text:id="IMark77349048"/>--restore<text:alphabetical-index-mark-end text:id="IMark77349048"/>=&lt;name&gt;</text:p>
      <text:p text:style-name="Option_20_Start">Restore storage with name &lt;name&gt;</text:p>
      <text:p text:style-name="Option_20_title"><text:alphabetical-index-mark-start text:id="IMark77681128"/>--destination<text:alphabetical-index-mark-end text:id="IMark77681128"/>=&lt;directory&gt;</text:p>
      <text:p text:style-name="Option_20_Start">Selected destination directory for restore.</text:p>
      <text:p text:style-name="Option_20_title"><text:alphabetical-index-mark-start text:id="IMark73043544"/>--overwrite-entries<text:alphabetical-index-mark-end text:id="IMark73043544"/></text:p>
      <text:p text:style-name="Option_20_Start">Enable overwrite existing entries on restore.</text:p>
      <text:p text:style-name="Option_20_title"><text:alphabetical-index-mark-start text:id="IMark73135832"/>--version<text:alphabetical-index-mark-end text:id="IMark73135832"/></text:p>
      <text:p text:style-name="P60">Output version of <text:span text:style-name="Command"><text:span text:style-name="T26">BARC</text:span></text:span><text:span text:style-name="Command">ontrol</text:span>.</text:p>
      <text:p text:style-name="Option_20_title"><text:alphabetical-index-mark-start text:id="IMark77391432"/>--help<text:alphabetical-index-mark-end text:id="IMark77391432"/>, <text:alphabetical-index-mark-start text:id="IMark77681128"/>-h<text:alphabetical-index-mark-end text:id="IMark77681128"/></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P47"><text:span text:style-name="Command"><text:span text:style-name="T26">BARC</text:span></text:span><text:span text:style-name="Command">ontrol</text:span> also store a few settings into a personal configuration file in <text:span text:style-name="Filename">~/bar/barcontrol.cfg</text:span>. Some entries in the file are updated by <text:span text:style-name="Command"><text:span text:style-name="T26">BARC</text:span></text:span><text:span text:style-name="Command">ontrol</text:span>. Entries which may be edited are the server settings.</text:p>
      <text:p text:style-name="Text_20_body">The file may contain the following configuration entries:</text:p>
      <text:p text:style-name="Configuration_20_title"><text:alphabetical-index-mark-start text:id="IMark77391432"/>pause-create<text:alphabetical-index-mark-end text:id="IMark77391432"/>=yes|no</text:p>
      <text:p text:style-name="Configuration">Pause creating new archive files when pause-button is pressed.</text:p>
      <text:p text:style-name="Configuration_20_title"><text:alphabetical-index-mark-start text:id="IMark73043544"/>pause-storage<text:alphabetical-index-mark-end text:id="IMark73043544"/>=yes|no</text:p>
      <text:p text:style-name="Configuration">Pause storage of archive files when pause-button is pressed.</text:p>
      <text:p text:style-name="Configuration_20_title"><text:alphabetical-index-mark-start text:id="IMark121710088"/>pause-restore<text:alphabetical-index-mark-end text:id="IMark121710088"/>=yes|no</text:p>
      <text:p text:style-name="Configuration">Pause restoring archive files when pause-button is pressed.</text:p>
      <text:p text:style-name="Configuration_20_title"><text:alphabetical-index-mark-start text:id="IMark77349048"/>pause-index-database-update<text:alphabetical-index-mark-end text:id="IMark77349048"/>=yes|no</text:p>
      <text:p text:style-name="Configuration">Pause automatic update index database when pause-button is pressed.</text:p>
      <text:p text:style-name="Configuration_20_title"><text:alphabetical-index-mark-start text:id="IMark77391432"/>server<text:alphabetical-index-mark-end text:id="IMark77391432"/>=&lt;name&gt;</text:p>
      <text:p text:style-name="Configuration">Name of computer running a <text:span text:style-name="Name">BAR</text:span> server daemon.</text:p>
      <text:p text:style-name="Configuration_20_title"><text:soft-page-break/><text:alphabetical-index-mark-start text:id="IMark73043544"/>server-password<text:alphabetical-index-mark-end text:id="IMark73043544"/>=&lt;password&gt;</text:p>
      <text:p text:style-name="Configuration"><text:span text:style-name="Name">BAR</text:span> server daemon password.</text:p>
      <text:p text:style-name="Configuration_20_title"><text:alphabetical-index-mark-start text:id="IMark121710088"/>server-port<text:alphabetical-index-mark-end text:id="IMark121710088"/>=&lt;n&gt;</text:p>
      <text:p text:style-name="Configuration"><text:span text:style-name="Name">BAR</text:span> server port number for plain network connections.</text:p>
      <text:p text:style-name="Configuration_20_title"><text:alphabetical-index-mark-start text:id="IMark77349048"/>server-tls-port<text:alphabetical-index-mark-end text:id="IMark77349048"/>=&lt;n&gt;</text:p>
      <text:p text:style-name="Configuration"><text:span text:style-name="Name">BAR</text:span> server port number for TLS/SSL network connections.</text:p>
      <text:h text:style-name="Heading_20_2" text:outline-level="2"><text:bookmark-start text:name="__RefHeading__16330_1510295094"/>Exit codes<text:bookmark-end text:name="__RefHeading__16330_1510295094"/></text:h>
      <text:p text:style-name="Text_20_body_20_Start"><text:span text:style-name="Name">BAR</text:span> generate the exit codes shown in table <text:sequence-ref text:reference-format="value" text:ref-name="refTable10">11</text:sequence-ref>: <text:sequence-ref text:reference-format="caption" text:ref-name="refTable10">BAR exit codes</text:sequence-ref> 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18">≧</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0" text:name="Table" text:formula="ooow:Table+1" style:num-format="1">11</text:sequence>: BAR exit codes</text:p>
      <text:h text:style-name="Heading_20_2" text:outline-level="2"><text:bookmark-start text:name="__RefHeading__29596110"/><text:alphabetical-index-mark text:string-value="file format"/><text:alphabetical-index-mark text:string-value="file format"/>Archive file format<text:bookmark-end text:name="__RefHeading__29596110"/></text:h>
      <text:p text:style-name="Text_20_body_20_Start">The <text:span text:style-name="Name">BAR</text:span> archive format is organized in so called <text:alphabetical-index-mark-start text:id="IMark74945016"/><text:span text:style-name="T1">chunks</text:span><text:alphabetical-index-mark-end text:id="IMark74945016"/><text:span text:style-name="T1">.</text:span><text:span text:style-name="T5"> Each archive consists of a sequences of chunks. Chunks can contain sub-chunks which have the same structure. All non-data entries are stored in big endian format. Encrypted data is padded with 0-bytes to a multiple-size of the used encryption block length (see table </text:span><text:span text:style-name="T5"><text:sequence-ref text:reference-format="value" text:ref-name="refTable7">8</text:sequence-ref></text:span><text:span text:style-name="T5">: </text:span><text:span text:style-name="T5"><text:sequence-ref text:reference-format="caption" text:ref-name="refTable7">Encryption algorithms</text:sequence-ref></text:span><text:span text:style-name="T5">, page </text:span><text:span text:style-name="T5"><text:sequence-ref text:reference-format="page" text:ref-name="refTable7">45</text:sequence-ref></text:span><text:span text:style-name="T5">) for the block length of encryption algorithms).</text:span></text:p>
      <text:p text:style-name="Text_20_body_20_Start">The following data types are used:</text:p>
      <table:table table:name="Datatypes" table:style-name="Datatypes">
        <table:table-column table:style-name="Datatypes.A"/>
        <table:table-column table:style-name="Datatypes.B"/>
        <text:soft-page-break/>
        <table:table-row table:style-name="Datatypes.1">
          <table:table-cell table:style-name="Datatypes.A1" office:value-type="string">
            <text:p text:style-name="P4">uint8</text:p>
          </table:table-cell>
          <table:table-cell table:style-name="Datatypes.B1" office:value-type="string">
            <text:p text:style-name="P4">unsigned 8 bit integer</text:p>
          </table:table-cell>
        </table:table-row>
        <table:table-row table:style-name="Datatypes.1">
          <table:table-cell table:style-name="Datatypes.A2" office:value-type="string">
            <text:p text:style-name="P4">uint16</text:p>
          </table:table-cell>
          <table:table-cell table:style-name="Datatypes.B2" office:value-type="string">
            <text:p text:style-name="P4">unsigned 16 bit integer</text:p>
          </table:table-cell>
        </table:table-row>
        <table:table-row table:style-name="Datatypes.1">
          <table:table-cell table:style-name="Datatypes.A2" office:value-type="string">
            <text:p text:style-name="P4">uint32</text:p>
          </table:table-cell>
          <table:table-cell table:style-name="Datatypes.B2" office:value-type="string">
            <text:p text:style-name="P4">unsigned 32 bit integer</text:p>
          </table:table-cell>
        </table:table-row>
        <table:table-row table:style-name="Datatypes.1">
          <table:table-cell table:style-name="Datatypes.A2" office:value-type="string">
            <text:p text:style-name="P4">uint64</text:p>
          </table:table-cell>
          <table:table-cell table:style-name="Datatypes.B2" office:value-type="string">
            <text:p text:style-name="P4">unsigned 64 bit integer</text:p>
          </table:table-cell>
        </table:table-row>
        <table:table-row table:style-name="Datatypes.1">
          <table:table-cell table:style-name="Datatypes.A2" office:value-type="string">
            <text:p text:style-name="P4">int8</text:p>
          </table:table-cell>
          <table:table-cell table:style-name="Datatypes.B2" office:value-type="string">
            <text:p text:style-name="P4">signed 8 bit integer</text:p>
          </table:table-cell>
        </table:table-row>
        <table:table-row table:style-name="Datatypes.1">
          <table:table-cell table:style-name="Datatypes.A2" office:value-type="string">
            <text:p text:style-name="P4">int16</text:p>
          </table:table-cell>
          <table:table-cell table:style-name="Datatypes.B2" office:value-type="string">
            <text:p text:style-name="P4">signed 16 bit integer</text:p>
          </table:table-cell>
        </table:table-row>
        <table:table-row table:style-name="Datatypes.1">
          <table:table-cell table:style-name="Datatypes.A2" office:value-type="string">
            <text:p text:style-name="P4">int32</text:p>
          </table:table-cell>
          <table:table-cell table:style-name="Datatypes.B2" office:value-type="string">
            <text:p text:style-name="P4">signed 32 bit integer</text:p>
          </table:table-cell>
        </table:table-row>
        <table:table-row table:style-name="Datatypes.1">
          <table:table-cell table:style-name="Datatypes.A2" office:value-type="string">
            <text:p text:style-name="P4">int64</text:p>
          </table:table-cell>
          <table:table-cell table:style-name="Datatypes.B2" office:value-type="string">
            <text:p text:style-name="P4">signed 64 bit integer</text:p>
          </table:table-cell>
        </table:table-row>
        <table:table-row table:style-name="Datatypes.1">
          <table:table-cell table:style-name="Datatypes.A2" office:value-type="string">
            <text:p text:style-name="P4">string</text:p>
          </table:table-cell>
          <table:table-cell table:style-name="Datatypes.B2" office:value-type="string">
            <text:p text:style-name="P4">string: uint16 length field, following string character data</text:p>
          </table:table-cell>
        </table:table-row>
        <table:table-row table:style-name="Datatypes.1">
          <table:table-cell table:style-name="Datatypes.A2" office:value-type="string">
            <text:p text:style-name="P4">&lt;type&gt;[]</text:p>
          </table:table-cell>
          <table:table-cell table:style-name="Datatypes.B2" office:value-type="string">
            <text:p text:style-name="P4">array: uint16 length field, following data of specified type</text:p>
          </table:table-cell>
        </table:table-row>
        <table:table-row table:style-name="Datatypes.1">
          <table:table-cell table:style-name="Datatypes.A2" office:value-type="string">
            <text:p text:style-name="P4">crc32</text:p>
          </table:table-cell>
          <table:table-cell table:style-name="Datatypes.B2" office:value-type="string">
            <text:p text:style-name="P4">unsigned 32 bit containing the CRC32 sum of the entry</text:p>
          </table:table-cell>
        </table:table-row>
        <table:table-row table:style-name="Datatypes.1">
          <table:table-cell table:style-name="Datatypes.A2" office:value-type="string">
            <text:p text:style-name="P4">data</text:p>
          </table:table-cell>
          <table:table-cell table:style-name="Datatypes.B2" office:value-type="string">
            <text:p text:style-name="P4">arbitrary data</text:p>
          </table:table-cell>
        </table:table-row>
      </table:table>
      <text:p text:style-name="P11"/>
      <text:p text:style-name="Text_20_body_20_Start">A single chunk have the structure:</text:p>
      <text:list xml:id="list6447548424310765533" text:style-name="L10">
        <text:list-item>
          <text:p text:style-name="P115">id (4 characters)</text:p>
        </text:list-item>
      </text:list>
      <text:list xml:id="list104820443592795" text:continue-list="list104819752406397" text:style-name="List_20_1">
        <text:list-item>
          <text:p text:style-name="List_20_1">size (uint64)</text:p>
        </text:list-item>
      </text:list>
      <text:list xml:id="list104820401175947" text:continue-list="list6447548424310765533" text:style-name="L10">
        <text:list-item>
          <text:p text:style-name="P104">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5">Note:<text:tab/>The file </text:span><text:span text:style-name="T1">bar/archive_format.def</text:span><text:span text:style-name="T5"> contain the formal specification of all archive chunk types. This specification is compiled in to C source code with the perl-script </text:span><text:span text:style-name="T1">bar/archive_format.pl</text:span><text:span text:style-name="T5">.</text:span></text:p>
      <text:p text:style-name="Text_20_body_20_Start">The chunk format allow extensio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6">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1" text:note-class="footnote"><text:note-citation>21</text:note-citation><text:note-body><text:p text:style-name="Footnote">Instead of the OpenJDK package a standard JDK package may be usable, too.</text:p></text:note-body></text:note></text:p>
          </table:table-cell>
          <table:table-cell table:style-name="Packages.A2" office:value-type="string">
            <text:p text:style-name="P6">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6">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6">mandatory</text:p>
          </table:table-cell>
          <table:table-cell table:style-name="Packages.C2" office:value-type="string">
            <text:p text:style-name="Table_20_Contents">m4 macro language</text:p>
          </table:table-cell>
        </table:table-row>
        <table:table-row>
          <table:table-cell table:style-name="Packages.A2" office:value-type="string">
            <text:p text:style-name="Table_20_Contents">zlib1g</text:p>
          </table:table-cell>
          <table:table-cell table:style-name="Packages.A2" office:value-type="string">
            <text:p text:style-name="P6">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6">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6">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6"><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6">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6">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2" text:note-class="footnote"><text:note-citation>22</text:note-citation><text:note-body><text:p text:style-name="Footnote">lz4 may only be available from the source repository. See [<text:reference-ref text:reference-format="text" text:ref-name="LZ4">LZ4</text:reference-ref>].</text:p></text:note-body></text:note></text:p>
          </table:table-cell>
          <table:table-cell table:style-name="Packages.A2" office:value-type="string">
            <text:p text:style-name="P6">optional</text:p>
          </table:table-cell>
          <table:table-cell table:style-name="Packages.C2" office:value-type="string">
            <text:p text:style-name="Table_20_Contents">lz4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6"><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6">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6">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6">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6">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6">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6">optional</text:p>
          </table:table-cell>
          <table:table-cell table:style-name="Packages.C2" office:value-type="string">
            <text:p text:style-name="Table_20_Contents">TLS tools</text:p>
          </table:table-cell>
        </table:table-row>
        <table:table-row>
          <table:table-cell table:style-name="Packages.A2" office:value-type="string">
            <text:p text:style-name="P5">libgnutls26</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ftplib3<text:note text:id="ftn23" text:note-class="footnote"><text:note-citation>23</text:note-citation><text:note-body><text:p text:style-name="Footnote">Either ftplib or libcurl can be used. Using libcurl is recommended.</text:p></text:note-body></text:note></text:p>
          </table:table-cell>
          <table:table-cell table:style-name="Packages.A2" office:value-type="string">
            <text:p text:style-name="P6">optional</text:p>
          </table:table-cell>
          <table:table-cell table:style-name="Packages.C2" office:value-type="string">
            <text:p text:style-name="Table_20_Contents">FTP library</text:p>
          </table:table-cell>
        </table:table-row>
        <table:table-row>
          <table:table-cell table:style-name="Packages.A2" office:value-type="string">
            <text:p text:style-name="Table_20_Contents">ftplib-dev</text:p>
          </table:table-cell>
          <table:table-cell table:style-name="Packages.A2" office:value-type="string">
            <text:p text:style-name="P6"><text:bookmark-start text:name="__DdeLink__5823_1853061399"/>optional<text:bookmark-end text:name="__DdeLink__5823_1853061399"/></text:p>
          </table:table-cell>
          <table:table-cell table:style-name="Packages.C2" office:value-type="string">
            <text:p text:style-name="Table_20_Contents">FTP library</text:p>
          </table:table-cell>
        </table:table-row>
        <table:table-row>
          <table:table-cell table:style-name="Packages.A2" office:value-type="string">
            <text:p text:style-name="Table_20_Contents">libcurl<text:span text:style-name="Footnote_20_anchor"><text:note-ref text:note-class="footnote" text:reference-format="text" text:ref-name="ftn23">23</text:note-ref></text:span></text:p>
          </table:table-cell>
          <table:table-cell table:style-name="Packages.A2" office:value-type="string">
            <text:p text:style-name="P6">optional</text:p>
          </table:table-cell>
          <table:table-cell table:style-name="Packages.C2" office:value-type="string">
            <text:p text:style-name="Table_20_Contents">curl library</text:p>
          </table:table-cell>
        </table:table-row>
        <table:table-row>
          <table:table-cell table:style-name="Packages.A2" office:value-type="string">
            <text:p text:style-name="Table_20_Contents">c-ares</text:p>
          </table:table-cell>
          <table:table-cell table:style-name="Packages.A2" office:value-type="string">
            <text:p text:style-name="P6">optional</text:p>
          </table:table-cell>
          <table:table-cell table:style-name="Packages.C2" office:value-type="string">
            <text:p text:style-name="Table_20_Contents">asynchronous DNS request library</text:p>
          </table:table-cell>
        </table:table-row>
        <text:soft-page-break/>
        <table:table-row>
          <table:table-cell table:style-name="Packages.A2" office:value-type="string">
            <text:p text:style-name="Table_20_Contents">mxml<text:note text:id="ftn24" text:note-class="footnote"><text:note-citation>24</text:note-citation><text:note-body><text:p text:style-name="Footnote">mxml is required when curl is used for WebDAV access.</text:p></text:note-body></text:note></text:p>
          </table:table-cell>
          <table:table-cell table:style-name="Packages.A2" office:value-type="string">
            <text:p text:style-name="P6">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6">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6">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libicu</text:p>
          </table:table-cell>
          <table:table-cell table:style-name="Packages.A2" office:value-type="string">
            <text:p text:style-name="P6">optional</text:p>
          </table:table-cell>
          <table:table-cell table:style-name="Packages.C2" office:value-type="string">
            <text:p text:style-name="Table_20_Contents">i18n library</text:p>
          </table:table-cell>
        </table:table-row>
        <table:table-row>
          <table:table-cell table:style-name="Packages.A2" office:value-type="string">
            <text:p text:style-name="Table_20_Contents">epm</text:p>
          </table:table-cell>
          <table:table-cell table:style-name="Packages.A2" office:value-type="string">
            <text:p text:style-name="P6">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6">optional</text:p>
          </table:table-cell>
          <table:table-cell table:style-name="Packages.C2" office:value-type="string">
            <text:p text:style-name="P8">tool to pack <text:span text:style-name="Command"><text:span text:style-name="T26">BARC</text:span></text:span><text:span text:style-name="Command">ontrol</text:span> into a single-binary (only needed when a single-binary exe-file should be created on Windows)<text:note text:id="ftn25" text:note-class="footnote"><text:note-citation>25</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1" text:name="Table" text:formula="ooow:Table+1" style:num-format="1">12</text:sequence>: Compilation packages</text:p>
      <text:p text:style-name="Text_20_body_20_Start">To compile <text:span text:style-name="Name">BAR</text:span> first run configure with the command sequence:</text:p>
      <text:p text:style-name="Command">./configure</text:p>
      <text:p text:style-name="Text_20_body_20_Start">If all features are available with the default settings configure show on a Linux 64bit system the following <text:span text:style-name="T27">may </text:span>output at the end:</text:p>
      <text:p text:style-name="Source_20_code">Configuration 0.19:</text:p>
      <text:p text:style-name="Source_20_code"><text:s text:c="2"/>Host <text:s text:c="13"/>: x86_64-unknown-linux-gnu</text:p>
      <text:p text:style-name="Source_20_code"><text:s text:c="2"/>Dynamic linked <text:s text:c="3"/>: no</text:p>
      <text:p text:style-name="Source_20_code"><text:s text:c="2"/>zip compression <text:s text:c="2"/>: yes (1.2.8)</text:p>
      <text:p text:style-name="Source_20_code"><text:s text:c="2"/>bzip2 compression : yes (1.0.5, 10-Dec-2007)</text:p>
      <text:p text:style-name="Source_20_code"><text:s text:c="2"/>lzma compression <text:s/>: yes (5.2.0)</text:p>
      <text:p text:style-name="Source_20_code"><text:s text:c="2"/>lzo compression <text:s text:c="2"/>: yes (2.06)</text:p>
      <text:p text:style-name="Source_20_code"><text:s text:c="2"/>lz4 compression <text:s text:c="2"/>: yes (1.5.0)</text:p>
      <text:p text:style-name="Source_20_code"><text:s text:c="2"/>xdelta compression: yes</text:p>
      <text:p text:style-name="Source_20_code"><text:s text:c="2"/>crypto support <text:s text:c="3"/>: yes (1.5.0)</text:p>
      <text:p text:style-name="Source_20_code"><text:s text:c="2"/>FTP support <text:s text:c="6"/>: yes</text:p>
      <text:p text:style-name="Source_20_code"><text:s text:c="2"/>curl support <text:s text:c="5"/>: yes (7.28.1)</text:p>
      <text:p text:style-name="Source_20_code"><text:s text:c="2"/>SCP/SFTP support <text:s/>: yes (1.4.2)</text:p>
      <text:p text:style-name="Source_20_code"><text:s text:c="2"/>TLS/SSL server <text:s text:c="3"/>: yes (OpenSSL 1.0.1g 7 Apr 2014, GMP 6.0.0, GnuTLS 3.1.18)</text:p>
      <text:p text:style-name="Source_20_code"><text:s text:c="2"/>ISO 9660 support <text:s/>: yes (0.92 x86_64-unknown-linux-gnu)</text:p>
      <text:p text:style-name="Source_20_code"><text:s text:c="2"/>PCRE support <text:s text:c="5"/>: yes (8.36 2014-09-26)</text:p>
      <text:p text:style-name="Source_20_code"><text:s text:c="2"/>GUI support <text:s text:c="6"/>: yes</text:p>
      <text:p text:style-name="Source_20_code"><text:s text:c="2"/>GUI i18n support <text:s/>: yes</text:p>
      <text:p text:style-name="Source_20_code"><text:s text:c="2"/>SWT directory <text:s text:c="4"/>: </text:p>
      <text:p text:style-name="Source_20_code"/>
      <text:p text:style-name="Source_20_code"><text:s text:c="2"/>Debug version <text:s text:c="4"/>: no</text:p>
      <text:p text:style-name="Source_20_code"><text:s text:c="2"/>Crash dump support: yes</text:p>
      <text:p text:style-name="Source_20_code"><text:s text:c="2"/>Stacktrace support: yes</text:p>
      <text:p text:style-name="Source_20_code"/>
      <text:p text:style-name="Source_20_code"><text:s text:c="2"/>Packages support <text:s/>: no</text:p>
      <text:p text:style-name="Source_20_code"/>
      <text:p text:style-name="Source_20_code"><text:s text:c="2"/>Install directory : /usr</text:p>
      <text:p text:style-name="Source_20_code"><text:s text:c="2"/>Binary directory <text:s/>: /usr/bin</text:p>
      <text:p text:style-name="Source_20_code"><text:s text:c="2"/>Config directory <text:s/>: /etc/bar</text:p>
      <text:p text:style-name="Source_20_code"><text:s text:c="2"/>TLS directory <text:s text:c="4"/>: /etc/ssl</text:p>
      <text:p text:style-name="Source_20_code"/>
      <text:p text:style-name="Source_20_code">Note: you can download missing additional packages with the script</text:p>
      <text:p text:style-name="Source_20_code"><text:s text:c="6"/>'./download-third-party-packages.sh'. Please rerun configure</text:p>
      <text:p text:style-name="Source_20_code"><text:s text:c="6"/>after downloading.</text:p>
      <text:p text:style-name="Text_20_body_20_Start">To compile <text:span text:style-name="Name">BAR</text:span> enter the command:</text:p>
      <text:p text:style-name="Command_20_End">make</text:p>
      <text:p text:style-name="Text_20_body_20_Start"><text:soft-page-break/>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image tests</text:p>
          </table:table-cell>
        </table:table-row>
        <table:table-row>
          <table:table-cell table:style-name="Tests.A2" office:value-type="string">
            <text:p text:style-name="Table_20_Contents">test7</text:p>
          </table:table-cell>
          <table:table-cell table:style-name="Tests.B2" office:value-type="string">
            <text:p text:style-name="Table_20_Contents">storage tests</text:p>
          </table:table-cell>
        </table:table-row>
        <table:table-row>
          <table:table-cell table:style-name="Tests.A2" office:value-type="string">
            <text:p text:style-name="Table_20_Contents">test8</text:p>
          </table:table-cell>
          <table:table-cell table:style-name="Tests.B2" office:value-type="string">
            <text:p text:style-name="Table_20_Contents">large file tests</text:p>
          </table:table-cell>
        </table:table-row>
        <table:table-row>
          <table:table-cell table:style-name="Tests.A2" office:value-type="string">
            <text:p text:style-name="Table_20_Contents">test9</text:p>
          </table:table-cell>
          <table:table-cell table:style-name="Tests.B2" office:value-type="string">
            <text:p text:style-name="Table_20_Contents">DVD tests</text:p>
          </table:table-cell>
        </table:table-row>
        <table:table-row>
          <table:table-cell table:style-name="Tests.A2" office:value-type="string">
            <text:p text:style-name="P9">test10</text:p>
          </table:table-cell>
          <table:table-cell table:style-name="Tests.B2" office:value-type="string">
            <text:p text:style-name="P9">server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_misc</text:p>
          </table:table-cell>
          <table:table-cell table:style-name="Tests.B2" office:value-type="string">
            <text:p text:style-name="Table_20_Contents">miscellaneous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parameters</text:span> and<text:span text:style-name="Command"> test_misc</text:span></text:p>
          </table:table-cell>
        </table:table-row>
      </table:table>
      <text:p text:style-name="Table">Table <text:sequence text:ref-name="refTable12" text:name="Table" text:formula="ooow:Table+1" style:num-format="1">13</text:sequence>: Tests</text:p>
      <text:p text:style-name="Text_20_body_20_Start">It is also possible to execute single test sets. Then also some additional output is visible.</text:p>
      <text:p text:style-name="Text_20_body">For the image tests the Linux loop device system is required and some commands must be executed as <text:span text:style-name="Command">root</text:span>. This is done via <text:span text:style-name="Command">sudo</text:span><text:span text:style-name="Command"><text:note text:id="ftn26" text:note-class="footnote"><text:note-citation>26</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For the FTP storage tests a FTP server with login credentials and write access for the current user must run on the local computer.</text:p>
      <text:p text:style-name="Text_20_body">For the SCP and SFTP storage tests a SSH server with login credentials and write access for the current user must run on the local computer.</text:p>
      <text:p text:style-name="Text_20_body">For the WebDAV storage tests a https server with WebDAV support, login credentials and write access for the current user must run on the local computer.</text:p>
      <text:p text:style-name="Text_20_body">For the DVD storage tests a DVD writer and an empty DVD or an empty DVD RW <text:s/>must be available.</text:p>
      <text:p text:style-name="Note">Note:<text:tab/>A complete test run may take some time. There are a lot of tests done. Please be patient.</text:p>
      <text:p text:style-name="Text_20_body_20_Start">After a successful test run you can install <text:span text:style-name="Name">BAR</text:span> on your system with the command:</text:p>
      <text:p text:style-name="Command_20_End"><text:soft-page-break/>make install</text:p>
      <text:p text:style-name="Note">Note:<text:tab/>This will <text:span text:style-name="T19">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ly on:</text:p>
      <text:p text:style-name="Text_20_body"><text:span text:style-name="Internet_20_link">http://www.kigen.de/projects/bar</text:span></text:p>
      <text:p text:style-name="Text_20_body_20_Start">Note: Because the berliOS developer portal closed in April 2014 the former hosting of the <text:span text:style-name="Name">BAR</text:span> sources there in a SVN repository is no longer available. Migrating the repository to the hoster recommended by the berliOS team was not an acceptable option. Currently a new hosting portal located in Europe is searched to make <text:span text:style-name="Name">BAR</text:span> as a SVN repository available again.</text:p>
      <text:p text:style-name="Text_20_body"><text:span text:style-name="T27">Nevertheless i</text:span>f you want to contribute to <text:span text:style-name="Name">BAR</text:span>, you can send me patches via mail.</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xml:id="list8270145760500203426"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xml:id="list104820640284847"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xml:id="list104821168342831" text:continue-list="list104820453506900"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xml:id="list104820226805269"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text:span> and <text:span text:style-name="Command">LZ4</text:span> are faster compression algorithms with the expense of reduced compression results. A higher compression level result in a better compression result. In general on the other a better compression require more time and memory. Though if time and memory consumption is not critical <text:span text:style-name="Option">lzma9</text:span> is a good choice for not already compressed data. If time and memory is critical choose e. g. <text:span text:style-name="Command">lz4-0</text:span> or <text:span text:style-name="Option">zip1</text:span>.</text:p>
      <text:list xml:id="list104820400105862" text:continue-numbering="true" text:style-name="Numbering_20_5">
        <text:list-item>
          <text:p text:style-name="Question"><text:soft-page-break/>Can I just create the incremental list file?</text:p>
        </text:list-item>
      </text:list>
      <text:p text:style-name="Answer">Yes. Use option <text:span text:style-name="Option">‑‑no-storage</text:span>. The incremental list file is created, but no archive files are neither created nor stored.</text:p>
      <text:list xml:id="list104820619733198"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pan text:style-name="Name">BAR</text:span> server from outside. See chapter <text:bookmark-ref text:reference-format="text" text:ref-name="__RefHeading__6783_1531997487">Firewall</text:bookmark-ref>, p. <text:bookmark-ref text:reference-format="page" text:ref-name="__RefHeading__6783_1531997487">19</text:bookmark-ref>.</text:p>
      <text:list xml:id="list104820329532386" text:continue-numbering="true" text:style-name="Numbering_20_5">
        <text:list-item>
          <text:p text:style-name="Question">I cannot establish a TLS/SSL connection with BARControl.</text:p>
        </text:list-item>
      </text:list>
      <text:p text:style-name="P45">For the TLS/SSL connection in <text:span text:style-name="Command"><text:span text:style-name="T26">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xml:id="list104819543964476"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xml:id="list104819499448383" text:continue-numbering="true" text:style-name="Numbering_20_5">
        <text:list-item>
          <text:p text:style-name="Question">I tried to list a *.bid-file, but it does not show anything.</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xml:id="list104819436705305"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104820426934963"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text:span text:style-name="Name">BAR</text:span> sources to download a suitable zlib library source package.</text:p>
      <text:list xml:id="list104821144468406" text:continue-numbering="true" text:style-name="Numbering_20_5">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104820754166171"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format is that it should be more robust when there is an read-error.</text:p>
      <text:list xml:id="list104819637538970" text:continue-numbering="true" text:style-name="Numbering_20_5">
        <text:list-item>
          <text:p text:style-name="Question"><text:soft-page-break/>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66</text:bookmark-ref>). If some part of an archive is destroyed and cannot be read anymore, e. g. read-error on a CD, the rest of the archive which is following and which is still readable can be processed by <text:span text:style-name="Name">BAR</text:span>. Also if some part of a splitted archive is missing the other still existing parts can be read independently. <text:span text:style-name="Name">BAR</text:span> can partially restore files, even when archives are broken or parts got lost.</text:p>
      <text:p text:style-name="Answer">When you enabled to create splitted archives and there is not a single # in the specified archive name, BAR append internally ###### to the archive name for the part number. The result is a continuous increasing 6-digit-number appended to the name.</text:p>
      <text:list xml:id="list104820564199419" text:continue-numbering="true" text:style-name="Numbering_20_5">
        <text:list-item>
          <text:p text:style-name="Question">When I create an archive, BAR append a 6-digit number to the archive name. Why is BAR doing this and how can I avoid it?</text:p>
        </text:list-item>
      </text:list>
      <text:p text:style-name="Answer">To avoid appending the number either disable splitting archives (see <text:bookmark-ref text:reference-format="text" text:ref-name="__RefHeading__29665410">Splitting</text:bookmark-ref>, page <text:bookmark-ref text:reference-format="page" text:ref-name="__RefHeading__29665410">46</text:bookmark-ref>) or place some # into the archive file name where you want to have the generated part number.</text:p>
      <text:list xml:id="list104820972931772"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104819885101856"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104820799337364"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xml:id="list104820994883709"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104821414021809" text:continue-numbering="true" text:style-name="Numbering_20_5">
        <text:list-item>
          <text:p text:style-name="Question"><text:soft-page-break/>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104821350616273"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104820102634101"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7" text:note-class="footnote"><text:note-citation>27</text:note-citation><text:note-body><text:p text:style-name="Footnote">See <text:a xlink:type="simple" xlink:href="http://www.openssl.org/">http://www.openssl.org</text:a></text:p></text:note-body></text:note> and use the option <text:span text:style-name="Option">‑‑openssl</text:span> when calling<text:span text:style-name="Option"> </text:span><text:span text:style-name="Command">bar-keygen</text:span>.</text:p>
      <text:list xml:id="list104819449269146"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104819429950632"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NAME@LOCAL</text:a>_MACHINE_NAME/foo.bar” or via SSH “scp:<text:a xlink:type="simple" xlink:href="mailto://NAME@LOCAL">//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104821051503360" text:continue-numbering="true" text:style-name="Numbering_20_5">
        <text:list-item>
          <text:p text:style-name="Question"><text:soft-page-break/>Can I store BAR archives on a Samba<text:note text:id="ftn28" text:note-class="footnote"><text:note-citation>28</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6</text:bookmark-ref>).</text:p>
      <text:list xml:id="list104821049646133" text:continue-numbering="true" text:style-name="Numbering_20_5">
        <text:list-item>
          <text:p text:style-name="Question">BARControl does not start on my system. I get the error “No more handles [gtk_init_check() failed]”. What is wrong?</text:p>
        </text:list-item>
      </text:list>
      <text:p text:style-name="P45">Probably <text:span text:style-name="Command"><text:span text:style-name="T26">BARC</text:span></text:span><text:span text:style-name="Command">ontrol</text:span>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104820188347173"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45">If you start <text:span text:style-name="Command"><text:span text:style-name="T26">BARC</text:span></text:span><text:span text:style-name="Command">ontrol</text:span> then the password to login on a (remote) running <text:span text:style-name="Name">BAR</text:span> is required. This password is defined in <text:span text:style-name="Filename">bar.cfg</text:span> under “server-password”.</text:p>
      <text:list xml:id="list104820537141883" text:continue-numbering="true" text:style-name="Numbering_20_5">
        <text:list-item>
          <text:p text:style-name="Question">Can I automate the login with BARControl?</text:p>
        </text:list-item>
      </text:list>
      <text:p text:style-name="P45">Yes. You can store the login name and password in your personal <text:span text:style-name="Command"><text:span text:style-name="T26">BARC</text:span></text:span><text:span text:style-name="Command">ontrol</text:span> configuration file <text:span text:style-name="Filename">~/.bar/barcontrol.cfg</text:span> under “server-password”. By default <text:span text:style-name="Command"><text:span text:style-name="T26">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104819603823600" text:continue-numbering="true" text:style-name="Numbering_20_5">
        <text:list-item>
          <text:p text:style-name="Question">BAR server is running with the Linux root account on my system. Is it required that BARControl is also running as root?</text:p>
        </text:list-item>
      </text:list>
      <text:p text:style-name="P45">No, this is not required. Any user account can be used for starting <text:span text:style-name="Command"><text:span text:style-name="T26">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xml:id="list104821332848050"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45">When <text:span text:style-name="Name">BAR</text:span> (in daemon mode) is requested by <text:span text:style-name="Command"><text:span text:style-name="T26">BARC</text:span></text:span><text:span text:style-name="Command">ontrol</text:span> to create an encrypted archive the <text:soft-page-break/>pass phrase is cached internally in <text:span text:style-name="Name">BAR</text:span><text:note text:id="ftn29" text:note-class="footnote"><text:note-citation>29</text:note-citation><text:note-body><text:p text:style-name="Footnote">When the gcrypt library support secure memory, such memory is used for storing pass phrases in memory at run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26">BARC</text:span></text:span><text:span text:style-name="Command">ontrol</text:span> is not asking for the pass phrase. If the pass phrase is unknown, <text:span text:style-name="Command"><text:span text:style-name="T26">BARC</text:span></text:span><text:span text:style-name="Command">ontrol</text:span> will ask for the it.</text:p>
      <text:p text:style-name="Answer_20_Note">Note:<text:tab/>The cache is cleared when the <text:span text:style-name="Name">BAR</text:span> daemon is restarted.</text:p>
      <text:list xml:id="list104819649596205" text:continue-numbering="true" text:style-name="Numbering_20_5">
        <text:list-item>
          <text:p text:style-name="Question">Sometimes when I create an archive I see in the progress bars of BARControl numbers over 100%. How can this happen?</text:p>
        </text:list-item>
      </text:list>
      <text:p text:style-name="P45">The numbers shown in the progress bars of <text:span text:style-name="Command"><text:span text:style-name="T26">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104820823524021" text:continue-numbering="true" text:style-name="Numbering_20_5">
        <text:list-item>
          <text:p text:style-name="Question">When I try to create a backup on DVD with BAR I always get the error message “Is a directory: ...” in barcontrol. What is going wrong?</text:p>
        </text:list-item>
      </text:list>
      <text:p text:style-name="Answer">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104820579562212"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104819419477714" text:continue-numbering="true" text:style-name="Numbering_20_5">
        <text:list-item>
          <text:p text:style-name="Question"><text:span text:style-name="Command">How can I renew a SSL/TLS server certificate when it is expired?</text:span></text:p>
        </text:list-item>
      </text:list>
      <text:p text:style-name="Answer"><text:span text:style-name="Command">This can be done by creating new keys and cer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104819648852495" text:continue-numbering="true" text:style-name="Numbering_20_5">
        <text:list-item>
          <text:p text:style-name="Question"><text:span text:style-name="Command">Is the graphical front end available as a separated package?</text:span></text:p>
        </text:list-item>
      </text:list>
      <text:p text:style-name="P45">Yes. Download <text:span text:style-name="Filename">bar-gui-&lt;version&gt;.zip</text:span>. The archives contain the compiled <text:span text:style-name="Command"><text:span text:style-name="T26">BARC</text:span></text:span><text:span text:style-name="Command">ontrol</text:span> graphical front end for Linux, Windows, Solaris, and MacOSX.</text:p>
      <text:list xml:id="list104819577171568" text:continue-numbering="true" text:style-name="Numbering_20_5">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user&gt;@&lt;host&gt;</text:a></text:p>
      <text:p text:style-name="Answer_20_Command">ssh -L38524:localhost:38524 &lt;<text:a xlink:type="simple" xlink:href="mailto:user@host">user&gt;@&lt;host&gt;</text:a></text:p>
      <text:p text:style-name="Answer"><text:soft-page-break/>where <text:span text:style-name="Command">&lt;user&gt;</text:span> is the SSH login user name and <text:span text:style-name="Command">&lt;host&gt;</text:span> is the remote computer running the <text:span text:style-name="Name">BAR</text:span> server.</text:p>
      <text:list xml:id="list104820784930708" text:continue-numbering="true" text:style-name="Numbering_20_5">
        <text:list-item>
          <text:p text:style-name="Question">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xml:id="list104820723282212"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xml:id="list104819866165283" text:continue-numbering="true" text:style-name="Numbering_20_5">
        <text:list-item>
          <text:p text:style-name="P118">A full backup is expired and was purged. Is it useful to keep the following incremental backups?</text:p>
        </text:list-item>
      </text:list>
      <text:p text:style-name="P46">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become purged.</text:p>
      <text:p text:style-name="P46">Note: if the delta-compress-algorithm is used the original file for the delta-compression must still exists to extract the delta-compressed files, because the archive only contain the differences to the original files.</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24687586086988074" text:style-name="L11">
        <text:list-item>
          <text:p text:style-name="P116">version number of <text:span text:style-name="Name">BAR</text:span></text:p>
        </text:list-item>
      </text:list>
      <text:list xml:id="list104821029636912" text:continue-list="list104820443592795"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xml:id="list104820904581279" text:continue-list="list24687586086988074" text:style-name="L11">
        <text:list-item>
          <text:p text:style-name="P105">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his output stack traces of all running threads and locking informations to semaphores. Please send me this information, too.</text:p>
      <text:p text:style-name="Note"><text:soft-page-break/>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30" text:note-class="footnote"><text:note-citation>30</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28">printed </text:span>C<text:span text:style-name="Filename"><text:note text:id="ftn31" text:note-class="footnote"><text:note-citation>31</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command <text:span text:style-name="Command">bt</text:span>.</text:p>
      <text:p text:style-name="P13">In case of a fatal error where <text:span text:style-name="Command"><text:span text:style-name="T26">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text:p>
      <text:list xml:id="list104821039700223" text:continue-list="list104821029636912" text:style-name="List_20_1">
        <text:list-item>
          <text:p text:style-name="List_20_1"><text:a xlink:type="simple" xlink:href="mailto:torsten.rupp@gmx.net">torsten.rupp@gmx.net</text:a></text:p>
        </text:list-item>
      </text:list>
      <text:p text:style-name="Text_20_body_20_Start">I will try to reproduce the problem and fix it as soon as possible.</text:p>
      <text:h text:style-name="Heading_20_1" text:outline-level="1"><text:bookmark-start text:name="__RefHeading__16336_1510295094"/>License<text:bookmark-end text:name="__RefHeading__16336_1510295094"/></text:h>
      <text:p text:style-name="Text_20_body_20_Start"><text:span text:style-name="Name">BAR</text:span> and all included files are under the GPL version 2. The full GPL version 2 license text can be found here:</text:p>
      <text:list xml:id="list104820770073082" text:continue-numbering="true" text:style-name="List_20_1">
        <text:list-item>
          <text:p text:style-name="List_20_1"><text:bookmark-start text:name="__DdeLink__23207_1180582065"/><text:span text:style-name="Internet_20_link">http://www.gnu.org/licenses/gpl-2.0.html</text:span><text:bookmark-end text:name="__DdeLink__23207_1180582065"/></text:p>
        </text:list-item>
      </text:list>
      <text:p text:style-name="P47"><text:span text:style-name="Command"><text:span text:style-name="T26">BARC</text:span></text:span><text:span text:style-name="Command">ontrol</text:span> is using SWT [<text:reference-ref text:reference-format="text" text:ref-name="SWT">SWT</text:reference-ref>]. SWT is under the "Eclipse Public License" which can be found here:</text:p>
      <text:list xml:id="list104820254504678" text:continue-numbering="true" text:style-name="List_20_1">
        <text:list-item>
          <text:p text:style-name="List_20_1"><text:bookmark-start text:name="__DdeLink__23209_1180582065"/><text:span text:style-name="Internet_20_link">http://www.eclipse.org/org/documents/epl-v10.php</text:span><text:bookmark-end text:name="__DdeLink__23209_1180582065"/></text:p>
        </text:list-item>
      </text:list>
      <text:h text:style-name="P71" text:outline-level="1"><text:bookmark-start text:name="__RefHeading__16338_1510295094"/>References<text:bookmark-end text:name="__RefHeading__16338_1510295094"/></text:h>
      <text:p text:style-name="Reference"><text:reference-mark-start text:name="ant"/>ant<text:reference-mark-end text:name="ant"/><text:tab/><text:a xlink:type="simple" xlink:href="http://ant.apache.org/manual">http://ant.apache.org/manual</text:a></text:p>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http://www.epmhome.org</text:a></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http://fy.chalmers.se/~appro/linux/DVD+RW</text:a></text:p>
      <text:p text:style-name="Reference"><text:reference-mark-start text:name="ICU"/>ICU<text:reference-mark-end text:name="ICU"/><text:tab/>http://site.icu-project.org/</text:p>
      <text:p text:style-name="Reference"><text:reference-mark-start text:name="JRE"/><text:reference-mark-start text:name="JRE, JDK"/>JRE, JDK<text:reference-mark-end text:name="JRE, JDK"/><text:reference-mark-end text:name="JRE"/><text:tab/>http://www.java.com</text:p>
      <text:p text:style-name="Reference"><text:reference-mark-start text:name="launch4j"/>launch4j<text:reference-mark-end text:name="launch4j"/><text:tab/><text:a xlink:type="simple" xlink:href="http://launch4j.sourceforge.net/">http://launch4j.sourceforge.net</text:a></text:p>
      <text:p text:style-name="Reference"><text:reference-mark-start text:name="libcurl"/>libcurl<text:reference-mark-end text:name="libcurl"/><text:tab/><text:a xlink:type="simple" xlink:href="http://curl.haxx.se/">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http://tukaani.org/lzma</text:a></text:p>
      <text:p text:style-name="Reference"><text:reference-mark-start text:name="LZO"/>LZO<text:reference-mark-end text:name="LZO"/><text:tab/>http://www.oberhumer.com/opensource/lzo</text:p>
      <text:p text:style-name="Reference"><text:reference-mark-start text:name="LZ4"/>LZ4<text:reference-mark-end text:name="LZ4"/><text:tab/>https://code.google.com/p/lz4</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http://www.openssl.org</text:a></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ET"/><text:reference-mark-start text:name="SWT"/>SWT<text:reference-mark-end text:name="SWT"/><text:reference-mark-end text:name="SET"/><text:tab/><text:a xlink:type="simple" xlink:href="http://www.eclipse.org/swt">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23"/>
      <text:p text:style-name="P22"/>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91">--abort<text:tab/>64</text:p>
          <text:p text:style-name="P91">--all<text:tab/>56</text:p>
          <text:p text:style-name="P91">--always-create-image<text:tab/>58</text:p>
          <text:p text:style-name="P91">--archive-file-mode<text:tab/>57</text:p>
          <text:p text:style-name="P91">--archive-part-size<text:tab/>46</text:p>
          <text:p text:style-name="P91">--archive-type<text:tab/>64</text:p>
          <text:p text:style-name="P91">--bd-blank-command<text:tab/>50</text:p>
          <text:p text:style-name="P91">--bd-device<text:tab/>48</text:p>
          <text:p text:style-name="P91">--bd-ecc-command<text:tab/>50</text:p>
          <text:p text:style-name="P91">--bd-ecc-post-command<text:tab/>50</text:p>
          <text:p text:style-name="P91">--bd-ecc-pre-command<text:tab/>50</text:p>
          <text:p text:style-name="P91">--bd-image-command<text:tab/>49</text:p>
          <text:p text:style-name="P91">--bd-image-post-command<text:tab/>49</text:p>
          <text:p text:style-name="P91">--bd-image-pre-command<text:tab/>49</text:p>
          <text:p text:style-name="P91">--bd-load-volume-command<text:tab/>49</text:p>
          <text:p text:style-name="P91">--bd-request-volume-command<text:tab/>49</text:p>
          <text:p text:style-name="P91">--bd-unload-volume-command<text:tab/>49</text:p>
          <text:p text:style-name="P91">--bd-volume-size<text:tab/>49</text:p>
          <text:p text:style-name="P91">--bd-write-command<text:tab/>50</text:p>
          <text:p text:style-name="P91">--bd-write-image-command<text:tab/>50</text:p>
          <text:p text:style-name="P91">--bd-write-post-command<text:tab/>50</text:p>
          <text:p text:style-name="P91">--bd-write-pre-command<text:tab/>50</text:p>
          <text:p text:style-name="P91">--blank<text:tab/>58</text:p>
          <text:p text:style-name="P91">--cd-device<text:tab/>48</text:p>
          <text:p text:style-name="P91">--cd-ecc-command<text:tab/>50</text:p>
          <text:p text:style-name="P91">--cd-ecc-post-command<text:tab/>50</text:p>
          <text:p text:style-name="P91">--cd-ecc-pre-command<text:tab/>50</text:p>
          <text:p text:style-name="P91">--cd-image-command<text:tab/>49</text:p>
          <text:p text:style-name="P91">--cd-image-post-command<text:tab/>49</text:p>
          <text:p text:style-name="P91">--cd-image-pre-command<text:tab/>49</text:p>
          <text:p text:style-name="P91">--cd-load-volume-command<text:tab/>49</text:p>
          <text:p text:style-name="P91">--cd-request-volume-command<text:tab/>49</text:p>
          <text:p text:style-name="P91">--cd-unload-volume-command<text:tab/>49</text:p>
          <text:p text:style-name="P91">--cd-volume-size<text:tab/>49</text:p>
          <text:p text:style-name="P91">--cd-write-command<text:tab/>50</text:p>
          <text:p text:style-name="P91">--cd-write-image-command<text:tab/>50</text:p>
          <text:p text:style-name="P91">--cd-write-post-command<text:tab/>50</text:p>
          <text:p text:style-name="P91">--cd-write-pre-command<text:tab/>50</text:p>
          <text:p text:style-name="P91">--cd‑blank-command<text:tab/>50</text:p>
          <text:p text:style-name="P91">--compare<text:tab/>11, 39</text:p>
          <text:p text:style-name="P91">--compress-algorithm<text:tab/>13, 41</text:p>
          <text:p text:style-name="P91">--compress-exclude<text:tab/>45</text:p>
          <text:p text:style-name="P91">--compress-min-size<text:tab/>44</text:p>
          <text:p text:style-name="P91">--config<text:tab/>55</text:p>
          <text:p text:style-name="P91">--continue<text:tab/>64</text:p>
          <text:p text:style-name="P91">--continuous-database<text:tab/>54</text:p>
          <text:p text:style-name="P91">--create<text:tab/>8, 39</text:p>
          <text:p text:style-name="P91">--crypt-algorithm<text:tab/>45</text:p>
          <text:p text:style-name="P91">--crypt-password<text:tab/>46</text:p>
          <text:p text:style-name="P91">--crypt-private-key<text:tab/>46</text:p>
          <text:p text:style-name="P91">--crypt-public-key<text:tab/>46</text:p>
          <text:p text:style-name="P91">--crypt-type<text:tab/>45</text:p>
          <text:p text:style-name="P91">--daemon<text:tab/>52</text:p>
          <text:p text:style-name="P91">--delete-old-archive-files<text:tab/>56</text:p>
          <text:p text:style-name="P91">--destination<text:tab/>52, 65</text:p>
          <text:p text:style-name="P91">--device<text:tab/>50</text:p>
          <text:p text:style-name="P91">--device-blank-command<text:tab/>51</text:p>
          <text:p text:style-name="P91">--device-ecc-command<text:tab/>51</text:p>
          <text:p text:style-name="P91">--device-ecc-post-command<text:tab/>51</text:p>
          <text:p text:style-name="P91">--device-ecc-pre-command<text:tab/>51</text:p>
          <text:p text:style-name="P91">--device-image-command<text:tab/>51</text:p>
          <text:p text:style-name="P91">--device-image-post-command<text:tab/>51</text:p>
          <text:p text:style-name="P91">--device-image-pre-command<text:tab/>51</text:p>
          <text:p text:style-name="P91">--device-load-volume-command<text:tab/>50</text:p>
          <text:p text:style-name="P91">--device-request-volume-command<text:tab/>50</text:p>
          <text:p text:style-name="P91">--device-unload-volume-command<text:tab/>51</text:p>
          <text:p text:style-name="P91">--device-volume-size<text:tab/>51</text:p>
          <text:p text:style-name="P91">--device-write-command<text:tab/>52</text:p>
          <text:p text:style-name="P91">--device-write-post-command<text:tab/>51</text:p>
          <text:p text:style-name="P91">--device-write-pre-command<text:tab/>51</text:p>
          <text:p text:style-name="P91">--differential<text:tab/>41</text:p>
          <text:p text:style-name="P91">--directory-strip<text:tab/>52</text:p>
          <text:p text:style-name="P91">--dry-run<text:tab/>57</text:p>
          <text:p text:style-name="P91">--dvd-blank-command<text:tab/>50</text:p>
          <text:p text:style-name="P91">--dvd-device<text:tab/>48</text:p>
          <text:p text:style-name="P91">--dvd-ecc-command<text:tab/>50</text:p>
          <text:p text:style-name="P91">--dvd-ecc-post-command<text:tab/>50</text:p>
          <text:p text:style-name="P91">--dvd-ecc-pre-command<text:tab/>50</text:p>
          <text:p text:style-name="P91">--dvd-image-command<text:tab/>49</text:p>
          <text:p text:style-name="P91">--dvd-image-post-command<text:tab/>49</text:p>
          <text:p text:style-name="P91">--dvd-image-pre-command<text:tab/>49</text:p>
          <text:p text:style-name="P91">--dvd-load-volume-command<text:tab/>49</text:p>
          <text:p text:style-name="P91">--dvd-request-volume-command<text:tab/>49</text:p>
          <text:p text:style-name="P91">--dvd-unload-volume-command<text:tab/>49</text:p>
          <text:p text:style-name="P91">--dvd-volume-size<text:tab/>49</text:p>
          <text:p text:style-name="P91">--dvd-write-command<text:tab/>50</text:p>
          <text:p text:style-name="P91">--dvd-write-image-command<text:tab/>50</text:p>
          <text:p text:style-name="P91">--dvd-write-post-command<text:tab/>50</text:p>
          <text:p text:style-name="P91">--dvd-write-pre-command<text:tab/>50</text:p>
          <text:p text:style-name="P91">--ecc<text:tab/>58</text:p>
          <text:p text:style-name="P91">--exclude<text:tab/>40</text:p>
          <text:p text:style-name="P91">--exclude-command<text:tab/>40</text:p>
          <text:p text:style-name="P91">--extract<text:tab/>11, 39</text:p>
          <text:p text:style-name="P91">--file-write-post-command<text:tab/>46</text:p>
          <text:p text:style-name="P91"><text:soft-page-break/>--file-write-pre-command<text:tab/>46</text:p>
          <text:p text:style-name="P91">--force-delta-compression<text:tab/>56</text:p>
          <text:p text:style-name="P91">--force-ssl<text:tab/>64</text:p>
          <text:p text:style-name="P91">--ftp-login-name<text:tab/>46</text:p>
          <text:p text:style-name="P91">--ftp-max-connections<text:tab/>47</text:p>
          <text:p text:style-name="P91">--ftp-max-storage-size<text:tab/>47</text:p>
          <text:p text:style-name="P91">--ftp-password<text:tab/>46</text:p>
          <text:p text:style-name="P91">--ftp-write-post-command<text:tab/>47</text:p>
          <text:p text:style-name="P91">--ftp-write-pre-command<text:tab/>47</text:p>
          <text:p text:style-name="P91">--full<text:tab/>41</text:p>
          <text:p text:style-name="P91">--generate-keys<text:tab/>39</text:p>
          <text:p text:style-name="P91">--generate-keys-bits<text:tab/>39</text:p>
          <text:p text:style-name="P91">--group<text:tab/>56</text:p>
          <text:p text:style-name="P91">--help<text:tab/>58, 65</text:p>
          <text:p text:style-name="P91">--help-internal<text:tab/>58</text:p>
          <text:p text:style-name="P91">--human-format<text:tab/>56</text:p>
          <text:p text:style-name="P91">--ignore-no-backup-file<text:tab/>56</text:p>
          <text:p text:style-name="P91">--ignore-no-dump<text:tab/>56</text:p>
          <text:p text:style-name="P91">--image<text:tab/>39</text:p>
          <text:p text:style-name="P91">--include<text:tab/>40</text:p>
          <text:p text:style-name="P91">--include-command<text:tab/>40</text:p>
          <text:p text:style-name="P91">--incremental<text:tab/>41</text:p>
          <text:p text:style-name="P91">--incremental-list-file<text:tab/>41</text:p>
          <text:p text:style-name="P91">--index-database<text:tab/>53</text:p>
          <text:p text:style-name="P91">--index-database-add<text:tab/>64</text:p>
          <text:p text:style-name="P91">--index-database-auto-update<text:tab/>53</text:p>
          <text:p text:style-name="P91">--index-database-entities-list<text:tab/>65</text:p>
          <text:p text:style-name="P91">--index-database-entries-list<text:tab/>65</text:p>
          <text:p text:style-name="P91">--index-database-keep-time<text:tab/>54</text:p>
          <text:p text:style-name="P91">--index-database-max-band-width<text:tab/>54</text:p>
          <text:p text:style-name="P91">--index-database-refresh<text:tab/>65</text:p>
          <text:p text:style-name="P91">--index-database-remove<text:tab/>64</text:p>
          <text:p text:style-name="P91">--index-database-storages-list<text:tab/>65</text:p>
          <text:p text:style-name="P91">--job<text:tab/>64</text:p>
          <text:p text:style-name="P91">--key-file<text:tab/>64</text:p>
          <text:p text:style-name="P91">--list<text:tab/>10, 39, 64</text:p>
          <text:p text:style-name="P91">--log<text:tab/>55</text:p>
          <text:p text:style-name="P91">--log-file<text:tab/>55</text:p>
          <text:p text:style-name="P91">--log-post-command<text:tab/>55</text:p>
          <text:p text:style-name="P91">--login-dialog<text:tab/>64</text:p>
          <text:p text:style-name="P91">--long-format<text:tab/>56</text:p>
          <text:p text:style-name="P91">--max-band-width<text:tab/>53</text:p>
          <text:p text:style-name="P91">--max-tmp-size<text:tab/>56</text:p>
          <text:p text:style-name="P91">--mount<text:tab/>40p.</text:p>
          <text:p text:style-name="P91">--nice-level<text:tab/>53</text:p>
          <text:p text:style-name="P91">--no-bar-on-medium<text:tab/>57</text:p>
          <text:p text:style-name="P91">--no-default-config<text:tab/>57</text:p>
          <text:p text:style-name="P91">--no-detach<text:tab/>52</text:p>
          <text:p text:style-name="P91">--no-fragments-check<text:tab/>57</text:p>
          <text:p text:style-name="P91">--no-header-footer<text:tab/>56</text:p>
          <text:p text:style-name="P91">--no-index-database<text:tab/>54</text:p>
          <text:p text:style-name="P91">--no-storage<text:tab/>57</text:p>
          <text:p text:style-name="P91">--normal<text:tab/>41</text:p>
          <text:p text:style-name="P91">--numeric-permission<text:tab/>56</text:p>
          <text:p text:style-name="P91">--numeric-uid-gid<text:tab/>56</text:p>
          <text:p text:style-name="P91">--overwrite-archive-files<text:tab/>57</text:p>
          <text:p text:style-name="P91">--overwrite-entries<text:tab/>65</text:p>
          <text:p text:style-name="P91">--overwrite-files<text:tab/>57</text:p>
          <text:p text:style-name="P91">--owner<text:tab/>52</text:p>
          <text:p text:style-name="P91">--password<text:tab/>64</text:p>
          <text:p text:style-name="P91">--pause<text:tab/>64</text:p>
          <text:p text:style-name="P91">--pid-file<text:tab/>56</text:p>
          <text:p text:style-name="P91">--ping<text:tab/>64</text:p>
          <text:p text:style-name="P91">--port<text:tab/>63</text:p>
          <text:p text:style-name="P91">--post-command<text:tab/>40</text:p>
          <text:p text:style-name="P91">--pre-command<text:tab/>40</text:p>
          <text:p text:style-name="P91">--quiet<text:tab/>58</text:p>
          <text:p text:style-name="P91">--raw-images<text:tab/>57</text:p>
          <text:p text:style-name="P91">--remote-bar-executable<text:tab/>53</text:p>
          <text:p text:style-name="P91">--restore<text:tab/>65</text:p>
          <text:p text:style-name="P91">--scp-write-post-command<text:tab/>48</text:p>
          <text:p text:style-name="P91">--scp-write-pre-command<text:tab/>47</text:p>
          <text:p text:style-name="P91">--select-job<text:tab/>64</text:p>
          <text:p text:style-name="P91">--server-ca-file<text:tab/>52</text:p>
          <text:p text:style-name="P91">--server-cert-file<text:tab/>52</text:p>
          <text:p text:style-name="P91">--server-jobs-directory<text:tab/>53</text:p>
          <text:p text:style-name="P91">--server-key-file<text:tab/>52</text:p>
          <text:p text:style-name="P91">--server-password<text:tab/>52</text:p>
          <text:p text:style-name="P91">--server-port<text:tab/>52</text:p>
          <text:p text:style-name="P91">--server-tls-port<text:tab/>52</text:p>
          <text:p text:style-name="P91">--sftp-write-post-command<text:tab/>48</text:p>
          <text:p text:style-name="P91">--sftp-write-pre-command<text:tab/>48</text:p>
          <text:p text:style-name="P91">--skip-unreadable<text:tab/>56</text:p>
          <text:p text:style-name="P91">--ssh-login-name<text:tab/>47</text:p>
          <text:p text:style-name="P91">--ssh-max-connections<text:tab/>47</text:p>
          <text:p text:style-name="P91">--ssh-max-storage-size<text:tab/>47</text:p>
          <text:p text:style-name="P91">--ssh-password<text:tab/>47</text:p>
          <text:p text:style-name="P91">--ssh-port<text:tab/>47</text:p>
          <text:p text:style-name="P91">--ssh-private-key<text:tab/>47</text:p>
          <text:p text:style-name="P91">--ssh-public-key<text:tab/>47</text:p>
          <text:p text:style-name="P91">--suspend<text:tab/>64</text:p>
          <text:p text:style-name="P91">--test<text:tab/>11, 39</text:p>
          <text:p text:style-name="P91">--tls-port<text:tab/>63</text:p>
          <text:p text:style-name="P91">--tmp-directory<text:tab/>55</text:p>
          <text:p text:style-name="P91">--verbose<text:tab/>58</text:p>
          <text:p text:style-name="P91">--version<text:tab/>58, 65</text:p>
          <text:p text:style-name="P91">--volume-size<text:tab/>57</text:p>
          <text:p text:style-name="P91">--wait-first-volume<text:tab/>57</text:p>
          <text:p text:style-name="P91">--webdav-login<text:tab/>48</text:p>
          <text:p text:style-name="P91">--webdav-max-connections<text:tab/>48</text:p>
          <text:p text:style-name="P91"><text:soft-page-break/>--webdav-max-storage-size<text:tab/>48</text:p>
          <text:p text:style-name="P91">--webdav-password<text:tab/>48</text:p>
          <text:p text:style-name="P91">--webdav-write-post-command<text:tab/>48</text:p>
          <text:p text:style-name="P91">--webdav-write-pre-command<text:tab/>48</text:p>
          <text:p text:style-name="P91">--xhelp<text:tab/>58</text:p>
          <text:p text:style-name="P91">-!<text:tab/>40</text:p>
          <text:p text:style-name="P91">-#<text:tab/>40</text:p>
          <text:p text:style-name="P91">-a<text:tab/>65</text:p>
          <text:p text:style-name="P91">-c<text:tab/>39, 64</text:p>
          <text:p text:style-name="P91">-d<text:tab/>39</text:p>
          <text:p text:style-name="P91">-D<text:tab/>52</text:p>
          <text:p text:style-name="P91">-e<text:tab/>65</text:p>
          <text:p text:style-name="P91">-f<text:tab/>41</text:p>
          <text:p text:style-name="P91">-g<text:tab/>56</text:p>
          <text:p text:style-name="P91">-h<text:tab/>58, 65</text:p>
          <text:p text:style-name="P91">-H<text:tab/>56</text:p>
          <text:p text:style-name="P91">-i<text:tab/>41, 64</text:p>
          <text:p text:style-name="P91">-j<text:tab/>64</text:p>
          <text:p text:style-name="P91">-l<text:tab/>39, 64</text:p>
          <text:p text:style-name="P91">-L<text:tab/>56</text:p>
          <text:p text:style-name="P91">-m<text:tab/>39</text:p>
          <text:p text:style-name="P91">-n<text:tab/>65</text:p>
          <text:p text:style-name="P91">-o<text:tab/>57</text:p>
          <text:p text:style-name="P91">-p<text:tab/>52, 63</text:p>
          <text:p text:style-name="P91">-s<text:tab/>16, 46, 64</text:p>
          <text:p text:style-name="P91">-t<text:tab/>39, 64</text:p>
          <text:p text:style-name="P91">-x<text:tab/>39</text:p>
          <text:p text:style-name="P91">-y<text:tab/>45</text:p>
          <text:p text:style-name="P91">-z<text:tab/>13, 41</text:p>
          <text:p text:style-name="P97">A</text:p>
          <text:p text:style-name="P91">archive-name<text:tab/>59</text:p>
          <text:p text:style-name="P91">archive-type<text:tab/>59</text:p>
          <text:p text:style-name="P91">atime<text:tab/>9</text:p>
          <text:p text:style-name="P97">B</text:p>
          <text:p text:style-name="P91">bar-keygen<text:tab/>7</text:p>
          <text:p text:style-name="P91">basic commands<text:tab/>39</text:p>
          <text:p text:style-name="P97">C</text:p>
          <text:p text:style-name="P91">chunks<text:tab/>66</text:p>
          <text:p text:style-name="P91">compare archive<text:tab/>11</text:p>
          <text:p text:style-name="P91">compress archive<text:tab/>13</text:p>
          <text:p text:style-name="P91">compression<text:tab/>41</text:p>
          <text:p text:style-name="P91">creating archive<text:tab/>8</text:p>
          <text:p text:style-name="P91">crypt-password-mode<text:tab/>59</text:p>
          <text:p text:style-name="P97">D</text:p>
          <text:p text:style-name="P91">device configuration<text:tab/>61</text:p>
          <text:p text:style-name="P91">differential archive<text:tab/>12</text:p>
          <text:p text:style-name="P97">E</text:p>
          <text:p text:style-name="P91">encryption<text:tab/>45</text:p>
          <text:p text:style-name="P91">exclude<text:tab/>60</text:p>
          <text:p text:style-name="P91">exclude-command<text:tab/>60</text:p>
          <text:p text:style-name="P91">extract archive<text:tab/>11</text:p>
          <text:p text:style-name="P97">F</text:p>
          <text:p text:style-name="P91">file format<text:tab/>66</text:p>
          <text:p text:style-name="P91">ftp server configuration<text:tab/>60</text:p>
          <text:p text:style-name="P97">G</text:p>
          <text:p text:style-name="P91">graphical front end<text:tab/>21</text:p>
          <text:p text:style-name="P97">I</text:p>
          <text:p text:style-name="P91">include-file<text:tab/>59</text:p>
          <text:p text:style-name="P91">include-file-command<text:tab/>59</text:p>
          <text:p text:style-name="P91">include-image<text:tab/>59</text:p>
          <text:p text:style-name="P91">include-image-command<text:tab/>60</text:p>
          <text:p text:style-name="P91">include/exclude files<text:tab/>40</text:p>
          <text:p text:style-name="P91">incremental archive<text:tab/>12</text:p>
          <text:p text:style-name="P97">L</text:p>
          <text:p text:style-name="P91">list archive<text:tab/>10</text:p>
          <text:p text:style-name="P97">P</text:p>
          <text:p text:style-name="P91">pause-create<text:tab/>65</text:p>
          <text:p text:style-name="P91">pause-index-database-update<text:tab/>65</text:p>
          <text:p text:style-name="P91">pause-restore<text:tab/>65</text:p>
          <text:p text:style-name="P91">pause-storage<text:tab/>65</text:p>
          <text:p text:style-name="P97">S</text:p>
          <text:p text:style-name="P91">schedule configuration<text:tab/>62</text:p>
          <text:p text:style-name="P91">server<text:tab/>19, 52, 65</text:p>
          <text:p text:style-name="P91">server-password<text:tab/>66</text:p>
          <text:p text:style-name="P91">server-port<text:tab/>66</text:p>
          <text:p text:style-name="P91">server-tls-port<text:tab/>66</text:p>
          <text:p text:style-name="P91">split archives<text:tab/>16, 46</text:p>
          <text:p text:style-name="P91">ssh/scp/sftp server configuration<text:tab/>61</text:p>
          <text:p text:style-name="P91">store archives<text:tab/>16, 46</text:p>
          <text:p text:style-name="P97">T</text:p>
          <text:p text:style-name="P91">test archive<text:tab/>11</text:p>
          <text:p text:style-name="P97">U</text:p>
          <text:p text:style-name="P91">URI<text:tab/>16</text:p>
        </text:index-body>
      </text:alphabetical-index>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text-align="justify" style:justify-single-word="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text-align="justify" style:justify-single-word="false" fo:orphans="2" fo:widows="2" fo:text-indent="0.1598in" style:auto-text-indent="false" style:page-number="auto" style:shadow="none"/>
    </style:style>
    <style:style style:name="List" style:family="paragraph" style:parent-style-name="Text_20_body" style:class="list">
      <style:paragraph-properties fo:margin-top="0in" fo:margin-bottom="0.0591in" style:contextual-spacing="false"/>
    </style:style>
    <style:style style:name="Caption" style:family="paragraph" style:parent-style-name="Standard" style:class="extra">
      <style:paragraph-properties fo:margin-top="0.0835in" fo:margin-bottom="0.0835in" style: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1965in" fo:margin-right="0in" fo:margin-top="0in" fo:margin-bottom="0in" style:contextual-spacing="false" fo:text-indent="0in"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1.5752in" fo:margin-right="0in" fo:margin-top="0in" fo:margin-bottom="0in" style:contextual-spacing="false" fo:text-indent="0in" style:auto-text-indent="false"/>
    </style:style>
    <style:style style:name="Text_20_body_20_no_20_ident" style:display-name="Text body no ident" style:family="paragraph" style:parent-style-name="Text_20_body" style:next-style-name="Text_20_body" style:class="text" style:master-page-name="">
      <style:paragraph-properties style:page-number="auto">
        <style:tab-stops/>
      </style:paragraph-properties>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6925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0.2756in" fo:margin-right="0in" fo:margin-top="0in" fo:margin-bottom="0.1575in" style:contextual-spacing="false" fo:text-indent="0in"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0.472in" fo:margin-right="0in" fo:margin-top="0in" fo:margin-bottom="0.0799in" style:contextual-spacing="false" fo:text-align="justify" style:justify-single-word="false" fo:text-indent="-0.472in" style:auto-text-indent="false" style:page-number="auto">
        <style:tab-stops>
          <style:tab-stop style:position="0.472in"/>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1028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margin-top="0in" fo:margin-bottom="0in" style:contextual-spacing="false" fo:text-indent="0in" style:auto-text-indent="false"/>
    </style:style>
    <style:style style:name="List_20_1" style:display-name="List 1" style:family="paragraph" style:parent-style-name="List" style:list-style-name="List_20_1" style:class="list" style:master-page-name="">
      <style:paragraph-properties fo:margin-left="0.5in" fo:margin-right="0in" fo:margin-top="0in" fo:margin-bottom="0in" style:contextual-spacing="false" fo:text-indent="-0.25in"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in" fo:margin-bottom="0in" style:contextual-spacing="false" style:page-number="auto">
        <style:tab-stops/>
      </style:paragraph-properties>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Numbering_20_1" style:display-name="Numbering 1" style:family="paragraph" style:parent-style-name="List" style:list-style-name="Numbering_20_5" style:class="list">
      <style:paragraph-properties fo:margin-left="0.472in" fo:margin-right="0in" fo:margin-top="0in" fo:margin-bottom="0.0835in" style:contextual-spacing="false" fo:text-indent="-0.1575in" style:auto-text-indent="false">
        <style:tab-stops/>
      </style:paragraph-properties>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Option" style:family="paragraph" style:parent-style-name="Text_20_body" style:master-page-name="">
      <style:paragraph-properties fo:margin-left="0.2in" fo:margin-right="0in" fo:margin-top="0in" fo:margin-bottom="0.0799in" style:contextual-spacing="false" fo:keep-together="auto" fo:orphans="0" fo:widows="0" fo:text-indent="0.1598in" style:auto-text-indent="false" style:page-number="auto"/>
    </style:style>
    <style:style style:name="Option_20_title" style:display-name="Option title" style:family="paragraph" style:parent-style-name="Option" style:master-page-name="">
      <style:paragraph-properties fo:margin-left="0in" fo:margin-right="0in" fo:margin-top="0.0799in" fo:margin-bottom="0.0799in" style:contextual-spacing="false" fo:text-indent="0in" style:auto-text-indent="false" style:page-number="auto" fo:keep-with-next="always"/>
    </style:style>
    <style:style style:name="Option_20_note" style:display-name="Option note" style:family="paragraph" style:parent-style-name="Option">
      <style:paragraph-properties fo:margin-left="0.6693in" fo:margin-right="0in" fo:margin-top="0in" fo:margin-bottom="0.0799in" style:contextual-spacing="false" fo:text-indent="-0.472in" style:auto-text-indent="false">
        <style:tab-stops>
          <style:tab-stop style:position="0.6693in"/>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margin-top="0in" fo:margin-bottom="0in" style:contextual-spacing="false" fo:text-indent="0in" style:auto-text-indent="false">
        <style:tab-stops>
          <style:tab-stop style:position="6.692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User_20_Index_20_Heading" style:display-name="User 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Reference" style:family="paragraph" style:parent-style-name="Text_20_body">
      <style:paragraph-properties>
        <style:tab-stops>
          <style:tab-stop style:position="1.1811in"/>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in" fo:margin-right="0in" fo:margin-top="0in" fo:margin-bottom="0in" style:contextual-spacing="false" fo:keep-together="auto" fo:orphans="0" fo:widows="0" fo:text-indent="0in"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0.5in" fo:margin-right="0in" fo:margin-top="0in" fo:margin-bottom="0.0835in" style:contextual-spacing="false" fo:text-indent="-0.25in"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0.5in" fo:margin-right="0in" fo:margin-top="0.0835in" fo:margin-bottom="0in" style:contextual-spacing="false" fo:keep-together="auto" fo:text-indent="-0.25in"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in" fo:margin-bottom="0in" style:contextual-spacing="false" fo:text-align="start" style:justify-single-word="false" fo:keep-together="always" style:page-number="auto" fo:keep-with-next="always"/>
    </style:style>
    <style:style style:name="Command_20_Start" style:display-name="Command Start" style:family="paragraph" style:parent-style-name="Command">
      <style:paragraph-properties fo:margin-top="0in" fo:margin-bottom="0in" style:contextual-spacing="false" fo:text-align="start" style:justify-single-word="false"/>
    </style:style>
    <style:style style:name="Command_20_End" style:display-name="Command End" style:family="paragraph" style:parent-style-name="Command_20_Start">
      <style:paragraph-properties fo:margin-top="0in" fo:margin-bottom="0.1575in" style: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style:style>
    <style:style style:name="Numbering_20_1_20_Start" style:display-name="Numbering 1 Start" style:family="paragraph" style:parent-style-name="List" style:list-style-name="Numbering_20_5" style:class="list">
      <style:paragraph-properties fo:margin-left="0.472in" fo:margin-right="0in" fo:margin-top="0.1665in" fo:margin-bottom="0.0835in" style:contextual-spacing="false" fo:text-indent="-0.1575in" style:auto-text-indent="false" text:number-lines="true" text:line-number="1">
        <style:tab-stops/>
      </style:paragraph-properties>
    </style:style>
    <style:style style:name="Question" style:family="paragraph" style:parent-style-name="Standard" style:default-outline-level="" style:list-style-name="Numbering_20_5" style:master-page-name="">
      <style:paragraph-properties fo:margin-left="0.4453in" fo:margin-right="0in" fo:margin-top="0.1575in" fo:margin-bottom="0in" style:contextual-spacing="false" fo:text-align="justify" style:justify-single-word="false" fo:keep-together="auto" fo:text-indent="-0.3154in" style:auto-text-indent="false" style:page-number="auto" fo:keep-with-next="always">
        <style:tab-stops>
          <style:tab-stop style:position="0.7874in"/>
        </style:tab-stops>
      </style:paragraph-properties>
      <style:text-properties fo:font-style="italic"/>
    </style:style>
    <style:style style:name="Answer" style:family="paragraph" style:parent-style-name="Standard">
      <style:paragraph-properties fo:margin-left="0.4453in" fo:margin-right="0in" fo:margin-top="0.0783in" fo:margin-bottom="0in" style:contextual-spacing="false" fo:text-indent="0in" style:auto-text-indent="false">
        <style:tab-stops>
          <style:tab-stop style:position="0.7874in"/>
        </style:tab-stops>
      </style:paragraph-properties>
    </style:style>
    <style:style style:name="Configuration" style:family="paragraph" style:parent-style-name="Text" style:master-page-name="">
      <style:paragraph-properties fo:margin-left="0.1965in" fo:margin-right="0in" fo:margin-top="0in" fo:margin-bottom="0.122in" style:contextual-spacing="false" fo:text-align="start" style:justify-single-word="false" fo:text-indent="0in" style:auto-text-indent="false" style:page-number="auto"/>
      <style:text-properties fo:font-style="normal"/>
    </style:style>
    <style:style style:name="Text" style:family="paragraph" style:parent-style-name="Caption" style:class="extra"/>
    <style:style style:name="Answer_20_Command" style:display-name="Answer Command" style:family="paragraph" style:parent-style-name="Answer">
      <style:paragraph-properties fo:margin-left="0.6028in" fo:margin-right="0in" fo:margin-top="0.0402in" fo:margin-bottom="0in" style:contextual-spacing="false" fo:text-indent="0in" style:auto-text-indent="false"/>
      <style:text-properties fo:font-style="italic"/>
    </style:style>
    <style:style style:name="Configuration_20_title" style:display-name="Configuration title" style:family="paragraph" style:parent-style-name="Configuration">
      <style:paragraph-properties fo:margin-left="0in" fo:margin-right="0in" fo:margin-top="0in" fo:margin-bottom="0in" style:contextual-spacing="false" fo:text-indent="0in" style:auto-text-indent="false"/>
    </style:style>
    <style:style style:name="Source_20_code" style:display-name="Source code" style:family="paragraph" style:parent-style-name="Text_20_body" style:master-page-name="">
      <style:paragraph-properties fo:margin-left="0.1965in" fo:margin-right="0in" fo:margin-top="0in" fo:margin-bottom="0in" style:contextual-spacing="false" fo:orphans="0" fo:widows="0" fo:text-indent="0in" style:auto-text-indent="false" style:page-number="auto" style:shadow="none">
        <style:tab-stops/>
      </style:paragraph-properties>
      <style:text-properties style:font-name="Courier New" fo:font-family="'Courier New'" style:font-style-name="Normal" style:font-family-generic="modern" style:font-pitch="fixed" fo:font-size="9pt"/>
    </style:style>
    <style:style style:name="Answer_20_Note" style:display-name="Answer Note" style:family="paragraph" style:parent-style-name="Answer">
      <style:paragraph-properties fo:margin-left="0.9453in" fo:margin-right="0in" fo:margin-top="0in" fo:margin-bottom="0in" style:contextual-spacing="false" fo:text-indent="-0.4917in" style:auto-text-indent="false">
        <style:tab-stops>
          <style:tab-stop style:position="0.472in"/>
        </style:tab-stops>
      </style:paragraph-properties>
    </style:style>
    <style:style style:name="List_20_2_20_Cont." style:display-name="List 2 Cont." style:family="paragraph" style:parent-style-name="List" style:class="list">
      <style:paragraph-properties fo:margin-left="0.5in" fo:margin-right="0in" fo:margin-top="0in" fo:margin-bottom="0.0835in" style:contextual-spacing="false" fo:text-indent="0in" style:auto-text-indent="false"/>
    </style:style>
    <style:style style:name="Text_20_body_20_Start" style:display-name="Text body Start" style:family="paragraph" style:parent-style-name="Text_20_body" style:next-style-name="Text_20_body">
      <style:paragraph-properties fo:margin-left="0in" fo:margin-right="0in" fo:margin-top="0.0799in" fo:margin-bottom="0.0799in" style:contextual-spacing="false" fo:text-indent="0in" style:auto-text-indent="false"/>
    </style:style>
    <style:style style:name="Option_20_Start" style:display-name="Option Start" style:family="paragraph" style:parent-style-name="Option" style:next-style-name="Option">
      <style:paragraph-properties fo:margin-left="0.2in" fo:margin-right="0in" fo:margin-top="0in" fo:margin-bottom="0.0799in" style:contextual-spacing="false" fo:text-indent="0in" style:auto-text-indent="false"/>
    </style:style>
    <style:style style:name="User_20_Index_20_2" style:display-name="User Index 2" style:family="paragraph" style:parent-style-name="Index" style:class="index">
      <style:paragraph-properties fo:margin-left="0.1965in" fo:margin-right="0in" fo:margin-top="0in" fo:margin-bottom="0in" style:contextual-spacing="false" fo:text-indent="0in" style:auto-text-indent="false">
        <style:tab-stops>
          <style:tab-stop style:position="6.4965in"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in" fo:margin-right="0in" fo:text-indent="0in" style:auto-text-indent="false" style:page-number="auto">
        <style:tab-stops>
          <style:tab-stop style:position="0.2in"/>
        </style:tab-stops>
      </style:paragraph-properties>
      <style:text-properties fo:font-size="12pt"/>
    </style:style>
    <style:style style:name="Untitled1" style:family="paragraph" style:parent-style-name="Alpha2">
      <style:paragraph-properties fo:margin-left="0.4465in" fo:margin-right="0in" fo:margin-top="0in" fo:margin-bottom="0in" style:contextual-spacing="false" fo:text-indent="0in" style:auto-text-indent="false"/>
    </style:style>
    <style:style style:name="Untitled2" style:family="paragraph" style:parent-style-name="Alpha2">
      <style:paragraph-properties>
        <style:tab-stops>
          <style:tab-stop style:position="0.3937in"/>
        </style:tab-stops>
      </style:paragraph-properties>
    </style:style>
    <style:style style:name="List_20_2_20_Start" style:display-name="List 2 Start" style:family="paragraph" style:parent-style-name="List" style:next-style-name="List_20_2" style:class="list">
      <style:paragraph-properties fo:margin-left="0.5in" fo:margin-right="0in" fo:margin-top="0.1665in" fo:margin-bottom="0.0835in" style:contextual-spacing="false" fo:text-indent="-0.25in" style:auto-text-indent="false"/>
    </style:style>
    <style:style style:name="List_20_3_20_Start" style:display-name="List 3 Start" style:family="paragraph" style:parent-style-name="List" style:next-style-name="List_20_3" style:class="list">
      <style:paragraph-properties fo:margin-left="0.75in" fo:margin-right="0in" fo:margin-top="0.1665in" fo:margin-bottom="0.0835in" style: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style:contextual-spacing="false" fo:text-indent="-0.25in" style:auto-text-indent="false"/>
    </style:style>
    <style:style style:name="List_20_2_20_End" style:display-name="List 2 End" style:family="paragraph" style:parent-style-name="List" style:next-style-name="List_20_2" style:class="list">
      <style:paragraph-properties fo:margin-left="0.5in" fo:margin-right="0in" fo:margin-top="0in" fo:margin-bottom="0.1665in" style:contextual-spacing="false" fo:text-indent="-0.25in" style:auto-text-indent="false"/>
    </style:style>
    <style:style style:name="Untitled3" style:family="paragraph" style:parent-style-name="Question">
      <style:paragraph-properties>
        <style:tab-stops>
          <style:tab-stop style:position="0.2091in"/>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style:font-name="Numberpile"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a">
        <style:list-level-properties text:list-level-position-and-space-mode="label-alignment">
          <style:list-level-label-alignment text:label-followed-by="listtab" text:list-tab-stop-position="0.4465in" fo:text-indent="-0.1965in" fo:margin-left="0.44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457in" fo:text-indent="-0.1984in" fo:margin-left="0.645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402in" fo:text-indent="-0.1965in" fo:margin-left="0.8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0374in" fo:text-indent="-0.1965in" fo:margin-left="1.03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339in" fo:text-indent="-0.1965in" fo:margin-left="1.23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4311in" fo:text-indent="-0.1965in" fo:margin-left="1.43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628in" fo:text-indent="-0.1965in" fo:margin-left="1.62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8252in" fo:text-indent="-0.1965in" fo:margin-left="1.82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0217in" fo:text-indent="-0.1965in" fo:margin-left="2.02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189in" fo:text-indent="-0.1965in" fo:margin-left="2.21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1.9075in" fo:text-indent="-0.1575in" fo:margin-left="1.90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2.1835in" fo:text-indent="-0.2563in" fo:margin-left="2.18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2.3602in" fo:text-indent="-0.1772in" fo:margin-left="2.36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5374in" fo:text-indent="-0.1555in" fo:margin-left="2.53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929in" fo:text-indent="-0.1555in" fo:margin-left="2.69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8484in" fo:text-indent="-0.1555in" fo:margin-left="2.84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0043in" fo:text-indent="-0.1555in" fo:margin-left="3.00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1598in" fo:text-indent="-0.1555in" fo:margin-left="3.1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3154in" fo:text-indent="-0.1555in" fo:margin-left="3.31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4709in" fo:text-indent="-0.1555in" fo:margin-left="3.47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MP1">- <text:page-number text:select-page="current">8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16-10-07T10:48:18.479785409</dc:date>
    <meta:editing-duration>P255DT23H31M50S</meta:editing-duration>
    <meta:editing-cycles>531</meta:editing-cycles>
    <meta:generator>LibreOffice/4.2.8.2$Linux_X86_64 LibreOffice_project/420m0$Build-2</meta:generator>
    <meta:document-statistic meta:table-count="14" meta:image-count="19" meta:object-count="0" meta:page-count="82" meta:paragraph-count="2384" meta:word-count="22119" meta:character-count="139452" meta:non-whitespace-character-count="120170"/>
  </office:meta>
</office:document-meta>
</file>